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6.7167in"/>
    </style:style>
    <style:style style:name="Table23.B"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B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6.7167in"/>
    </style:style>
    <style:style style:name="Table30.B"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B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1.1278in"/>
    </style:style>
    <style:style style:name="Table45.B" style:family="table-column">
      <style:table-column-properties style:column-width="5.5569in"/>
    </style:style>
    <style:style style:name="Table45.C" style:family="table-column">
      <style:table-column-properties style:column-width="0.404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5.A2" style:family="table-cell">
      <style:table-cell-properties style:vertical-align="middle" fo:padding-left="0.0375in" fo:padding-right="0.0375in" fo:padding-top="0in" fo:padding-bottom="0in" fo:border="0.0007in solid #000000"/>
    </style:style>
    <style:style style:name="Table46" style:family="table">
      <style:table-properties style:width="7.0896in" table:align="left" style:writing-mode="lr-tb"/>
    </style:style>
    <style:style style:name="Table46.A" style:family="table-column">
      <style:table-column-properties style:column-width="1.0854in"/>
    </style:style>
    <style:style style:name="Table46.B" style:family="table-column">
      <style:table-column-properties style:column-width="5.5993in"/>
    </style:style>
    <style:style style:name="Table46.C" style:family="table-column">
      <style:table-column-properties style:column-width="0.404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6.A2" style:family="table-cell">
      <style:table-cell-properties style:vertical-align="middle" fo:padding-left="0.0375in" fo:padding-right="0.0375in" fo:padding-top="0in" fo:padding-bottom="0in" fo:border="0.0007in solid #000000"/>
    </style:style>
    <style:style style:name="Table4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0.6708in"/>
    </style:style>
    <style:style style:name="Table48.B" style:family="table-column">
      <style:table-column-properties style:column-width="6.0458in"/>
    </style:style>
    <style:style style:name="Table48.C" style:family="table-column">
      <style:table-column-properties style:column-width="0.372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8.A2" style:family="table-cell">
      <style:table-cell-properties fo:padding-left="0.0389in" fo:padding-right="0.0389in" fo:padding-top="0in" fo:padding-bottom="0in" fo:border="0.0007in solid #000000"/>
    </style:style>
    <style:style style:name="Table48.C2" style:family="table-cell">
      <style:table-cell-properties style:vertical-align="middle" fo:padding-left="0.0389in" fo:padding-right="0.0389in" fo:padding-top="0in" fo:padding-bottom="0in" fo:border="0.0007in solid #000000"/>
    </style:style>
    <style:style style:name="Table4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9" style:family="table">
      <style:table-properties style:width="7.0896in" table:align="left" style:writing-mode="lr-tb"/>
    </style:style>
    <style:style style:name="Table49.A" style:family="table-column">
      <style:table-column-properties style:column-width="6.7167in"/>
    </style:style>
    <style:style style:name="Table49.B"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B2" style:family="table-cell">
      <style:table-cell-properties style:vertical-align="middle" fo:padding-left="0.0389in" fo:padding-right="0.0389in" fo:padding-top="0in" fo:padding-bottom="0in" fo:border="0.0007in solid #000000"/>
    </style:style>
    <style:style style:name="Table50" style:family="table">
      <style:table-properties style:width="7.0896in" table:align="left" style:writing-mode="lr-tb"/>
    </style:style>
    <style:style style:name="Table50.A" style:family="table-column">
      <style:table-column-properties style:column-width="7.0896in"/>
    </style:style>
    <style:style style:name="Table50.1" style:family="table-row">
      <style:table-row-properties style:keep-together="false" fo:keep-together="always"/>
    </style:style>
    <style:style style:name="Table5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0.2" style:family="table-row">
      <style:table-row-properties style:keep-together="true" fo:keep-together="auto"/>
    </style:style>
    <style:style style:name="Table50.A2" style:family="table-cell">
      <style:table-cell-properties style:vertical-align="middle" fo:padding-left="0.0375in" fo:padding-right="0.0375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4" style:family="table">
      <style:table-properties style:width="7.0896in" table:align="left" style:writing-mode="lr-tb"/>
    </style:style>
    <style:style style:name="Table64.A" style:family="table-column">
      <style:table-column-properties style:column-width="0.6708in"/>
    </style:style>
    <style:style style:name="Table64.B" style:family="table-column">
      <style:table-column-properties style:column-width="6.0458in"/>
    </style:style>
    <style:style style:name="Table64.C"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C2" style:family="table-cell">
      <style:table-cell-properties style:vertical-align="middle" fo:padding-left="0.0389in" fo:padding-right="0.0389in" fo:padding-top="0in" fo:padding-bottom="0in" fo:border="0.0007in solid #000000"/>
    </style:style>
    <style:style style:name="Table6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text-properties style:font-name="Arial" fo:font-size="10pt" style:font-size-asian="10pt" style:font-size-complex="10pt"/>
    </style:style>
    <style:style style:name="P2" style:family="paragraph" style:parent-style-name="Text_20_body" style:list-style-name="L1"/>
    <style:style style:name="P3" style:family="paragraph" style:parent-style-name="Body">
      <style:paragraph-properties fo:text-align="start"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Body">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margin-left="0in" fo:margin-right="0in" fo:text-align="start" style:justify-single-word="false" fo:text-indent="0in" style:auto-text-indent="false" style:text-autospace="none"/>
    </style:style>
    <style:style style:name="P11"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2" style:family="paragraph" style:parent-style-name="Body">
      <style:paragraph-properties fo:text-align="start" style:justify-single-word="false"/>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text-properties fo:color="#ff0000" fo:font-style="italic" style:font-style-asian="italic"/>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color="#000000" fo:font-style="italic" fo:font-weight="bold" style:font-style-asian="italic" style:font-weight-asian="bold" style:font-style-complex="italic" style:font-weight-complex="bold"/>
    </style:style>
    <style:style style:name="P20" style:family="paragraph" style:parent-style-name="Body">
      <style:text-properties fo:font-style="normal" style:font-style-asian="normal" style:font-style-complex="normal"/>
    </style:style>
    <style:style style:name="P21"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2"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3" style:family="paragraph" style:parent-style-name="Preformatted_20_Text">
      <style:paragraph-properties fo:margin-left="0.9in" fo:margin-right="0in" fo:text-indent="0in" style:auto-text-indent="false"/>
    </style:style>
    <style:style style:name="P24" style:family="paragraph" style:parent-style-name="Body">
      <style:paragraph-properties fo:margin-left="0.9in" fo:margin-right="0in" fo:text-indent="0in" style:auto-text-indent="false"/>
    </style:style>
    <style:style style:name="P25" style:family="paragraph" style:parent-style-name="Preformatted_20_Text">
      <style:text-properties fo:color="#646464" style:font-name="Courier New1" fo:font-size="10pt" style:font-size-asian="10pt" style:font-size-complex="10pt"/>
    </style:style>
    <style:style style:name="P26" style:family="paragraph" style:parent-style-name="Preformatted_20_Text">
      <style:text-properties style:font-name="Courier New1" fo:font-size="10pt" style:font-size-asian="10pt" style:font-size-complex="10pt"/>
    </style:style>
    <style:style style:name="P27" style:family="paragraph" style:parent-style-name="Preformatted_20_Text">
      <style:text-properties fo:color="#000000" style:font-name="Courier New1" fo:font-size="10pt" style:font-name-asian="Monaco" style:font-size-asian="10pt" style:font-name-complex="Monaco" style:font-size-complex="10pt"/>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Body">
      <style:paragraph-properties fo:margin-left="0.6063in" fo:margin-right="0in" fo:text-indent="-0.6063in" style:auto-text-indent="false">
        <style:tab-stops>
          <style:tab-stop style:position="3.9374in"/>
        </style:tab-stops>
      </style:paragraph-properties>
    </style:style>
    <style:style style:name="P31"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2" style:family="paragraph" style:parent-style-name="Document_20_Title">
      <style:text-properties fo:font-size="16pt" fo:font-weight="bold" style:font-size-asian="16pt" style:font-weight-asian="bold"/>
    </style:style>
    <style:style style:name="P33" style:family="paragraph" style:parent-style-name="CellBody">
      <style:paragraph-properties style:snap-to-layout-grid="false"/>
    </style:style>
    <style:style style:name="P34" style:family="paragraph" style:parent-style-name="CellBody">
      <style:paragraph-properties style:snap-to-layout-grid="false"/>
      <style:text-properties style:use-window-font-color="true" fo:font-style="normal" style:font-style-asian="normal" style:font-style-complex="normal"/>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39" style:family="paragraph" style:parent-style-name="Detail_20_Heading" style:list-style-name="">
      <style:paragraph-properties fo:padding="0.0236in" fo:border="0.0008in solid #666666"/>
      <style:text-properties fo:color="#000000"/>
    </style:style>
    <style:style style:name="P40" style:family="paragraph" style:parent-style-name="Detail_20_Heading" style:list-style-name="">
      <style:paragraph-properties fo:margin-top="0.0807in" fo:margin-bottom="0.0193in" fo:padding="0.0236in" fo:border="0.0008in solid #666666"/>
      <style:text-properties fo:color="#000000"/>
    </style:style>
    <style:style style:name="P41" style:family="paragraph" style:parent-style-name="Item_20_Heading" style:list-style-name="">
      <style:text-properties fo:color="#000000"/>
    </style:style>
    <style:style style:name="P42" style:family="paragraph" style:parent-style-name="Item_20_Heading" style:list-style-name="">
      <style:paragraph-properties fo:margin-top="0.1693in" fo:margin-bottom="0.161in"/>
      <style:text-properties fo:color="#000000"/>
    </style:style>
    <style:style style:name="P43" style:family="paragraph" style:parent-style-name="List_20_Heading" style:list-style-name="">
      <style:text-properties fo:color="#000000" fo:font-size="10pt" style:font-size-asian="10pt" style:font-size-complex="10pt"/>
    </style:style>
    <style:style style:name="P44"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Package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9" style:family="paragraph" style:parent-style-name="Standard" style:list-style-name="">
      <style:paragraph-properties fo:line-height="0.1945in"/>
      <style:text-properties style:use-window-font-color="true"/>
    </style:style>
    <style:style style:name="P70" style:family="paragraph" style:parent-style-name="Standard" style:list-style-name="">
      <style:paragraph-properties fo:line-height="0.1846in"/>
      <style:text-properties style:use-window-font-color="true"/>
    </style:style>
    <style:style style:name="P71" style:family="paragraph" style:parent-style-name="Standard" style:list-style-name=""/>
    <style:style style:name="P72" style:family="paragraph" style:parent-style-name="Standard" style:list-style-name="">
      <style:text-properties fo:font-size="10pt" style:font-size-asian="10pt" style:font-size-complex="10pt"/>
    </style:style>
    <style:style style:name="P73" style:family="paragraph" style:parent-style-name="Standard" style:list-style-name="">
      <style:paragraph-properties fo:keep-together="always"/>
    </style:style>
    <style:style style:name="P74"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75"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76"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77" style:family="paragraph" style:parent-style-name="Standard" style:list-style-name="">
      <style:paragraph-properties fo:margin-top="0in" fo:margin-bottom="0.1945in"/>
      <style:text-properties fo:font-size="9pt" style:font-size-asian="9pt" style:font-size-complex="9pt"/>
    </style:style>
    <style:style style:name="P78" style:family="paragraph" style:parent-style-name="Standard" style:list-style-name="">
      <style:paragraph-properties fo:margin-top="0in" fo:margin-bottom="0.1945in" fo:keep-together="always"/>
    </style:style>
    <style:style style:name="P79" style:family="paragraph" style:parent-style-name="Standard" style:list-style-name="">
      <style:paragraph-properties fo:margin-top="0in" fo:margin-bottom="0.1945in"/>
    </style:style>
    <style:style style:name="P80" style:family="paragraph" style:parent-style-name="Standard" style:list-style-name="">
      <style:paragraph-properties fo:margin-top="0in" fo:margin-bottom="0.1945in"/>
      <style:text-properties fo:font-size="10pt" style:font-size-asian="10pt" style:font-size-complex="10pt"/>
    </style:style>
    <style:style style:name="P81" style:family="paragraph" style:parent-style-name="Standard" style:list-style-name="">
      <style:paragraph-properties fo:margin-top="0.0374in" fo:margin-bottom="0.0374in"/>
      <style:text-properties fo:font-size="9pt" style:font-size-asian="9pt" style:font-size-complex="9pt"/>
    </style:style>
    <style:style style:name="P82"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83" style:family="paragraph" style:parent-style-name="Standard" style:list-style-name="">
      <style:paragraph-properties fo:margin-top="0.0374in" fo:margin-bottom="0.0374in"/>
    </style:style>
    <style:style style:name="P84" style:family="paragraph" style:parent-style-name="Standard" style:list-style-name="">
      <style:paragraph-properties fo:margin-top="0.0374in" fo:margin-bottom="0.0374in"/>
      <style:text-properties fo:font-size="10pt" style:font-size-asian="10pt" style:font-size-complex="10pt"/>
    </style:style>
    <style:style style:name="P85"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86"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top="0.0374in" fo:margin-bottom="0.0374in"/>
      <style:text-properties fo:color="#000000" fo:font-size="10pt" style:font-size-asian="10pt" style:font-size-complex="10pt"/>
    </style:style>
    <style:style style:name="P89" style:family="paragraph" style:parent-style-name="Standard" style:list-style-name="">
      <style:paragraph-properties fo:margin-top="0.0374in" fo:margin-bottom="0.0374in" fo:text-align="center" style:justify-single-word="false"/>
      <style:text-properties style:use-window-font-color="true"/>
    </style:style>
    <style:style style:name="P90" style:family="paragraph" style:parent-style-name="Standard" style:list-style-name="">
      <style:paragraph-properties fo:margin-top="0.0374in" fo:margin-bottom="0.0374in"/>
      <style:text-properties style:use-window-font-color="true"/>
    </style:style>
    <style:style style:name="P91"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93" style:family="paragraph" style:parent-style-name="Standard" style:list-style-name="">
      <style:paragraph-properties fo:margin-top="0.0374in" fo:margin-bottom="0.0374in" fo:keep-with-next="always"/>
      <style:text-properties style:use-window-font-color="true"/>
    </style:style>
    <style:style style:name="P94"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5"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6" style:family="paragraph" style:parent-style-name="Standard" style:list-style-name="">
      <style:paragraph-properties fo:margin-top="0.1945in" fo:margin-bottom="0in"/>
    </style:style>
    <style:style style:name="P97" style:family="paragraph" style:parent-style-name="Standard" style:list-style-name="">
      <style:paragraph-properties fo:margin-top="0.1945in" fo:margin-bottom="0in"/>
      <style:text-properties fo:font-size="10pt" style:font-size-asian="10pt" style:font-size-complex="10pt"/>
    </style:style>
    <style:style style:name="P98"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9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0" style:family="paragraph" style:parent-style-name="Standard" style:list-style-name="">
      <style:paragraph-properties fo:margin-top="0.1945in" fo:margin-bottom="0in" fo:keep-together="always" fo:keep-with-next="always"/>
    </style:style>
    <style:style style:name="P101" style:family="paragraph" style:parent-style-name="Standard" style:list-style-name="">
      <style:paragraph-properties fo:margin-left="0.5in" fo:margin-right="0in" fo:margin-top="0in" fo:margin-bottom="0.1945in" fo:text-indent="0in" style:auto-text-indent="false"/>
    </style:style>
    <style:style style:name="P102"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0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04" style:family="paragraph" style:parent-style-name="Standard" style:list-style-name="">
      <style:paragraph-properties fo:margin-left="0.5in" fo:margin-right="0in" fo:margin-top="0in" fo:margin-bottom="0.1665in" fo:text-indent="0in" style:auto-text-indent="false"/>
    </style:style>
    <style:style style:name="P10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07" style:family="paragraph" style:parent-style-name="Standard" style:list-style-name="">
      <style:paragraph-properties fo:margin-left="0.5in" fo:margin-right="0in" fo:text-indent="0in" style:auto-text-indent="false"/>
    </style:style>
    <style:style style:name="P10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09" style:family="paragraph" style:parent-style-name="Standard" style:list-style-name="">
      <style:paragraph-properties fo:margin-top="0in" fo:margin-bottom="0.1665in"/>
      <style:text-properties fo:font-size="10pt" style:font-size-asian="10pt" style:font-size-complex="10pt"/>
    </style:style>
    <style:style style:name="P110" style:family="paragraph" style:parent-style-name="Standard" style:list-style-name="">
      <style:paragraph-properties fo:margin-top="0in" fo:margin-bottom="0.1665in"/>
    </style:style>
    <style:style style:name="P111" style:family="paragraph" style:parent-style-name="Standard" style:list-style-name="">
      <style:paragraph-properties fo:keep-with-next="always"/>
    </style:style>
    <style:style style:name="P11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3" style:family="paragraph" style:parent-style-name="Standard" style:list-style-name="">
      <style:paragraph-properties fo:keep-together="always" fo:keep-with-next="always"/>
    </style:style>
    <style:style style:name="P114" style:family="paragraph" style:parent-style-name="Standard" style:list-style-name="">
      <style:paragraph-properties fo:margin-top="0.1736in" fo:margin-bottom="0.1945in" fo:keep-together="always"/>
    </style:style>
    <style:style style:name="P115"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16" style:family="paragraph" style:parent-style-name="Standard" style:list-style-name="">
      <style:paragraph-properties fo:margin-top="0.0319in" fo:margin-bottom="0.0319in" fo:keep-with-next="always"/>
      <style:text-properties style:use-window-font-color="true"/>
    </style:style>
    <style:style style:name="P117"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18" style:family="paragraph" style:parent-style-name="Standard" style:list-style-name="">
      <style:paragraph-properties fo:margin-top="0.0319in" fo:margin-bottom="0.0319in" fo:text-align="end" style:justify-single-word="false"/>
      <style:text-properties style:use-window-font-color="true"/>
    </style:style>
    <style:style style:name="P119" style:family="paragraph" style:parent-style-name="Standard" style:list-style-name="">
      <style:paragraph-properties fo:margin-top="0.0319in" fo:margin-bottom="0.0319in" fo:text-align="center" style:justify-single-word="false"/>
      <style:text-properties style:use-window-font-color="true"/>
    </style:style>
    <style:style style:name="P120" style:family="paragraph" style:parent-style-name="Standard" style:list-style-name="">
      <style:paragraph-properties fo:margin-top="0.0319in" fo:margin-bottom="0.0319in" fo:text-align="end" style:justify-single-word="false"/>
    </style:style>
    <style:style style:name="P121" style:family="paragraph" style:parent-style-name="Standard" style:list-style-name="">
      <style:paragraph-properties fo:margin-top="0.0319in" fo:margin-bottom="0.0319in" fo:text-align="center" style:justify-single-word="false"/>
    </style:style>
    <style:style style:name="P122" style:family="paragraph" style:parent-style-name="Standard" style:list-style-name="">
      <style:paragraph-properties fo:margin-top="0.0319in" fo:margin-bottom="0.0319in"/>
    </style:style>
    <style:style style:name="P123" style:family="paragraph" style:parent-style-name="Standard" style:list-style-name="">
      <style:paragraph-properties fo:margin-top="0.0319in" fo:margin-bottom="0in"/>
    </style:style>
    <style:style style:name="P12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2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26" style:family="paragraph" style:parent-style-name="Standard" style:list-style-name="">
      <style:paragraph-properties fo:margin-left="0in" fo:margin-right="0in" fo:margin-top="0.028in" fo:margin-bottom="0.0319in" fo:text-indent="0.4165in" style:auto-text-indent="false"/>
    </style:style>
    <style:style style:name="P127"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2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29" style:family="paragraph" style:parent-style-name="Standard" style:list-style-name="">
      <style:paragraph-properties fo:margin-left="1in" fo:margin-right="0in" fo:text-indent="0in" style:auto-text-indent="false"/>
    </style:style>
    <style:style style:name="P13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31" style:family="paragraph" style:parent-style-name="Standard" style:list-style-name="">
      <style:paragraph-properties fo:margin-top="0.1736in" fo:margin-bottom="0in" fo:keep-together="always" fo:keep-with-next="always"/>
    </style:style>
    <style:style style:name="P132"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33" style:family="paragraph" style:parent-style-name="Text_20_body" style:list-style-name="L1"/>
    <style:style style:name="P134" style:family="paragraph" style:parent-style-name="Heading_20_2">
      <style:text-properties fo:language="en" fo:country="US" style:language-complex="ar" style:country-complex="SA"/>
    </style:style>
    <style:style style:name="P135" style:family="paragraph" style:parent-style-name="Heading_20_2">
      <style:text-properties fo:color="#ff0000" fo:font-style="italic" style:font-style-asian="italic"/>
    </style:style>
    <style:style style:name="P136" style:family="paragraph" style:parent-style-name="Heading_20_2">
      <style:text-properties fo:font-variant="normal" fo:text-transform="none" fo:color="#000000" fo:letter-spacing="normal" fo:font-style="normal" fo:font-weight="normal"/>
    </style:style>
    <style:style style:name="P137" style:family="paragraph" style:parent-style-name="Body" style:list-style-name="L9"/>
    <style:style style:name="P138" style:family="paragraph" style:parent-style-name="Body" style:list-style-name="L9">
      <style:text-properties style:use-window-font-color="true" style:font-name="Helvetica1" fo:font-size="10pt" style:font-name-asian="Helvetica1" style:font-size-asian="10pt" style:font-name-complex="Helvetica1" style:font-size-complex="10pt"/>
    </style:style>
    <style:style style:name="P139"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40" style:family="paragraph" style:parent-style-name="Body" style:list-style-name="L10"/>
    <style:style style:name="P141" style:family="paragraph" style:parent-style-name="Body" style:list-style-name="L11"/>
    <style:style style:name="P142" style:family="paragraph" style:parent-style-name="Body">
      <style:paragraph-properties fo:text-align="start" style:justify-single-word="false"/>
    </style:style>
    <style:style style:name="P143" style:family="paragraph" style:parent-style-name="Body" style:list-style-name="L11">
      <style:paragraph-properties fo:text-align="start" style:justify-single-word="false"/>
    </style:style>
    <style:style style:name="P144" style:family="paragraph" style:parent-style-name="Body" style:list-style-name="L12">
      <style:paragraph-properties fo:text-align="start" style:justify-single-word="false"/>
    </style:style>
    <style:style style:name="P145" style:family="paragraph" style:parent-style-name="Body">
      <style:text-properties style:font-name="Arial" fo:font-size="10pt" style:font-size-asian="10pt" style:font-size-complex="10pt"/>
    </style:style>
    <style:style style:name="P146" style:family="paragraph" style:parent-style-name="Body" style:list-style-name="L11">
      <style:text-properties style:font-name="Arial" fo:font-size="10pt" style:font-size-asian="10pt" style:font-size-complex="10pt"/>
    </style:style>
    <style:style style:name="P147" style:family="paragraph" style:parent-style-name="Body" style:list-style-name="L1"/>
    <style:style style:name="P148" style:family="paragraph" style:parent-style-name="Body" style:list-style-name="L12"/>
    <style:style style:name="P149" style:family="paragraph" style:parent-style-name="Body" style:list-style-name="L13"/>
    <style:style style:name="P150" style:family="paragraph" style:parent-style-name="Body" style:list-style-name="L14"/>
    <style:style style:name="P151" style:family="paragraph" style:parent-style-name="Body" style:list-style-name="L15"/>
    <style:style style:name="P152" style:family="paragraph" style:parent-style-name="Body" style:list-style-name="L16"/>
    <style:style style:name="P153" style:family="paragraph" style:parent-style-name="Heading_20_3">
      <style:text-properties fo:font-style="normal" style:font-style-asian="normal" style:font-style-complex="normal"/>
    </style:style>
    <style:style style:name="P15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5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5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57" style:family="paragraph" style:parent-style-name="Document_20_Title" style:master-page-name="First_20_Page">
      <style:paragraph-properties fo:text-align="center" style:justify-single-word="false" style:page-number="auto"/>
    </style:style>
    <style:style style:name="P158" style:family="paragraph" style:parent-style-name="CellBody" style:list-style-name="L2">
      <style:paragraph-properties style:snap-to-layout-grid="false"/>
      <style:text-properties style:use-window-font-color="true" fo:font-style="normal" style:font-style-asian="normal" style:font-style-complex="normal"/>
    </style:style>
    <style:style style:name="P159" style:family="paragraph" style:parent-style-name="CellBody" style:list-style-name="L3">
      <style:paragraph-properties style:snap-to-layout-grid="false"/>
      <style:text-properties style:use-window-font-color="true" fo:font-style="normal" style:font-style-asian="normal" style:font-style-complex="normal"/>
    </style:style>
    <style:style style:name="P160" style:family="paragraph" style:parent-style-name="CellBody" style:list-style-name="L4">
      <style:paragraph-properties style:snap-to-layout-grid="false"/>
      <style:text-properties style:use-window-font-color="true" fo:font-style="normal" style:font-style-asian="normal" style:font-style-complex="normal"/>
    </style:style>
    <style:style style:name="P161" style:family="paragraph" style:parent-style-name="CellBody" style:list-style-name="L5">
      <style:paragraph-properties style:snap-to-layout-grid="false"/>
      <style:text-properties style:use-window-font-color="true" fo:font-style="normal" style:font-style-asian="normal" style:font-style-complex="normal"/>
    </style:style>
    <style:style style:name="P162" style:family="paragraph" style:parent-style-name="CellBody" style:list-style-name="L6">
      <style:paragraph-properties style:snap-to-layout-grid="false"/>
      <style:text-properties style:use-window-font-color="true" fo:font-style="normal" style:font-style-asian="normal" style:font-style-complex="normal"/>
    </style:style>
    <style:style style:name="P163" style:family="paragraph" style:parent-style-name="CellBody" style:list-style-name="L7">
      <style:paragraph-properties style:snap-to-layout-grid="false"/>
      <style:text-properties style:use-window-font-color="true" fo:font-style="normal" style:font-style-asian="normal" style:font-style-complex="normal"/>
    </style:style>
    <style:style style:name="P164" style:family="paragraph" style:parent-style-name="CellBody" style:list-style-name="L8">
      <style:paragraph-properties style:snap-to-layout-grid="false"/>
      <style:text-properties style:use-window-font-color="true" fo:font-style="normal" style:font-style-asian="normal" style:font-style-complex="normal"/>
    </style:style>
    <style:style style:name="T1" style:family="text">
      <style:text-properties fo:color="#000000" style:font-name="ArialMT" fo:font-size="10pt" style:font-name-asian="Monaco" style:font-size-asian="10pt" style:font-name-complex="Monaco" style:font-size-complex="10pt"/>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4" style:family="text"/>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ArialMT" fo:font-size="10pt" style:font-name-asian="Monaco" style:font-size-asian="10pt" style:font-name-complex="Monaco" style:font-size-complex="10pt"/>
    </style:style>
    <style:style style:name="T9" style:family="text">
      <style:text-properties fo:color="#000000" style:font-name="Arial" fo:font-size="10pt" style:font-name-asian="Monaco" style:font-size-asian="10pt" style:font-name-complex="Monaco" style:font-size-complex="10pt"/>
    </style:style>
    <style:style style:name="T10"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3" style:family="text">
      <style:text-properties fo:color="#000000" style:font-name="Arial" fo:font-size="10pt" style:font-size-asian="10pt" style:font-size-complex="10pt"/>
    </style:style>
    <style:style style:name="T14" style:family="text">
      <style:text-properties fo:color="#000000" style:font-name="Courier New1" fo:font-size="10pt" style:font-name-asian="Monaco" style:font-size-asian="10pt" style:font-name-complex="Monaco" style:font-size-complex="10pt"/>
    </style:style>
    <style:style style:name="T15" style:family="text">
      <style:text-properties fo:color="#000000" style:font-name="Courier New1" fo:font-size="10pt" fo:font-style="normal" style:font-size-asian="10pt" style:font-style-asian="normal" style:font-size-complex="10pt" style:font-style-complex="normal"/>
    </style:style>
    <style:style style:name="T16"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7" style:family="text">
      <style:text-properties fo:color="#000000" fo:font-size="10pt" style:font-size-asian="10pt" style:font-size-complex="10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fo:font-style="italic" style:font-size-asian="10pt" style:font-style-asian="italic" style:font-size-complex="10pt" style:font-style-complex="italic"/>
    </style:style>
    <style:style style:name="T20" style:family="text">
      <style:text-properties fo:color="#000000" style:font-name="Monaco" fo:font-size="11pt" style:font-name-asian="Monaco" style:font-size-asian="11pt" style:font-name-complex="Monaco" style:font-size-complex="11pt"/>
    </style:style>
    <style:style style:name="T21" style:family="text">
      <style:text-properties fo:color="#000000"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style:use-window-font-color="true"/>
    </style:style>
    <style:style style:name="T35" style:family="text">
      <style:text-properties style:use-window-font-color="true" style:font-name="Helvetica1" fo:font-size="10pt" style:font-name-asian="Helvetica1" style:font-size-asian="10pt" style:font-name-complex="Helvetica1" style:font-size-complex="10pt"/>
    </style:style>
    <style:style style:name="T36" style:family="text">
      <style:text-properties fo:color="#7f0055" fo:font-weight="bold" style:font-weight-asian="bold" style:font-weight-complex="bold"/>
    </style:style>
    <style:style style:name="T37"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8" style:family="text">
      <style:text-properties fo:color="#646464"/>
    </style:style>
    <style:style style:name="T39" style:family="text">
      <style:text-properties fo:color="#646464" style:font-name="Courier New1" fo:font-size="10pt" style:font-name-asian="Monaco" style:font-size-asian="10pt" style:font-name-complex="Monaco" style:font-size-complex="10pt"/>
    </style:style>
    <style:style style:name="T40" style:family="text">
      <style:text-properties style:font-name="Courier New1" fo:font-size="10pt" style:font-size-asian="10pt" style:font-size-complex="10pt"/>
    </style:style>
    <style:style style:name="T41" style:family="text">
      <style:text-properties fo:font-size="14pt" fo:font-weight="normal" style:font-size-asian="14pt" style:font-weight-asian="normal"/>
    </style:style>
    <style:style style:name="T42" style:family="text">
      <style:text-properties style:font-name="Courier New"/>
    </style:style>
    <style:style style:name="T4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4" style:family="text">
      <style:text-properties fo:color="#0000ff" fo:font-size="10pt" style:text-underline-style="solid" style:text-underline-width="auto" style:text-underline-color="font-color" style:font-size-asian="10pt" style:font-size-complex="10pt"/>
    </style:style>
    <style:style style:name="T4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7" style:family="text">
      <style:text-properties fo:color="#0000ff" style:text-underline-style="solid" style:text-underline-width="auto" style:text-underline-color="font-color"/>
    </style:style>
    <style:style style:name="T48" style:family="text">
      <style:text-properties fo:color="#0000ff" style:text-underline-style="solid" style:text-underline-width="auto" style:text-underline-color="font-color" fo:font-weight="bold" style:font-weight-asian="bold" style:font-weight-complex="bold"/>
    </style:style>
    <style:style style:name="T49" style:family="text">
      <style:text-properties fo:color="#0000ff" style:text-underline-style="solid" style:text-underline-width="auto" style:text-underline-color="font-color" fo:font-weight="normal" style:font-weight-asian="normal" style:font-weight-complex="normal"/>
    </style:style>
    <style:style style:name="T50" style:family="text">
      <style:text-properties fo:color="#0000ff" fo:font-style="italic" style:text-underline-style="solid" style:text-underline-width="auto" style:text-underline-color="font-color" style:font-style-asian="italic" style:font-style-complex="italic"/>
    </style:style>
    <style:style style:name="T5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2" style:family="text">
      <style:text-properties fo:color="#808080" style:font-name="Verdana" fo:font-size="7pt" style:font-name-asian="Verdana" style:font-size-asian="7pt" style:font-name-complex="Verdana" style:font-size-complex="7pt"/>
    </style:style>
    <style:style style:name="T53" style:family="text">
      <style:text-properties fo:color="#2a00ff"/>
    </style:style>
    <style:style style:name="T54" style:family="text">
      <style:text-properties fo:color="#0000c0" fo:font-style="italic" style:font-style-asian="italic" style:font-style-complex="italic"/>
    </style:style>
    <style:style style:name="T55" style:family="text">
      <style:text-properties style:text-underline-style="solid" style:text-underline-width="auto" style:text-underline-color="font-color"/>
    </style:style>
    <style:style style:name="T56" style:family="text">
      <style:text-properties fo:language="en" fo:country="US" style:language-complex="ar" style:country-complex="SA"/>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style:font-name="Arial" fo:font-size="10pt" style:font-size-asian="10pt" style:font-size-complex="10pt"/>
    </style:style>
    <style:style style:name="T60" style:family="text">
      <style:text-properties fo:font-size="8pt" style:font-size-asian="8pt" style:font-size-complex="8pt"/>
    </style:style>
    <style:style style:name="T61"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00345568" text:id="ct500345568">
          <text:insertion>
            <office:change-info>
              <dc:creator>BJ Hargrave</dc:creator>
              <dc:date>2013-11-15T13:47:00</dc:date>
            </office:change-info>
          </text:insertion>
        </text:changed-region>
        <text:changed-region xml:id="ct500345088" text:id="ct500345088">
          <text:insertion>
            <office:change-info>
              <dc:creator>BJ Hargrave</dc:creator>
              <dc:date>2013-11-15T13:47:00</dc:date>
            </office:change-info>
          </text:insertion>
        </text:changed-region>
        <text:changed-region xml:id="ct500345248" text:id="ct500345248">
          <text:insertion>
            <office:change-info>
              <dc:creator>BJ Hargrave</dc:creator>
              <dc:date>2013-11-15T16:45:00</dc:date>
            </office:change-info>
          </text:insertion>
        </text:changed-region>
        <text:changed-region xml:id="ct500345408" text:id="ct500345408">
          <text:insertion>
            <office:change-info>
              <dc:creator>BJ Hargrave</dc:creator>
              <dc:date>2013-11-15T16:46:00</dc:date>
            </office:change-info>
          </text:insertion>
        </text:changed-region>
        <text:changed-region xml:id="ct500349424" text:id="ct500349424">
          <text:insertion>
            <office:change-info>
              <dc:creator>BJ Hargrave</dc:creator>
              <dc:date>2013-11-15T13:47:00</dc:date>
            </office:change-info>
          </text:insertion>
        </text:changed-region>
        <text:changed-region xml:id="ct500349744" text:id="ct500349744">
          <text:insertion>
            <office:change-info>
              <dc:creator>BJ Hargrave</dc:creator>
              <dc:date>2013-11-18T13:45:00</dc:date>
            </office:change-info>
          </text:insertion>
        </text:changed-region>
        <text:changed-region xml:id="ct500349904" text:id="ct500349904">
          <text:insertion>
            <office:change-info>
              <dc:creator>BJ Hargrave</dc:creator>
              <dc:date>2013-11-18T13:45:00</dc:date>
            </office:change-info>
          </text:insertion>
        </text:changed-region>
        <text:changed-region xml:id="ct500350032" text:id="ct500350032">
          <text:insertion>
            <office:change-info>
              <dc:creator>BJ Hargrave</dc:creator>
              <dc:date>2013-11-19T10:48:00</dc:date>
            </office:change-info>
          </text:insertion>
        </text:changed-region>
        <text:changed-region xml:id="ct500350192" text:id="ct500350192">
          <text:insertion>
            <office:change-info>
              <dc:creator>BJ Hargrave</dc:creator>
              <dc:date>2013-11-18T13:45:00</dc:date>
            </office:change-info>
          </text:insertion>
        </text:changed-region>
        <text:changed-region xml:id="ct500350352" text:id="ct500350352">
          <text:insertion>
            <office:change-info>
              <dc:creator>BJ Hargrave</dc:creator>
              <dc:date>2013-11-18T13:46:00</dc:date>
            </office:change-info>
          </text:insertion>
        </text:changed-region>
        <text:changed-region xml:id="ct204316880" text:id="ct204316880">
          <text:deletion>
            <office:change-info>
              <dc:creator>BJ Hargrave</dc:creator>
              <dc:date>2013-11-18T13:58:00</dc:date>
            </office:change-info>
            <text:p text:style-name="P1">one or more</text:p>
          </text:deletion>
        </text:changed-region>
        <text:changed-region xml:id="ct502519744" text:id="ct502519744">
          <text:insertion>
            <office:change-info>
              <dc:creator>BJ Hargrave</dc:creator>
              <dc:date>2013-11-18T13:58:00</dc:date>
            </office:change-info>
          </text:insertion>
        </text:changed-region>
        <text:changed-region xml:id="ct502505760" text:id="ct502505760">
          <text:deletion>
            <office:change-info>
              <dc:creator>BJ Hargrave</dc:creator>
              <dc:date>2013-11-18T13:58:00</dc:date>
            </office:change-info>
            <text:p text:style-name="P1">s</text:p>
          </text:deletion>
        </text:changed-region>
        <text:changed-region xml:id="ct502505552" text:id="ct502505552">
          <text:deletion>
            <office:change-info>
              <dc:creator>BJ Hargrave</dc:creator>
              <dc:date>2013-11-18T13:58:00</dc:date>
            </office:change-info>
            <text:p text:style-name="P1">s</text:p>
          </text:deletion>
        </text:changed-region>
        <text:changed-region xml:id="ct502565680" text:id="ct502565680">
          <text:deletion>
            <office:change-info>
              <dc:creator>BJ Hargrave</dc:creator>
              <dc:date>2013-11-18T13:58:00</dc:date>
            </office:change-info>
            <text:p text:style-name="P1">s</text:p>
          </text:deletion>
        </text:changed-region>
        <text:changed-region xml:id="ct502504944" text:id="ct502504944">
          <text:insertion>
            <office:change-info>
              <dc:creator>BJ Hargrave</dc:creator>
              <dc:date>2013-11-18T13:58:00</dc:date>
            </office:change-info>
          </text:insertion>
        </text:changed-region>
        <text:changed-region xml:id="ct502569776" text:id="ct502569776">
          <text:deletion>
            <office:change-info>
              <dc:creator>BJ Hargrave</dc:creator>
              <dc:date>2013-11-18T13:58:00</dc:date>
            </office:change-info>
            <text:p text:style-name="P1">are</text:p>
          </text:deletion>
        </text:changed-region>
        <text:changed-region xml:id="ct502569872" text:id="ct502569872">
          <text:deletion>
            <office:change-info>
              <dc:creator>BJ Hargrave</dc:creator>
              <dc:date>2013-11-18T14:06:00</dc:date>
            </office:change-info>
            <text:p text:style-name="P1">s</text:p>
          </text:deletion>
        </text:changed-region>
        <text:changed-region xml:id="ct502567632" text:id="ct502567632">
          <text:insertion>
            <office:change-info>
              <dc:creator>BJ Hargrave</dc:creator>
              <dc:date>2013-11-19T14:31:00</dc:date>
            </office:change-info>
          </text:insertion>
        </text:changed-region>
        <text:changed-region xml:id="ct502503744" text:id="ct502503744">
          <text:insertion>
            <office:change-info>
              <dc:creator>BJ Hargrave</dc:creator>
              <dc:date>2013-11-18T13:19:00</dc:date>
            </office:change-info>
          </text:insertion>
        </text:changed-region>
        <text:changed-region xml:id="ct502529408" text:id="ct502529408">
          <text:deletion>
            <office:change-info>
              <dc:creator>BJ Hargrave</dc:creator>
              <dc:date>2013-11-18T13:41:00</dc:date>
            </office:change-info>
            <text:p text:style-name="Text_20_body"><text:span text:style-name="Default_20_Paragraph_20_Font"><text:span text:style-name="T1">Two consecutive underscores ('_') are mapped to a single underscore</text:span></text:span></text:p>
          </text:deletion>
        </text:changed-region>
        <text:changed-region xml:id="ct502567840" text:id="ct502567840">
          <text:deletion>
            <office:change-info>
              <dc:creator>BJ Hargrave</dc:creator>
              <dc:date>2013-11-18T13:24:00</dc:date>
            </office:change-info>
            <text:p text:style-name="Text_20_body"><text:span text:style-name="Default_20_Paragraph_20_Font"><text:span text:style-name="T1"><text:s/></text:span></text:span></text:p>
          </text:deletion>
        </text:changed-region>
        <text:changed-region xml:id="ct502504272" text:id="ct502504272">
          <text:deletion>
            <office:change-info>
              <dc:creator>BJ Hargrave</dc:creator>
              <dc:date>2013-11-18T13:41:00</dc:date>
            </office:change-info>
            <text:list xml:id="list7615513400161544962" text:style-name="L1">
              <text:list-item>
                <text:p text:style-name="P2"><text:span text:style-name="Default_20_Paragraph_20_Font"><text:span text:style-name="T1"/></text:span></text:p>
              </text:list-item>
              <text:list-item>
                <text:p text:style-name="P2"><text:span text:style-name="Default_20_Paragraph_20_Font"><text:span text:style-name="T1"/></text:span></text:p>
              </text:list-item>
            </text:list>
          </text:deletion>
        </text:changed-region>
        <text:changed-region xml:id="ct502570912" text:id="ct502570912">
          <text:insertion>
            <office:change-info>
              <dc:creator>BJ Hargrave</dc:creator>
              <dc:date>2013-11-18T13:23:00</dc:date>
            </office:change-info>
          </text:insertion>
        </text:changed-region>
        <text:changed-region xml:id="ct502573056" text:id="ct502573056">
          <text:insertion>
            <office:change-info>
              <dc:creator>BJ Hargrave</dc:creator>
              <dc:date>2013-11-18T13:41:00</dc:date>
            </office:change-info>
          </text:insertion>
        </text:changed-region>
        <text:changed-region xml:id="ct502573792" text:id="ct502573792">
          <text:insertion>
            <office:change-info>
              <dc:creator>BJ Hargrave</dc:creator>
              <dc:date>2013-11-18T13:24:00</dc:date>
            </office:change-info>
          </text:insertion>
        </text:changed-region>
        <text:changed-region xml:id="ct502529504" text:id="ct502529504">
          <text:deletion>
            <office:change-info>
              <dc:creator>BJ Hargrave</dc:creator>
              <dc:date>2013-11-18T13:43:00</dc:date>
            </office:change-info>
            <text:p text:style-name="Body"><text:span text:style-name="Default_20_Paragraph_20_Font"><text:span text:style-name="T2">used as is</text:span></text:span></text:p>
          </text:deletion>
        </text:changed-region>
        <text:changed-region xml:id="ct502573184" text:id="ct502573184">
          <text:insertion>
            <office:change-info>
              <dc:creator>BJ Hargrave</dc:creator>
              <dc:date>2013-11-18T13:43:00</dc:date>
            </office:change-info>
          </text:insertion>
        </text:changed-region>
        <text:changed-region xml:id="ct502571456" text:id="ct502571456">
          <text:insertion>
            <office:change-info>
              <dc:creator>BJ Hargrave</dc:creator>
              <dc:date>2013-11-18T13:24:00</dc:date>
            </office:change-info>
          </text:insertion>
        </text:changed-region>
        <text:changed-region xml:id="ct502573312" text:id="ct502573312">
          <text:insertion>
            <office:change-info>
              <dc:creator>BJ Hargrave</dc:creator>
              <dc:date>2013-11-18T13:20:00</dc:date>
            </office:change-info>
          </text:insertion>
        </text:changed-region>
        <text:changed-region xml:id="ct502571616" text:id="ct502571616">
          <text:insertion>
            <office:change-info>
              <dc:creator>BJ Hargrave</dc:creator>
              <dc:date>2013-11-18T13:20:00</dc:date>
            </office:change-info>
          </text:insertion>
        </text:changed-region>
        <text:changed-region xml:id="ct502516368" text:id="ct502516368">
          <text:insertion>
            <office:change-info>
              <dc:creator>BJ Hargrave</dc:creator>
              <dc:date>2013-11-18T13:22:00</dc:date>
            </office:change-info>
          </text:insertion>
        </text:changed-region>
        <text:changed-region xml:id="ct502574384" text:id="ct502574384">
          <text:insertion>
            <office:change-info>
              <dc:creator>BJ Hargrave</dc:creator>
              <dc:date>2013-11-18T13:21:00</dc:date>
            </office:change-info>
          </text:insertion>
        </text:changed-region>
        <text:changed-region xml:id="ct502527936" text:id="ct502527936">
          <text:insertion>
            <office:change-info>
              <dc:creator>BJ Hargrave</dc:creator>
              <dc:date>2013-11-18T13:22:00</dc:date>
            </office:change-info>
          </text:insertion>
        </text:changed-region>
        <text:changed-region xml:id="ct502567136" text:id="ct502567136">
          <text:insertion>
            <office:change-info>
              <dc:creator>BJ Hargrave</dc:creator>
              <dc:date>2013-11-18T13:24:00</dc:date>
            </office:change-info>
          </text:insertion>
        </text:changed-region>
        <text:changed-region xml:id="ct502516464" text:id="ct502516464">
          <text:insertion>
            <office:change-info>
              <dc:creator>BJ Hargrave</dc:creator>
              <dc:date>2013-11-18T13:21:00</dc:date>
            </office:change-info>
          </text:insertion>
        </text:changed-region>
        <text:changed-region xml:id="ct502567264" text:id="ct502567264">
          <text:deletion>
            <office:change-info>
              <dc:creator>BJ Hargrave</dc:creator>
              <dc:date>2013-11-18T13:48:00</dc:date>
            </office:change-info>
            <text:p text:style-name="Table_20_Contents">some_prop</text:p>
          </text:deletion>
        </text:changed-region>
        <text:changed-region xml:id="ct502567360" text:id="ct502567360">
          <text:insertion>
            <office:change-info>
              <dc:creator>BJ Hargrave</dc:creator>
              <dc:date>2013-11-18T13:48:00</dc:date>
            </office:change-info>
          </text:insertion>
        </text:changed-region>
        <text:changed-region xml:id="ct502567456" text:id="ct502567456">
          <text:deletion>
            <office:change-info>
              <dc:creator>BJ Hargrave</dc:creator>
              <dc:date>2013-11-18T13:48:00</dc:date>
            </office:change-info>
            <text:p text:style-name="Table_20_Contents">some.prop</text:p>
          </text:deletion>
        </text:changed-region>
        <text:changed-region xml:id="ct502528704" text:id="ct502528704">
          <text:insertion>
            <office:change-info>
              <dc:creator>BJ Hargrave</dc:creator>
              <dc:date>2013-11-18T13:48:00</dc:date>
            </office:change-info>
          </text:insertion>
        </text:changed-region>
        <text:changed-region xml:id="ct502574800" text:id="ct502574800">
          <text:insertion>
            <office:change-info>
              <dc:creator>BJ Hargrave</dc:creator>
              <dc:date>2013-11-18T13:21:00</dc:date>
            </office:change-info>
          </text:insertion>
        </text:changed-region>
        <text:changed-region xml:id="ct502568864" text:id="ct502568864">
          <text:insertion>
            <office:change-info>
              <dc:creator>BJ Hargrave</dc:creator>
              <dc:date>2013-11-18T13:22:00</dc:date>
            </office:change-info>
          </text:insertion>
        </text:changed-region>
        <text:changed-region xml:id="ct502575280" text:id="ct502575280">
          <text:insertion>
            <office:change-info>
              <dc:creator>BJ Hargrave</dc:creator>
              <dc:date>2013-11-18T13:21:00</dc:date>
            </office:change-info>
          </text:insertion>
        </text:changed-region>
        <text:changed-region xml:id="ct502500656" text:id="ct502500656">
          <text:insertion>
            <office:change-info>
              <dc:creator>BJ Hargrave</dc:creator>
              <dc:date>2013-11-18T13:22:00</dc:date>
            </office:change-info>
          </text:insertion>
        </text:changed-region>
        <text:changed-region xml:id="ct502575488" text:id="ct502575488">
          <text:insertion>
            <office:change-info>
              <dc:creator>BJ Hargrave</dc:creator>
              <dc:date>2013-11-18T13:44:00</dc:date>
            </office:change-info>
          </text:insertion>
        </text:changed-region>
        <text:changed-region xml:id="ct502575584" text:id="ct502575584">
          <text:insertion>
            <office:change-info>
              <dc:creator>BJ Hargrave</dc:creator>
              <dc:date>2013-11-18T13:44:00</dc:date>
            </office:change-info>
          </text:insertion>
        </text:changed-region>
        <text:changed-region xml:id="ct502571008" text:id="ct502571008">
          <text:deletion>
            <office:change-info>
              <dc:creator>BJ Hargrave</dc:creator>
              <dc:date>2013-11-18T13:23:00</dc:date>
            </office:change-info>
            <text:p text:style-name="Body"><text:span text:style-name="Default_20_Paragraph_20_Font"><text:span text:style-name="T2">This conversion means that there is currently no way to define a mapping </text:span></text:span><text:span text:style-name="Default_20_Paragraph_20_Font"><text:span text:style-name="T3">for a</text:span></text:span><text:span text:style-name="Default_20_Paragraph_20_Font"><text:span text:style-name="T2"> property containing the character sequence of a dot followed by an underscore ('._').</text:span></text:span></text:p>
          </text:deletion>
        </text:changed-region>
        <text:changed-region xml:id="ct502578064" text:id="ct502578064">
          <text:insertion>
            <office:change-info>
              <dc:creator>BJ Hargrave</dc:creator>
              <dc:date>2013-11-15T16:51:00</dc:date>
            </office:change-info>
          </text:insertion>
        </text:changed-region>
        <text:changed-region xml:id="ct502580992" text:id="ct502580992">
          <text:insertion>
            <office:change-info>
              <dc:creator>BJ Hargrave</dc:creator>
              <dc:date>2013-11-15T16:51:00</dc:date>
            </office:change-info>
          </text:insertion>
        </text:changed-region>
        <text:changed-region xml:id="ct502576368" text:id="ct502576368">
          <text:insertion>
            <office:change-info>
              <dc:creator>BJ Hargrave</dc:creator>
              <dc:date>2013-11-15T16:52:00</dc:date>
            </office:change-info>
          </text:insertion>
        </text:changed-region>
        <text:changed-region xml:id="ct502581680" text:id="ct502581680">
          <text:insertion>
            <office:change-info>
              <dc:creator>BJ Hargrave</dc:creator>
              <dc:date>2013-11-15T16:50:00</dc:date>
            </office:change-info>
          </text:insertion>
        </text:changed-region>
        <text:changed-region xml:id="ct502586048" text:id="ct502586048">
          <text:insertion>
            <office:change-info>
              <dc:creator>BJ Hargrave</dc:creator>
              <dc:date>2013-11-18T14:08:00</dc:date>
            </office:change-info>
          </text:insertion>
        </text:changed-region>
        <text:changed-region xml:id="ct502586768" text:id="ct502586768">
          <text:insertion>
            <office:change-info>
              <dc:creator>BJ Hargrave</dc:creator>
              <dc:date>2013-11-18T14:09:00</dc:date>
            </office:change-info>
          </text:insertion>
        </text:changed-region>
        <text:changed-region xml:id="ct502590560" text:id="ct502590560">
          <text:deletion>
            <office:change-info>
              <dc:creator>BJ Hargrave</dc:creator>
              <dc:date>2013-11-15T16:53:00</dc:date>
            </office:change-info>
            <text:h text:style-name="Heading_20_3" text:outline-level="3"><text:span text:style-name="Default_20_Paragraph_20_Font">Clarification</text:span></text:h>
          </text:deletion>
        </text:changed-region>
        <text:changed-region xml:id="ct502590240" text:id="ct502590240">
          <text:insertion>
            <office:change-info>
              <dc:creator>BJ Hargrave</dc:creator>
              <dc:date>2013-11-15T16:53:00</dc:date>
            </office:change-info>
          </text:insertion>
        </text:changed-region>
        <text:changed-region xml:id="ct502594608" text:id="ct502594608">
          <text:deletion>
            <office:change-info>
              <dc:creator>BJ Hargrave</dc:creator>
              <dc:date>2013-11-15T16:53:00</dc:date>
            </office:change-info>
            <text:h text:style-name="Heading_20_3" text:outline-level="3"><text:span text:style-name="Default_20_Paragraph_20_Font"><text:s/>of</text:span></text:h>
          </text:deletion>
        </text:changed-region>
        <text:changed-region xml:id="ct502600400" text:id="ct502600400">
          <text:deletion>
            <office:change-info>
              <dc:creator>BJ Hargrave</dc:creator>
              <dc:date>2013-11-15T16:44:00</dc:date>
            </office:change-info>
            <text:p text:style-name="Body">implementations of DS</text:p>
          </text:deletion>
        </text:changed-region>
        <text:changed-region xml:id="ct502600256" text:id="ct502600256">
          <text:insertion>
            <office:change-info>
              <dc:creator>BJ Hargrave</dc:creator>
              <dc:date>2013-11-15T16:44:00</dc:date>
            </office:change-info>
          </text:insertion>
        </text:changed-region>
        <text:changed-region xml:id="ct502600656" text:id="ct502600656">
          <text:insertion>
            <office:change-info>
              <dc:creator>BJ Hargrave</dc:creator>
              <dc:date>2013-11-15T14:56:00</dc:date>
            </office:change-info>
          </text:insertion>
        </text:changed-region>
        <text:changed-region xml:id="ct502530368" text:id="ct502530368">
          <text:deletion>
            <office:change-info>
              <dc:creator>BJ Hargrave</dc:creator>
              <dc:date>2013-11-15T14:56:00</dc:date>
            </office:change-info>
            <text:p text:style-name="Body">:</text:p>
          </text:deletion>
        </text:changed-region>
        <text:changed-region xml:id="ct502600880" text:id="ct502600880">
          <text:insertion>
            <office:change-info>
              <dc:creator>BJ Hargrave</dc:creator>
              <dc:date>2013-11-15T14:56:00</dc:date>
            </office:change-info>
          </text:insertion>
        </text:changed-region>
        <text:changed-region xml:id="ct502600976" text:id="ct502600976">
          <text:deletion>
            <office:change-info>
              <dc:creator>BJ Hargrave</dc:creator>
              <dc:date>2013-11-15T14:42:00</dc:date>
            </office:change-info>
            <text:p text:style-name="P3">have been</text:p>
          </text:deletion>
        </text:changed-region>
        <text:changed-region xml:id="ct502534128" text:id="ct502534128">
          <text:insertion>
            <office:change-info>
              <dc:creator>BJ Hargrave</dc:creator>
              <dc:date>2013-11-15T14:42:00</dc:date>
            </office:change-info>
          </text:insertion>
        </text:changed-region>
        <text:changed-region xml:id="ct502600752" text:id="ct502600752">
          <text:insertion>
            <office:change-info>
              <dc:creator>BJ Hargrave</dc:creator>
              <dc:date>2013-11-15T14:49:00</dc:date>
            </office:change-info>
          </text:insertion>
        </text:changed-region>
        <text:changed-region xml:id="ct502531936" text:id="ct502531936">
          <text:deletion>
            <office:change-info>
              <dc:creator>BJ Hargrave</dc:creator>
              <dc:date>2013-11-15T13:53:00</dc:date>
            </office:change-info>
            <text:p text:style-name="P3">DS</text:p>
          </text:deletion>
        </text:changed-region>
        <text:changed-region xml:id="ct502601072" text:id="ct502601072">
          <text:insertion>
            <office:change-info>
              <dc:creator>BJ Hargrave</dc:creator>
              <dc:date>2013-11-15T13:53:00</dc:date>
            </office:change-info>
          </text:insertion>
        </text:changed-region>
        <text:changed-region xml:id="ct502532160" text:id="ct502532160">
          <text:insertion>
            <office:change-info>
              <dc:creator>BJ Hargrave</dc:creator>
              <dc:date>2013-11-15T13:52:00</dc:date>
            </office:change-info>
          </text:insertion>
        </text:changed-region>
        <text:changed-region xml:id="ct502601168" text:id="ct502601168">
          <text:insertion>
            <office:change-info>
              <dc:creator>BJ Hargrave</dc:creator>
              <dc:date>2013-11-15T13:53:00</dc:date>
            </office:change-info>
          </text:insertion>
        </text:changed-region>
        <text:changed-region xml:id="ct502601264" text:id="ct502601264">
          <text:insertion>
            <office:change-info>
              <dc:creator>BJ Hargrave</dc:creator>
              <dc:date>2013-11-15T13:54:00</dc:date>
            </office:change-info>
          </text:insertion>
        </text:changed-region>
        <text:changed-region xml:id="ct502534496" text:id="ct502534496">
          <text:insertion>
            <office:change-info>
              <dc:creator>BJ Hargrave</dc:creator>
              <dc:date>2013-11-15T14:59:00</dc:date>
            </office:change-info>
          </text:insertion>
        </text:changed-region>
        <text:changed-region xml:id="ct502534592" text:id="ct502534592">
          <text:deletion>
            <office:change-info>
              <dc:creator>BJ Hargrave</dc:creator>
              <dc:date>2013-11-15T14:57:00</dc:date>
            </office:change-info>
            <text:p text:style-name="P3"/>
            <text:p text:style-name="P3"/>
          </text:deletion>
        </text:changed-region>
        <text:changed-region xml:id="ct502534720" text:id="ct502534720">
          <text:insertion>
            <office:change-info>
              <dc:creator>BJ Hargrave</dc:creator>
              <dc:date>2013-11-15T14:58:00</dc:date>
            </office:change-info>
          </text:insertion>
        </text:changed-region>
        <text:changed-region xml:id="ct502602752" text:id="ct502602752">
          <text:insertion>
            <office:change-info>
              <dc:creator>BJ Hargrave</dc:creator>
              <dc:date>2013-11-15T14:42:00</dc:date>
            </office:change-info>
          </text:insertion>
        </text:changed-region>
        <text:changed-region xml:id="ct502602848" text:id="ct502602848">
          <text:deletion>
            <office:change-info>
              <dc:creator>BJ Hargrave</dc:creator>
              <dc:date>2013-11-15T14:43:00</dc:date>
            </office:change-info>
            <text:p text:style-name="P3"><text:span text:style-name="T5"><text:s/>introduced</text:span></text:p>
          </text:deletion>
        </text:changed-region>
        <text:changed-region xml:id="ct502601888" text:id="ct502601888">
          <text:deletion>
            <office:change-info>
              <dc:creator>BJ Hargrave</dc:creator>
              <dc:date>2013-11-15T14:42:00</dc:date>
            </office:change-info>
            <text:p text:style-name="P3"><text:span text:style-name="T5"><text:s/></text:span><text:span text:style-name="T6">multi-location </text:span><text:span text:style-name="T5">binding</text:span></text:p>
          </text:deletion>
        </text:changed-region>
        <text:changed-region xml:id="ct502534912" text:id="ct502534912">
          <text:insertion>
            <office:change-info>
              <dc:creator>BJ Hargrave</dc:creator>
              <dc:date>2013-11-15T14:51:00</dc:date>
            </office:change-info>
          </text:insertion>
        </text:changed-region>
        <text:changed-region xml:id="ct502603248" text:id="ct502603248">
          <text:insertion>
            <office:change-info>
              <dc:creator>BJ Hargrave</dc:creator>
              <dc:date>2013-11-15T16:44:00</dc:date>
            </office:change-info>
          </text:insertion>
        </text:changed-region>
        <text:changed-region xml:id="ct502602976" text:id="ct502602976">
          <text:deletion>
            <office:change-info>
              <dc:creator>BJ Hargrave</dc:creator>
              <dc:date>2013-11-15T16:44:00</dc:date>
            </office:change-info>
            <text:p text:style-name="P3"><text:span text:style-name="T5">DS implementations</text:span></text:p>
          </text:deletion>
        </text:changed-region>
        <text:changed-region xml:id="ct502603664" text:id="ct502603664">
          <text:deletion>
            <office:change-info>
              <dc:creator>BJ Hargrave</dc:creator>
              <dc:date>2013-11-15T16:44:00</dc:date>
            </office:change-info>
            <text:p text:style-name="P3"><text:span text:style-name="T5">the DS implementation</text:span></text:p>
          </text:deletion>
        </text:changed-region>
        <text:changed-region xml:id="ct502604048" text:id="ct502604048">
          <text:insertion>
            <office:change-info>
              <dc:creator>BJ Hargrave</dc:creator>
              <dc:date>2013-11-15T16:44:00</dc:date>
            </office:change-info>
          </text:insertion>
        </text:changed-region>
        <text:changed-region xml:id="ct502604384" text:id="ct502604384">
          <text:deletion>
            <office:change-info>
              <dc:creator>BJ Hargrave</dc:creator>
              <dc:date>2013-11-15T14:54:00</dc:date>
            </office:change-info>
            <text:p text:style-name="P3"><text:span text:style-name="T5"><text:s/>1.4</text:span></text:p>
          </text:deletion>
        </text:changed-region>
        <text:changed-region xml:id="ct502604144" text:id="ct502604144">
          <text:insertion>
            <office:change-info>
              <dc:creator>BJ Hargrave</dc:creator>
              <dc:date>2013-11-15T14:46:00</dc:date>
            </office:change-info>
          </text:insertion>
        </text:changed-region>
        <text:changed-region xml:id="ct502538016" text:id="ct502538016">
          <text:insertion>
            <office:change-info>
              <dc:creator>BJ Hargrave</dc:creator>
              <dc:date>2013-11-15T14:57:00</dc:date>
            </office:change-info>
          </text:insertion>
        </text:changed-region>
        <text:changed-region xml:id="ct502537104" text:id="ct502537104">
          <text:insertion>
            <office:change-info>
              <dc:creator>BJ Hargrave</dc:creator>
              <dc:date>2013-11-15T15:42:00</dc:date>
            </office:change-info>
          </text:insertion>
        </text:changed-region>
        <text:changed-region xml:id="ct502538272" text:id="ct502538272">
          <text:insertion>
            <office:change-info>
              <dc:creator>BJ Hargrave</dc:creator>
              <dc:date>2013-11-15T15:43:00</dc:date>
            </office:change-info>
          </text:insertion>
        </text:changed-region>
        <text:changed-region xml:id="ct502536976" text:id="ct502536976">
          <text:insertion>
            <office:change-info>
              <dc:creator>BJ Hargrave</dc:creator>
              <dc:date>2013-11-15T15:44:00</dc:date>
            </office:change-info>
          </text:insertion>
        </text:changed-region>
        <text:changed-region xml:id="ct502601744" text:id="ct502601744">
          <text:insertion>
            <office:change-info>
              <dc:creator>BJ Hargrave</dc:creator>
              <dc:date>2013-11-15T16:19:00</dc:date>
            </office:change-info>
          </text:insertion>
        </text:changed-region>
        <text:changed-region xml:id="ct502537264" text:id="ct502537264">
          <text:insertion>
            <office:change-info>
              <dc:creator>BJ Hargrave</dc:creator>
              <dc:date>2013-11-15T16:20:00</dc:date>
            </office:change-info>
          </text:insertion>
        </text:changed-region>
        <text:changed-region xml:id="ct502604768" text:id="ct502604768">
          <text:insertion>
            <office:change-info>
              <dc:creator>BJ Hargrave</dc:creator>
              <dc:date>2013-11-15T16:21:00</dc:date>
            </office:change-info>
          </text:insertion>
        </text:changed-region>
        <text:changed-region xml:id="ct502535296" text:id="ct502535296">
          <text:insertion>
            <office:change-info>
              <dc:creator>BJ Hargrave</dc:creator>
              <dc:date>2013-11-15T16:22:00</dc:date>
            </office:change-info>
          </text:insertion>
        </text:changed-region>
        <text:changed-region xml:id="ct502535392" text:id="ct502535392">
          <text:insertion>
            <office:change-info>
              <dc:creator>BJ Hargrave</dc:creator>
              <dc:date>2013-11-15T16:25:00</dc:date>
            </office:change-info>
          </text:insertion>
        </text:changed-region>
        <text:changed-region xml:id="ct502603344" text:id="ct502603344">
          <text:insertion>
            <office:change-info>
              <dc:creator>BJ Hargrave</dc:creator>
              <dc:date>2013-11-15T16:26:00</dc:date>
            </office:change-info>
          </text:insertion>
        </text:changed-region>
        <text:changed-region xml:id="ct502604496" text:id="ct502604496">
          <text:insertion>
            <office:change-info>
              <dc:creator>BJ Hargrave</dc:creator>
              <dc:date>2013-11-15T16:27:00</dc:date>
            </office:change-info>
          </text:insertion>
        </text:changed-region>
        <text:changed-region xml:id="ct502538592" text:id="ct502538592">
          <text:insertion>
            <office:change-info>
              <dc:creator>BJ Hargrave</dc:creator>
              <dc:date>2013-11-18T15:16:00</dc:date>
            </office:change-info>
          </text:insertion>
        </text:changed-region>
        <text:changed-region xml:id="ct502605152" text:id="ct502605152">
          <text:insertion>
            <office:change-info>
              <dc:creator>BJ Hargrave</dc:creator>
              <dc:date>2013-11-18T15:17:00</dc:date>
            </office:change-info>
          </text:insertion>
        </text:changed-region>
        <text:changed-region xml:id="ct502605520" text:id="ct502605520">
          <text:insertion>
            <office:change-info>
              <dc:creator>BJ Hargrave</dc:creator>
              <dc:date>2013-11-18T15:18:00</dc:date>
            </office:change-info>
          </text:insertion>
        </text:changed-region>
        <text:changed-region xml:id="ct502538688" text:id="ct502538688">
          <text:insertion>
            <office:change-info>
              <dc:creator>BJ Hargrave</dc:creator>
              <dc:date>2013-11-15T16: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1">Draft<text:line-break/><text:line-break/></text:span><text:span text:style-name="T41"><text:page-count style:num-format="1">73</text:page-count></text:span><text:span text:style-name="T41"> Pages</text:span></text:p>
      <text:p text:style-name="P32">Abstract</text:p>
      <text:p text:style-name="P14">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34" text:outline-level="2">License</text:h>
      <text:p text:style-name="P17">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34"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4" text:outline-level="2">Feedback</text:h>
      <text:p text:style-name="Body"><text:span text:style-name="T56">This document can be downloaded from the OSGi Alliance design repository at </text:span><text:a xlink:type="simple" xlink:href="https://github.com/osgi/design"><text:span text:style-name="T56">https://github.com/osgi/design</text:span></text:a><text:span text:style-name="T5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54">0 Document Information<text:tab/>2</text:p>
          <text:p text:style-name="P155">0.1 License<text:tab/>2</text:p>
          <text:p text:style-name="P155">0.2 Trademarks<text:tab/>3</text:p>
          <text:p text:style-name="P155">0.3 Feedback<text:tab/>3</text:p>
          <text:p text:style-name="P155">0.4 Table of Contents<text:tab/>3</text:p>
          <text:p text:style-name="P155">0.5 Terminology and Document Conventions<text:tab/>4</text:p>
          <text:p text:style-name="P155">0.6 Revision History<text:tab/>4</text:p>
          <text:p text:style-name="P154">1 Introduction<text:tab/>6</text:p>
          <text:p text:style-name="P154">2 Application Domain<text:tab/>7</text:p>
          <text:p text:style-name="P155">2.1 Terminology + Abbreviations<text:tab/>7</text:p>
          <text:p text:style-name="P154">3 Problem Description<text:tab/>7</text:p>
          <text:p text:style-name="P155">3.1 Management<text:tab/>7</text:p>
          <text:p text:style-name="P155">3.2 Bound Service Properties<text:tab/>7</text:p>
          <text:p text:style-name="P154">4 Requirements<text:tab/>8</text:p>
          <text:p text:style-name="P154">5 Technical Solution<text:tab/>8</text:p>
          <text:p text:style-name="P155">5.1 Introspective API<text:tab/>8</text:p>
          <text:p text:style-name="P155">5.2 Event Method Signature<text:tab/>9</text:p>
          <text:p text:style-name="P155">5.3 API version<text:tab/>9</text:p>
          <text:p text:style-name="P155">5.4 XML Descriptor Namespace<text:tab/>9</text:p>
          <text:p text:style-name="P155">5.5 Extender Capability<text:tab/>9</text:p>
          <text:p text:style-name="P155">5.6 Extension to Annotation Support<text:tab/>10</text:p>
          <text:p text:style-name="P156">5.6.1 Custom annotations to define properties<text:tab/>10</text:p>
          <text:p text:style-name="P156">5.6.2 Mapping Annotation Elements to Component Properties<text:tab/>11</text:p>
          <text:p text:style-name="P156">5.6.3 Mapping Component Properties to Annotation Elements<text:tab/>12</text:p>
          <text:p text:style-name="P156"><text:soft-page-break/>5.6.4 ClarificationGeneration of property information in of @Component annotation<text:tab/>13</text:p>
          <text:p text:style-name="P155">5.7 Integration with the Configuration Admin Service<text:tab/>13</text:p>
          <text:p text:style-name="P156">5.7.1 Targeted PIDs<text:tab/>14</text:p>
          <text:p text:style-name="P156">5.7.2 Multi-location binding<text:tab/>14</text:p>
          <text:p text:style-name="P156">5.7.3 Multiple PIDs<text:tab/>14</text:p>
          <text:p text:style-name="P155">5.8 Service Scopes<text:tab/>15</text:p>
          <text:p text:style-name="P154">6 Data Transfer Objects<text:tab/>15</text:p>
          <text:p text:style-name="P154">7 Java API<text:tab/>16</text:p>
          <text:p text:style-name="P154">8 Considered Alternatives<text:tab/>70</text:p>
          <text:p text:style-name="P155">8.1 Diagnostic API<text:tab/>70</text:p>
          <text:p text:style-name="P155">8.2 @Component annotation inheritance<text:tab/>70</text:p>
          <text:p text:style-name="P155">8.3 Create separate Service annotation (Bug 2140)<text:tab/>71</text:p>
          <text:p text:style-name="P155">8.4 Component provided service properties (Bug 2250)<text:tab/>71</text:p>
          <text:p text:style-name="P155">8.5 Create separate Property annotation (Bug 2141)<text:tab/>71</text:p>
          <text:p text:style-name="P155">8.6 New Life Cycle States<text:tab/>71</text:p>
          <text:p text:style-name="P154">9 Security Considerations<text:tab/>72</text:p>
          <text:p text:style-name="P154">10 Document Support<text:tab/>72</text:p>
          <text:p text:style-name="P155">10.1 References<text:tab/>72</text:p>
          <text:p text:style-name="P155">10.2 Author’s Address<text:tab/>72</text:p>
          <text:p text:style-name="P155">10.3 Acronyms and Abbreviations<text:tab/>73</text:p>
          <text:p text:style-name="P155">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2">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9">Revision</text:p>
            </table:table-cell>
            <table:table-cell table:style-name="Tabelle2.A1" office:value-type="string">
              <text:p text:style-name="P29">Date</text:p>
            </table:table-cell>
            <table:table-cell table:style-name="Tabelle2.C1" office:value-type="string">
              <text:p text:style-name="P29">Comments</text:p>
            </table:table-cell>
          </table:table-row>
        </table:table-header-rows>
        <table:table-row table:style-name="Tabelle2.2">
          <table:table-cell table:style-name="Tabelle2.A1" office:value-type="string">
            <text:p text:style-name="P33">Initial</text:p>
          </table:table-cell>
          <table:table-cell table:style-name="Tabelle2.A1" office:value-type="string">
            <text:p text:style-name="P34">Sept. 17 2012</text:p>
          </table:table-cell>
          <table:table-cell table:style-name="Tabelle2.C1" office:value-type="string">
            <text:p text:style-name="P34">Initial version from RFP</text:p>
            <text:p text:style-name="P34">Felix Meschberger, Adobe Systems Incorporated, <text:a xlink:type="simple" xlink:href="mailto:fmeschbe@adobe.com">fmeschbe@adobe.com</text:a></text:p>
          </table:table-cell>
        </table:table-row>
        <text:soft-page-break/>
        <table:table-row table:style-name="Tabelle2.2">
          <table:table-cell table:style-name="Tabelle2.A3" office:value-type="string">
            <text:p text:style-name="P33">Update</text:p>
          </table:table-cell>
          <table:table-cell table:style-name="Tabelle2.A3" office:value-type="string">
            <text:p text:style-name="P34">Sept. 24 2012</text:p>
          </table:table-cell>
          <table:table-cell table:style-name="Tabelle2.C3" office:value-type="string">
            <text:p text:style-name="P34">Updates from Basel F2F:</text:p>
            <text:list xml:id="list6927802260005928517" text:style-name="L2">
              <text:list-item>
                <text:p text:style-name="P158">Integrate Administrative API and design it to be DTO-style</text:p>
              </text:list-item>
              <text:list-item>
                <text:p text:style-name="P158">Simplify security (ServicePermission [ServiceComponentRuntime, GET] is enough)</text:p>
              </text:list-item>
            </text:list>
            <text:p text:style-name="P34">Felix Meschberger, Adobe Systems Incorporated, fmeschbe@adobe.com</text:p>
          </table:table-cell>
        </table:table-row>
        <table:table-row table:style-name="Tabelle2.2">
          <table:table-cell table:style-name="Tabelle2.A3" office:value-type="string">
            <text:p text:style-name="P33">Update</text:p>
          </table:table-cell>
          <table:table-cell table:style-name="Tabelle2.B4" office:value-type="date" office:date-value="2013-06-06">
            <text:p text:style-name="P34">06/06/13</text:p>
          </table:table-cell>
          <table:table-cell table:style-name="Tabelle2.C3" office:value-type="string">
            <text:p text:style-name="P34">Update from Orlando F2F and BJ's feedback on the CPEG mailing list</text:p>
            <text:list xml:id="list1009828945600345011" text:style-name="L3">
              <text:list-item>
                <text:p text:style-name="P159">Relable the administrative API as the diagnostic API</text:p>
              </text:list-item>
              <text:list-item>
                <text:p text:style-name="P159">Fleshed out annotation inheritance but suggest to actually remove it (section 5.7.4, Supporting Inheritance)</text:p>
              </text:list-item>
              <text:list-item>
                <text:p text:style-name="P159">Added section 5.9, Service Scopes</text:p>
              </text:list-item>
            </text:list>
            <text:p text:style-name="P34">Felix Meschberger, Adobe Systems Incorporated, <text:a xlink:type="simple" xlink:href="mailto:fmeschbe@adobe.com">fmeschbe@adobe.com</text:a></text:p>
          </table:table-cell>
        </table:table-row>
        <table:table-row table:style-name="Tabelle2.2">
          <table:table-cell table:style-name="Tabelle2.A3" office:value-type="string">
            <text:p text:style-name="P33">Update</text:p>
          </table:table-cell>
          <table:table-cell table:style-name="Tabelle2.B4" office:value-type="date" office:date-value="2013-07-08">
            <text:p text:style-name="P34">07/08/13</text:p>
          </table:table-cell>
          <table:table-cell table:style-name="Tabelle2.C3" office:value-type="string">
            <text:p text:style-name="P34">Update from Palo Alto F2F</text:p>
            <text:list xml:id="list7975130494492617317" text:style-name="L4">
              <text:list-item>
                <text:p text:style-name="P160">Removed separate service annotations</text:p>
              </text:list-item>
              <text:list-item>
                <text:p text:style-name="P160">Removed annotation inheritance</text:p>
              </text:list-item>
              <text:list-item>
                <text:p text:style-name="P160">Removed setting properties through the component</text:p>
              </text:list-item>
              <text:list-item>
                <text:p text:style-name="P160">Updated DTOs</text:p>
              </text:list-item>
              <text:list-item>
                <text:p text:style-name="P160">New suggestion for property annotation</text:p>
              </text:list-item>
            </text:list>
            <text:p text:style-name="P34">Carsten Ziegeler, Adobe Systems Incorporated, cziegele@adobe.com</text:p>
          </table:table-cell>
        </table:table-row>
        <table:table-row table:style-name="Tabelle2.2">
          <table:table-cell table:style-name="Tabelle2.A3" office:value-type="string">
            <text:p text:style-name="P33">Update</text:p>
          </table:table-cell>
          <table:table-cell table:style-name="Tabelle2.B4" office:value-type="date" office:date-value="2013-07-19">
            <text:p text:style-name="P34">07/19/13</text:p>
          </table:table-cell>
          <table:table-cell table:style-name="Tabelle2.C3" office:value-type="string">
            <text:p text:style-name="P34">Update from CPEG Call (18/07/13)</text:p>
            <text:list xml:id="list5296001428004488127" text:style-name="L5">
              <text:list-item>
                <text:p text:style-name="P161">Removed alternative property annotation proposals</text:p>
              </text:list-item>
              <text:list-item>
                <text:p text:style-name="P161">Clarified annotation based approach</text:p>
              </text:list-item>
            </text:list>
            <text:p text:style-name="P34">Carsten Ziegeler, Adobe Systems Incorporated, <text:a xlink:type="simple" xlink:href="mailto:cziegele@adobe.com">cziegele@adobe.com</text:a></text:p>
          </table:table-cell>
        </table:table-row>
        <table:table-row table:style-name="Tabelle2.2">
          <table:table-cell table:style-name="Tabelle2.A3" office:value-type="string">
            <text:p text:style-name="P33">Update</text:p>
          </table:table-cell>
          <table:table-cell table:style-name="Tabelle2.B4" office:value-type="date" office:date-value="2013-09-18">
            <text:p text:style-name="P34">09/18/13</text:p>
          </table:table-cell>
          <table:table-cell table:style-name="Tabelle2.C3" office:value-type="string">
            <text:p text:style-name="P34">Update after BJs review, major changes:</text:p>
            <text:list xml:id="list6874442329896531177" text:style-name="L6">
              <text:list-item>
                <text:p text:style-name="P162">Removed props attribute from @Component annotation and allow multiple annotation arguments in the lifecycle methods</text:p>
              </text:list-item>
              <text:list-item>
                <text:p text:style-name="P162">Remove DISPOSED state</text:p>
              </text:list-item>
            </text:list>
            <text:p text:style-name="P34">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33">Update</text:p>
          </table:table-cell>
          <table:table-cell table:style-name="Tabelle2.B4" office:value-type="date" office:date-value="2013-01-10">
            <text:p text:style-name="P34">01/10/13</text:p>
          </table:table-cell>
          <table:table-cell table:style-name="Tabelle2.C3" office:value-type="string">
            <text:p text:style-name="P34">Update with feedback from CPEG call:</text:p>
            <text:list xml:id="list1743316885182208948" text:style-name="L7">
              <text:list-item>
                <text:p text:style-name="P163">Add information (back) from annotations as properties to descriptor XML</text:p>
              </text:list-item>
            </text:list>
            <text:p text:style-name="P34">Carsten Ziegeler, Adobe Systems Incorporated, <text:a xlink:type="simple" xlink:href="mailto:cziegele@adobe.com">cziegele@adobe.com</text:a></text:p>
          </table:table-cell>
        </table:table-row>
        <table:table-row table:style-name="Tabelle2.2">
          <table:table-cell table:style-name="Tabelle2.A3" office:value-type="string">
            <text:p text:style-name="P33">Update</text:p>
          </table:table-cell>
          <table:table-cell table:style-name="Tabelle2.A3" office:value-type="string">
            <text:p text:style-name="P34">17/10/13</text:p>
          </table:table-cell>
          <table:table-cell table:style-name="Tabelle2.C3" office:value-type="string">
            <text:p text:style-name="P34">Update from Bug 2515</text:p>
            <text:p text:style-name="P34">Carsten Ziegeler, Adobe Systems Incorporated, <text:a xlink:type="simple" xlink:href="mailto:cziegele@adobe.com">cziegele@adobe.com</text:a></text:p>
          </table:table-cell>
        </table:table-row>
        <table:table-row table:style-name="Tabelle2.2">
          <table:table-cell table:style-name="Tabelle2.A3" office:value-type="string">
            <text:p text:style-name="P33">Update</text:p>
          </table:table-cell>
          <table:table-cell table:style-name="Tabelle2.A3" office:value-type="string">
            <text:p text:style-name="P34">24/10/13</text:p>
          </table:table-cell>
          <table:table-cell table:style-name="Tabelle2.C3" office:value-type="string">
            <text:p text:style-name="P34">Update from CPEG call</text:p>
            <text:list xml:id="list776967059824034613" text:style-name="L8">
              <text:list-item>
                <text:p text:style-name="P164">Clarified annotation field to property mapping</text:p>
              </text:list-item>
            </text:list>
          </table:table-cell>
        </table:table-row>
        <table:table-row table:style-name="Tabelle2.2">
          <table:table-cell table:style-name="Tabelle2.A3" office:value-type="string">
            <text:p text:style-name="P33">Updated</text:p>
          </table:table-cell>
          <table:table-cell table:style-name="Tabelle2.A3" office:value-type="string">
            <text:p text:style-name="P34">2013-11-11</text:p>
          </table:table-cell>
          <table:table-cell table:style-name="Tabelle2.C3" office:value-type="string">
            <text:p text:style-name="P34">API/Javadoc improvements (up through section 5.6)</text:p>
            <text:p text:style-name="P34">BJ Hargrave, IBM</text:p>
          </table:table-cell>
        </table:table-row>
        <table:table-row table:style-name="Tabelle2.2">
          <table:table-cell table:style-name="Tabelle2.A3" office:value-type="string">
            <text:p text:style-name="P33"><text:change-start text:change-id="ct500345568"/>Updated<text:change-end text:change-id="ct500345568"/></text:p>
          </table:table-cell>
          <table:table-cell table:style-name="Tabelle2.A3" office:value-type="string">
            <text:p text:style-name="P34"><text:change-start text:change-id="ct500345088"/>2013-11-15<text:change-end text:change-id="ct500345088"/></text:p>
          </table:table-cell>
          <table:table-cell table:style-name="Tabelle2.C3" office:value-type="string">
            <text:p text:style-name="P34"><text:change-start text:change-id="ct500345248"/>Rewrite the Configuration Admin support cha<text:change-end text:change-id="ct500345248"/><text:change-start text:change-id="ct500345408"/>nges. Added support for multiple PIDs.<text:change-end text:change-id="ct500345408"/><text:change-start text:change-id="ct500349424"/></text:p>
            <text:p text:style-name="P34">BJ Hargrave, IBM<text:change-end text:change-id="ct500349424"/></text:p>
          </table:table-cell>
        </table:table-row>
        <table:table-row table:style-name="Tabelle2.2">
          <table:table-cell table:style-name="Tabelle2.A3" office:value-type="string">
            <text:p text:style-name="P33"><text:change-start text:change-id="ct500349744"/>Updated<text:change-end text:change-id="ct500349744"/></text:p>
          </table:table-cell>
          <table:table-cell table:style-name="Tabelle2.A3" office:value-type="string">
            <text:p text:style-name="P34"><text:change-start text:change-id="ct500349904"/>2013-11-1<text:change-end text:change-id="ct500349904"/><text:change-start text:change-id="ct500350032"/>9<text:change-end text:change-id="ct500350032"/></text:p>
          </table:table-cell>
          <table:table-cell table:style-name="Tabelle2.C3" office:value-type="string">
            <text:p text:style-name="P34"><text:change-start text:change-id="ct500350192"/>Improved the annotation element to property name conversion <text:change-end text:change-id="ct500350192"/><text:change-start text:change-id="ct500350352"/>rules. Added '$' to annotation element to property name conversion rules. Some other text improvements to clarify meaning, Reference RFC 208 AttributeDefinition annotation for the property name for an annotation element.</text:p>
            <text:p text:style-name="P34">BJ Hargrave, IBM<text:change-end text:change-id="ct500350352"/></text:p>
          </table:table-cell>
        </table:table-row>
      </table:table>
      <text:p text:style-name="Body"/>
      <text:h text:style-name="Heading_20_1" text:outline-level="1">Introduction</text:h>
      <text:p text:style-name="P13">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13">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30">DS<text:tab/>Declarative Services</text:p>
      <text:p text:style-name="P30">POJO<text:tab/>Plain old Java Object; term use for objects not implementing and framework specific plumbing such as Servlet API, Spring API, or OSGi API.</text:p>
      <text:p text:style-name="P31">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35" text:outline-level="2" text:is-list-header="true"><text:soft-page-break/><text:span text:style-name="Source_20_Text"><text:span text:style-name="T34"/></text:span></text:h>
      <text:h text:style-name="Heading_20_1" text:outline-level="1">Requirements</text:h>
      <text:list xml:id="list1656355539651525013" text:style-name="L9">
        <text:list-item>
          <text:p text:style-name="P137">The solution MUST define an <text:s/>API to introspect declared components and their configurations.</text:p>
        </text:list-item>
        <text:list-item>
          <text:p text:style-name="P137">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37"><text:span text:style-name="Source_20_Text">void &lt;method-name&gt;(&lt;parameter-type&gt;, ServiceReference);</text:span></text:p>
                </text:list-header>
              </text:list>
            </text:list-item>
          </text:list>
        </text:list-item>
      </text:list>
      <text:p text:style-name="Body"><text:span text:style-name="Source_20_Text"><text:span text:style-name="T35"/></text:span></text:p>
      <text:list xml:id="list1070239997" text:continue-numbering="true" text:style-name="L9">
        <text:list-item>
          <text:p text:style-name="P138">The solution MUST define a new way to define component properties by referencing a java annotation class. The fields of this annotation class are used to define properties for the component.</text:p>
        </text:list-item>
        <text:list-item>
          <text:p text:style-name="P137"><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139">The solution MUST support targeted PIDs according to Configuration Admin 1.5.</text:p>
        </text:list-item>
      </text:list>
      <text:h text:style-name="Heading_20_1" text:outline-level="1">Technical Solution</text:h>
      <text:p text:style-name="P15"/>
      <text:h text:style-name="Heading_20_2" text:outline-level="2">Introspective API</text:h>
      <text:p text:style-name="Body"><text:span text:style-name="T24">The introspective API is structured after the component descriptor within its own package </text:span><text:span text:style-name="T40">org.osgi.service.component.runtime. The ServiceComponentRuntime</text:span><text:span text:style-name="T24"> service interface is the API entry point. </text:span><text:span text:style-name="Source_20_Text"><text:span text:style-name="T59">It</text:span></text:span><text:span text:style-name="T24">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4">ServiceComponentRuntime</text:span></text:span><text:span text:style-name="T24"> service.</text:span></text:p>
      <text:p text:style-name="Body"><text:span text:style-name="T24">Each component declaration is accessible through the </text:span><text:span text:style-name="Source_20_Text"><text:span text:style-name="T24">ServiceComponentRuntime</text:span></text:span><text:span text:style-name="Default_20_Paragraph_20_Font"><text:span text:style-name="T24"> as an instance of the </text:span></text:span><text:span text:style-name="Source_20_Text"><text:span text:style-name="T24">ComponentDescription</text:span></text:span><text:span text:style-name="Source_20_Text"><text:span text:style-name="T24">DTO</text:span></text:span><text:span text:style-name="Default_20_Paragraph_20_Font"><text:span text:style-name="T24"> class. The </text:span></text:span><text:span text:style-name="Source_20_Text"><text:span text:style-name="T24">ComponentDescription</text:span></text:span><text:span text:style-name="Source_20_Text"><text:span text:style-name="T24">DTO</text:span></text:span><text:span text:style-name="Default_20_Paragraph_20_Font"><text:span text:style-name="T24"> provides access to the static declaration.</text:span></text:span></text:p>
      <text:p text:style-name="Body"><text:soft-page-break/><text:span text:style-name="Default_20_Paragraph_20_Font"><text:span text:style-name="T24">Components actually are available from the </text:span></text:span><text:span text:style-name="Source_20_Text"><text:span text:style-name="T24">ServiceComponentRuntime</text:span></text:span><text:span text:style-name="Default_20_Paragraph_20_Font"><text:span text:style-name="T24"> as </text:span></text:span><text:span text:style-name="Source_20_Text"><text:span text:style-name="T24">ComponentConfiguration</text:span></text:span><text:span text:style-name="Source_20_Text"><text:span text:style-name="T24">DTO</text:span></text:span><text:span text:style-name="Default_20_Paragraph_20_Font"><text:span text:style-name="T24"> instances. Each </text:span></text:span><text:span text:style-name="Source_20_Text"><text:span text:style-name="T24">ComponentConfiguration</text:span></text:span><text:span text:style-name="Source_20_Text"><text:span text:style-name="T24">DTO</text:span></text:span><text:span text:style-name="Default_20_Paragraph_20_Font"><text:span text:style-name="T24"> links back to its declaring </text:span></text:span><text:span text:style-name="Source_20_Text"><text:span text:style-name="T24">ComponentDescription</text:span></text:span><text:span text:style-name="Source_20_Text"><text:span text:style-name="T24">DTO</text:span></text:span><text:span text:style-name="Default_20_Paragraph_20_Font"><text:span text:style-name="T24">.</text:span></text:span></text:p>
      <text:p text:style-name="Body"><text:span text:style-name="Default_20_Paragraph_20_Font"><text:span text:style-name="T24">Since a single declaration may be activated multiple times – for example due to multiple configurations – a single </text:span></text:span><text:span text:style-name="Source_20_Text"><text:span text:style-name="T24">ComponentDescriptionDTO</text:span></text:span><text:span text:style-name="Default_20_Paragraph_20_Font"><text:span text:style-name="T24"> instance may be referred to by multiple </text:span></text:span><text:span text:style-name="Source_20_Text"><text:span text:style-name="T24">ComponentConfigurationDTO</text:span></text:span><text:span text:style-name="Default_20_Paragraph_20_Font"><text:span text:style-name="T24"> instances.</text:span></text:span></text:p>
      <text:p text:style-name="Body"><text:span text:style-name="Default_20_Paragraph_20_Font"><text:span text:style-name="T24">To cover the same difference between the declaration of references and actually bound references, the </text:span></text:span><text:span text:style-name="Source_20_Text"><text:span text:style-name="T24">ComponentDescription</text:span></text:span><text:span text:style-name="Source_20_Text"><text:span text:style-name="T24">DTO</text:span></text:span><text:span text:style-name="Default_20_Paragraph_20_Font"><text:span text:style-name="T24"> object provides the declared references as </text:span></text:span><text:span text:style-name="Source_20_Text"><text:span text:style-name="T24">Reference</text:span></text:span><text:span text:style-name="Source_20_Text"><text:span text:style-name="T24">DTO</text:span></text:span><text:span text:style-name="Default_20_Paragraph_20_Font"><text:span text:style-name="T24"> objects while the </text:span></text:span><text:span text:style-name="Source_20_Text"><text:span text:style-name="T24">ComponentConfiguration</text:span></text:span><text:span text:style-name="Source_20_Text"><text:span text:style-name="T24">DTO</text:span></text:span><text:span text:style-name="Default_20_Paragraph_20_Font"><text:span text:style-name="T24"> returns </text:span></text:span><text:span text:style-name="Source_20_Text"><text:span text:style-name="T24">BoundReference</text:span></text:span><text:span text:style-name="Source_20_Text"><text:span text:style-name="T24">DTO</text:span></text:span><text:span text:style-name="Default_20_Paragraph_20_Font"><text:span text:style-name="T24"> object representing actually bound services.</text:span></text:span></text:p>
      <text:p text:style-name="Body"><text:span text:style-name="Default_20_Paragraph_20_Font"><text:span text:style-name="T24">To simplify remote management, the </text:span></text:span><text:span text:style-name="Source_20_Text"><text:span text:style-name="T24">ComponentDescriptionDTO</text:span></text:span><text:span text:style-name="Default_20_Paragraph_20_Font"><text:span text:style-name="T24">, </text:span></text:span><text:span text:style-name="Source_20_Text"><text:span text:style-name="T24">ComponentConfigurationDTO</text:span></text:span><text:span text:style-name="Default_20_Paragraph_20_Font"><text:span text:style-name="T24">, </text:span></text:span><text:span text:style-name="Source_20_Text"><text:span text:style-name="T24">ReferenceDTO</text:span></text:span><text:span text:style-name="Default_20_Paragraph_20_Font"><text:span text:style-name="T24">, and </text:span></text:span><text:span text:style-name="Source_20_Text"><text:span text:style-name="T24">BoundReferenceDTO</text:span></text:span><text:span text:style-name="Default_20_Paragraph_20_Font"><text:span text:style-name="T24"> types are defined as DTO-style classes and integrate with the API defined by RFC-185, Data Transfer Objects </text:span></text:span><text:span text:style-name="Default_20_Paragraph_20_Font"><text:span text:style-name="T24"><text:bookmark-ref text:reference-format="number" text:ref-name="__RefNumPara__16042_1481569867">[3]</text:bookmark-ref></text:span></text:span><text:span text:style-name="Default_20_Paragraph_20_Font"><text:span text:style-name="T24">.</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5">Event Method Signature</text:span></text:span></text:h>
      <text:p text:style-name="Body"><text:span text:style-name="Default_20_Paragraph_20_Font"><text:span text:style-name="T5">A new supported signature for event strategy methods is added to the end of the list of supported signatures in Section 112.3.2, Event Methods:</text:span></text:span></text:p>
      <text:list xml:id="list1132276989190016576" text:style-name="L10">
        <text:list-item>
          <text:list>
            <text:list-item>
              <text:list>
                <text:list-header>
                  <text:p text:style-name="P140"><text:span text:style-name="Source_20_Text"><text:span text:style-name="T5">void &lt;method-name&gt;(&lt;parameter-type&gt;, ServiceReference);</text:span></text:span></text:p>
                </text:list-header>
              </text:list>
            </text:list-item>
          </text:list>
        </text:list-item>
      </text:list>
      <text:p text:style-name="Body"><text:span text:style-name="Default_20_Paragraph_20_Font"><text:span text:style-name="T5">This signature is only supported if the com</text:span></text:span><text:span text:style-name="Default_20_Paragraph_20_Font"><text:span text:style-name="T25">ponent is declared in a descriptor with namespace </text:span></text:span><text:span text:style-name="Source_20_Text"><text:span text:style-name="T25">http://www.osgi.org/xmlns/scr/v1.3.0</text:span></text:span><text:span text:style-name="Default_20_Paragraph_20_Font"><text:span text:style-name="T25">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4">The XML descriptor namespace is changed to</text:span></text:span></text:p>
      <text:p text:style-name="P24"><text:a xlink:type="simple" xlink:href="http://www.osgi.org/xmlns/scr/v1.3.0"><text:span text:style-name="Source_20_Text"><text:span text:style-name="T25">http://www.osgi.org/xmlns/scr/v1.3.0</text:span></text:span></text:a></text:p>
      <text:p text:style-name="P8"><text:span text:style-name="Default_20_Paragraph_20_Font"><text:span text:style-name="T25">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8"><text:span text:style-name="Default_20_Paragraph_20_Font"><text:span text:style-name="T30">The DS implementation bundle must declare the following extender capability:</text:span></text:span></text:p>
      <text:p text:style-name="P23"><text:span text:style-name="Default_20_Paragraph_20_Font"><text:span text:style-name="T30">Provide-Capability: osgi.extender;</text:span></text:span></text:p>
      <text:p text:style-name="P23"><text:span text:style-name="Default_20_Paragraph_20_Font"><text:span text:style-name="T29"><text:s text:c="7"/>osgi.extender="osgi.component";</text:span></text:span></text:p>
      <text:p text:style-name="P23"><text:span text:style-name="Default_20_Paragraph_20_Font"><text:span text:style-name="T29"><text:s text:c="7"/>uses:="org.osgi.service.component";</text:span></text:span></text:p>
      <text:p text:style-name="P23"><text:span text:style-name="Default_20_Paragraph_20_Font"><text:span text:style-name="T29"><text:s text:c="7"/>version:Version="1.3"</text:span></text:span></text:p>
      <text:h text:style-name="Heading_20_2" text:outline-level="2"><text:soft-page-break/>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7">@interface</text:span></text:span><text:span text:style-name="Default_20_Paragraph_20_Font"><text:span text:style-name="T14"> </text:span></text:span><text:span text:style-name="Default_20_Paragraph_20_Font"><text:span text:style-name="T39">Config</text:span></text:span><text:span text:style-name="Default_20_Paragraph_20_Font"><text:span text:style-name="T14"> {</text:span></text:span></text:p>
      <text:p text:style-name="P26"><text:span text:style-name="T7"><text:s text:c="4"/></text:span><text:span text:style-name="T36">boolean</text:span><text:span text:style-name="T7"> enabled() </text:span><text:span text:style-name="T36">default</text:span><text:span text:style-name="T7"> </text:span><text:span text:style-name="T36">true</text:span><text:span text:style-name="T7">;</text:span></text:p>
      <text:p text:style-name="P26"><text:span text:style-name="T7"><text:s text:c="4"/>String[] names() </text:span><text:span text:style-name="T36">default</text:span><text:span text:style-name="T7"> {</text:span><text:span text:style-name="T53">"a"</text:span><text:span text:style-name="T7">, </text:span><text:span text:style-name="T53">"b"</text:span><text:span text:style-name="T7">};</text:span></text:p>
      <text:p text:style-name="P26"><text:span text:style-name="T7"><text:s text:c="4"/>String topic() </text:span><text:span text:style-name="T36">default</text:span><text:span text:style-name="T7"> MyComponent.</text:span><text:span text:style-name="T54">DEFAULT_TOPIC_PREFIX</text:span><text:span text:style-name="T7"> + </text:span><text:span text:style-name="T53">"/topic"</text:span><text:span text:style-name="T7">;</text:span></text:p>
      <text:p text:style-name="P26">}</text:p>
      <text:p text:style-name="P25">@Component</text:p>
      <text:p text:style-name="P26"><text:span text:style-name="T36">public</text:span><text:span text:style-name="T7"> </text:span><text:span text:style-name="T36">class</text:span><text:span text:style-name="T7"> MyComponent {</text:span></text:p>
      <text:p text:style-name="P26"/>
      <text:p text:style-name="P26"><text:span text:style-name="T7"><text:s text:c="4"/></text:span><text:span text:style-name="T36">static</text:span><text:span text:style-name="T7"> </text:span><text:span text:style-name="T36">final</text:span><text:span text:style-name="T7"> String </text:span><text:span text:style-name="T54">DEFAULT_TOPIC_PREFIX</text:span><text:span text:style-name="T7"> = </text:span><text:span text:style-name="T53">"topic.prefix"</text:span><text:span text:style-name="T7">;</text:span></text:p>
      <text:p text:style-name="P26"/>
      <text:p text:style-name="P26"><text:span text:style-name="T7"><text:s text:c="4"/></text:span><text:span text:style-name="T36">protected</text:span><text:span text:style-name="T7"> </text:span><text:span text:style-name="T36">void</text:span><text:span text:style-name="T7"> activate(</text:span><text:span text:style-name="T38">Config</text:span><text:span text:style-name="T7"> configuration) {</text:span></text:p>
      <text:p text:style-name="P26"><text:s text:c="8"/>String <text:span text:style-name="T55">t</text:span> = configuration.topic();</text:p>
      <text:p text:style-name="P26"/>
      <text:p text:style-name="P26"><text:s text:c="4"/>}</text:p>
      <text:p text:style-name="P27">}</text:p>
      <text:p text:style-name="P10"><text:span text:style-name="Default_20_Paragraph_20_Font"><text:span text:style-name="T20"/></text:span></text:p>
      <text:p text:style-name="Body"><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8967418381609812192" text:style-name="L11">
        <text:list-item>
          <text:p text:style-name="P143"><text:span text:style-name="Default_20_Paragraph_20_Font"><text:span text:style-name="T13">The method takes a single argument and the type of the argument is </text:span></text:span><text:span text:style-name="T59">org.osgi.service.component.ComponentContext.</text:span></text:p>
        </text:list-item>
        <text:list-item>
          <text:p text:style-name="P146">The method takes a single argument and the type of the argument is org.osgi.framework.BundleContext.</text:p>
        </text:list-item>
        <text:list-item>
          <text:p text:style-name="P146">The method takes <text:change text:change-id="ct204316880"/><text:change-start text:change-id="ct502519744"/>a single<text:change-end text:change-id="ct502519744"/> argument<text:change text:change-id="ct502505760"/> and the type<text:change text:change-id="ct502505552"/> of the argument<text:change text:change-id="ct502565680"/> <text:change-start text:change-id="ct502504944"/>is an<text:change-end text:change-id="ct502504944"/><text:change text:change-id="ct502569776"/> annotation type<text:change text:change-id="ct502569872"/>.</text:p>
        </text:list-item>
        <text:list-item>
          <text:p text:style-name="P146">The method takes a single argument and the type of the argument is the java.util.Map.</text:p>
        </text:list-item>
        <text:list-item>
          <text:p text:style-name="P146">For deactivation methods only: The method takes a single argument and the type of the argument is the int.</text:p>
        </text:list-item>
        <text:list-item>
          <text:p text:style-name="P146">For deactivation methods only: The method takes a single argument and the type of the argument is the java.lang.Integer.</text:p>
        </text:list-item>
        <text:list-item>
          <text:p text:style-name="P146">The method takes two or more arguments and the type of each argument must be org.osgi.service.component.ComponentContext, org.osgi.framework.BundleContext, java.util.Map or an annotation type. For the deactivation method int or java.lang.Integer are allowed types as well. If multiple <text:soft-page-break/>methods match this rule, this implies the method name is overloaded and SCR may choose any of the methods to call.</text:p>
        </text:list-item>
        <text:list-item>
          <text:p text:style-name="P141"><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text:span></text:span><text:change-start text:change-id="ct502567632"/><text:span text:style-name="Default_20_Paragraph_20_Font"><text:span text:style-name="T2">The property name for an element can be directly specified by an @AttributeDefinition annotation as defined in RFC 208. Otherwise, the property name is derived from the element name. </text:span></text:span><text:change-end text:change-id="ct502567632"/><text:span text:style-name="Default_20_Paragraph_20_Font"><text:span text:style-name="T2">Certain common property name characters, such as '.' are not not valid in Java identifiers. So the name of an annotation element is converted to the property name as follows:</text:span></text:span></text:p>
      <text:list xml:id="list1715419459" text:continue-list="list7615513400161544962" text:style-name="L1">
        <text:list-item>
          <text:p text:style-name="P2"><text:change-start text:change-id="ct502503744"/><text:span text:style-name="Default_20_Paragraph_20_Font"><text:span text:style-name="T1">A single dollar sign ('$') is removed unless it is followed by another dollar <text:s/>sign in which case the two consecutive dollar signs ('$$') are converted to a single dollar sign.</text:span></text:span></text:p>
        </text:list-item>
        <text:list-item>
          <text:p text:style-name="P2"><text:change-end text:change-id="ct502503744"/><text:change text:change-id="ct502529408"/><text:change text:change-id="ct502567840"/><text:change text:change-id="ct502504272"/><text:span text:style-name="Default_20_Paragraph_20_Font"><text:span text:style-name="T2">A single underscore</text:span></text:span><text:change-start text:change-id="ct502570912"/><text:span text:style-name="Default_20_Paragraph_20_Font"><text:span text:style-name="T2"> </text:span></text:span><text:span text:style-name="Default_20_Paragraph_20_Font"><text:span text:style-name="T1">('_')</text:span></text:span><text:change-end text:change-id="ct502570912"/><text:span text:style-name="Default_20_Paragraph_20_Font"><text:span text:style-name="T2"> is converted into a dot ('.')</text:span></text:span><text:change-start text:change-id="ct502573056"/><text:span text:style-name="Default_20_Paragraph_20_Font"><text:span text:style-name="T2"> unless is it followed by another underscore in which case the t</text:span></text:span><text:span text:style-name="Default_20_Paragraph_20_Font"><text:span text:style-name="T1">wo consecutive underscores ('__') are converted to a single underscore</text:span></text:span><text:change-end text:change-id="ct502573056"/><text:change-start text:change-id="ct502573792"/><text:span text:style-name="Default_20_Paragraph_20_Font"><text:span text:style-name="T2">.</text:span></text:span><text:change-end text:change-id="ct502573792"/></text:p>
        </text:list-item>
        <text:list-item>
          <text:p text:style-name="P147"><text:span text:style-name="Default_20_Paragraph_20_Font"><text:span text:style-name="T2">All other characters and numbers are </text:span></text:span><text:change text:change-id="ct502529504"/><text:change-start text:change-id="ct502573184"/><text:span text:style-name="Default_20_Paragraph_20_Font"><text:span text:style-name="T2">unchanged</text:span></text:span><text:change-end text:change-id="ct502573184"/><text:change-start text:change-id="ct502571456"/><text:span text:style-name="Default_20_Paragraph_20_Font"><text:span text:style-name="T2">.</text:span></text:span><text:change-end text:change-id="ct502571456"/></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text:change-start text:change-id="ct502573312"/>$new<text:change-end text:change-id="ct502573312"/></text:p>
          </table:table-cell>
          <table:table-cell table:style-name="Tabelle73.B2" office:value-type="string">
            <text:p text:style-name="Table_20_Contents"><text:change-start text:change-id="ct502571616"/>new<text:change-end text:change-id="ct502571616"/></text:p>
          </table:table-cell>
        </table:table-row>
        <table:table-row>
          <table:table-cell table:style-name="Tabelle73.A2" office:value-type="string">
            <text:p text:style-name="Table_20_Contents"><text:change-start text:change-id="ct502516368"/>my<text:change-end text:change-id="ct502516368"/><text:change-start text:change-id="ct502574384"/>$$prop<text:change-end text:change-id="ct502574384"/></text:p>
          </table:table-cell>
          <table:table-cell table:style-name="Tabelle73.B2" office:value-type="string">
            <text:p text:style-name="Table_20_Contents"><text:change-start text:change-id="ct502527936"/>my<text:change-end text:change-id="ct502527936"/><text:change-start text:change-id="ct502567136"/>$<text:change-end text:change-id="ct502567136"/><text:change-start text:change-id="ct502516464"/>prop<text:change-end text:change-id="ct502516464"/></text:p>
          </table:table-cell>
        </table:table-row>
        <table:table-row>
          <table:table-cell table:style-name="Tabelle73.A2" office:value-type="string">
            <text:p text:style-name="Table_20_Contents"><text:change text:change-id="ct502567264"/><text:change-start text:change-id="ct502567360"/>_secret<text:change-end text:change-id="ct502567360"/></text:p>
          </table:table-cell>
          <table:table-cell table:style-name="Tabelle73.B2" office:value-type="string">
            <text:p text:style-name="Table_20_Contents"><text:change text:change-id="ct502567456"/><text:change-start text:change-id="ct502528704"/>.secret<text:change-end text:change-id="ct502528704"/></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text:change-start text:change-id="ct502574800"/>four_$__prop<text:change-end text:change-id="ct502574800"/></text:p>
          </table:table-cell>
          <table:table-cell table:style-name="Tabelle73.B2" office:value-type="string">
            <text:p text:style-name="Table_20_Contents"><text:change-start text:change-id="ct502568864"/>f<text:change-end text:change-id="ct502568864"/><text:change-start text:change-id="ct502575280"/>our<text:change-end text:change-id="ct502575280"/><text:change-start text:change-id="ct502500656"/>._prop<text:change-end text:change-id="ct502500656"/></text:p>
          </table:table-cell>
        </table:table-row>
        <table:table-row>
          <table:table-cell table:style-name="Tabelle73.A2" office:value-type="string">
            <text:p text:style-name="Table_20_Contents"><text:change-start text:change-id="ct502575488"/>five_$_prop<text:change-end text:change-id="ct502575488"/></text:p>
          </table:table-cell>
          <table:table-cell table:style-name="Tabelle73.B2" office:value-type="string">
            <text:p text:style-name="Table_20_Contents"><text:change-start text:change-id="ct502575584"/>five..prop<text:change-end text:change-id="ct502575584"/></text:p>
          </table:table-cell>
        </table:table-row>
      </table:table>
      <text:p text:style-name="Body"><text:change text:change-id="ct502571008"/><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text:span></text:span><text:change-start text:change-id="ct502578064"/><text:span text:style-name="Default_20_Paragraph_20_Font"><text:span text:style-name="T2"> whose value comes from the </text:span></text:span><text:span text:style-name="Default_20_Paragraph_20_Font"><text:span text:style-name="T14">Class.getName()</text:span></text:span><text:span text:style-name="Default_20_Paragraph_20_Font"><text:span text:style-name="T2"> method</text:span></text:span><text:change-end text:change-id="ct502578064"/><text:span text:style-name="Default_20_Paragraph_20_Font"><text:span text:style-name="T2">. At runtime, the property String value is converted into a Class object using the component's bundle's class loader's </text:span></text:span><text:span text:style-name="Default_20_Paragraph_20_Font"><text:span text:style-name="T14">loadClass(String)</text:span></text:span><text:span text:style-name="Default_20_Paragraph_20_Font"><text:span text:style-name="T2"> method. If the property String value cannot be converted into a Class object, a ComponentException is thrown when invoking the annotation element.</text:span></text:span></text:p>
      <text:p text:style-name="Body"><text:span text:style-name="Default_20_Paragraph_20_Font"><text:span text:style-name="T2">If the annotation element type is an enumeration type or an array thereof, the corresponding property type is String or String[]</text:span></text:span><text:change-start text:change-id="ct502580992"/><text:span text:style-name="Default_20_Paragraph_20_Font"><text:span text:style-name="T2"> whose valu</text:span></text:span><text:change-end text:change-id="ct502580992"/><text:change-start text:change-id="ct502576368"/><text:span text:style-name="Default_20_Paragraph_20_Font"><text:span text:style-name="T2">e comes from the </text:span></text:span><text:span text:style-name="Default_20_Paragraph_20_Font"><text:span text:style-name="T14">Enum.name()</text:span></text:span><text:span text:style-name="Default_20_Paragraph_20_Font"><text:span text:style-name="T2"> method</text:span></text:span><text:change-end text:change-id="ct502576368"/><text:span text:style-name="Default_20_Paragraph_20_Font"><text:span text:style-name="T2">. At runtime, the property String value is converted into an enumeration value using the static </text:span></text:span><text:span text:style-name="Default_20_Paragraph_20_Font"><text:span text:style-name="T14">valueOf(St</text:span></text:span><text:change-start text:change-id="ct502581680"/><text:span text:style-name="Default_20_Paragraph_20_Font"><text:span text:style-name="T14">r</text:span></text:span><text:change-end text:change-id="ct502581680"/><text:span text:style-name="Default_20_Paragraph_20_Font"><text:span text:style-name="T14">ing)</text:span></text:span><text:span text:style-name="Default_20_Paragraph_20_Font"><text:span text:style-name="T2"> method of the enumeration type of the annotation element. If the property String value cannot be converted into an enumeration value, a ComponentException is thrown when invoking the annotation element.</text:span></text:span></text:p>
      <text:p text:style-name="Body"><text:soft-page-break/><text:span text:style-name="Default_20_Paragraph_20_Font"><text:span text:style-name="T2">Annotation elements with an annotation type or array thereof are not supported. A tool processing the DS annotations should declare an error during processing in this case. Any default value is ignored. At runtime, a ComponentException is thrown when invoking the annotation element. </text:span></text:span></text:p>
      <text:p text:style-name="Body"><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Class.getName() and Enum.name()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ext:span></text:span></text:p>
      <text:p text:style-name="Body"><text:span text:style-name="Default_20_Paragraph_20_Font"><text:span text:style-name="T2">The mapping from component properties to annotation elements is done as follows:</text:span></text:span></text:p>
      <text:list xml:id="list1988673602453316168" text:style-name="L12">
        <text:list-item>
          <text:p text:style-name="P148"><text:span text:style-name="Default_20_Paragraph_20_Font"><text:span text:style-name="T2">The name of the annotation element is converted to the property name as described above</text:span></text:span></text:p>
        </text:list-item>
        <text:list-item>
          <text:p text:style-name="P148"><text:span text:style-name="Default_20_Paragraph_20_Font"><text:span text:style-name="T2">The property value might need to be mapped to the type of the annotation element:</text:span></text:span></text:p>
          <text:list>
            <text:list-item>
              <text:p text:style-name="P148"><text:span text:style-name="Default_20_Paragraph_20_Font"><text:span text:style-name="T2">As configurations might contain any object type a component property might have any type as well. DS only supports scalar types, Strings, arrays, lists or vectors thereof. Lists and vectors are treated like arrays (see below). If an annotation element is accessed which maps to any other type a ComponentException is thrown.</text:span></text:span></text:p>
            </text:list-item>
            <text:list-item>
              <text:p text:style-name="P148"><text:span text:style-name="Default_20_Paragraph_20_Font"><text:span text:style-name="T2">If cardinality and type are the same, the property value is used.</text:span></text:span></text:p>
            </text:list-item>
            <text:list-item>
              <text:p text:style-name="P148"><text:span text:style-name="Default_20_Paragraph_20_Font"><text:span text:style-name="T2">If the type is the same, but the cardinality is different, a single property value is mapped to a single element array with exactly this value. If the property value is an array but the annotation element expects a single value, the first value of the array is returned.</text:span></text:span></text:p>
            </text:list-item>
            <text:list-item>
              <text:p text:style-name="P148"><text:span text:style-name="Default_20_Paragraph_20_Font"><text:span text:style-name="T2">If the type differs, the property value is converted to a string using Object.toString() on the value and then passed to the static valueOf(String) method of the type class</text:span></text:span><text:change-start text:change-id="ct502586048"/><text:span text:style-name="Default_20_Paragraph_20_Font"><text:span text:style-name="T2"> or the &lt;init&gt;(String) constructor if there is no static</text:span></text:span><text:change-end text:change-id="ct502586048"/><text:change-start text:change-id="ct502586768"/><text:span text:style-name="Default_20_Paragraph_20_Font"><text:span text:style-name="T2"> valueOf(String) method</text:span></text:span><text:change-end text:change-id="ct502586768"/><text:span text:style-name="Default_20_Paragraph_20_Font"><text:span text:style-name="T2">. For arrays this is done for each value. If the cardinality differs the same rules apply as explained in the previous point.</text:span></text:span></text:p>
            </text:list-item>
            <text:list-item>
              <text:p text:style-name="P144"><text:span text:style-name="Default_20_Paragraph_20_Font"><text:span text:style-name="T2">If the type of the annotation element is Class, </text:span></text:span><text:span text:style-name="Default_20_Paragraph_20_Font"><text:span text:style-name="T3">the</text:span></text:span><text:span text:style-name="Default_20_Paragraph_20_Font"><text:span text:style-name="T2"> property value is converted to a string using Object.toString() and the class is loaded from the component's bundle's class loader's loadClass(String) method. For arrays, this is done for each value. If a class is not found using the component's bundle's class loader a ComponentException is thrown with the ClassNotFoundException as the cause.</text:span></text:span></text:p>
            </text:list-item>
            <text:list-item>
              <text:p text:style-name="P148"><text:span text:style-name="Default_20_Paragraph_20_Font"><text:span text:style-name="T2">If the type of the annotation element is an enumeration, the property value is converted to a string using Object.toString() and this string is passed into the static valueOf(String) method of the enumeration type of the annotation element. For arrays, this is done for each value. If the valueOf method throws an exception this exception, a ComponentException is thrown with the original exception as the cause.</text:span></text:span></text:p>
            </text:list-item>
            <text:list-item>
              <text:p text:style-name="P148"><text:span text:style-name="Default_20_Paragraph_20_Font"><text:span text:style-name="T2">If an exception occurs during the conversion like text is attempted to be converted into a number, a ComponentException is thrown when the element of the annotation is invoked. The cause of the ComponentException is set to the origination exception. This allows component implementations to catch such a situation and act accordingly.</text:span></text:span></text:p>
            </text:list-item>
          </text:list>
        </text:list-item>
        <text:list-item>
          <text:p text:style-name="P148"><text:soft-page-break/><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list-item>
      </text:list>
      <text:p text:style-name="Body"><text:span text:style-name="Default_20_Paragraph_20_Font"><text:span text:style-name="T2">If there is no corresponding component property for an annotation element, the returned value must be:</text:span></text:span></text:p>
      <text:list xml:id="list3809722641528434607" text:style-name="L13">
        <text:list-item>
          <text:p text:style-name="P149"><text:span text:style-name="Default_20_Paragraph_20_Font"><text:span text:style-name="T14">0</text:span></text:span><text:span text:style-name="Default_20_Paragraph_20_Font"><text:span text:style-name="T2"> for numerical types including characters</text:span></text:span></text:p>
        </text:list-item>
        <text:list-item>
          <text:p text:style-name="P149"><text:span text:style-name="Default_20_Paragraph_20_Font"><text:span text:style-name="T14">false</text:span></text:span><text:span text:style-name="Default_20_Paragraph_20_Font"><text:span text:style-name="T2"> for boolean types</text:span></text:span></text:p>
        </text:list-item>
        <text:list-item>
          <text:p text:style-name="P149"><text:span text:style-name="Default_20_Paragraph_20_Font"><text:span text:style-name="T16">null</text:span></text:span><text:span text:style-name="Default_20_Paragraph_20_Font"><text:span text:style-name="T12"> for object types, including arrays of any type</text:span></text:span></text:p>
        </text:list-item>
      </text:list>
      <text:p text:style-name="P9"><text:span text:style-name="Default_20_Paragraph_20_Font"><text:span text:style-name="T12">This new lifecycle method signatures supporting annotation type arguments are only supported when the component description is declared with namespace </text:span></text:span><text:span text:style-name="Source_20_Text"><text:span text:style-name="T15">http://www.osgi.org/xmlns/scr/v1.3.0</text:span></text:span><text:span text:style-name="Default_20_Paragraph_20_Font"><text:span text:style-name="T12"> (or later). </text:span></text:span></text:p>
      <text:p text:style-name="Preformatted_20_Text"/>
      <text:h text:style-name="Heading_20_3" text:outline-level="3"><text:change text:change-id="ct502590560"/><text:change-start text:change-id="ct502590240"/><text:span text:style-name="Default_20_Paragraph_20_Font">Generation of property information in</text:span><text:change-end text:change-id="ct502590240"/><text:change text:change-id="ct502594608"/><text:span text:style-name="Default_20_Paragraph_20_Font">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2958375548120328470" text:style-name="L14">
        <text:list-item>
          <text:p text:style-name="P150"><text:span text:style-name="Default_20_Paragraph_20_Font">Properties defined through annotation types used in the signature of the lifecycle methods.</text:span></text:p>
          <text:list>
            <text:list-item>
              <text:p text:style-name="P150"><text:span text:style-name="Default_20_Paragraph_20_Font">Annotations types used in the activate method in the order of parameters in the signature</text:span></text:p>
            </text:list-item>
            <text:list-item>
              <text:p text:style-name="P150"><text:span text:style-name="Default_20_Paragraph_20_Font">Annotations types used in the modified method in the order of parameters in the signature</text:span></text:p>
            </text:list-item>
            <text:list-item>
              <text:p text:style-name="P150"><text:span text:style-name="Default_20_Paragraph_20_Font">Annotations types used in the deactivate method in the order of parameters in the signature</text:span></text:p>
            </text:list-item>
          </text:list>
        </text:list-item>
        <text:list-item>
          <text:p text:style-name="P150"><text:span text:style-name="Default_20_Paragraph_20_Font">property element from @Component</text:span></text:p>
        </text:list-item>
        <text:list-item>
          <text:p text:style-name="P150"><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11">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text:change text:change-id="ct502600400"/><text:change-start text:change-id="ct502600256"/>SCR<text:change-end text:change-id="ct502600256"/> must support the latest additions to the Configuration Admin Service<text:change-start text:change-id="ct502600656"/>.<text:change-end text:change-id="ct502600656"/><text:change text:change-id="ct502530368"/><text:change-start text:change-id="ct502600880"/></text:p>
      <text:h text:style-name="Heading_20_3" text:outline-level="3"><text:soft-page-break/>Targeted PIDs<text:change-end text:change-id="ct502600880"/></text:h>
      <text:p text:style-name="P3">Targeted PIDs <text:change text:change-id="ct502600976"/><text:change-start text:change-id="ct502534128"/>was<text:change-end text:change-id="ct502534128"/> introduced in Configuration Admin 1.5. <text:change-start text:change-id="ct502600752"/>Targeted PIDs allows for the PID to be further constrained by the bundle symbolic name, bundle version and bundle location. For ManagedService and ManagedServiceFactory services, Configuration Admin will always supply the configuration with the most targeted PID.<text:line-break/><text:line-break/><text:change-end text:change-id="ct502600752"/>Section 104.3.3, Extenders and Targeted PIDs, requires extenders such as <text:change text:change-id="ct502531936"/><text:change-start text:change-id="ct502601072"/>SCR<text:change-end text:change-id="ct502601072"/> to properly support Targeted PIDs.<text:change-start text:change-id="ct502532160"/> Section 112.7 Deployment must be updated to refer to 104.3.3 in the Configuration Admin specification <text:change-end text:change-id="ct502532160"/><text:change-start text:change-id="ct502601168"/>and to state that SCR must use the most targeted PID <text:change-end text:change-id="ct502601168"/><text:change-start text:change-id="ct502601264"/>to select the matching Configuration for a compone<text:change-end text:change-id="ct502601264"/><text:change-start text:change-id="ct502534496"/>nt.<text:change-end text:change-id="ct502534496"/><text:change text:change-id="ct502534592"/><text:change-start text:change-id="ct502534720"/></text:p>
      <text:h text:style-name="P153" text:outline-level="3"><text:change-end text:change-id="ct502534720"/><text:change-start text:change-id="ct502602752"/>Multi-location binding</text:h>
      <text:p text:style-name="P3"><text:span text:style-name="T5">Multi-location binding was introduced in </text:span><text:change-end text:change-id="ct502602752"/>Configuration Admin 1.4<text:change text:change-id="ct502602848"/><text:change text:change-id="ct502601888"/><text:span text:style-name="T5">. </text:span><text:change-start text:change-id="ct502534912"/><text:span text:style-name="T5">Multi-location binding allows a configuration to avoid binding to a specific bundle location by prefixing the location with “?”. This way multiple bundles can share the same configuration.</text:span></text:p>
      <text:p text:style-name="P3"><text:span text:style-name="T5">Java permissions can be used to limit a bundle's access to a configuration.</text:span><text:change-end text:change-id="ct502534912"/><text:change-start text:change-id="ct502603248"/><text:span text:style-name="T5"> When Java permissions are enabled, SCR</text:span><text:change-end text:change-id="ct502603248"/><text:change text:change-id="ct502602976"/><text:span text:style-name="T5"> must make sure these bindings are properly supported. If the multilocation is just the question mark, no additional checks must be made, as this configuration can be used by any bundle. If a region is specified, </text:span><text:change text:change-id="ct502603664"/><text:change-start text:change-id="ct502604048"/><text:span text:style-name="T5">SCR</text:span><text:change-end text:change-id="ct502604048"/><text:span text:style-name="T5"> must check whether the component bundle has the required permission as outlined in Configuration Admin</text:span><text:change text:change-id="ct502604384"/><text:span text:style-name="T5">, Section 104.7.6.</text:span><text:change-start text:change-id="ct502604144"/></text:p>
      <text:h text:style-name="P153" text:outline-level="3"><text:change-end text:change-id="ct502604144"/><text:change-start text:change-id="ct502538016"/>Multiple PIDs</text:h>
      <text:p text:style-name="Body"><text:span text:style-name="T5">Multiple pid support <text:s/>was introduced in Configuration Admin 1.4. Multiple pid support allows a configuration target to receive configurations for multiple PIDs</text:span><text:change-end text:change-id="ct502538016"/><text:change-start text:change-id="ct502537104"/><text:span text:style-name="T5">. This is of more value with multi-location bindi</text:span><text:change-end text:change-id="ct502537104"/><text:change-start text:change-id="ct502538272"/><text:span text:style-name="T5">ng since a common configuration can be shared among a set of bundles.</text:span></text:p>
      <text:p text:style-name="Body"><text:span text:style-name="T5">DS must be updated to allow a component to specify multiple configuration PIDs for a component. The configuration-pid a</text:span><text:change-end text:change-id="ct502538272"/><text:change-start text:change-id="ct502536976"/><text:span text:style-name="T5">ttribute of the component element will be updated to allow multiple pid values to be specified </text:span><text:change-end text:change-id="ct502536976"/><text:change-start text:change-id="ct502601744"/><text:span text:style-name="T5">using a whitespace separa</text:span><text:change-end text:change-id="ct502601744"/><text:change-start text:change-id="ct502537264"/><text:span text:style-name="T5">ted list. For example:</text:span></text:p>
      <text:p text:style-name="P38">&lt;component configuration-pid=”com.acme.host com.acme.system” ...&gt;<text:change-end text:change-id="ct502537264"/><text:change-start text:change-id="ct502604768"/></text:p>
      <text:p text:style-name="Body"><text:span text:style-name="T5">The configurationPid element of the @Component annotation is updated to support multiple values</text:span><text:change-end text:change-id="ct502604768"/><text:change-start text:change-id="ct502535296"/><text:span text:style-name="T5">.</text:span></text:p>
      <text:p text:style-name="P38"><text:change-end text:change-id="ct502535296"/><text:change-start text:change-id="ct502535392"/>String[] configurationPid() default {};</text:p>
      <text:p text:style-name="Body"><text:span text:style-name="T5">This is source compatible </text:span><text:change-end text:change-id="ct502535392"/><text:change-start text:change-id="ct502603344"/><text:span text:style-name="T5">for existing code using the @Component annotation even though the type of the element is changed from String to String[].</text:span></text:p>
      <text:p text:style-name="Body"><text:span text:style-name="T5">When multiple PIDs are specified for a component description, SCR must </text:span><text:change-end text:change-id="ct502603344"/><text:change-start text:change-id="ct502604496"/><text:span text:style-name="T5">aggregate the configuration properties from the matching Configurations in the order the PIDs are specified</text:span><text:change-end text:change-id="ct502604496"/><text:change-start text:change-id="ct502538592"/><text:span text:style-name="T5"> such that </text:span><text:change-end text:change-id="ct502538592"/><text:change-start text:change-id="ct502605152"/><text:span text:style-name="T5">properties in Configurations for later specified PIDs take precedence over properties in Conf</text:span><text:change-end text:change-id="ct502605152"/><text:change-start text:change-id="ct502605520"/><text:span text:style-name="T5">igurations for earlier specified PIDs</text:span><text:change-end text:change-id="ct502605520"/><text:change-start text:change-id="ct502538688"/><text:span text:style-name="T5">. The creation, updating and deletion for a matching Configuration for any of the PIDs, is a configuration change under section 112.7.1 of the spec and can result in a component configuration becoming satisfied, unsatisfied or modified.</text:span></text:p>
      <text:p text:style-name="P20">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20"><text:soft-page-break/>Sections 112.6 and 112.7 must be updated to reflect support for multiple PIDs.<text:change-end text:change-id="ct502538688"/></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8385372270796286626" text:style-name="L15">
        <text:list-item>
          <text:p text:style-name="P151">The <text:span text:style-name="Source_20_Text">service.servicefactory</text:span> attribute is replaced by a new <text:span text:style-name="Source_20_Text">service.scope</text:span> attribute defined in the DS descriptor.</text:p>
        </text:list-item>
        <text:list-item>
          <text:p text:style-name="P151">A new <text:span text:style-name="Source_20_Text">reference.scope</text:span> attribute to define the service reference scope is defined in the DS descriptor.</text:p>
        </text:list-item>
        <text:list-item>
          <text:p text:style-name="P151">A new bind and unbind signature <text:span text:style-name="Source_20_Text">void &lt;method-name&gt;(ServiceObjects);</text:span> is defined to support prototype scoped references.</text:p>
        </text:list-item>
        <text:list-item>
          <text:p text:style-name="P151"><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151"><text:span text:style-name="Source_20_Text">@Reference.scope()</text:span> of type <text:span text:style-name="Source_20_Text">ReferenceScope</text:span> is added.</text:p>
        </text:list-item>
      </text:list>
      <text:p text:style-name="Body">These changes specified in RFC 195, Service Scope, form an integral part of this RFC.</text:p>
      <text:p text:style-name="Body"/>
      <text:p text:style-name="Body"/>
      <text:h text:style-name="Heading_20_1" text:outline-level="1">Data Transfer Objects</text:h>
      <text:p text:style-name="P37"/>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2"><text:span text:style-name="Default_20_Paragraph_20_Font"><text:span text:style-name="T60">ComponentDescription</text:span></text:span><text:span text:style-name="Default_20_Paragraph_20_Font"><text:span text:style-name="T60">DTO</text:span></text:span><text:span text:style-name="Default_20_Paragraph_20_Font"><text:span text:style-name="T60"> getComponentDescription</text:span></text:span><text:span text:style-name="Default_20_Paragraph_20_Font"><text:span text:style-name="T60">DTO</text:span></text:span><text:span text:style-name="Default_20_Paragraph_20_Font"><text:span text:style-name="T60">(Bundle, String)</text:span></text:span></text:p>
      <text:p text:style-name="P21"><text:span text:style-name="Default_20_Paragraph_20_Font"><text:span text:style-name="T60">Collection&lt;ComponentDescriptionDTO&gt; getComponentDescription</text:span></text:span><text:span text:style-name="Default_20_Paragraph_20_Font"><text:span text:style-name="T60">DTOs(Bundle...)</text:span></text:span></text:p>
      <text:p text:style-name="P21"><text:span text:style-name="Default_20_Paragraph_20_Font"><text:span text:style-name="T60">Collection&lt;ComponentConfigurationDTO&gt;</text:span></text:span><text:span text:style-name="Default_20_Paragraph_20_Font"><text:span text:style-name="T60"> getComponentConfigurationDTOs(ComponentDescriptionDTO)</text:span></text:span></text:p>
      <text:p text:style-name="Body">See the JavaDoc for details.</text:p>
      <text:h text:style-name="Heading_20_1" text:outline-level="1"><text:soft-page-break/>Java API</text:h>
      <text:section text:style-name="Sect1" text:name="JavaDoc" text:protected="true">
        <text:section-source xlink:href="../javadoc.rtf" text:filter-name="Rich Text Format"/>
        <text:p text:style-name="P68">OSGi Javadoc</text:p>
        <text:p text:style-name="P77">11/18/13 1:18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81"><text:span text:style-name="Summary_20_Heading_20_Font">Package Summary</text:span></text:p>
            </table:table-cell>
            <table:covered-table-cell/>
            <table:table-cell table:style-name="Table2.A1" office:value-type="string">
              <text:p text:style-name="P82"><text:span text:style-name="Page_20_Reference_20_Font"><text:span text:style-name="T57">Page</text:span></text:span></text:p>
            </table:table-cell>
          </table:table-row>
          <table:table-row table:style-name="Table2.1">
            <table:table-cell table:style-name="Table2.A2" office:value-type="string">
              <text:p text:style-name="P83"><text:a xlink:type="simple" xlink:href="#r3"><text:span text:style-name="T43">org.osgi.service.component</text:span></text:a></text:p>
            </table:table-cell>
            <table:table-cell table:style-name="Table2.A2" office:value-type="string">
              <text:p text:style-name="P84">Service Component Package Version 1.3.</text:p>
            </table:table-cell>
            <table:table-cell table:style-name="Table2.A2" office:value-type="string">
              <text:p text:style-name="P82"><text:span text:style-name="Page_20_Reference_20_Font"><text:bookmark-ref text:reference-format="page" text:ref-name="r3">18</text:bookmark-ref></text:span></text:p>
            </table:table-cell>
          </table:table-row>
          <table:table-row table:style-name="Table2.1">
            <table:table-cell table:style-name="Table2.A3" office:value-type="string">
              <text:p text:style-name="P83"><text:a xlink:type="simple" xlink:href="#r40"><text:span text:style-name="T43">org.osgi.service.component.annotations</text:span></text:a></text:p>
            </table:table-cell>
            <table:table-cell table:style-name="Table2.A3" office:value-type="string">
              <text:p text:style-name="P84">Service Component Annotations Package Version 1.3.</text:p>
            </table:table-cell>
            <table:table-cell table:style-name="Table2.A3" office:value-type="string">
              <text:p text:style-name="P82"><text:span text:style-name="Page_20_Reference_20_Font"><text:bookmark-ref text:reference-format="page" text:ref-name="r40">30</text:bookmark-ref></text:span></text:p>
            </table:table-cell>
          </table:table-row>
          <table:table-row table:style-name="Table2.1">
            <table:table-cell table:style-name="Table2.A3" office:value-type="string">
              <text:p text:style-name="P83"><text:a xlink:type="simple" xlink:href="#r109"><text:span text:style-name="T43">org.osgi.service.component.runtime</text:span></text:a></text:p>
            </table:table-cell>
            <table:table-cell table:style-name="Table2.A3" office:value-type="string">
              <text:p text:style-name="P84">Service Component Runtime Package Version 1.3.</text:p>
            </table:table-cell>
            <table:table-cell table:style-name="Table2.A3" office:value-type="string">
              <text:p text:style-name="P82"><text:span text:style-name="Page_20_Reference_20_Font"><text:bookmark-ref text:reference-format="page" text:ref-name="r109">55</text:bookmark-ref></text:span></text:p>
            </table:table-cell>
          </table:table-row>
        </table:table>
        <text:p text:style-name="P65"><text:bookmark text:name="r3"/>Package org.osgi.service.component</text:p>
        <text:p text:style-name="P96"><text:span text:style-name="Code_20_Small">@org.osgi.annotation.versioning.Version(value="1.3")</text:span></text:p>
        <text:p text:style-name="P97">Service Component Package Version 1.3.</text:p>
        <text:p text:style-name="P98">See:</text:p>
        <text:p text:style-name="P101"><text:a xlink:type="simple" xlink:href="#r2"><text:span text:style-name="T43">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1"><text:span text:style-name="Summary_20_Heading_20_Font1">Interface Summary</text:span></text:p>
            </table:table-cell>
            <table:covered-table-cell/>
            <table:table-cell table:style-name="Table3.A1" office:value-type="string">
              <text:p text:style-name="P92"><text:span text:style-name="Page_20_Reference_20_Font">Page</text:span></text:p>
            </table:table-cell>
          </table:table-row>
          <table:table-row table:style-name="Table3.1">
            <table:table-cell table:style-name="Table3.A2" office:value-type="string">
              <text:p text:style-name="P83"><text:a xlink:type="simple" xlink:href="#r16"><text:span text:style-name="T45">ComponentConstants</text:span></text:a></text:p>
            </table:table-cell>
            <table:table-cell table:style-name="Table3.A2" office:value-type="string">
              <text:p text:style-name="P85">Defines standard names for Service Component constants.</text:p>
            </table:table-cell>
            <table:table-cell table:style-name="Table3.A2" office:value-type="string">
              <text:p text:style-name="P86"><text:span text:style-name="Page_20_Reference_20_Font"><text:span text:style-name="T58"><text:bookmark-ref text:reference-format="page" text:ref-name="r16">19</text:bookmark-ref></text:span></text:span></text:p>
            </table:table-cell>
          </table:table-row>
          <table:table-row table:style-name="Table3.1">
            <table:table-cell table:style-name="Table3.A3" office:value-type="string">
              <text:p text:style-name="P83"><text:a xlink:type="simple" xlink:href="#r27"><text:span text:style-name="T45">ComponentContext</text:span></text:a></text:p>
            </table:table-cell>
            <table:table-cell table:style-name="Table3.A3" office:value-type="string">
              <text:p text:style-name="P85">A Component Context object is used by a component instance to interact with its execution context including locating services by reference name.</text:p>
            </table:table-cell>
            <table:table-cell table:style-name="Table3.A3" office:value-type="string">
              <text:p text:style-name="P86"><text:span text:style-name="Page_20_Reference_20_Font"><text:span text:style-name="T58"><text:bookmark-ref text:reference-format="page" text:ref-name="r27">22</text:bookmark-ref></text:span></text:span></text:p>
            </table:table-cell>
          </table:table-row>
          <table:table-row table:style-name="Table3.1">
            <table:table-cell table:style-name="Table3.A3" office:value-type="string">
              <text:p text:style-name="P83"><text:a xlink:type="simple" xlink:href="#r35"><text:span text:style-name="T45">ComponentFactory</text:span></text:a></text:p>
            </table:table-cell>
            <table:table-cell table:style-name="Table3.A3" office:value-type="string">
              <text:p text:style-name="P87"><text:span text:style-name="T58">When a component is declared with the </text:span><text:span text:style-name="Code1"><text:span text:style-name="T58">factory</text:span></text:span><text:span text:style-name="Default_20_Paragraph_20_Font"><text:span text:style-name="T58"> attribute on its </text:span></text:span><text:span text:style-name="Code1"><text:span text:style-name="T58">component</text:span></text:span><text:span text:style-name="Default_20_Paragraph_20_Font"><text:span text:style-name="T58">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86"><text:span text:style-name="Page_20_Reference_20_Font"><text:span text:style-name="T58"><text:bookmark-ref text:reference-format="page" text:ref-name="r35">28</text:bookmark-ref></text:span></text:span></text:p>
            </table:table-cell>
          </table:table-row>
          <table:table-row table:style-name="Table3.1">
            <table:table-cell table:style-name="Table3.A3" office:value-type="string">
              <text:p text:style-name="P83"><text:a xlink:type="simple" xlink:href="#r38"><text:span text:style-name="T45">ComponentInstance</text:span></text:a></text:p>
            </table:table-cell>
            <table:table-cell table:style-name="Table3.A3" office:value-type="string">
              <text:p text:style-name="P85">A ComponentInstance encapsulates a component instance of an activated component configuration.</text:p>
            </table:table-cell>
            <table:table-cell table:style-name="Table3.A3" office:value-type="string">
              <text:p text:style-name="P86"><text:span text:style-name="Page_20_Reference_20_Font"><text:span text:style-name="T58"><text:bookmark-ref text:reference-format="page" text:ref-name="r38">29</text:bookmark-ref></text:span></text:span></text:p>
            </table:table-cell>
          </table:table-row>
        </table:table>
        <text:p text:style-name="P69"/>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3"><text:span text:style-name="Summary_20_Heading_20_Font1"><text:span text:style-name="T7">Exception Summary</text:span></text:span></text:p>
            </table:table-cell>
            <table:covered-table-cell/>
            <table:table-cell table:style-name="Table4.A1" office:value-type="string">
              <text:p text:style-name="P94"><text:span text:style-name="Page_20_Reference_20_Font"><text:span text:style-name="T21">Page</text:span></text:span></text:p>
            </table:table-cell>
          </table:table-row>
          <table:table-row table:style-name="Table4.1">
            <table:table-cell table:style-name="Table4.A2" office:value-type="string">
              <text:p text:style-name="P83"><text:a xlink:type="simple" xlink:href="#r33"><text:span text:style-name="T43">ComponentException</text:span></text:a></text:p>
            </table:table-cell>
            <table:table-cell table:style-name="Table4.A2" office:value-type="string">
              <text:p text:style-name="P88">Unchecked exception which may be thrown by the Service Component Runtime.</text:p>
            </table:table-cell>
            <table:table-cell table:style-name="Table4.A2" office:value-type="string">
              <text:p text:style-name="P89"><text:span text:style-name="Page_20_Reference_20_Font"><text:span text:style-name="T7"><text:bookmark-ref text:reference-format="page" text:ref-name="r33">26</text:bookmark-ref></text:span></text:span></text:p>
            </table:table-cell>
          </table:table-row>
        </table:table>
        <text:p text:style-name="P108"><text:bookmark text:name="r2"/>Package org.osgi.service.component Description</text:p>
        <text:p text:style-name="P109">Service Component Package Version 1.3.</text:p>
        <text:p text:style-name="P109">Bundles wishing to use this package must list the package in the Import-Package header of the bundle's manifest. This package has two types of users: the consumers that use the API in this package and the providers that implement the API in this package.</text:p>
        <text:p text:style-name="P109">Example import for consumers using the API in this package:</text:p>
        <text:p text:style-name="P110"><text:span text:style-name="Code1">Import-Package: org.osgi.service.component; version="[1.3,2.0)"</text:span></text:p>
        <text:p text:style-name="P109">Example import for providers implementing the API in this package:</text:p>
        <text:p text:style-name="P71"><text:span text:style-name="Code1">Import-Package: org.osgi.service.component; version="[1.3,1.4)"</text:span></text:p>
        <text:p text:style-name="P44"><text:bookmark text:name="r16"/>Interface ComponentConstants</text:p>
        <text:p text:style-name="P111"><text:a xlink:type="simple" xlink:href="#r3"><text:span text:style-name="T46">org.osgi.service.component</text:span></text:a></text:p>
        <text:p text:style-name="P99"/>
        <text:p text:style-name="P114"><text:span text:style-name="Code_20_Small1">@org.osgi.annotation.versioning.ProviderType<text:line-break/></text:span><text:span text:style-name="Code2">public interface </text:span><text:span text:style-name="Code2"><text:span text:style-name="T57">ComponentConstants</text:span></text:span></text:p>
        <text:p text:style-name="P72">Defines standard names for Service Component constants.</text:p>
        <text:p text:style-name="P11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6"><text:span text:style-name="Summary_20_Heading_20_Font2"><text:span text:style-name="T7">Field Summary</text:span></text:span></text:p>
            </table:table-cell>
            <table:covered-table-cell/>
            <table:table-cell table:style-name="Table6.A1" office:value-type="string">
              <text:p text:style-name="P117"><text:span text:style-name="Page_20_Reference_20_Font"><text:span text:style-name="T21">Page</text:span></text:span></text:p>
            </table:table-cell>
          </table:table-row>
          <table:table-row table:style-name="Table6.1">
            <table:table-cell table:style-name="Table6.A2" office:value-type="string">
              <text:p text:style-name="P118"><text:span text:style-name="Code_20_Small1"><text:span text:style-name="T7">String</text:span></text:span></text:p>
            </table:table-cell>
            <table:table-cell table:style-name="Table6.A2" office:value-type="string">
              <text:p text:style-name="P123"><text:a xlink:type="simple" xlink:href="#r7"><text:span text:style-name="Code2"><text:span text:style-name="T48">COMPONENT_FACTORY</text:span></text:span></text:a></text:p>
              <text:p text:style-name="P124"><text:span text:style-name="T17">A service registration property for a Component Factory that contains the value of the </text:span><text:span text:style-name="Code2"><text:span text:style-name="T7">factory</text:span></text:span><text:span text:style-name="Default_20_Paragraph_20_Font"><text:span text:style-name="T17"> attribute.</text:span></text:span></text:p>
            </table:table-cell>
            <table:table-cell table:style-name="Table6.C2" office:value-type="string">
              <text:p text:style-name="P119"><text:span text:style-name="Page_20_Reference_20_Font"><text:span text:style-name="T7"><text:bookmark-ref text:reference-format="page" text:ref-name="r7">20</text:bookmark-ref></text:span></text:span></text:p>
            </table:table-cell>
          </table:table-row>
          <table:table-row table:style-name="Table6.1">
            <table:table-cell table:style-name="Table6.A3" office:value-type="string">
              <text:p text:style-name="P118"><text:span text:style-name="Code_20_Small1"><text:span text:style-name="T7">String</text:span></text:span></text:p>
            </table:table-cell>
            <table:table-cell table:style-name="Table6.A3" office:value-type="string">
              <text:p text:style-name="P123"><text:a xlink:type="simple" xlink:href="#r6"><text:span text:style-name="Code2"><text:span text:style-name="T48">COMPONENT_ID</text:span></text:span></text:a></text:p>
              <text:p text:style-name="P125">A component property that contains the generated id for a component configuration.</text:p>
            </table:table-cell>
            <table:table-cell table:style-name="Table6.C3" office:value-type="string">
              <text:p text:style-name="P119"><text:span text:style-name="Page_20_Reference_20_Font"><text:span text:style-name="T7"><text:bookmark-ref text:reference-format="page" text:ref-name="r6">20</text:bookmark-ref></text:span></text:span></text:p>
            </table:table-cell>
          </table:table-row>
          <table:table-row table:style-name="Table6.1">
            <table:table-cell table:style-name="Table6.A3" office:value-type="string">
              <text:p text:style-name="P118"><text:span text:style-name="Code_20_Small1"><text:span text:style-name="T7">String</text:span></text:span></text:p>
            </table:table-cell>
            <table:table-cell table:style-name="Table6.A3" office:value-type="string">
              <text:p text:style-name="P123"><text:a xlink:type="simple" xlink:href="#r5"><text:span text:style-name="Code2"><text:span text:style-name="T48">COMPONENT_NAME</text:span></text:span></text:a></text:p>
              <text:p text:style-name="P124"><text:span text:style-name="T17">A component property for a component configuration that contains the name of the component as specified in the </text:span><text:span text:style-name="Code2"><text:span text:style-name="T7">name</text:span></text:span><text:span text:style-name="Default_20_Paragraph_20_Font"><text:span text:style-name="T17"> attribute of the </text:span></text:span><text:span text:style-name="Code2"><text:span text:style-name="T7">component</text:span></text:span><text:span text:style-name="Default_20_Paragraph_20_Font"><text:span text:style-name="T17"> element.</text:span></text:span></text:p>
            </table:table-cell>
            <table:table-cell table:style-name="Table6.C3" office:value-type="string">
              <text:p text:style-name="P119"><text:span text:style-name="Page_20_Reference_20_Font"><text:span text:style-name="T7"><text:bookmark-ref text:reference-format="page" text:ref-name="r5">19</text:bookmark-ref></text:span></text:span></text:p>
            </table:table-cell>
          </table:table-row>
          <table:table-row table:style-name="Table6.1">
            <table:table-cell table:style-name="Table6.A3" office:value-type="string">
              <text:p text:style-name="P118"><text:span text:style-name="Code_20_Small1"><text:span text:style-name="T7">int</text:span></text:span></text:p>
            </table:table-cell>
            <table:table-cell table:style-name="Table6.A3" office:value-type="string">
              <text:p text:style-name="P123"><text:a xlink:type="simple" xlink:href="#r15"><text:span text:style-name="Code2"><text:span text:style-name="T48">DEACTIVATION_REASON_BUNDLE_STOPPED</text:span></text:span></text:a></text:p>
              <text:p text:style-name="P125">The component configuration was deactivated because the bundle was stopped.</text:p>
            </table:table-cell>
            <table:table-cell table:style-name="Table6.C3" office:value-type="string">
              <text:p text:style-name="P119"><text:span text:style-name="Page_20_Reference_20_Font"><text:span text:style-name="T7"><text:bookmark-ref text:reference-format="page" text:ref-name="r15">21</text:bookmark-ref></text:span></text:span></text:p>
            </table:table-cell>
          </table:table-row>
          <table:table-row table:style-name="Table6.1">
            <table:table-cell table:style-name="Table6.A3" office:value-type="string">
              <text:p text:style-name="P118"><text:span text:style-name="Code_20_Small1"><text:span text:style-name="T7">int</text:span></text:span></text:p>
            </table:table-cell>
            <table:table-cell table:style-name="Table6.A3" office:value-type="string">
              <text:p text:style-name="P123"><text:a xlink:type="simple" xlink:href="#r13"><text:span text:style-name="Code2"><text:span text:style-name="T48">DEACTIVATION_REASON_CONFIGURATION_DELETED</text:span></text:span></text:a></text:p>
              <text:p text:style-name="P125">The component configuration was deactivated because its configuration was deleted.</text:p>
            </table:table-cell>
            <table:table-cell table:style-name="Table6.C3" office:value-type="string">
              <text:p text:style-name="P119"><text:span text:style-name="Page_20_Reference_20_Font"><text:span text:style-name="T7"><text:bookmark-ref text:reference-format="page" text:ref-name="r13">21</text:bookmark-ref></text:span></text:span></text:p>
            </table:table-cell>
          </table:table-row>
          <table:table-row table:style-name="Table6.1">
            <table:table-cell table:style-name="Table6.A3" office:value-type="string">
              <text:p text:style-name="P118"><text:span text:style-name="Code_20_Small1"><text:span text:style-name="T7">int</text:span></text:span></text:p>
            </table:table-cell>
            <table:table-cell table:style-name="Table6.A3" office:value-type="string">
              <text:p text:style-name="P123"><text:a xlink:type="simple" xlink:href="#r12"><text:span text:style-name="Code2"><text:span text:style-name="T48">DEACTIVATION_REASON_CONFIGURATION_MODIFIED</text:span></text:span></text:a></text:p>
              <text:p text:style-name="P125">The component configuration was deactivated because its configuration was changed.</text:p>
            </table:table-cell>
            <table:table-cell table:style-name="Table6.C3" office:value-type="string">
              <text:p text:style-name="P119"><text:span text:style-name="Page_20_Reference_20_Font"><text:span text:style-name="T7"><text:bookmark-ref text:reference-format="page" text:ref-name="r12">21</text:bookmark-ref></text:span></text:span></text:p>
            </table:table-cell>
          </table:table-row>
          <table:table-row table:style-name="Table6.1">
            <table:table-cell table:style-name="Table6.A3" office:value-type="string">
              <text:p text:style-name="P118"><text:span text:style-name="Code_20_Small1"><text:span text:style-name="T7">int</text:span></text:span></text:p>
            </table:table-cell>
            <table:table-cell table:style-name="Table6.A3" office:value-type="string">
              <text:p text:style-name="P123"><text:a xlink:type="simple" xlink:href="#r10"><text:span text:style-name="Code2"><text:span text:style-name="T48">DEACTIVATION_REASON_DISABLED</text:span></text:span></text:a></text:p>
              <text:p text:style-name="P125">The component configuration was deactivated because the component was disabled.</text:p>
            </table:table-cell>
            <table:table-cell table:style-name="Table6.C3" office:value-type="string">
              <text:p text:style-name="P119"><text:span text:style-name="Page_20_Reference_20_Font"><text:span text:style-name="T7"><text:bookmark-ref text:reference-format="page" text:ref-name="r10">20</text:bookmark-ref></text:span></text:span></text:p>
            </table:table-cell>
          </table:table-row>
          <table:table-row table:style-name="Table6.1">
            <table:table-cell table:style-name="Table6.A3" office:value-type="string">
              <text:p text:style-name="P118"><text:span text:style-name="Code_20_Small1"><text:span text:style-name="T7">int</text:span></text:span></text:p>
            </table:table-cell>
            <table:table-cell table:style-name="Table6.A3" office:value-type="string">
              <text:p text:style-name="P123"><text:a xlink:type="simple" xlink:href="#r14"><text:span text:style-name="Code2"><text:span text:style-name="T48">DEACTIVATION_REASON_DISPOSED</text:span></text:span></text:a></text:p>
              <text:p text:style-name="P125">The component configuration was deactivated because the component was disposed.</text:p>
            </table:table-cell>
            <table:table-cell table:style-name="Table6.C3" office:value-type="string">
              <text:p text:style-name="P119"><text:span text:style-name="Page_20_Reference_20_Font"><text:span text:style-name="T7"><text:bookmark-ref text:reference-format="page" text:ref-name="r14">21</text:bookmark-ref></text:span></text:span></text:p>
            </table:table-cell>
          </table:table-row>
          <table:table-row table:style-name="Table6.1">
            <table:table-cell table:style-name="Table6.A3" office:value-type="string">
              <text:p text:style-name="P118"><text:span text:style-name="Code_20_Small1"><text:span text:style-name="T7">int</text:span></text:span></text:p>
            </table:table-cell>
            <table:table-cell table:style-name="Table6.A3" office:value-type="string">
              <text:p text:style-name="P123"><text:a xlink:type="simple" xlink:href="#r11"><text:span text:style-name="Code2"><text:span text:style-name="T48">DEACTIVATION_REASON_REFERENCE</text:span></text:span></text:a></text:p>
              <text:p text:style-name="P125">The component configuration was deactivated because a reference became unsatisfied.</text:p>
            </table:table-cell>
            <table:table-cell table:style-name="Table6.C3" office:value-type="string">
              <text:p text:style-name="P119"><text:span text:style-name="Page_20_Reference_20_Font"><text:span text:style-name="T7"><text:bookmark-ref text:reference-format="page" text:ref-name="r11">20</text:bookmark-ref></text:span></text:span></text:p>
            </table:table-cell>
          </table:table-row>
          <table:table-row table:style-name="Table6.1">
            <table:table-cell table:style-name="Table6.A3" office:value-type="string">
              <text:p text:style-name="P118"><text:span text:style-name="Code_20_Small1"><text:span text:style-name="T7">int</text:span></text:span></text:p>
            </table:table-cell>
            <table:table-cell table:style-name="Table6.A3" office:value-type="string">
              <text:p text:style-name="P123"><text:a xlink:type="simple" xlink:href="#r9"><text:span text:style-name="Code2"><text:span text:style-name="T48">DEACTIVATION_REASON_UNSPECIFIED</text:span></text:span></text:a></text:p>
              <text:p text:style-name="P125">The reason the component configuration was deactivated is unspecified.</text:p>
            </table:table-cell>
            <table:table-cell table:style-name="Table6.C3" office:value-type="string">
              <text:p text:style-name="P119"><text:span text:style-name="Page_20_Reference_20_Font"><text:span text:style-name="T7"><text:bookmark-ref text:reference-format="page" text:ref-name="r9">20</text:bookmark-ref></text:span></text:span></text:p>
            </table:table-cell>
          </table:table-row>
          <table:table-row table:style-name="Table6.1">
            <table:table-cell table:style-name="Table6.A3" office:value-type="string">
              <text:p text:style-name="P118"><text:span text:style-name="Code_20_Small1"><text:span text:style-name="T7">String</text:span></text:span></text:p>
            </table:table-cell>
            <table:table-cell table:style-name="Table6.A3" office:value-type="string">
              <text:p text:style-name="P123"><text:a xlink:type="simple" xlink:href="#r8"><text:span text:style-name="Code2"><text:span text:style-name="T48">REFERENCE_TARGET_SUFFIX</text:span></text:span></text:a></text:p>
              <text:p text:style-name="P125">The suffix for reference target properties.</text:p>
            </table:table-cell>
            <table:table-cell table:style-name="Table6.C3" office:value-type="string">
              <text:p text:style-name="P119"><text:span text:style-name="Page_20_Reference_20_Font"><text:span text:style-name="T7"><text:bookmark-ref text:reference-format="page" text:ref-name="r8">20</text:bookmark-ref></text:span></text:span></text:p>
            </table:table-cell>
          </table:table-row>
          <table:table-row table:style-name="Table6.1">
            <table:table-cell table:style-name="Table6.A3" office:value-type="string">
              <text:p text:style-name="P118"><text:span text:style-name="Code_20_Small1"><text:span text:style-name="T7">String</text:span></text:span></text:p>
            </table:table-cell>
            <table:table-cell table:style-name="Table6.A3" office:value-type="string">
              <text:p text:style-name="P123"><text:a xlink:type="simple" xlink:href="#r4"><text:span text:style-name="Code2"><text:span text:style-name="T48">SERVICE_COMPONENT</text:span></text:span></text:a></text:p>
              <text:p text:style-name="P125">Manifest header specifying the XML documents within a bundle that contain the bundle's Service Component descriptions.</text:p>
            </table:table-cell>
            <table:table-cell table:style-name="Table6.C3" office:value-type="string">
              <text:p text:style-name="P119"><text:span text:style-name="Page_20_Reference_20_Font"><text:span text:style-name="T7"><text:bookmark-ref text:reference-format="page" text:ref-name="r4">19</text:bookmark-ref></text:span></text:span></text:p>
            </table:table-cell>
          </table:table-row>
        </table:table>
        <text:p text:style-name="P39">Field Detail</text:p>
        <text:p text:style-name="P42"><text:bookmark text:name="r4"/>SERVICE_COMPONENT</text:p>
        <text:p text:style-name="P78"><text:span text:style-name="Code2">public static final String </text:span><text:span text:style-name="Code2"><text:span text:style-name="T57">SERVICE_COMPONENT</text:span></text:span><text:span text:style-name="Code2"> = "Service-Component"</text:span></text:p>
        <text:p text:style-name="P103">Manifest header specifying the XML documents within a bundle that contain the bundle's Service Component descriptions.</text:p>
        <text:p text:style-name="P101"><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27"/>
        <text:p text:style-name="P41"><text:bookmark text:name="r5"/>COMPONENT_NAME</text:p>
        <text:p text:style-name="P78"><text:span text:style-name="Code2">public static final String </text:span><text:span text:style-name="Code2"><text:span text:style-name="T57">COMPONENT_NAME</text:span></text:span><text:span text:style-name="Code2"> = "component.name"</text:span></text:p>
        <text:p text:style-name="P101"><text:soft-page-break/><text:span text:style-name="T24">A component property for a component configuration that contains the name of the component as specifi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e value of this property must be of type </text:span></text:span><text:span text:style-name="Code2">String</text:span><text:span text:style-name="Default_20_Paragraph_20_Font"><text:span text:style-name="T24">.</text:span></text:span></text:p>
        <text:p text:style-name="P127"/>
        <text:p text:style-name="P41"><text:bookmark text:name="r6"/>COMPONENT_ID</text:p>
        <text:p text:style-name="P78"><text:span text:style-name="Code2">public static final String </text:span><text:span text:style-name="Code2"><text:span text:style-name="T57">COMPONENT_ID</text:span></text:span><text:span text:style-name="Code2"> = "component.id"</text:span></text:p>
        <text:p text:style-name="P104"><text:span text:style-name="T24">A component property that contains the generated id for a component configuration. The value of this property must be of type </text:span><text:span text:style-name="Code2">Long</text:span><text:span text:style-name="Default_20_Paragraph_20_Font"><text:span text:style-name="T24">.</text:span></text:span></text:p>
        <text:p text:style-name="P102">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27"/>
        <text:p text:style-name="P41"><text:bookmark text:name="r7"/>COMPONENT_FACTORY</text:p>
        <text:p text:style-name="P78"><text:span text:style-name="Code2">public static final String </text:span><text:span text:style-name="Code2"><text:span text:style-name="T57">COMPONENT_FACTORY</text:span></text:span><text:span text:style-name="Code2"> = "component.factory"</text:span></text:p>
        <text:p text:style-name="P101"><text:span text:style-name="T24">A service registration property for a Component Factory that contains the value of the </text:span><text:span text:style-name="Code2">factory</text:span><text:span text:style-name="Default_20_Paragraph_20_Font"><text:span text:style-name="T24"> attribute. The value of this property must be of type </text:span></text:span><text:span text:style-name="Code2">String</text:span><text:span text:style-name="Default_20_Paragraph_20_Font"><text:span text:style-name="T24">.</text:span></text:span></text:p>
        <text:p text:style-name="P127"/>
        <text:p text:style-name="P41"><text:bookmark text:name="r8"/>REFERENCE_TARGET_SUFFIX</text:p>
        <text:p text:style-name="P78"><text:span text:style-name="Code2">public static final String </text:span><text:span text:style-name="Code2"><text:span text:style-name="T57">REFERENCE_TARGET_SUFFIX</text:span></text:span><text:span text:style-name="Code2"> = ".target"</text:span></text:p>
        <text:p text:style-name="P101"><text:span text:style-name="T24">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4">.</text:span></text:span></text:p>
        <text:p text:style-name="P127"/>
        <text:p text:style-name="P41"><text:bookmark text:name="r9"/>DEACTIVATION_REASON_UNSPECIFIED</text:p>
        <text:p text:style-name="P78"><text:span text:style-name="Code2">public static final int </text:span><text:span text:style-name="Code2"><text:span text:style-name="T57">DEACTIVATION_REASON_UNSPECIFIED</text:span></text:span><text:span text:style-name="Code2"> = 0</text:span></text:p>
        <text:p text:style-name="P102">The reason the component configuration was deactivated is unspecified.</text:p>
        <text:p text:style-name="P105">Since:</text:p>
        <text:p text:style-name="P128">1.1</text:p>
        <text:p text:style-name="P130"/>
        <text:p text:style-name="P41"><text:bookmark text:name="r10"/>DEACTIVATION_REASON_DISABLED</text:p>
        <text:p text:style-name="P78"><text:span text:style-name="Code2">public static final int </text:span><text:span text:style-name="Code2"><text:span text:style-name="T57">DEACTIVATION_REASON_DISABLED</text:span></text:span><text:span text:style-name="Code2"> = 1</text:span></text:p>
        <text:p text:style-name="P102">The component configuration was deactivated because the component was disabled.</text:p>
        <text:p text:style-name="P105">Since:</text:p>
        <text:p text:style-name="P128">1.1</text:p>
        <text:p text:style-name="P130"/>
        <text:p text:style-name="P41"><text:bookmark text:name="r11"/>DEACTIVATION_REASON_REFERENCE</text:p>
        <text:p text:style-name="P78"><text:span text:style-name="Code2">public static final int </text:span><text:span text:style-name="Code2"><text:span text:style-name="T57">DEACTIVATION_REASON_REFERENCE</text:span></text:span><text:span text:style-name="Code2"> = 2</text:span></text:p>
        <text:p text:style-name="P102">The component configuration was deactivated because a reference became unsatisfied.</text:p>
        <text:p text:style-name="P105"><text:soft-page-break/>Since:</text:p>
        <text:p text:style-name="P128">1.1</text:p>
        <text:p text:style-name="P130"/>
        <text:p text:style-name="P41"><text:bookmark text:name="r12"/>DEACTIVATION_REASON_CONFIGURATION_MODIFIED</text:p>
        <text:p text:style-name="P78"><text:span text:style-name="Code2">public static final int </text:span><text:span text:style-name="Code2"><text:span text:style-name="T57">DEACTIVATION_REASON_CONFIGURATION_MODIFIED</text:span></text:span><text:span text:style-name="Code2"> = 3</text:span></text:p>
        <text:p text:style-name="P102">The component configuration was deactivated because its configuration was changed.</text:p>
        <text:p text:style-name="P105">Since:</text:p>
        <text:p text:style-name="P128">1.1</text:p>
        <text:p text:style-name="P130"/>
        <text:p text:style-name="P41"><text:bookmark text:name="r13"/>DEACTIVATION_REASON_CONFIGURATION_DELETED</text:p>
        <text:p text:style-name="P78"><text:span text:style-name="Code2">public static final int </text:span><text:span text:style-name="Code2"><text:span text:style-name="T57">DEACTIVATION_REASON_CONFIGURATION_DELETED</text:span></text:span><text:span text:style-name="Code2"> = 4</text:span></text:p>
        <text:p text:style-name="P102">The component configuration was deactivated because its configuration was deleted.</text:p>
        <text:p text:style-name="P105">Since:</text:p>
        <text:p text:style-name="P128">1.1</text:p>
        <text:p text:style-name="P130"/>
        <text:p text:style-name="P41"><text:bookmark text:name="r14"/>DEACTIVATION_REASON_DISPOSED</text:p>
        <text:p text:style-name="P78"><text:span text:style-name="Code2">public static final int </text:span><text:span text:style-name="Code2"><text:span text:style-name="T57">DEACTIVATION_REASON_DISPOSED</text:span></text:span><text:span text:style-name="Code2"> = 5</text:span></text:p>
        <text:p text:style-name="P102">The component configuration was deactivated because the component was disposed.</text:p>
        <text:p text:style-name="P105">Since:</text:p>
        <text:p text:style-name="P128">1.1</text:p>
        <text:p text:style-name="P130"/>
        <text:p text:style-name="P41"><text:bookmark text:name="r15"/>DEACTIVATION_REASON_BUNDLE_STOPPED</text:p>
        <text:p text:style-name="P78"><text:span text:style-name="Code2">public static final int </text:span><text:span text:style-name="Code2"><text:span text:style-name="T57">DEACTIVATION_REASON_BUNDLE_STOPPED</text:span></text:span><text:span text:style-name="Code2"> = 6</text:span></text:p>
        <text:p text:style-name="P102">The component configuration was deactivated because the bundle was stopped.</text:p>
        <text:p text:style-name="P105">Since:</text:p>
        <text:p text:style-name="P128">1.1</text:p>
        <text:p text:style-name="P45"><text:bookmark text:name="r27"/>Interface ComponentContext</text:p>
        <text:p text:style-name="P111"><text:a xlink:type="simple" xlink:href="#r3"><text:span text:style-name="T46">org.osgi.service.component</text:span></text:a></text:p>
        <text:p text:style-name="P99"/>
        <text:p text:style-name="P114"><text:span text:style-name="Code_20_Small1">@org.osgi.annotation.versioning.ProviderType<text:line-break/></text:span><text:span text:style-name="Code2">public interface </text:span><text:span text:style-name="Code2"><text:span text:style-name="T57">ComponentContext</text:span></text:span></text:p>
        <text:p text:style-name="P109">A Component Context object is used by a component instance to interact with its execution context including locating services by reference name. Each component instance has a unique Component Context.</text:p>
        <text:p text:style-name="P110"><text:span text:style-name="T24">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4"> argument, it will be passed the component instance's Component Context object. If the activate method takes a </text:span></text:span><text:span text:style-name="Code2">BundleContext</text:span><text:span text:style-name="Default_20_Paragraph_20_Font"><text:span text:style-name="T24"> argument, it will be passed the component instance's Bundle Context object. If the activate method takes a </text:span></text:span><text:span text:style-name="Code2">Map</text:span><text:span text:style-name="Default_20_Paragraph_20_Font"><text:span text:style-name="T24"> argument, it will be passed an unmodifiable Map containing the component properties.</text:span></text:span></text:p>
        <text:p text:style-name="P79"><text:span text:style-name="T24">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4"> argument, it will be passed the component instance's Component Context object. If the deactivate method takes a </text:span></text:span><text:span text:style-name="Code2">BundleContext</text:span><text:span text:style-name="Default_20_Paragraph_20_Font"><text:span text:style-name="T24"> argument, it will be passed the component instance's Bundle Context object. If the deactivate method takes a </text:span></text:span><text:span text:style-name="Code2">Map</text:span><text:span text:style-name="Default_20_Paragraph_20_Font"><text:span text:style-name="T24"> argument, it will be passed an unmodifiable Map containing the component properties. If the deactivate method takes an </text:span></text:span><text:span text:style-name="Code2">int</text:span><text:span text:style-name="Default_20_Paragraph_20_Font"><text:span text:style-name="T24"> or </text:span></text:span><text:span text:style-name="Code2">Integer</text:span><text:span text:style-name="Default_20_Paragraph_20_Font"><text:span text:style-name="T24"> argument, it will be passed the reason code for the component instance's deactivation.</text:span></text:span></text:p>
        <text:p text:style-name="P112">ThreadSafe</text:p>
        <text:p text:style-name="P115"/>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16"><text:span text:style-name="Summary_20_Heading_20_Font2"><text:span text:style-name="T7">Method Summary</text:span></text:span></text:p>
            </table:table-cell>
            <table:covered-table-cell/>
            <table:table-cell table:style-name="Table8.A1" office:value-type="string">
              <text:p text:style-name="P117"><text:span text:style-name="Page_20_Reference_20_Font"><text:span text:style-name="T21">Page</text:span></text:span></text:p>
            </table:table-cell>
          </table:table-row>
          <table:table-row table:style-name="Table8.1">
            <table:table-cell table:style-name="Table8.A2" office:value-type="string">
              <text:p text:style-name="P118"><text:span text:style-name="Code_20_Small1"><text:span text:style-name="T7">void</text:span></text:span></text:p>
            </table:table-cell>
            <table:table-cell table:style-name="Table8.A2" office:value-type="string">
              <text:p text:style-name="P123"><text:a xlink:type="simple" xlink:href="#r25"><text:span text:style-name="Code2"><text:span text:style-name="T48">disableComponent</text:span></text:span></text:a><text:span text:style-name="Code2"><text:span text:style-name="T7">(String name)</text:span></text:span></text:p>
              <text:p text:style-name="P125">Disables the specified component name.</text:p>
            </table:table-cell>
            <table:table-cell table:style-name="Table8.C2" office:value-type="string">
              <text:p text:style-name="P119"><text:span text:style-name="Page_20_Reference_20_Font"><text:span text:style-name="T7"><text:bookmark-ref text:reference-format="page" text:ref-name="r25">25</text:bookmark-ref></text:span></text:span></text:p>
            </table:table-cell>
          </table:table-row>
          <table:table-row table:style-name="Table8.1">
            <table:table-cell table:style-name="Table8.A3" office:value-type="string">
              <text:p text:style-name="P118"><text:span text:style-name="Code_20_Small1"><text:span text:style-name="T7">void</text:span></text:span></text:p>
            </table:table-cell>
            <table:table-cell table:style-name="Table8.A3" office:value-type="string">
              <text:p text:style-name="P123"><text:a xlink:type="simple" xlink:href="#r24"><text:span text:style-name="Code2"><text:span text:style-name="T48">enableComponent</text:span></text:span></text:a><text:span text:style-name="Code2"><text:span text:style-name="T7">(String name)</text:span></text:span></text:p>
              <text:p text:style-name="P125">Enables the specified component name.</text:p>
            </table:table-cell>
            <table:table-cell table:style-name="Table8.C3" office:value-type="string">
              <text:p text:style-name="P119"><text:span text:style-name="Page_20_Reference_20_Font"><text:span text:style-name="T7"><text:bookmark-ref text:reference-format="page" text:ref-name="r24">24</text:bookmark-ref></text:span></text:span></text:p>
            </table:table-cell>
          </table:table-row>
          <table:table-row table:style-name="Table8.1">
            <table:table-cell table:style-name="Table8.A3" office:value-type="string">
              <text:p text:style-name="P118"><text:span text:style-name="Code_20_Small1"><text:span text:style-name="T7">org.osgi.framework.BundleContext</text:span></text:span></text:p>
            </table:table-cell>
            <table:table-cell table:style-name="Table8.A3" office:value-type="string">
              <text:p text:style-name="P123"><text:a xlink:type="simple" xlink:href="#r21"><text:span text:style-name="Code2"><text:span text:style-name="T48">getBundleContext</text:span></text:span></text:a><text:span text:style-name="Code2"><text:span text:style-name="T7">()</text:span></text:span></text:p>
              <text:p text:style-name="P124"><text:span text:style-name="T17">Returns the </text:span><text:span text:style-name="Code2"><text:span text:style-name="T7">BundleContext</text:span></text:span><text:span text:style-name="Default_20_Paragraph_20_Font"><text:span text:style-name="T17"> of the bundle which contains this component.</text:span></text:span></text:p>
            </table:table-cell>
            <table:table-cell table:style-name="Table8.C3" office:value-type="string">
              <text:p text:style-name="P119"><text:span text:style-name="Page_20_Reference_20_Font"><text:span text:style-name="T7"><text:bookmark-ref text:reference-format="page" text:ref-name="r21">24</text:bookmark-ref></text:span></text:span></text:p>
            </table:table-cell>
          </table:table-row>
          <table:table-row table:style-name="Table8.1">
            <table:table-cell table:style-name="Table8.A3" office:value-type="string">
              <text:p text:style-name="P120"><text:a xlink:type="simple" xlink:href="#r38"><text:span text:style-name="Code_20_Small1"><text:span text:style-name="T47">ComponentInstance</text:span></text:span></text:a></text:p>
            </table:table-cell>
            <table:table-cell table:style-name="Table8.A3" office:value-type="string">
              <text:p text:style-name="P123"><text:a xlink:type="simple" xlink:href="#r23"><text:span text:style-name="Code2"><text:span text:style-name="T48">getComponentInstance</text:span></text:span></text:a><text:span text:style-name="Code2"><text:span text:style-name="T7">()</text:span></text:span></text:p>
              <text:p text:style-name="P125">Returns the Component Instance object for the component instance associated with this Component Context.</text:p>
            </table:table-cell>
            <table:table-cell table:style-name="Table8.C3" office:value-type="string">
              <text:p text:style-name="P119"><text:span text:style-name="Page_20_Reference_20_Font"><text:span text:style-name="T7"><text:bookmark-ref text:reference-format="page" text:ref-name="r23">24</text:bookmark-ref></text:span></text:span></text:p>
            </table:table-cell>
          </table:table-row>
          <table:table-row table:style-name="Table8.1">
            <table:table-cell table:style-name="Table8.A3" office:value-type="string">
              <text:p text:style-name="P118"><text:span text:style-name="Code_20_Small1"><text:span text:style-name="T7">Dictionary&lt;String,Object&gt;</text:span></text:span></text:p>
            </table:table-cell>
            <table:table-cell table:style-name="Table8.A3" office:value-type="string">
              <text:p text:style-name="P123"><text:a xlink:type="simple" xlink:href="#r17"><text:span text:style-name="Code2"><text:span text:style-name="T48">getProperties</text:span></text:span></text:a><text:span text:style-name="Code2"><text:span text:style-name="T7">()</text:span></text:span></text:p>
              <text:p text:style-name="P125">Returns the component properties for this Component Context.</text:p>
            </table:table-cell>
            <table:table-cell table:style-name="Table8.C3" office:value-type="string">
              <text:p text:style-name="P119"><text:span text:style-name="Page_20_Reference_20_Font"><text:span text:style-name="T7"><text:bookmark-ref text:reference-format="page" text:ref-name="r17">23</text:bookmark-ref></text:span></text:span></text:p>
            </table:table-cell>
          </table:table-row>
          <table:table-row table:style-name="Table8.1">
            <table:table-cell table:style-name="Table8.A3" office:value-type="string">
              <text:p text:style-name="P118"><text:span text:style-name="Code_20_Small1"><text:span text:style-name="T7">org.osgi.framework.ServiceReference&lt;?&gt;</text:span></text:span></text:p>
            </table:table-cell>
            <table:table-cell table:style-name="Table8.A3" office:value-type="string">
              <text:p text:style-name="P123"><text:a xlink:type="simple" xlink:href="#r26"><text:span text:style-name="Code2"><text:span text:style-name="T48">getServiceReference</text:span></text:span></text:a><text:span text:style-name="Code2"><text:span text:style-name="T7">()</text:span></text:span></text:p>
              <text:p text:style-name="P124"><text:span text:style-name="T17">If the component instance is registered as a service using the </text:span><text:span text:style-name="Code2"><text:span text:style-name="T7">service</text:span></text:span><text:span text:style-name="Default_20_Paragraph_20_Font"><text:span text:style-name="T17"> element, then this method returns the service reference of the service provided by this component instance.</text:span></text:span></text:p>
            </table:table-cell>
            <table:table-cell table:style-name="Table8.C3" office:value-type="string">
              <text:p text:style-name="P119"><text:span text:style-name="Page_20_Reference_20_Font"><text:span text:style-name="T7"><text:bookmark-ref text:reference-format="page" text:ref-name="r26">25</text:bookmark-ref></text:span></text:span></text:p>
            </table:table-cell>
          </table:table-row>
          <table:table-row table:style-name="Table8.1">
            <table:table-cell table:style-name="Table8.A3" office:value-type="string">
              <text:p text:style-name="P118"><text:span text:style-name="Code_20_Small1"><text:span text:style-name="T7">org.osgi.framework.Bundle</text:span></text:span></text:p>
            </table:table-cell>
            <table:table-cell table:style-name="Table8.A3" office:value-type="string">
              <text:p text:style-name="P123"><text:a xlink:type="simple" xlink:href="#r22"><text:span text:style-name="Code2"><text:span text:style-name="T48">getUsingBundle</text:span></text:span></text:a><text:span text:style-name="Code2"><text:span text:style-name="T7">()</text:span></text:span></text:p>
              <text:p text:style-name="P124"><text:span text:style-name="T17">If the component instance is registered as a service using the </text:span><text:span text:style-name="Code2"><text:span text:style-name="T7">servicescope="bundle"</text:span></text:span><text:span text:style-name="Default_20_Paragraph_20_Font"><text:span text:style-name="T17"> or </text:span></text:span><text:span text:style-name="Code2"><text:span text:style-name="T7">servicescope="prototype"</text:span></text:span><text:span text:style-name="Default_20_Paragraph_20_Font"><text:span text:style-name="T17"> attribute, then this method returns the bundle using the service provided by the component instance.</text:span></text:span></text:p>
            </table:table-cell>
            <table:table-cell table:style-name="Table8.C3" office:value-type="string">
              <text:p text:style-name="P119"><text:span text:style-name="Page_20_Reference_20_Font"><text:span text:style-name="T7"><text:bookmark-ref text:reference-format="page" text:ref-name="r22">24</text:bookmark-ref></text:span></text:span></text:p>
            </table:table-cell>
          </table:table-row>
          <table:table-row table:style-name="Table8.1">
            <table:table-cell table:style-name="Table8.A3" office:value-type="string">
              <text:p text:style-name="P118"><text:span text:style-name="Code_20_Small1"><text:span text:style-name="T7">Object</text:span></text:span></text:p>
            </table:table-cell>
            <table:table-cell table:style-name="Table8.A3" office:value-type="string">
              <text:p text:style-name="P123"><text:a xlink:type="simple" xlink:href="#r18"><text:span text:style-name="Code2"><text:span text:style-name="T48">locateService</text:span></text:span></text:a><text:span text:style-name="Code2"><text:span text:style-name="T7">(String name)</text:span></text:span></text:p>
              <text:p text:style-name="P125">Returns the service object for the specified reference name.</text:p>
            </table:table-cell>
            <table:table-cell table:style-name="Table8.C3" office:value-type="string">
              <text:p text:style-name="P119"><text:span text:style-name="Page_20_Reference_20_Font"><text:span text:style-name="T7"><text:bookmark-ref text:reference-format="page" text:ref-name="r18">23</text:bookmark-ref></text:span></text:span></text:p>
            </table:table-cell>
          </table:table-row>
          <table:table-row table:style-name="Table8.1">
            <table:table-cell table:style-name="Table8.A3" office:value-type="string">
              <text:p text:style-name="P118"><text:span text:style-name="Code_20_Small1"><text:span text:style-name="T7">Object</text:span></text:span></text:p>
            </table:table-cell>
            <table:table-cell table:style-name="Table8.A3" office:value-type="string">
              <text:p text:style-name="P123"><text:a xlink:type="simple" xlink:href="#r19"><text:span text:style-name="Code2"><text:span text:style-name="T48">locateService</text:span></text:span></text:a><text:span text:style-name="Code2"><text:span text:style-name="T7">(String name, org.osgi.framework.ServiceReference&lt;?&gt; reference)</text:span></text:span></text:p>
              <text:p text:style-name="P124"><text:span text:style-name="T17">Returns the service object for the specified reference name and </text:span><text:span text:style-name="Code2"><text:span text:style-name="T7">ServiceReference</text:span></text:span><text:span text:style-name="Default_20_Paragraph_20_Font"><text:span text:style-name="T17">.</text:span></text:span></text:p>
            </table:table-cell>
            <table:table-cell table:style-name="Table8.C3" office:value-type="string">
              <text:p text:style-name="P119"><text:span text:style-name="Page_20_Reference_20_Font"><text:span text:style-name="T7"><text:bookmark-ref text:reference-format="page" text:ref-name="r19">23</text:bookmark-ref></text:span></text:span></text:p>
            </table:table-cell>
          </table:table-row>
          <table:table-row table:style-name="Table8.1">
            <table:table-cell table:style-name="Table8.A3" office:value-type="string">
              <text:p text:style-name="P118"><text:span text:style-name="Code_20_Small1"><text:span text:style-name="T7">Object[]</text:span></text:span></text:p>
            </table:table-cell>
            <table:table-cell table:style-name="Table8.A3" office:value-type="string">
              <text:p text:style-name="P123"><text:a xlink:type="simple" xlink:href="#r20"><text:span text:style-name="Code2"><text:span text:style-name="T48">locateServices</text:span></text:span></text:a><text:span text:style-name="Code2"><text:span text:style-name="T7">(String name)</text:span></text:span></text:p>
              <text:p text:style-name="P125">Returns the service objects for the specified reference name.</text:p>
            </table:table-cell>
            <table:table-cell table:style-name="Table8.C3" office:value-type="string">
              <text:p text:style-name="P119"><text:span text:style-name="Page_20_Reference_20_Font"><text:span text:style-name="T7"><text:bookmark-ref text:reference-format="page" text:ref-name="r20">23</text:bookmark-ref></text:span></text:span></text:p>
            </table:table-cell>
          </table:table-row>
        </table:table>
        <text:p text:style-name="P39"><text:soft-page-break/>Method Detail</text:p>
        <text:p text:style-name="P42"><text:bookmark text:name="r17"/>getProperties</text:p>
        <text:p text:style-name="P78"><text:span text:style-name="Code2">Dictionary&lt;String,Object&gt; </text:span><text:span text:style-name="Code2"><text:span text:style-name="T57">getProperties</text:span></text:span><text:span text:style-name="Code2">()</text:span></text:p>
        <text:p text:style-name="P102">Returns the component properties for this Component Context.</text:p>
        <text:p text:style-name="P105">Returns:</text:p>
        <text:p text:style-name="P128">The properties for this Component Context. The Dictionary is read only and cannot be modified.</text:p>
        <text:p text:style-name="P130"/>
        <text:p text:style-name="P41"><text:bookmark text:name="r18"/>locateService</text:p>
        <text:p text:style-name="P78"><text:span text:style-name="Code2">Object </text:span><text:span text:style-name="Code2"><text:span text:style-name="T57">locateService</text:span></text:span><text:span text:style-name="Code2">(String name)</text:span></text:p>
        <text:p text:style-name="P103">Returns the service object for the specified reference name.</text:p>
        <text:p text:style-name="P101"><text:span text:style-name="T24">If the cardinality of the reference is </text:span><text:span text:style-name="Code2">0..n</text:span><text:span text:style-name="Default_20_Paragraph_20_Font"><text:span text:style-name="T24"> or </text:span></text:span><text:span text:style-name="Code2">1..n</text:span><text:span text:style-name="Default_20_Paragraph_20_Font"><text:span text:style-name="T24"> and multiple services are bound to the reference, the service with the highest ranking (as specified in its </text:span></text:span><text:span text:style-name="Code2">Constants.SERVICE_RANKING</text:span><text:span text:style-name="Default_20_Paragraph_20_Font"><text:span text:style-name="T24"> property) is returned. If there is a tie in ranking, the service with the lowest service ID (as specified in its </text:span></text:span><text:span text:style-name="Code2">Constants.SERVICE_ID</text:span><text:span text:style-name="Default_20_Paragraph_20_Font"><text:span text:style-name="T24"> property); that is, the service that was registered first is returned.</text:span></text:span></text:p>
        <text:p text:style-name="P105">Parameters:</text:p>
        <text:p text:style-name="P129"><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05">Returns:</text:p>
        <text:p text:style-name="P129"><text:span text:style-name="T24">A service object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text:span></text:span></text:p>
        <text:p text:style-name="P105">Throws:</text:p>
        <text:p text:style-name="P129"><text:a xlink:type="simple" xlink:href="#r33"><text:span text:style-name="Code2"><text:span text:style-name="T47">ComponentException</text:span></text:span></text:a><text:span text:style-name="Default_20_Paragraph_20_Font"><text:span text:style-name="T24"> - If the Service Component Runtime catches an exception while activating the bound service.</text:span></text:span></text:p>
        <text:p text:style-name="P130"/>
        <text:p text:style-name="P41"><text:bookmark text:name="r19"/>locateService</text:p>
        <text:p text:style-name="P78"><text:span text:style-name="Code2">Object </text:span><text:span text:style-name="Code2"><text:span text:style-name="T57">locateService</text:span></text:span><text:span text:style-name="Code2">(String name,<text:line-break/>                     org.osgi.framework.ServiceReference&lt;?&gt; reference)</text:span></text:p>
        <text:p text:style-name="P101"><text:span text:style-name="T24">Returns the service object for the specified reference name and </text:span><text:span text:style-name="Code2">ServiceReference</text:span><text:span text:style-name="Default_20_Paragraph_20_Font"><text:span text:style-name="T24">.</text:span></text:span></text:p>
        <text:p text:style-name="P105">Parameters:</text:p>
        <text:p text:style-name="P129"><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29"><text:span text:style-name="Code2">reference</text:span><text:span text:style-name="Default_20_Paragraph_20_Font"><text:span text:style-name="T24"> - The </text:span></text:span><text:span text:style-name="Code2">ServiceReference</text:span><text:span text:style-name="Default_20_Paragraph_20_Font"><text:span text:style-name="T24"> to a bound service. This must be a </text:span></text:span><text:span text:style-name="Code2">ServiceReference</text:span><text:span text:style-name="Default_20_Paragraph_20_Font"><text:span text:style-name="T24"> provided to the component via the bind or unbind method for the specified reference name.</text:span></text:span></text:p>
        <text:p text:style-name="P105">Returns:</text:p>
        <text:p text:style-name="P129"><text:span text:style-name="T24">A service object for the referenced service or </text:span><text:span text:style-name="Code2">null</text:span><text:span text:style-name="Default_20_Paragraph_20_Font"><text:span text:style-name="T24"> if the specified </text:span></text:span><text:span text:style-name="Code2">ServiceReference</text:span><text:span text:style-name="Default_20_Paragraph_20_Font"><text:span text:style-name="T24"> is not a bound service for the specified reference name.</text:span></text:span></text:p>
        <text:p text:style-name="P105">Throws:</text:p>
        <text:p text:style-name="P129"><text:a xlink:type="simple" xlink:href="#r33"><text:span text:style-name="Code2"><text:span text:style-name="T47">ComponentException</text:span></text:span></text:a><text:span text:style-name="Default_20_Paragraph_20_Font"><text:span text:style-name="T24"> - If the Service Component Runtime catches an exception while activating the bound service.</text:span></text:span></text:p>
        <text:p text:style-name="P130"/>
        <text:p text:style-name="P41"><text:bookmark text:name="r20"/>locateServices</text:p>
        <text:p text:style-name="P78"><text:span text:style-name="Code2">Object[] </text:span><text:span text:style-name="Code2"><text:span text:style-name="T57">locateServices</text:span></text:span><text:span text:style-name="Code2">(String name)</text:span></text:p>
        <text:p text:style-name="P102">Returns the service objects for the specified reference name.</text:p>
        <text:p text:style-name="P105"><text:soft-page-break/>Parameters:</text:p>
        <text:p text:style-name="P129"><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05">Returns:</text:p>
        <text:p text:style-name="P129"><text:span text:style-name="T24">An array of service objects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 If the reference cardinality is </text:span></text:span><text:span text:style-name="Code2">0..1</text:span><text:span text:style-name="Default_20_Paragraph_20_Font"><text:span text:style-name="T24"> or </text:span></text:span><text:span text:style-name="Code2">1..1</text:span><text:span text:style-name="Default_20_Paragraph_20_Font"><text:span text:style-name="T24"> and a bound service is available, the array will have exactly one element.</text:span></text:span></text:p>
        <text:p text:style-name="P105">Throws:</text:p>
        <text:p text:style-name="P129"><text:a xlink:type="simple" xlink:href="#r33"><text:span text:style-name="Code2"><text:span text:style-name="T47">ComponentException</text:span></text:span></text:a><text:span text:style-name="Default_20_Paragraph_20_Font"><text:span text:style-name="T24"> - If the Service Component Runtime catches an exception while activating a bound service.</text:span></text:span></text:p>
        <text:p text:style-name="P130"/>
        <text:p text:style-name="P41"><text:bookmark text:name="r21"/>getBundleContext</text:p>
        <text:p text:style-name="P78"><text:span text:style-name="Code2">org.osgi.framework.BundleContext </text:span><text:span text:style-name="Code2"><text:span text:style-name="T57">getBundleContext</text:span></text:span><text:span text:style-name="Code2">()</text:span></text:p>
        <text:p text:style-name="P101"><text:span text:style-name="T24">Returns the </text:span><text:span text:style-name="Code2">BundleContext</text:span><text:span text:style-name="Default_20_Paragraph_20_Font"><text:span text:style-name="T24"> of the bundle which contains this component.</text:span></text:span></text:p>
        <text:p text:style-name="P105">Returns:</text:p>
        <text:p text:style-name="P129"><text:span text:style-name="T24">The </text:span><text:span text:style-name="Code2">BundleContext</text:span><text:span text:style-name="Default_20_Paragraph_20_Font"><text:span text:style-name="T24"> of the bundle containing this component.</text:span></text:span></text:p>
        <text:p text:style-name="P130"/>
        <text:p text:style-name="P41"><text:bookmark text:name="r22"/>getUsingBundle</text:p>
        <text:p text:style-name="P78"><text:span text:style-name="Code2">org.osgi.framework.Bundle </text:span><text:span text:style-name="Code2"><text:span text:style-name="T57">getUsingBundle</text:span></text:span><text:span text:style-name="Code2">()</text:span></text:p>
        <text:p text:style-name="P104"><text:span text:style-name="T24">If the component instance is registered as a service using the </text:span><text:span text:style-name="Code2">servicescope="bundle"</text:span><text:span text:style-name="Default_20_Paragraph_20_Font"><text:span text:style-name="T24"> or </text:span></text:span><text:span text:style-name="Code2">servicescope="prototype"</text:span><text:span text:style-name="Default_20_Paragraph_20_Font"><text:span text:style-name="T24"> attribute, then this method returns the bundle using the service provided by the component instance.</text:span></text:span></text:p>
        <text:p text:style-name="P104"><text:span text:style-name="T24">This method will return </text:span><text:span text:style-name="Code2">null</text:span><text:span text:style-name="Default_20_Paragraph_20_Font"><text:span text:style-name="T24"> if:</text:span></text:span></text:p>
        <text:list xml:id="list7428294366250043921" text:style-name="RTF_5f_Num_20_2">
          <text:list-item>
            <text:p text:style-name="P74">The component instance is not a service, then no bundle can be using it as a service.</text:p>
          </text:list-item>
          <text:list-item>
            <text:p text:style-name="P75"><text:span text:style-name="T17">The component instance is a service but did not specify the </text:span><text:span text:style-name="Code2"><text:span text:style-name="T7">servicescope="bundle"</text:span></text:span><text:span text:style-name="Default_20_Paragraph_20_Font"><text:span text:style-name="T17"> or </text:span></text:span><text:span text:style-name="Code2"><text:span text:style-name="T7">servicescope="prototype"</text:span></text:span><text:span text:style-name="Default_20_Paragraph_20_Font"><text:span text:style-name="T17"> attribute, then all bundles using the service provided by the component instance will share the same component instance.</text:span></text:span></text:p>
          </text:list-item>
          <text:list-item>
            <text:p text:style-name="P76">The service provided by the component instance is not currently being used by any bundle.</text:p>
          </text:list-item>
        </text:list>
        <text:p text:style-name="P105">Returns:</text:p>
        <text:p text:style-name="P129"><text:span text:style-name="T24">The bundle using the component instance as a service or </text:span><text:span text:style-name="Code2">null</text:span><text:span text:style-name="Default_20_Paragraph_20_Font"><text:span text:style-name="T24">.</text:span></text:span></text:p>
        <text:p text:style-name="P130"/>
        <text:p text:style-name="P41"><text:bookmark text:name="r23"/>getComponentInstance</text:p>
        <text:p text:style-name="P78"><text:a xlink:type="simple" xlink:href="#r38"><text:span text:style-name="Code2"><text:span text:style-name="T47">ComponentInstance</text:span></text:span></text:a><text:span text:style-name="Code2"> </text:span><text:span text:style-name="Code2"><text:span text:style-name="T57">getComponentInstance</text:span></text:span><text:span text:style-name="Code2">()</text:span></text:p>
        <text:p text:style-name="P102">Returns the Component Instance object for the component instance associated with this Component Context.</text:p>
        <text:p text:style-name="P105">Returns:</text:p>
        <text:p text:style-name="P128">The Component Instance object for the component instance.</text:p>
        <text:p text:style-name="P130"/>
        <text:p text:style-name="P41"><text:bookmark text:name="r24"/>enableComponent</text:p>
        <text:p text:style-name="P78"><text:span text:style-name="Code2">void </text:span><text:span text:style-name="Code2"><text:span text:style-name="T57">enableComponent</text:span></text:span><text:span text:style-name="Code2">(String name)</text:span></text:p>
        <text:p text:style-name="P102">Enables the specified component name. The specified component name must be in the same bundle as this component.</text:p>
        <text:p text:style-name="P105">Parameters:</text:p>
        <text:p text:style-name="P129"><text:span text:style-name="Code2">name</text:span><text:span text:style-name="Default_20_Paragraph_20_Font"><text:span text:style-name="T24"> - The name of a component or </text:span></text:span><text:span text:style-name="Code2">null</text:span><text:span text:style-name="Default_20_Paragraph_20_Font"><text:span text:style-name="T24"> to indicate all components in the bundle.</text:span></text:span></text:p>
        <text:p text:style-name="P130"><text:soft-page-break/></text:p>
        <text:p text:style-name="P41"><text:bookmark text:name="r25"/>disableComponent</text:p>
        <text:p text:style-name="P78"><text:span text:style-name="Code2">void </text:span><text:span text:style-name="Code2"><text:span text:style-name="T57">disableComponent</text:span></text:span><text:span text:style-name="Code2">(String name)</text:span></text:p>
        <text:p text:style-name="P102">Disables the specified component name. The specified component name must be in the same bundle as this component.</text:p>
        <text:p text:style-name="P105">Parameters:</text:p>
        <text:p text:style-name="P129"><text:span text:style-name="Code2">name</text:span><text:span text:style-name="Default_20_Paragraph_20_Font"><text:span text:style-name="T24"> - The name of a component.</text:span></text:span></text:p>
        <text:p text:style-name="P130"/>
        <text:p text:style-name="P41"><text:bookmark text:name="r26"/>getServiceReference</text:p>
        <text:p text:style-name="P78"><text:span text:style-name="Code2">org.osgi.framework.ServiceReference&lt;?&gt; </text:span><text:span text:style-name="Code2"><text:span text:style-name="T57">getServiceReference</text:span></text:span><text:span text:style-name="Code2">()</text:span></text:p>
        <text:p text:style-name="P104"><text:span text:style-name="T24">If the component instance is registered as a service using the </text:span><text:span text:style-name="Code2">service</text:span><text:span text:style-name="Default_20_Paragraph_20_Font"><text:span text:style-name="T24"> element, then this method returns the service reference of the service provided by this component instance.</text:span></text:span></text:p>
        <text:p text:style-name="P101"><text:span text:style-name="T24">This method will return </text:span><text:span text:style-name="Code2">null</text:span><text:span text:style-name="Default_20_Paragraph_20_Font"><text:span text:style-name="T24"> if the component instance is not registered as a service.</text:span></text:span></text:p>
        <text:p text:style-name="P105">Returns:</text:p>
        <text:p text:style-name="P129"><text:span text:style-name="T24">The </text:span><text:span text:style-name="Code2">ServiceReference</text:span><text:span text:style-name="Default_20_Paragraph_20_Font"><text:span text:style-name="T24"> object for the component instance or </text:span></text:span><text:span text:style-name="Code2">null</text:span><text:span text:style-name="Default_20_Paragraph_20_Font"><text:span text:style-name="T24"> if the component instance is not registered as a service.</text:span></text:span></text:p>
        <text:p text:style-name="P46"><text:bookmark text:name="r33"/>Class ComponentException</text:p>
        <text:p text:style-name="P111"><text:a xlink:type="simple" xlink:href="#r3"><text:span text:style-name="T46">org.osgi.service.component</text:span></text:a></text:p>
        <text:p text:style-name="P100"><text:span text:style-name="Code2">java.lang.Object</text:span></text:p>
        <text:p text:style-name="P113"><text:span text:style-name="Code2">  </text:span><text:span text:style-name="Code2"><draw:frame draw:style-name="fr3" text:anchor-type="as-char" svg:width="0.1563in" svg:height="0.1457in" draw:z-index="17"><draw:image xlink:href="Pictures/100002000000000F0000000E443DCD33.png" xlink:type="simple" xlink:show="embed" xlink:actuate="onLoad"/></draw:frame></text:span><text:span text:style-name="Code2">java.lang.Throwable</text:span></text:p>
        <text:p text:style-name="P113"><text:span text:style-name="Code2">      </text:span><text:span text:style-name="Code2"><draw:frame draw:style-name="fr3" draw:name="graphics2" text:anchor-type="as-char" svg:width="0.1563in" svg:height="0.1457in" draw:z-index="18"><draw:image xlink:href="Pictures/100002000000000F0000000E443DCD33.png" xlink:type="simple" xlink:show="embed" xlink:actuate="onLoad"/></draw:frame></text:span><text:span text:style-name="Code2">java.lang.Exception</text:span></text:p>
        <text:p text:style-name="P113"><text:span text:style-name="Code2">          </text:span><text:span text:style-name="Code2"><draw:frame draw:style-name="fr3" draw:name="graphics4" text:anchor-type="as-char" svg:width="0.1563in" svg:height="0.1457in" draw:z-index="19"><draw:image xlink:href="Pictures/100002000000000F0000000E443DCD33.png" xlink:type="simple" xlink:show="embed" xlink:actuate="onLoad"/></draw:frame></text:span><text:span text:style-name="Code2">java.lang.RuntimeException</text:span></text:p>
        <text:p text:style-name="P73"><text:span text:style-name="Code2">              </text:span><text:span text:style-name="Code2"><draw:frame draw:style-name="fr3" draw:name="graphics5" text:anchor-type="as-char" svg:width="0.1563in" svg:height="0.1457in" draw:z-index="20"><draw:image xlink:href="Pictures/100002000000000F0000000E443DCD33.png" xlink:type="simple" xlink:show="embed" xlink:actuate="onLoad"/></draw:frame></text:span><text:span text:style-name="Code2"><text:span text:style-name="T57">org.osgi.service.component.ComponentException</text:span></text:span></text:p>
        <text:p text:style-name="P43">All Implemented Interfaces:</text:p>
        <text:p text:style-name="P106">Serializable</text:p>
        <text:p text:style-name="P99"/>
        <text:p text:style-name="P131"><text:span text:style-name="Code2">public class </text:span><text:span text:style-name="Code2"><text:span text:style-name="T57">ComponentException</text:span></text:span></text:p>
        <text:p text:style-name="P78"><text:span text:style-name="Code2">extends RuntimeException</text:span></text:p>
        <text:p text:style-name="P72">Unchecked exception which may be thrown by the Service Component Runtime.</text:p>
        <text:p text:style-name="P115"/>
        <table:table table:name="Table10" table:style-name="Table10">
          <table:table-column table:style-name="Table10.A"/>
          <table:table-column table:style-name="Table10.B"/>
          <table:table-row table:style-name="Table10.1">
            <table:table-cell table:style-name="Table10.A1" office:value-type="string">
              <text:p text:style-name="P116"><text:span text:style-name="Summary_20_Heading_20_Font2"><text:span text:style-name="T7">Constructor Summary</text:span></text:span></text:p>
            </table:table-cell>
            <table:table-cell table:style-name="Table10.A1" office:value-type="string">
              <text:p text:style-name="P117"><text:span text:style-name="Page_20_Reference_20_Font"><text:span text:style-name="T21">Page</text:span></text:span></text:p>
            </table:table-cell>
          </table:table-row>
          <table:table-row table:style-name="Table10.1">
            <table:table-cell table:style-name="Table10.A2" office:value-type="string">
              <text:p text:style-name="P123"><text:a xlink:type="simple" xlink:href="#r29"><text:span text:style-name="Code2"><text:span text:style-name="T48">ComponentException</text:span></text:span></text:a><text:span text:style-name="Code2"><text:span text:style-name="T7">(String message)</text:span></text:span></text:p>
              <text:p text:style-name="P125">Construct a new ComponentException with the specified message.</text:p>
            </table:table-cell>
            <table:table-cell table:style-name="Table10.B2" office:value-type="string">
              <text:p text:style-name="P119"><text:span text:style-name="Page_20_Reference_20_Font"><text:span text:style-name="T7"><text:bookmark-ref text:reference-format="page" text:ref-name="r29">26</text:bookmark-ref></text:span></text:span></text:p>
            </table:table-cell>
          </table:table-row>
          <table:table-row table:style-name="Table10.1">
            <table:table-cell table:style-name="Table10.A3" office:value-type="string">
              <text:p text:style-name="P123"><text:a xlink:type="simple" xlink:href="#r28"><text:span text:style-name="Code2"><text:span text:style-name="T48">ComponentException</text:span></text:span></text:a><text:span text:style-name="Code2"><text:span text:style-name="T7">(String message, Throwable cause)</text:span></text:span></text:p>
              <text:p text:style-name="P125">Construct a new ComponentException with the specified message and cause.</text:p>
            </table:table-cell>
            <table:table-cell table:style-name="Table10.B3" office:value-type="string">
              <text:p text:style-name="P119"><text:span text:style-name="Page_20_Reference_20_Font"><text:span text:style-name="T7"><text:bookmark-ref text:reference-format="page" text:ref-name="r28">26</text:bookmark-ref></text:span></text:span></text:p>
            </table:table-cell>
          </table:table-row>
          <table:table-row table:style-name="Table10.1">
            <table:table-cell table:style-name="Table10.A3" office:value-type="string">
              <text:p text:style-name="P123"><text:a xlink:type="simple" xlink:href="#r30"><text:span text:style-name="Code2"><text:span text:style-name="T48">ComponentException</text:span></text:span></text:a><text:span text:style-name="Code2"><text:span text:style-name="T7">(Throwable cause)</text:span></text:span></text:p>
              <text:p text:style-name="P125">Construct a new ComponentException with the specified cause.</text:p>
            </table:table-cell>
            <table:table-cell table:style-name="Table10.B3" office:value-type="string">
              <text:p text:style-name="P119"><text:span text:style-name="Page_20_Reference_20_Font"><text:span text:style-name="T7"><text:bookmark-ref text:reference-format="page" text:ref-name="r30">27</text:bookmark-ref></text:span></text:span></text:p>
            </table:table-cell>
          </table:table-row>
        </table:table>
        <text:p text:style-name="P7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6"><text:span text:style-name="Summary_20_Heading_20_Font2"><text:span text:style-name="T7">Method Summary</text:span></text:span></text:p>
            </table:table-cell>
            <table:covered-table-cell/>
            <table:table-cell table:style-name="Table11.A1" office:value-type="string">
              <text:p text:style-name="P117"><text:span text:style-name="Page_20_Reference_20_Font"><text:span text:style-name="T21">Page</text:span></text:span></text:p>
            </table:table-cell>
          </table:table-row>
          <table:table-row table:style-name="Table11.1">
            <table:table-cell table:style-name="Table11.A2" office:value-type="string">
              <text:p text:style-name="P118"><text:span text:style-name="Code_20_Small1"><text:span text:style-name="T7">Throwable</text:span></text:span></text:p>
            </table:table-cell>
            <table:table-cell table:style-name="Table11.A2" office:value-type="string">
              <text:p text:style-name="P123"><text:a xlink:type="simple" xlink:href="#r31"><text:span text:style-name="Code2"><text:span text:style-name="T48">getCause</text:span></text:span></text:a><text:span text:style-name="Code2"><text:span text:style-name="T7">()</text:span></text:span></text:p>
              <text:p text:style-name="P124"><text:span text:style-name="T17">Returns the cause of this exception or </text:span><text:span text:style-name="Code2"><text:span text:style-name="T7">null</text:span></text:span><text:span text:style-name="Default_20_Paragraph_20_Font"><text:span text:style-name="T17"> if no cause was set.</text:span></text:span></text:p>
            </table:table-cell>
            <table:table-cell table:style-name="Table11.C2" office:value-type="string">
              <text:p text:style-name="P119"><text:span text:style-name="Page_20_Reference_20_Font"><text:span text:style-name="T7"><text:bookmark-ref text:reference-format="page" text:ref-name="r31">27</text:bookmark-ref></text:span></text:span></text:p>
            </table:table-cell>
          </table:table-row>
          <table:table-row table:style-name="Table11.1">
            <table:table-cell table:style-name="Table11.A3" office:value-type="string">
              <text:p text:style-name="P118"><text:span text:style-name="Code_20_Small1"><text:span text:style-name="T7">Throwable</text:span></text:span></text:p>
            </table:table-cell>
            <table:table-cell table:style-name="Table11.A3" office:value-type="string">
              <text:p text:style-name="P123"><text:a xlink:type="simple" xlink:href="#r32"><text:span text:style-name="Code2"><text:span text:style-name="T48">initCause</text:span></text:span></text:a><text:span text:style-name="Code2"><text:span text:style-name="T7">(Throwable cause)</text:span></text:span></text:p>
              <text:p text:style-name="P125">Initializes the cause of this exception to the specified value.</text:p>
            </table:table-cell>
            <table:table-cell table:style-name="Table11.C3" office:value-type="string">
              <text:p text:style-name="P119"><text:span text:style-name="Page_20_Reference_20_Font"><text:span text:style-name="T7"><text:bookmark-ref text:reference-format="page" text:ref-name="r32">27</text:bookmark-ref></text:span></text:span></text:p>
            </table:table-cell>
          </table:table-row>
        </table:table>
        <text:p text:style-name="P39">Constructor Detail</text:p>
        <text:p text:style-name="P42"><text:bookmark text:name="r28"/>ComponentException</text:p>
        <text:p text:style-name="P78"><text:span text:style-name="Code2">public </text:span><text:span text:style-name="Code2"><text:span text:style-name="T57">ComponentException</text:span></text:span><text:span text:style-name="Code2">(String message,<text:line-break/>                          Throwable cause)</text:span></text:p>
        <text:p text:style-name="P102">Construct a new ComponentException with the specified message and cause.</text:p>
        <text:p text:style-name="P105">Parameters:</text:p>
        <text:p text:style-name="P129"><text:span text:style-name="Code2">message</text:span><text:span text:style-name="Default_20_Paragraph_20_Font"><text:span text:style-name="T24"> - The message for the exception.</text:span></text:span></text:p>
        <text:p text:style-name="P129"><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30"/>
        <text:p text:style-name="P41"><text:bookmark text:name="r29"/>ComponentException</text:p>
        <text:p text:style-name="P78"><text:span text:style-name="Code2">public </text:span><text:span text:style-name="Code2"><text:span text:style-name="T57">ComponentException</text:span></text:span><text:span text:style-name="Code2">(String message)</text:span></text:p>
        <text:p text:style-name="P102">Construct a new ComponentException with the specified message.</text:p>
        <text:p text:style-name="P105">Parameters:</text:p>
        <text:p text:style-name="P129"><text:span text:style-name="Code2">message</text:span><text:span text:style-name="Default_20_Paragraph_20_Font"><text:span text:style-name="T24"> - The message for the exception.</text:span></text:span></text:p>
        <text:p text:style-name="P130"><text:soft-page-break/></text:p>
        <text:p text:style-name="P41"><text:bookmark text:name="r30"/>ComponentException</text:p>
        <text:p text:style-name="P78"><text:span text:style-name="Code2">public </text:span><text:span text:style-name="Code2"><text:span text:style-name="T57">ComponentException</text:span></text:span><text:span text:style-name="Code2">(Throwable cause)</text:span></text:p>
        <text:p text:style-name="P102">Construct a new ComponentException with the specified cause.</text:p>
        <text:p text:style-name="P105">Parameters:</text:p>
        <text:p text:style-name="P129"><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39">Method Detail</text:p>
        <text:p text:style-name="P42"><text:bookmark text:name="r31"/>getCause</text:p>
        <text:p text:style-name="P78"><text:span text:style-name="Code2">public Throwable </text:span><text:span text:style-name="Code2"><text:span text:style-name="T57">getCause</text:span></text:span><text:span text:style-name="Code2">()</text:span></text:p>
        <text:p text:style-name="P101"><text:span text:style-name="T24">Returns the cause of this exception or </text:span><text:span text:style-name="Code2">null</text:span><text:span text:style-name="Default_20_Paragraph_20_Font"><text:span text:style-name="T24"> if no cause was set.</text:span></text:span></text:p>
        <text:p text:style-name="P105">Overrides:</text:p>
        <text:p text:style-name="P129"><text:span text:style-name="Code2">getCause</text:span><text:span text:style-name="Default_20_Paragraph_20_Font"><text:span text:style-name="T24"> in class </text:span></text:span><text:span text:style-name="Code2">Throwable</text:span></text:p>
        <text:p text:style-name="P105">Returns:</text:p>
        <text:p text:style-name="P129"><text:span text:style-name="T24">The cause of this exception or </text:span><text:span text:style-name="Code2">null</text:span><text:span text:style-name="Default_20_Paragraph_20_Font"><text:span text:style-name="T24"> if no cause was set.</text:span></text:span></text:p>
        <text:p text:style-name="P130"/>
        <text:p text:style-name="P41"><text:bookmark text:name="r32"/>initCause</text:p>
        <text:p text:style-name="P78"><text:span text:style-name="Code2">public Throwable </text:span><text:span text:style-name="Code2"><text:span text:style-name="T57">initCause</text:span></text:span><text:span text:style-name="Code2">(Throwable cause)</text:span></text:p>
        <text:p text:style-name="P102">Initializes the cause of this exception to the specified value.</text:p>
        <text:p text:style-name="P105">Overrides:</text:p>
        <text:p text:style-name="P129"><text:span text:style-name="Code2">initCause</text:span><text:span text:style-name="Default_20_Paragraph_20_Font"><text:span text:style-name="T24"> in class </text:span></text:span><text:span text:style-name="Code2">Throwable</text:span></text:p>
        <text:p text:style-name="P105">Parameters:</text:p>
        <text:p text:style-name="P129"><text:span text:style-name="Code2">cause</text:span><text:span text:style-name="Default_20_Paragraph_20_Font"><text:span text:style-name="T24"> - The cause of this exception.</text:span></text:span></text:p>
        <text:p text:style-name="P105">Returns:</text:p>
        <text:p text:style-name="P128">This exception.</text:p>
        <text:p text:style-name="P105">Throws:</text:p>
        <text:p text:style-name="P129"><text:span text:style-name="Code2">IllegalArgumentException</text:span><text:span text:style-name="Default_20_Paragraph_20_Font"><text:span text:style-name="T24"> - If the specified cause is this exception.</text:span></text:span></text:p>
        <text:p text:style-name="P129"><text:span text:style-name="Code2">IllegalStateException</text:span><text:span text:style-name="Default_20_Paragraph_20_Font"><text:span text:style-name="T24"> - If the cause of this exception has already been set.</text:span></text:span></text:p>
        <text:p text:style-name="P47"><text:bookmark text:name="r35"/>Interface ComponentFactory</text:p>
        <text:p text:style-name="P111"><text:a xlink:type="simple" xlink:href="#r3"><text:span text:style-name="T46">org.osgi.service.component</text:span></text:a></text:p>
        <text:p text:style-name="P99"/>
        <text:p text:style-name="P114"><text:span text:style-name="Code_20_Small1">@org.osgi.annotation.versioning.ProviderType<text:line-break/></text:span><text:span text:style-name="Code2">public interface </text:span><text:span text:style-name="Code2"><text:span text:style-name="T57">ComponentFactory</text:span></text:span></text:p>
        <text:p text:style-name="P79"><text:span text:style-name="T24">When a component is declared with the </text:span><text:span text:style-name="Code2">factory</text:span><text:span text:style-name="Default_20_Paragraph_20_Font"><text:span text:style-name="T24"> attribute on its </text:span></text:span><text:span text:style-name="Code2">component</text:span><text:span text:style-name="Default_20_Paragraph_20_Font"><text:span text:style-name="T24"> element, the Service Component Runtime will register a Component Factory service to allow new component configurations to be created and activated rather than automatically creating and activating component configuration as necessary.</text:span></text:span></text:p>
        <text:p text:style-name="P112">ThreadSafe</text:p>
        <text:p text:style-name="P11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6"><text:span text:style-name="Summary_20_Heading_20_Font2"><text:span text:style-name="T7">Method Summary</text:span></text:span></text:p>
            </table:table-cell>
            <table:covered-table-cell/>
            <table:table-cell table:style-name="Table13.A1" office:value-type="string">
              <text:p text:style-name="P117"><text:span text:style-name="Page_20_Reference_20_Font"><text:span text:style-name="T21">Page</text:span></text:span></text:p>
            </table:table-cell>
          </table:table-row>
          <table:table-row table:style-name="Table13.1">
            <table:table-cell table:style-name="Table13.A2" office:value-type="string">
              <text:p text:style-name="P120"><text:a xlink:type="simple" xlink:href="#r38"><text:span text:style-name="Code_20_Small1"><text:span text:style-name="T47">ComponentInstance</text:span></text:span></text:a></text:p>
            </table:table-cell>
            <table:table-cell table:style-name="Table13.A2" office:value-type="string">
              <text:p text:style-name="P123"><text:a xlink:type="simple" xlink:href="#r34"><text:span text:style-name="Code2"><text:span text:style-name="T48">newInstance</text:span></text:span></text:a><text:span text:style-name="Code2"><text:span text:style-name="T7">(Dictionary&lt;String,?&gt; properties)</text:span></text:span></text:p>
              <text:p text:style-name="P125">Create and activate a new component configuration.</text:p>
            </table:table-cell>
            <table:table-cell table:style-name="Table13.C2" office:value-type="string">
              <text:p text:style-name="P119"><text:span text:style-name="Page_20_Reference_20_Font"><text:span text:style-name="T7"><text:bookmark-ref text:reference-format="page" text:ref-name="r34">28</text:bookmark-ref></text:span></text:span></text:p>
            </table:table-cell>
          </table:table-row>
        </table:table>
        <text:p text:style-name="P39">Method Detail</text:p>
        <text:p text:style-name="P42"><text:bookmark text:name="r34"/>newInstance</text:p>
        <text:p text:style-name="P78"><text:a xlink:type="simple" xlink:href="#r38"><text:span text:style-name="Code2"><text:span text:style-name="T47">ComponentInstance</text:span></text:span></text:a><text:span text:style-name="Code2"> </text:span><text:span text:style-name="Code2"><text:span text:style-name="T57">newInstance</text:span></text:span><text:span text:style-name="Code2">(Dictionary&lt;String,?&gt; properties)</text:span></text:p>
        <text:p text:style-name="P102">Create and activate a new component configuration. Additional properties may be provided for the component configuration.</text:p>
        <text:p text:style-name="P105">Parameters:</text:p>
        <text:p text:style-name="P129"><text:span text:style-name="Code2">properties</text:span><text:span text:style-name="Default_20_Paragraph_20_Font"><text:span text:style-name="T24"> - Additional properties for the component configuration or </text:span></text:span><text:span text:style-name="Code2">null</text:span><text:span text:style-name="Default_20_Paragraph_20_Font"><text:span text:style-name="T24"> if there are no additional properties.</text:span></text:span></text:p>
        <text:p text:style-name="P105">Returns:</text:p>
        <text:p text:style-name="P129"><text:span text:style-name="T24">A </text:span><text:span text:style-name="Code2">ComponentInstance</text:span><text:span text:style-name="Default_20_Paragraph_20_Font"><text:span text:style-name="T24">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4"> element, the component instance has been registered as a service.</text:span></text:span></text:p>
        <text:p text:style-name="P105">Throws:</text:p>
        <text:p text:style-name="P129"><text:a xlink:type="simple" xlink:href="#r33"><text:span text:style-name="Code2"><text:span text:style-name="T47">ComponentException</text:span></text:span></text:a><text:span text:style-name="Default_20_Paragraph_20_Font"><text:span text:style-name="T24"> - If the Service Component Runtime is unable to activate the component configuration.</text:span></text:span></text:p>
        <text:p text:style-name="P48"><text:bookmark text:name="r38"/>Interface ComponentInstance</text:p>
        <text:p text:style-name="P111"><text:a xlink:type="simple" xlink:href="#r3"><text:span text:style-name="T46">org.osgi.service.component</text:span></text:a></text:p>
        <text:p text:style-name="P99"/>
        <text:p text:style-name="P114"><text:span text:style-name="Code_20_Small1">@org.osgi.annotation.versioning.ProviderType<text:line-break/></text:span><text:span text:style-name="Code2">public interface </text:span><text:span text:style-name="Code2"><text:span text:style-name="T57">ComponentInstance</text:span></text:span></text:p>
        <text:p text:style-name="P109">A ComponentInstance encapsulates a component instance of an activated component configuration. ComponentInstances are created whenever a component configuration is activated.</text:p>
        <text:p text:style-name="P80">ComponentInstances are never reused. A new ComponentInstance object will be created when the component configuration is activated again.</text:p>
        <text:p text:style-name="P112">ThreadSafe</text:p>
        <text:p text:style-name="P11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6"><text:span text:style-name="Summary_20_Heading_20_Font2"><text:span text:style-name="T7">Method Summary</text:span></text:span></text:p>
            </table:table-cell>
            <table:covered-table-cell/>
            <table:table-cell table:style-name="Table15.A1" office:value-type="string">
              <text:p text:style-name="P117"><text:span text:style-name="Page_20_Reference_20_Font"><text:span text:style-name="T21">Page</text:span></text:span></text:p>
            </table:table-cell>
          </table:table-row>
          <table:table-row table:style-name="Table15.1">
            <table:table-cell table:style-name="Table15.A2" office:value-type="string">
              <text:p text:style-name="P118"><text:span text:style-name="Code_20_Small1"><text:span text:style-name="T7">void</text:span></text:span></text:p>
            </table:table-cell>
            <table:table-cell table:style-name="Table15.A2" office:value-type="string">
              <text:p text:style-name="P123"><text:a xlink:type="simple" xlink:href="#r36"><text:span text:style-name="Code2"><text:span text:style-name="T48">dispose</text:span></text:span></text:a><text:span text:style-name="Code2"><text:span text:style-name="T7">()</text:span></text:span></text:p>
              <text:p text:style-name="P125">Dispose of the component configuration for this component instance.</text:p>
            </table:table-cell>
            <table:table-cell table:style-name="Table15.C2" office:value-type="string">
              <text:p text:style-name="P119"><text:span text:style-name="Page_20_Reference_20_Font"><text:span text:style-name="T7"><text:bookmark-ref text:reference-format="page" text:ref-name="r36">29</text:bookmark-ref></text:span></text:span></text:p>
            </table:table-cell>
          </table:table-row>
          <table:table-row table:style-name="Table15.1">
            <table:table-cell table:style-name="Table15.A3" office:value-type="string">
              <text:p text:style-name="P118"><text:span text:style-name="Code_20_Small1"><text:span text:style-name="T7">Object</text:span></text:span></text:p>
            </table:table-cell>
            <table:table-cell table:style-name="Table15.A3" office:value-type="string">
              <text:p text:style-name="P123"><text:a xlink:type="simple" xlink:href="#r37"><text:span text:style-name="Code2"><text:span text:style-name="T48">getInstance</text:span></text:span></text:a><text:span text:style-name="Code2"><text:span text:style-name="T7">()</text:span></text:span></text:p>
              <text:p text:style-name="P125">Returns the component instance of the activated component configuration.</text:p>
            </table:table-cell>
            <table:table-cell table:style-name="Table15.C3" office:value-type="string">
              <text:p text:style-name="P119"><text:span text:style-name="Page_20_Reference_20_Font"><text:span text:style-name="T7"><text:bookmark-ref text:reference-format="page" text:ref-name="r37">29</text:bookmark-ref></text:span></text:span></text:p>
            </table:table-cell>
          </table:table-row>
        </table:table>
        <text:p text:style-name="P39">Method Detail</text:p>
        <text:p text:style-name="P42"><text:bookmark text:name="r36"/>dispose</text:p>
        <text:p text:style-name="P78"><text:span text:style-name="Code2">void </text:span><text:span text:style-name="Code2"><text:span text:style-name="T57">dispose</text:span></text:span><text:span text:style-name="Code2">()</text:span></text:p>
        <text:p text:style-name="P102">Dispose of the component configuration for this component instance. The component configuration will be deactivated. If the component configuration has already been deactivated, this method does nothing.</text:p>
        <text:p text:style-name="P127"/>
        <text:p text:style-name="P41"><text:bookmark text:name="r37"/>getInstance</text:p>
        <text:p text:style-name="P78"><text:span text:style-name="Code2">Object </text:span><text:span text:style-name="Code2"><text:span text:style-name="T57">getInstance</text:span></text:span><text:span text:style-name="Code2">()</text:span></text:p>
        <text:p text:style-name="P102">Returns the component instance of the activated component configuration.</text:p>
        <text:p text:style-name="P105">Returns:</text:p>
        <text:p text:style-name="P129"><text:span text:style-name="T24">The component instance or </text:span><text:span text:style-name="Code2">null</text:span><text:span text:style-name="Default_20_Paragraph_20_Font"><text:span text:style-name="T24"> if the component configuration has been deactivated.</text:span></text:span></text:p>
        <text:p text:style-name="P66"><text:bookmark text:name="r40"/>Package org.osgi.service.component.annotations</text:p>
        <text:p text:style-name="P96"><text:span text:style-name="Code_20_Small">@org.osgi.annotation.versioning.Version(value="1.3")</text:span></text:p>
        <text:p text:style-name="P97">Service Component Annotations Package Version 1.3.</text:p>
        <text:p text:style-name="P98">See:</text:p>
        <text:p text:style-name="P101"><text:a xlink:type="simple" xlink:href="#r39"><text:span text:style-name="T43">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1"><text:span text:style-name="Summary_20_Heading_20_Font1">Enum Summary</text:span></text:p>
            </table:table-cell>
            <table:covered-table-cell/>
            <table:table-cell table:style-name="Table17.A1" office:value-type="string">
              <text:p text:style-name="P92"><text:span text:style-name="Page_20_Reference_20_Font">Page</text:span></text:p>
            </table:table-cell>
          </table:table-row>
          <table:table-row table:style-name="Table17.1">
            <table:table-cell table:style-name="Table17.A2" office:value-type="string">
              <text:p text:style-name="P83"><text:a xlink:type="simple" xlink:href="#r61"><text:span text:style-name="T43">ConfigurationPolicy</text:span></text:a></text:p>
            </table:table-cell>
            <table:table-cell table:style-name="Table17.A2" office:value-type="string">
              <text:p text:style-name="P83"><text:span text:style-name="T26">Configuration Policy for the </text:span><text:a xlink:type="simple" xlink:href="#r54"><text:span text:style-name="Code1"><text:span text:style-name="T49">Component</text:span></text:span></text:a><text:span text:style-name="Default_20_Paragraph_20_Font"><text:span text:style-name="T26"> annotation.</text:span></text:span></text:p>
            </table:table-cell>
            <table:table-cell table:style-name="Table17.A2" office:value-type="string">
              <text:p text:style-name="P86"><text:span text:style-name="Page_20_Reference_20_Font"><text:span text:style-name="T58"><text:bookmark-ref text:reference-format="page" text:ref-name="r61">37</text:bookmark-ref></text:span></text:span></text:p>
            </table:table-cell>
          </table:table-row>
          <table:table-row table:style-name="Table17.1">
            <table:table-cell table:style-name="Table17.A3" office:value-type="string">
              <text:p text:style-name="P83"><text:a xlink:type="simple" xlink:href="#r81"><text:span text:style-name="T43">ReferenceCardinality</text:span></text:a></text:p>
            </table:table-cell>
            <table:table-cell table:style-name="Table17.A3" office:value-type="string">
              <text:p text:style-name="P83"><text:span text:style-name="T26">Cardinality for the </text:span><text:a xlink:type="simple" xlink:href="#r73"><text:span text:style-name="Code1"><text:span text:style-name="T49">Reference</text:span></text:span></text:a><text:span text:style-name="Default_20_Paragraph_20_Font"><text:span text:style-name="T26"> annotation.</text:span></text:span></text:p>
            </table:table-cell>
            <table:table-cell table:style-name="Table17.A3" office:value-type="string">
              <text:p text:style-name="P86"><text:span text:style-name="Page_20_Reference_20_Font"><text:span text:style-name="T58"><text:bookmark-ref text:reference-format="page" text:ref-name="r81">45</text:bookmark-ref></text:span></text:span></text:p>
            </table:table-cell>
          </table:table-row>
          <table:table-row table:style-name="Table17.1">
            <table:table-cell table:style-name="Table17.A3" office:value-type="string">
              <text:p text:style-name="P83"><text:a xlink:type="simple" xlink:href="#r87"><text:span text:style-name="T43">ReferencePolicy</text:span></text:a></text:p>
            </table:table-cell>
            <table:table-cell table:style-name="Table17.A3" office:value-type="string">
              <text:p text:style-name="P83"><text:span text:style-name="T26">Policy for the </text:span><text:a xlink:type="simple" xlink:href="#r73"><text:span text:style-name="Code1"><text:span text:style-name="T49">Reference</text:span></text:span></text:a><text:span text:style-name="Default_20_Paragraph_20_Font"><text:span text:style-name="T26"> annotation.</text:span></text:span></text:p>
            </table:table-cell>
            <table:table-cell table:style-name="Table17.A3" office:value-type="string">
              <text:p text:style-name="P86"><text:span text:style-name="Page_20_Reference_20_Font"><text:span text:style-name="T58"><text:bookmark-ref text:reference-format="page" text:ref-name="r87">47</text:bookmark-ref></text:span></text:span></text:p>
            </table:table-cell>
          </table:table-row>
          <table:table-row table:style-name="Table17.1">
            <table:table-cell table:style-name="Table17.A3" office:value-type="string">
              <text:p text:style-name="P83"><text:a xlink:type="simple" xlink:href="#r93"><text:span text:style-name="T43">ReferencePolicyOption</text:span></text:a></text:p>
            </table:table-cell>
            <table:table-cell table:style-name="Table17.A3" office:value-type="string">
              <text:p text:style-name="P83"><text:span text:style-name="T26">Policy option for the </text:span><text:a xlink:type="simple" xlink:href="#r73"><text:span text:style-name="Code1"><text:span text:style-name="T49">Reference</text:span></text:span></text:a><text:span text:style-name="Default_20_Paragraph_20_Font"><text:span text:style-name="T26"> annotation.</text:span></text:span></text:p>
            </table:table-cell>
            <table:table-cell table:style-name="Table17.A3" office:value-type="string">
              <text:p text:style-name="P86"><text:span text:style-name="Page_20_Reference_20_Font"><text:span text:style-name="T58"><text:bookmark-ref text:reference-format="page" text:ref-name="r93">49</text:bookmark-ref></text:span></text:span></text:p>
            </table:table-cell>
          </table:table-row>
          <table:table-row table:style-name="Table17.1">
            <table:table-cell table:style-name="Table17.A3" office:value-type="string">
              <text:p text:style-name="P83"><text:a xlink:type="simple" xlink:href="#r99"><text:span text:style-name="T43">ReferenceScope</text:span></text:a></text:p>
            </table:table-cell>
            <table:table-cell table:style-name="Table17.A3" office:value-type="string">
              <text:p text:style-name="P83"><text:span text:style-name="T26">Reference scope for the </text:span><text:a xlink:type="simple" xlink:href="#r73"><text:span text:style-name="Code1"><text:span text:style-name="T49">Reference</text:span></text:span></text:a><text:span text:style-name="Default_20_Paragraph_20_Font"><text:span text:style-name="T26"> annotation.</text:span></text:span></text:p>
            </table:table-cell>
            <table:table-cell table:style-name="Table17.A3" office:value-type="string">
              <text:p text:style-name="P86"><text:span text:style-name="Page_20_Reference_20_Font"><text:span text:style-name="T58"><text:bookmark-ref text:reference-format="page" text:ref-name="r99">51</text:bookmark-ref></text:span></text:span></text:p>
            </table:table-cell>
          </table:table-row>
          <table:table-row table:style-name="Table17.1">
            <table:table-cell table:style-name="Table17.A3" office:value-type="string">
              <text:p text:style-name="P83"><text:a xlink:type="simple" xlink:href="#r107"><text:span text:style-name="T43">ServiceScope</text:span></text:a></text:p>
            </table:table-cell>
            <table:table-cell table:style-name="Table17.A3" office:value-type="string">
              <text:p text:style-name="P83"><text:span text:style-name="T26">Service scope for the </text:span><text:a xlink:type="simple" xlink:href="#r54"><text:span text:style-name="Code1"><text:span text:style-name="T49">Component</text:span></text:span></text:a><text:span text:style-name="Default_20_Paragraph_20_Font"><text:span text:style-name="T26"> annotation.</text:span></text:span></text:p>
            </table:table-cell>
            <table:table-cell table:style-name="Table17.A3" office:value-type="string">
              <text:p text:style-name="P86"><text:span text:style-name="Page_20_Reference_20_Font"><text:span text:style-name="T58"><text:bookmark-ref text:reference-format="page" text:ref-name="r107">53</text:bookmark-ref></text:span></text:span></text:p>
            </table:table-cell>
          </table:table-row>
        </table:table>
        <text:p text:style-name="P6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3"><text:span text:style-name="Summary_20_Heading_20_Font1"><text:span text:style-name="T7">Annotation Types Summary</text:span></text:span></text:p>
            </table:table-cell>
            <table:covered-table-cell/>
            <table:table-cell table:style-name="Table18.A1" office:value-type="string">
              <text:p text:style-name="P94"><text:span text:style-name="Page_20_Reference_20_Font"><text:span text:style-name="T21">Page</text:span></text:span></text:p>
            </table:table-cell>
          </table:table-row>
          <table:table-row table:style-name="Table18.1">
            <table:table-cell table:style-name="Table18.A2" office:value-type="string">
              <text:p text:style-name="P83"><text:a xlink:type="simple" xlink:href="#r41"><text:span text:style-name="T43">Activate</text:span></text:a></text:p>
            </table:table-cell>
            <table:table-cell table:style-name="Table18.A2" office:value-type="string">
              <text:p text:style-name="P90"><text:span text:style-name="T17">Identify the annotated method as the </text:span><text:span text:style-name="Code1"><text:span text:style-name="T7">activate</text:span></text:span><text:span text:style-name="Default_20_Paragraph_20_Font"><text:span text:style-name="T17"> method of a Service Component.</text:span></text:span></text:p>
            </table:table-cell>
            <table:table-cell table:style-name="Table18.A2" office:value-type="string">
              <text:p text:style-name="P89"><text:span text:style-name="Page_20_Reference_20_Font"><text:span text:style-name="T7"><text:bookmark-ref text:reference-format="page" text:ref-name="r41">31</text:bookmark-ref></text:span></text:span></text:p>
            </table:table-cell>
          </table:table-row>
          <table:table-row table:style-name="Table18.1">
            <table:table-cell table:style-name="Table18.A3" office:value-type="string">
              <text:p text:style-name="P83"><text:a xlink:type="simple" xlink:href="#r54"><text:span text:style-name="T43">Component</text:span></text:a></text:p>
            </table:table-cell>
            <table:table-cell table:style-name="Table18.A3" office:value-type="string">
              <text:p text:style-name="P88">Identify the annotated class as a Service Component.</text:p>
            </table:table-cell>
            <table:table-cell table:style-name="Table18.A3" office:value-type="string">
              <text:p text:style-name="P89"><text:span text:style-name="Page_20_Reference_20_Font"><text:span text:style-name="T7"><text:bookmark-ref text:reference-format="page" text:ref-name="r54">32</text:bookmark-ref></text:span></text:span></text:p>
            </table:table-cell>
          </table:table-row>
          <table:table-row table:style-name="Table18.1">
            <table:table-cell table:style-name="Table18.A3" office:value-type="string">
              <text:p text:style-name="P83"><text:a xlink:type="simple" xlink:href="#r62"><text:span text:style-name="T43">Deactivate</text:span></text:a></text:p>
            </table:table-cell>
            <table:table-cell table:style-name="Table18.A3" office:value-type="string">
              <text:p text:style-name="P90"><text:span text:style-name="T17">Identify the annotated method as the </text:span><text:span text:style-name="Code1"><text:span text:style-name="T7">deactivate</text:span></text:span><text:span text:style-name="Default_20_Paragraph_20_Font"><text:span text:style-name="T17"> method of a Service Component.</text:span></text:span></text:p>
            </table:table-cell>
            <table:table-cell table:style-name="Table18.A3" office:value-type="string">
              <text:p text:style-name="P89"><text:span text:style-name="Page_20_Reference_20_Font"><text:span text:style-name="T7"><text:bookmark-ref text:reference-format="page" text:ref-name="r62">39</text:bookmark-ref></text:span></text:span></text:p>
            </table:table-cell>
          </table:table-row>
          <table:table-row table:style-name="Table18.1">
            <table:table-cell table:style-name="Table18.A3" office:value-type="string">
              <text:p text:style-name="P83"><text:a xlink:type="simple" xlink:href="#r63"><text:span text:style-name="T43">Modified</text:span></text:a></text:p>
            </table:table-cell>
            <table:table-cell table:style-name="Table18.A3" office:value-type="string">
              <text:p text:style-name="P90"><text:span text:style-name="T17">Identify the annotated method as the </text:span><text:span text:style-name="Code1"><text:span text:style-name="T7">modified</text:span></text:span><text:span text:style-name="Default_20_Paragraph_20_Font"><text:span text:style-name="T17"> method of a Service Component.</text:span></text:span></text:p>
            </table:table-cell>
            <table:table-cell table:style-name="Table18.A3" office:value-type="string">
              <text:p text:style-name="P89"><text:span text:style-name="Page_20_Reference_20_Font"><text:span text:style-name="T7"><text:bookmark-ref text:reference-format="page" text:ref-name="r63">40</text:bookmark-ref></text:span></text:span></text:p>
            </table:table-cell>
          </table:table-row>
          <table:table-row table:style-name="Table18.1">
            <table:table-cell table:style-name="Table18.A3" office:value-type="string">
              <text:p text:style-name="P83"><text:a xlink:type="simple" xlink:href="#r73"><text:span text:style-name="T43">Reference</text:span></text:a></text:p>
            </table:table-cell>
            <table:table-cell table:style-name="Table18.A3" office:value-type="string">
              <text:p text:style-name="P90"><text:span text:style-name="T17">Identify the annotated method as a </text:span><text:span text:style-name="Code1"><text:span text:style-name="T7">bind</text:span></text:span><text:span text:style-name="Default_20_Paragraph_20_Font"><text:span text:style-name="T17"> method of a Service Component.</text:span></text:span></text:p>
            </table:table-cell>
            <table:table-cell table:style-name="Table18.A3" office:value-type="string">
              <text:p text:style-name="P89"><text:span text:style-name="Page_20_Reference_20_Font"><text:span text:style-name="T7"><text:bookmark-ref text:reference-format="page" text:ref-name="r73">41</text:bookmark-ref></text:span></text:span></text:p>
            </table:table-cell>
          </table:table-row>
        </table:table>
        <text:p text:style-name="P108"><text:bookmark text:name="r39"/>Package org.osgi.service.component.annotations Description</text:p>
        <text:p text:style-name="P109">Service Component Annotations Package Version 1.3.</text:p>
        <text:p text:style-name="P72">This package is not used at runtime. Annotated classes are processed by tools to generate Component Descriptions which are used at runtime.</text:p>
        <text:p text:style-name="P49"><text:bookmark text:name="r41"/>Annotation Type Activate</text:p>
        <text:p text:style-name="P111"><text:a xlink:type="simple" xlink:href="#r40"><text:span text:style-name="T46">org.osgi.service.component.annotations</text:span></text:a></text:p>
        <text:p text:style-name="P99"/>
        <text:p text:style-name="P114"><text:span text:style-name="Code_20_Small1">@Retention(value=RetentionPolicy.CLASS)<text:line-break/>@Target(value=ElementType.METHOD)<text:line-break/></text:span><text:span text:style-name="Code2">public @interface </text:span><text:span text:style-name="Code2"><text:span text:style-name="T57">Activate</text:span></text:span></text:p>
        <text:p text:style-name="P110"><text:span text:style-name="T24">Identify the annotated method as the </text:span><text:span text:style-name="Code2">activate</text:span><text:span text:style-name="Default_20_Paragraph_20_Font"><text:span text:style-name="T24"> method of a Service Component.</text:span></text:span></text:p>
        <text:p text:style-name="P109">The annotated method is the activate method of the Component.</text:p>
        <text:p text:style-name="P80">This annotation is not processed at runtime by a Service Component Runtime implementation. It must be processed by tools and used to add a Component Description to the bundle.</text:p>
        <text:p text:style-name="P112">Since:</text:p>
        <text:p text:style-name="P106">1.1</text:p>
        <text:p text:style-name="P112">See Also:</text:p>
        <text:p text:style-name="P106">"The activate attribute of the component element of a Component Description."</text:p>
        <text:p text:style-name="P50"><text:bookmark text:name="r54"/>Annotation Type Component</text:p>
        <text:p text:style-name="P111"><text:a xlink:type="simple" xlink:href="#r40"><text:span text:style-name="T46">org.osgi.service.component.annotations</text:span></text:a></text:p>
        <text:p text:style-name="P99"/>
        <text:p text:style-name="P114"><text:span text:style-name="Code_20_Small1">@Retention(value=RetentionPolicy.CLASS)<text:line-break/>@Target(value=ElementType.TYPE)<text:line-break/></text:span><text:span text:style-name="Code2">public @interface </text:span><text:span text:style-name="Code2"><text:span text:style-name="T57">Component</text:span></text:span></text:p>
        <text:p text:style-name="P109">Identify the annotated class as a Service Component.</text:p>
        <text:p text:style-name="P109">The annotated class is the implementation class of the Component.</text:p>
        <text:p text:style-name="P80">This annotation is not processed at runtime by a Service Component Runtime implementation. It must be processed by tools and used to add a Component Description to the bundle.</text:p>
        <text:p text:style-name="P112">See Also:</text:p>
        <text:p text:style-name="P106">"The component element of a Component Description."</text:p>
        <text:p text:style-name="P115"/>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6"><text:span text:style-name="Summary_20_Heading_20_Font2"><text:span text:style-name="T7">Required Element Summary</text:span></text:span></text:p>
            </table:table-cell>
            <table:covered-table-cell/>
            <table:table-cell table:style-name="Table21.A1" office:value-type="string">
              <text:p text:style-name="P117"><text:span text:style-name="Page_20_Reference_20_Font"><text:span text:style-name="T21">Page</text:span></text:span></text:p>
            </table:table-cell>
          </table:table-row>
          <table:table-row table:style-name="Table21.1">
            <table:table-cell table:style-name="Table21.A2" office:value-type="string">
              <text:p text:style-name="P118"><text:span text:style-name="Code_20_Small1"><text:span text:style-name="T7">String[]</text:span></text:span></text:p>
            </table:table-cell>
            <table:table-cell table:style-name="Table21.A2" office:value-type="string">
              <text:p text:style-name="P123"><text:a xlink:type="simple" xlink:href="#r52"><text:span text:style-name="Code2"><text:span text:style-name="T48">configurationPid</text:span></text:span></text:a></text:p>
              <text:p text:style-name="P125">The configuration PIDs for the configuration of this Component.</text:p>
            </table:table-cell>
            <table:table-cell table:style-name="Table21.C2" office:value-type="string">
              <text:p text:style-name="P119"><text:span text:style-name="Page_20_Reference_20_Font"><text:span text:style-name="T7"><text:bookmark-ref text:reference-format="page" text:ref-name="r52">35</text:bookmark-ref></text:span></text:span></text:p>
            </table:table-cell>
          </table:table-row>
          <table:table-row table:style-name="Table21.1">
            <table:table-cell table:style-name="Table21.A3" office:value-type="string">
              <text:p text:style-name="P120"><text:a xlink:type="simple" xlink:href="#r61"><text:span text:style-name="Code_20_Small1"><text:span text:style-name="T47">ConfigurationPolicy</text:span></text:span></text:a></text:p>
            </table:table-cell>
            <table:table-cell table:style-name="Table21.A3" office:value-type="string">
              <text:p text:style-name="P123"><text:a xlink:type="simple" xlink:href="#r51"><text:span text:style-name="Code2"><text:span text:style-name="T48">configurationPolicy</text:span></text:span></text:a></text:p>
              <text:p text:style-name="P125">The configuration policy of this Component.</text:p>
            </table:table-cell>
            <table:table-cell table:style-name="Table21.C3" office:value-type="string">
              <text:p text:style-name="P119"><text:span text:style-name="Page_20_Reference_20_Font"><text:span text:style-name="T7"><text:bookmark-ref text:reference-format="page" text:ref-name="r51">35</text:bookmark-ref></text:span></text:span></text:p>
            </table:table-cell>
          </table:table-row>
          <table:table-row table:style-name="Table21.1">
            <table:table-cell table:style-name="Table21.A3" office:value-type="string">
              <text:p text:style-name="P118"><text:span text:style-name="Code_20_Small1"><text:span text:style-name="T7">boolean</text:span></text:span></text:p>
            </table:table-cell>
            <table:table-cell table:style-name="Table21.A3" office:value-type="string">
              <text:p text:style-name="P123"><text:a xlink:type="simple" xlink:href="#r46"><text:span text:style-name="Code2"><text:span text:style-name="T48">enabled</text:span></text:span></text:a></text:p>
              <text:p text:style-name="P125">Declares whether this Component is enabled when the bundle containing it is started.</text:p>
            </table:table-cell>
            <table:table-cell table:style-name="Table21.C3" office:value-type="string">
              <text:p text:style-name="P119"><text:span text:style-name="Page_20_Reference_20_Font"><text:span text:style-name="T7"><text:bookmark-ref text:reference-format="page" text:ref-name="r46">34</text:bookmark-ref></text:span></text:span></text:p>
            </table:table-cell>
          </table:table-row>
          <table:table-row table:style-name="Table21.1">
            <table:table-cell table:style-name="Table21.A3" office:value-type="string">
              <text:p text:style-name="P118"><text:span text:style-name="Code_20_Small1"><text:span text:style-name="T7">String</text:span></text:span></text:p>
            </table:table-cell>
            <table:table-cell table:style-name="Table21.A3" office:value-type="string">
              <text:p text:style-name="P123"><text:a xlink:type="simple" xlink:href="#r44"><text:span text:style-name="Code2"><text:span text:style-name="T48">factory</text:span></text:span></text:a></text:p>
              <text:p text:style-name="P125">The factory identifier of this Component.</text:p>
            </table:table-cell>
            <table:table-cell table:style-name="Table21.C3" office:value-type="string">
              <text:p text:style-name="P119"><text:span text:style-name="Page_20_Reference_20_Font"><text:span text:style-name="T7"><text:bookmark-ref text:reference-format="page" text:ref-name="r44">33</text:bookmark-ref></text:span></text:span></text:p>
            </table:table-cell>
          </table:table-row>
          <table:table-row table:style-name="Table21.1">
            <table:table-cell table:style-name="Table21.A3" office:value-type="string">
              <text:p text:style-name="P118"><text:span text:style-name="Code_20_Small1"><text:span text:style-name="T7">boolean</text:span></text:span></text:p>
            </table:table-cell>
            <table:table-cell table:style-name="Table21.A3" office:value-type="string">
              <text:p text:style-name="P123"><text:a xlink:type="simple" xlink:href="#r47"><text:span text:style-name="Code2"><text:span text:style-name="T48">immediate</text:span></text:span></text:a></text:p>
              <text:p text:style-name="P125">Declares whether this Component must be immediately activated upon becoming satisfied or whether activation should be delayed.</text:p>
            </table:table-cell>
            <table:table-cell table:style-name="Table21.C3" office:value-type="string">
              <text:p text:style-name="P119"><text:span text:style-name="Page_20_Reference_20_Font"><text:span text:style-name="T7"><text:bookmark-ref text:reference-format="page" text:ref-name="r47">34</text:bookmark-ref></text:span></text:span></text:p>
            </table:table-cell>
          </table:table-row>
          <table:table-row table:style-name="Table21.1">
            <table:table-cell table:style-name="Table21.A3" office:value-type="string">
              <text:p text:style-name="P118"><text:span text:style-name="Code_20_Small1"><text:span text:style-name="T7">String</text:span></text:span></text:p>
            </table:table-cell>
            <table:table-cell table:style-name="Table21.A3" office:value-type="string">
              <text:p text:style-name="P123"><text:a xlink:type="simple" xlink:href="#r42"><text:span text:style-name="Code2"><text:span text:style-name="T48">name</text:span></text:span></text:a></text:p>
              <text:p text:style-name="P125">The name of this Component.</text:p>
            </table:table-cell>
            <table:table-cell table:style-name="Table21.C3" office:value-type="string">
              <text:p text:style-name="P119"><text:span text:style-name="Page_20_Reference_20_Font"><text:span text:style-name="T7"><text:bookmark-ref text:reference-format="page" text:ref-name="r42">32</text:bookmark-ref></text:span></text:span></text:p>
            </table:table-cell>
          </table:table-row>
          <table:table-row table:style-name="Table21.1">
            <table:table-cell table:style-name="Table21.A3" office:value-type="string">
              <text:p text:style-name="P118"><text:span text:style-name="Code_20_Small1"><text:span text:style-name="T7">String[]</text:span></text:span></text:p>
            </table:table-cell>
            <table:table-cell table:style-name="Table21.A3" office:value-type="string">
              <text:p text:style-name="P123"><text:a xlink:type="simple" xlink:href="#r49"><text:span text:style-name="Code2"><text:span text:style-name="T48">properties</text:span></text:span></text:a></text:p>
              <text:p text:style-name="P125">Property entries for this Component.</text:p>
            </table:table-cell>
            <table:table-cell table:style-name="Table21.C3" office:value-type="string">
              <text:p text:style-name="P119"><text:span text:style-name="Page_20_Reference_20_Font"><text:span text:style-name="T7"><text:bookmark-ref text:reference-format="page" text:ref-name="r49">34</text:bookmark-ref></text:span></text:span></text:p>
            </table:table-cell>
          </table:table-row>
          <table:table-row table:style-name="Table21.1">
            <table:table-cell table:style-name="Table21.A3" office:value-type="string">
              <text:p text:style-name="P118"><text:span text:style-name="Code_20_Small1"><text:span text:style-name="T7">String[]</text:span></text:span></text:p>
            </table:table-cell>
            <table:table-cell table:style-name="Table21.A3" office:value-type="string">
              <text:p text:style-name="P123"><text:a xlink:type="simple" xlink:href="#r48"><text:span text:style-name="Code2"><text:span text:style-name="T48">property</text:span></text:span></text:a></text:p>
              <text:p text:style-name="P125">Properties for this Component.</text:p>
            </table:table-cell>
            <table:table-cell table:style-name="Table21.C3" office:value-type="string">
              <text:p text:style-name="P119"><text:span text:style-name="Page_20_Reference_20_Font"><text:span text:style-name="T7"><text:bookmark-ref text:reference-format="page" text:ref-name="r48">34</text:bookmark-ref></text:span></text:span></text:p>
            </table:table-cell>
          </table:table-row>
          <table:table-row table:style-name="Table21.1">
            <table:table-cell table:style-name="Table21.A3" office:value-type="string">
              <text:p text:style-name="P120"><text:a xlink:type="simple" xlink:href="#r107"><text:span text:style-name="Code_20_Small1"><text:span text:style-name="T47">ServiceScope</text:span></text:span></text:a></text:p>
            </table:table-cell>
            <table:table-cell table:style-name="Table21.A3" office:value-type="string">
              <text:p text:style-name="P123"><text:a xlink:type="simple" xlink:href="#r53"><text:span text:style-name="Code2"><text:span text:style-name="T48">scope</text:span></text:span></text:a></text:p>
              <text:p text:style-name="P125">The service scope for the service of this Component.</text:p>
            </table:table-cell>
            <table:table-cell table:style-name="Table21.C3" office:value-type="string">
              <text:p text:style-name="P119"><text:span text:style-name="Page_20_Reference_20_Font"><text:span text:style-name="T7"><text:bookmark-ref text:reference-format="page" text:ref-name="r53">36</text:bookmark-ref></text:span></text:span></text:p>
            </table:table-cell>
          </table:table-row>
          <table:table-row table:style-name="Table21.1">
            <table:table-cell table:style-name="Table21.A3" office:value-type="string">
              <text:p text:style-name="P118"><text:span text:style-name="Code_20_Small1"><text:span text:style-name="T7">Class&lt;?&gt;[]</text:span></text:span></text:p>
            </table:table-cell>
            <table:table-cell table:style-name="Table21.A3" office:value-type="string">
              <text:p text:style-name="P123"><text:a xlink:type="simple" xlink:href="#r43"><text:span text:style-name="Code2"><text:span text:style-name="T48">service</text:span></text:span></text:a></text:p>
              <text:p text:style-name="P125">The types under which to register this Component as a service.</text:p>
            </table:table-cell>
            <table:table-cell table:style-name="Table21.C3" office:value-type="string">
              <text:p text:style-name="P119"><text:span text:style-name="Page_20_Reference_20_Font"><text:span text:style-name="T7"><text:bookmark-ref text:reference-format="page" text:ref-name="r43">33</text:bookmark-ref></text:span></text:span></text:p>
            </table:table-cell>
          </table:table-row>
          <table:table-row table:style-name="Table21.1">
            <table:table-cell table:style-name="Table21.A3" office:value-type="string">
              <text:p text:style-name="P118"><text:span text:style-name="Code_20_Small1"><text:span text:style-name="T7">boolean</text:span></text:span></text:p>
            </table:table-cell>
            <table:table-cell table:style-name="Table21.A3" office:value-type="string">
              <text:p text:style-name="P123"><text:a xlink:type="simple" xlink:href="#r45"><text:span text:style-name="Code2"><text:span text:style-name="T48">servicefactory</text:span></text:span></text:a></text:p>
              <text:p text:style-name="P124"><text:span text:style-name="T18">Deprecated.</text:span><text:span text:style-name="T17"> </text:span><text:span text:style-name="T19">Since 1.3.</text:span></text:p>
            </table:table-cell>
            <table:table-cell table:style-name="Table21.C3" office:value-type="string">
              <text:p text:style-name="P119"><text:span text:style-name="Page_20_Reference_20_Font"><text:span text:style-name="T7"><text:bookmark-ref text:reference-format="page" text:ref-name="r45">33</text:bookmark-ref></text:span></text:span></text:p>
            </table:table-cell>
          </table:table-row>
          <table:table-row table:style-name="Table21.1">
            <table:table-cell table:style-name="Table21.A3" office:value-type="string">
              <text:p text:style-name="P118"><text:span text:style-name="Code_20_Small1"><text:span text:style-name="T7">String</text:span></text:span></text:p>
            </table:table-cell>
            <table:table-cell table:style-name="Table21.A3" office:value-type="string">
              <text:p text:style-name="P123"><text:a xlink:type="simple" xlink:href="#r50"><text:span text:style-name="Code2"><text:span text:style-name="T48">xmlns</text:span></text:span></text:a></text:p>
              <text:p text:style-name="P125">The XML name space of the Component Description for this Component.</text:p>
            </table:table-cell>
            <table:table-cell table:style-name="Table21.C3" office:value-type="string">
              <text:p text:style-name="P121"><text:span text:style-name="Page_20_Reference_20_Font"><text:span text:style-name="T7"><text:bookmark-ref text:reference-format="page" text:ref-name="r50">35</text:bookmark-ref></text:span></text:span></text:p>
            </table:table-cell>
          </table:table-row>
        </table:table>
        <text:p text:style-name="P39">Element Detail</text:p>
        <text:p text:style-name="P42"><text:bookmark text:name="r42"/>name</text:p>
        <text:p text:style-name="P78"><text:span text:style-name="Code2">public abstract String </text:span><text:span text:style-name="Code2"><text:span text:style-name="T57">name</text:span></text:span></text:p>
        <text:p text:style-name="P103">The name of this Component.</text:p>
        <text:p text:style-name="P102">If not specified, the name of this Component is the fully qualified type name of the class being annotated.</text:p>
        <text:p text:style-name="P105"><text:soft-page-break/>Default:</text:p>
        <text:p text:style-name="P128">""</text:p>
        <text:p text:style-name="P105">See Also:</text:p>
        <text:p text:style-name="P128">"The name attribute of the component element of a Component Description."</text:p>
        <text:p text:style-name="P130"/>
        <text:p text:style-name="P41"><text:bookmark text:name="r43"/>service</text:p>
        <text:p text:style-name="P78"><text:span text:style-name="Code2">public abstract Class&lt;?&gt;[] </text:span><text:span text:style-name="Code2"><text:span text:style-name="T57">service</text:span></text:span></text:p>
        <text:p text:style-name="P103">The types under which to register this Component as a service.</text:p>
        <text:p text:style-name="P104"><text:span text:style-name="T24">If no service should be registered, the empty value </text:span><text:span text:style-name="T61">{}</text:span><text:span text:style-name="T24"> must be specified.</text:span></text:p>
        <text:p text:style-name="P101"><text:span text:style-name="T24">If not specified, the service types for this Component are all the </text:span><text:span text:style-name="T27">directly</text:span><text:span text:style-name="T24"> implemented interfaces of the class being annotated.</text:span></text:p>
        <text:p text:style-name="P105">Default:</text:p>
        <text:p text:style-name="P128">{}</text:p>
        <text:p text:style-name="P105">See Also:</text:p>
        <text:p text:style-name="P128">"The service element of a Component Description."</text:p>
        <text:p text:style-name="P130"/>
        <text:p text:style-name="P41"><text:bookmark text:name="r44"/>factory</text:p>
        <text:p text:style-name="P78"><text:span text:style-name="Code2">public abstract String </text:span><text:span text:style-name="Code2"><text:span text:style-name="T57">factory</text:span></text:span></text:p>
        <text:p text:style-name="P103">The factory identifier of this Component. Specifying a factory identifier makes this Component a Factory Component.</text:p>
        <text:p text:style-name="P102">If not specified, the default is that this Component is not a Factory Component.</text:p>
        <text:p text:style-name="P105">Default:</text:p>
        <text:p text:style-name="P128">""</text:p>
        <text:p text:style-name="P105">See Also:</text:p>
        <text:p text:style-name="P128">"The factory attribute of the component element of a Component Description."</text:p>
        <text:p text:style-name="P130"/>
        <text:p text:style-name="P41"><text:bookmark text:name="r45"/>servicefactory</text:p>
        <text:p text:style-name="P78"><text:span text:style-name="Code2">public abstract boolean </text:span><text:span text:style-name="Code2"><text:span text:style-name="T57">servicefactory</text:span></text:span></text:p>
        <text:p text:style-name="P104"><text:span text:style-name="T28">Deprecated.</text:span><text:span text:style-name="T24"> </text:span><text:span text:style-name="T27">Declares whether this Component uses the OSGi ServiceFactory concept and each bundle using this Component's service will receive a different component instance.</text:span></text:p>
        <text:p text:style-name="P101"><text:span text:style-name="T27">This element is ignored when the </text:span><text:a xlink:type="simple" xlink:href="#r53"><text:span text:style-name="Code2"><text:span text:style-name="T50">scope()</text:span></text:span></text:a><text:span text:style-name="Default_20_Paragraph_20_Font"><text:span text:style-name="T27"> element does not have the default value. If </text:span></text:span><text:span text:style-name="Code2"><text:span text:style-name="T6">true</text:span></text:span><text:span text:style-name="Default_20_Paragraph_20_Font"><text:span text:style-name="T27">, this Component uses </text:span></text:span><text:a xlink:type="simple" xlink:href="#r101"><text:span text:style-name="Code2"><text:span text:style-name="T50">bundle</text:span></text:span></text:a><text:span text:style-name="Default_20_Paragraph_20_Font"><text:span text:style-name="T27"> service scope. If </text:span></text:span><text:span text:style-name="Code2"><text:span text:style-name="T6">false</text:span></text:span><text:span text:style-name="Default_20_Paragraph_20_Font"><text:span text:style-name="T27"> or not specified, this Component uses </text:span></text:span><text:a xlink:type="simple" xlink:href="#r100"><text:span text:style-name="Code2"><text:span text:style-name="T50">singleton</text:span></text:span></text:a><text:span text:style-name="Default_20_Paragraph_20_Font"><text:span text:style-name="T27"> service scope. If the </text:span></text:span><text:a xlink:type="simple" xlink:href="#r44"><text:span text:style-name="Code2"><text:span text:style-name="T50">factory()</text:span></text:span></text:a><text:span text:style-name="Default_20_Paragraph_20_Font"><text:span text:style-name="T27"> element is specified or the </text:span></text:span><text:a xlink:type="simple" xlink:href="#r47"><text:span text:style-name="Code2"><text:span text:style-name="T50">immediate()</text:span></text:span></text:a><text:span text:style-name="Default_20_Paragraph_20_Font"><text:span text:style-name="T27"> element is specified with </text:span></text:span><text:span text:style-name="Code2"><text:span text:style-name="T6">true</text:span></text:span><text:span text:style-name="Default_20_Paragraph_20_Font"><text:span text:style-name="T27">, this element can only be specified with </text:span></text:span><text:span text:style-name="Code2"><text:span text:style-name="T6">false</text:span></text:span><text:span text:style-name="Default_20_Paragraph_20_Font"><text:span text:style-name="T27">.</text:span></text:span></text:p>
        <text:p text:style-name="P103">Declares whether this Component uses the OSGi ServiceFactory concept and each bundle using this Component's service will receive a different component instance.</text:p>
        <text:p text:style-name="P101"><text:span text:style-name="T24">This element is ignored when the </text:span><text:a xlink:type="simple" xlink:href="#r53"><text:span text:style-name="Code2"><text:span text:style-name="T47">scope()</text:span></text:span></text:a><text:span text:style-name="Default_20_Paragraph_20_Font"><text:span text:style-name="T24"> element does not have the default value. If </text:span></text:span><text:span text:style-name="Code2">true</text:span><text:span text:style-name="Default_20_Paragraph_20_Font"><text:span text:style-name="T24">, this Component uses </text:span></text:span><text:a xlink:type="simple" xlink:href="#r101"><text:span text:style-name="Code2"><text:span text:style-name="T47">bundle</text:span></text:span></text:a><text:span text:style-name="Default_20_Paragraph_20_Font"><text:span text:style-name="T24"> service scope. If </text:span></text:span><text:span text:style-name="Code2">false</text:span><text:span text:style-name="Default_20_Paragraph_20_Font"><text:span text:style-name="T24"> or not specified, this Component uses </text:span></text:span><text:a xlink:type="simple" xlink:href="#r100"><text:span text:style-name="Code2"><text:span text:style-name="T47">singleton</text:span></text:span></text:a><text:span text:style-name="Default_20_Paragraph_20_Font"><text:span text:style-name="T24"> service scope. If the </text:span></text:span><text:a xlink:type="simple" xlink:href="#r44"><text:span text:style-name="Code2"><text:span text:style-name="T47">factory()</text:span></text:span></text:a><text:span text:style-name="Default_20_Paragraph_20_Font"><text:span text:style-name="T24"> element is specified or the </text:span></text:span><text:a xlink:type="simple" xlink:href="#r47"><text:span text:style-name="Code2"><text:span text:style-name="T47">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ext:span></text:span><text:span text:style-name="Code2">false</text:span><text:span text:style-name="Default_20_Paragraph_20_Font"><text:span text:style-name="T24">.</text:span></text:span></text:p>
        <text:p text:style-name="P105">Default:</text:p>
        <text:p text:style-name="P128">false</text:p>
        <text:p text:style-name="P105">See Also:</text:p>
        <text:p text:style-name="P128">"The servicefactory attribute of the service element of a Component Description."</text:p>
        <text:p text:style-name="P130"><text:soft-page-break/></text:p>
        <text:p text:style-name="P41"><text:bookmark text:name="r46"/>enabled</text:p>
        <text:p text:style-name="P78"><text:span text:style-name="Code2">public abstract boolean </text:span><text:span text:style-name="Code2"><text:span text:style-name="T57">enabled</text:span></text:span></text:p>
        <text:p text:style-name="P103">Declares whether this Component is enabled when the bundle containing it is started.</text:p>
        <text:p text:style-name="P101"><text:span text:style-name="T24">If </text:span><text:span text:style-name="Code2">true</text:span><text:span text:style-name="Default_20_Paragraph_20_Font"><text:span text:style-name="T24">, this Component is enabled. If </text:span></text:span><text:span text:style-name="Code2">false</text:span><text:span text:style-name="Default_20_Paragraph_20_Font"><text:span text:style-name="T24"> or not specified, this Component is disabled.</text:span></text:span></text:p>
        <text:p text:style-name="P105">Default:</text:p>
        <text:p text:style-name="P128">true</text:p>
        <text:p text:style-name="P105">See Also:</text:p>
        <text:p text:style-name="P128">"The enabled attribute of the component element of a Component Description."</text:p>
        <text:p text:style-name="P130"/>
        <text:p text:style-name="P41"><text:bookmark text:name="r47"/>immediate</text:p>
        <text:p text:style-name="P78"><text:span text:style-name="Code2">public abstract boolean </text:span><text:span text:style-name="Code2"><text:span text:style-name="T57">immediate</text:span></text:span></text:p>
        <text:p text:style-name="P103">Declares whether this Component must be immediately activated upon becoming satisfied or whether activation should be delayed.</text:p>
        <text:p text:style-name="P104"><text:span text:style-name="T24">If </text:span><text:span text:style-name="Code2">true</text:span><text:span text:style-name="Default_20_Paragraph_20_Font"><text:span text:style-name="T24">, this Component must be immediately activated upon becoming satisfied. If </text:span></text:span><text:span text:style-name="Code2">false</text:span><text:span text:style-name="Default_20_Paragraph_20_Font"><text:span text:style-name="T24">, activation of this Component is delayed. If this property is specified, its value must be </text:span></text:span><text:span text:style-name="Code2">false</text:span><text:span text:style-name="Default_20_Paragraph_20_Font"><text:span text:style-name="T24"> if the </text:span></text:span><text:a xlink:type="simple" xlink:href="#r44"><text:span text:style-name="Code2"><text:span text:style-name="T47">factory()</text:span></text:span></text:a><text:span text:style-name="Default_20_Paragraph_20_Font"><text:span text:style-name="T24"> property is also specified or must be </text:span></text:span><text:span text:style-name="Code2">true</text:span><text:span text:style-name="Default_20_Paragraph_20_Font"><text:span text:style-name="T24"> if the </text:span></text:span><text:a xlink:type="simple" xlink:href="#r43"><text:span text:style-name="Code2"><text:span text:style-name="T47">service()</text:span></text:span></text:a><text:span text:style-name="Default_20_Paragraph_20_Font"><text:span text:style-name="T24"> property is specified with an empty value.</text:span></text:span></text:p>
        <text:p text:style-name="P101"><text:span text:style-name="T24">If not specified, the default is </text:span><text:span text:style-name="Code2">false</text:span><text:span text:style-name="Default_20_Paragraph_20_Font"><text:span text:style-name="T24"> if the </text:span></text:span><text:a xlink:type="simple" xlink:href="#r44"><text:span text:style-name="Code2"><text:span text:style-name="T47">factory()</text:span></text:span></text:a><text:span text:style-name="Default_20_Paragraph_20_Font"><text:span text:style-name="T24"> property is specified or the </text:span></text:span><text:a xlink:type="simple" xlink:href="#r43"><text:span text:style-name="Code2"><text:span text:style-name="T47">service()</text:span></text:span></text:a><text:span text:style-name="Default_20_Paragraph_20_Font"><text:span text:style-name="T24"> property is not specified or specified with a non-empty value and </text:span></text:span><text:span text:style-name="Code2">true</text:span><text:span text:style-name="Default_20_Paragraph_20_Font"><text:span text:style-name="T24"> otherwise.</text:span></text:span></text:p>
        <text:p text:style-name="P105">Default:</text:p>
        <text:p text:style-name="P128">false</text:p>
        <text:p text:style-name="P105">See Also:</text:p>
        <text:p text:style-name="P128">"The immediate attribute of the component element of a Component Description."</text:p>
        <text:p text:style-name="P130"/>
        <text:p text:style-name="P41"><text:bookmark text:name="r48"/>property</text:p>
        <text:p text:style-name="P78"><text:span text:style-name="Code2">public abstract String[] </text:span><text:span text:style-name="Code2"><text:span text:style-name="T57">property</text:span></text:span></text:p>
        <text:p text:style-name="P103">Properties for this Component.</text:p>
        <text:p text:style-name="P104"><text:span text:style-name="T24">Each property string is specified as </text:span><text:span text:style-name="Code2">"key=value"</text:span><text:span text:style-name="Default_20_Paragraph_20_Font"><text:span text:style-name="T24">. The type of the property value can be specified in the key as </text:span></text:span><text:span text:style-name="Code2">key:type=value</text:span><text:span text:style-name="Default_20_Paragraph_20_Font"><text:span text:style-name="T24">. The type must be one of the property types supported by the type attribute of the property element of a Component Description.</text:span></text:span></text:p>
        <text:p text:style-name="P101"><text:span text:style-name="T24">To specify a property with multiple values, use multiple key, value pairs. For example, </text:span><text:span text:style-name="Code2">"foo=bar", "foo=baz"</text:span><text:span text:style-name="Default_20_Paragraph_20_Font"><text:span text:style-name="T24">.</text:span></text:span></text:p>
        <text:p text:style-name="P105">Default:</text:p>
        <text:p text:style-name="P128">{}</text:p>
        <text:p text:style-name="P105">See Also:</text:p>
        <text:p text:style-name="P128">"The property element of a Component Description."</text:p>
        <text:p text:style-name="P130"/>
        <text:p text:style-name="P41"><text:bookmark text:name="r49"/>properties</text:p>
        <text:p text:style-name="P78"><text:span text:style-name="Code2">public abstract String[] </text:span><text:span text:style-name="Code2"><text:span text:style-name="T57">properties</text:span></text:span></text:p>
        <text:p text:style-name="P103">Property entries for this Component.</text:p>
        <text:p text:style-name="P102">Specifies the name of an entry in the bundle whose contents conform to a standard Java Properties File. The entry is read and processed to obtain the properties and their values.</text:p>
        <text:p text:style-name="P105"><text:soft-page-break/>Default:</text:p>
        <text:p text:style-name="P128">{}</text:p>
        <text:p text:style-name="P105">See Also:</text:p>
        <text:p text:style-name="P128">"The properties element of a Component Description."</text:p>
        <text:p text:style-name="P130"/>
        <text:p text:style-name="P41"><text:bookmark text:name="r50"/>xmlns</text:p>
        <text:p text:style-name="P78"><text:span text:style-name="Code2">public abstract String </text:span><text:span text:style-name="Code2"><text:span text:style-name="T57">xmlns</text:span></text:span></text:p>
        <text:p text:style-name="P103">The XML name space of the Component Description for this Component.</text:p>
        <text:p text:style-name="P102">If not specified, the XML name space of the Component Description for this Component should be the lowest Declarative Services XML name space which supports all the specification features used by this Component.</text:p>
        <text:p text:style-name="P105">Default:</text:p>
        <text:p text:style-name="P128">""</text:p>
        <text:p text:style-name="P105">See Also:</text:p>
        <text:p text:style-name="P128">"The XML name space specified for a Component Description."</text:p>
        <text:p text:style-name="P130"/>
        <text:p text:style-name="P41"><text:bookmark text:name="r51"/>configurationPolicy</text:p>
        <text:p text:style-name="P78"><text:span text:style-name="Code2">public abstract </text:span><text:a xlink:type="simple" xlink:href="#r61"><text:span text:style-name="Code2"><text:span text:style-name="T47">ConfigurationPolicy</text:span></text:span></text:a><text:span text:style-name="Code2"> </text:span><text:span text:style-name="Code2"><text:span text:style-name="T57">configurationPolicy</text:span></text:span></text:p>
        <text:p text:style-name="P103">The configuration policy of this Component.</text:p>
        <text:p text:style-name="P103">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01"><text:span text:style-name="T24">If not specified, the </text:span><text:a xlink:type="simple" xlink:href="#r55"><text:span text:style-name="Code2"><text:span text:style-name="T47">OPTIONAL</text:span></text:span></text:a><text:span text:style-name="Default_20_Paragraph_20_Font"><text:span text:style-name="T24"> configuration policy is used.</text:span></text:span></text:p>
        <text:p text:style-name="P105">Default:</text:p>
        <text:p text:style-name="P129"><text:a xlink:type="simple" xlink:href="#r55"><text:span text:style-name="T44">ConfigurationPolicy.OPTIONAL</text:span></text:a></text:p>
        <text:p text:style-name="P105">Since:</text:p>
        <text:p text:style-name="P128">1.1</text:p>
        <text:p text:style-name="P105">See Also:</text:p>
        <text:p text:style-name="P128">"The configuration-policy attribute of the component element of a Component Description."</text:p>
        <text:p text:style-name="P130"/>
        <text:p text:style-name="P41"><text:bookmark text:name="r52"/>configurationPid</text:p>
        <text:p text:style-name="P78"><text:span text:style-name="Code2">public abstract String[] </text:span><text:span text:style-name="Code2"><text:span text:style-name="T57">configurationPid</text:span></text:span></text:p>
        <text:p text:style-name="P103">The configuration PIDs for the configuration of this Component.</text:p>
        <text:p text:style-name="P103">Each value specifies a configuration PID for this Component.</text:p>
        <text:p text:style-name="P102">If no value is specified, the name of this Component is used as the configuration PID of this Component.</text:p>
        <text:p text:style-name="P105">Default:</text:p>
        <text:p text:style-name="P128">{}</text:p>
        <text:p text:style-name="P105">Since:</text:p>
        <text:p text:style-name="P128">1.2</text:p>
        <text:p text:style-name="P105">See Also:</text:p>
        <text:p text:style-name="P128">"The configuration-pid attribute of the component element of a Component Description."</text:p>
        <text:p text:style-name="P130"/>
        <text:p text:style-name="P41"><text:bookmark text:name="r53"/><text:soft-page-break/>scope</text:p>
        <text:p text:style-name="P78"><text:span text:style-name="Code2">public abstract </text:span><text:a xlink:type="simple" xlink:href="#r107"><text:span text:style-name="Code2"><text:span text:style-name="T47">ServiceScope</text:span></text:span></text:a><text:span text:style-name="Code2"> </text:span><text:span text:style-name="Code2"><text:span text:style-name="T57">scope</text:span></text:span></text:p>
        <text:p text:style-name="P103">The service scope for the service of this Component.</text:p>
        <text:p text:style-name="P101"><text:span text:style-name="T24">If not specified and the deprecated </text:span><text:a xlink:type="simple" xlink:href="#r45"><text:span text:style-name="Code2"><text:span text:style-name="T47">servicefactory()</text:span></text:span></text:a><text:span text:style-name="Default_20_Paragraph_20_Font"><text:span text:style-name="T24"> element is not specified, the </text:span></text:span><text:a xlink:type="simple" xlink:href="#r100"><text:span text:style-name="Code2"><text:span text:style-name="T47">singleton</text:span></text:span></text:a><text:span text:style-name="Default_20_Paragraph_20_Font"><text:span text:style-name="T24"> service scope is used. If the </text:span></text:span><text:a xlink:type="simple" xlink:href="#r44"><text:span text:style-name="Code2"><text:span text:style-name="T47">factory()</text:span></text:span></text:a><text:span text:style-name="Default_20_Paragraph_20_Font"><text:span text:style-name="T24"> element is specified or the </text:span></text:span><text:a xlink:type="simple" xlink:href="#r47"><text:span text:style-name="Code2"><text:span text:style-name="T47">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he </text:span></text:span><text:a xlink:type="simple" xlink:href="#r100"><text:span text:style-name="Code2"><text:span text:style-name="T47">singleton</text:span></text:span></text:a><text:span text:style-name="Default_20_Paragraph_20_Font"><text:span text:style-name="T24"> service scope.</text:span></text:span></text:p>
        <text:p text:style-name="P105">Default:</text:p>
        <text:p text:style-name="P129"><text:a xlink:type="simple" xlink:href="#r103"><text:span text:style-name="T44">ServiceScope.$DEFAULT$</text:span></text:a></text:p>
        <text:p text:style-name="P105">Since:</text:p>
        <text:p text:style-name="P128">1.3</text:p>
        <text:p text:style-name="P105">See Also:</text:p>
        <text:p text:style-name="P128">"The scope attribute of the service element of a Component Description."</text:p>
        <text:p text:style-name="P51"><text:bookmark text:name="r61"/>Enum ConfigurationPolicy</text:p>
        <text:p text:style-name="P111"><text:a xlink:type="simple" xlink:href="#r40"><text:span text:style-name="T46">org.osgi.service.component.annotations</text:span></text:a></text:p>
        <text:p text:style-name="P100"><text:span text:style-name="Code2">java.lang.Object</text:span></text:p>
        <text:p text:style-name="P113"><text:span text:style-name="Code2">  </text:span><text:span text:style-name="Code2"><draw:frame draw:style-name="fr3" draw:name="graphics6" text:anchor-type="as-char" svg:width="0.1563in" svg:height="0.1457in" draw:z-index="21"><draw:image xlink:href="Pictures/100002000000000F0000000E443DCD33.png" xlink:type="simple" xlink:show="embed" xlink:actuate="onLoad"/></draw:frame></text:span><text:span text:style-name="Code2">java.lang.Enum&lt;</text:span><text:a xlink:type="simple" xlink:href="#r61"><text:span text:style-name="Code2"><text:span text:style-name="T47">ConfigurationPolicy</text:span></text:span></text:a><text:span text:style-name="Code2">&gt;</text:span></text:p>
        <text:p text:style-name="P73"><text:span text:style-name="Code2">      </text:span><text:span text:style-name="Code2"><draw:frame draw:style-name="fr3" draw:name="graphics7" text:anchor-type="as-char" svg:width="0.1563in" svg:height="0.1457in" draw:z-index="22"><draw:image xlink:href="Pictures/100002000000000F0000000E443DCD33.png" xlink:type="simple" xlink:show="embed" xlink:actuate="onLoad"/></draw:frame></text:span><text:span text:style-name="Code2"><text:span text:style-name="T57">org.osgi.service.component.annotations.ConfigurationPolicy</text:span></text:span></text:p>
        <text:p text:style-name="P43">All Implemented Interfaces:</text:p>
        <text:p text:style-name="P107"><text:span text:style-name="T24">Comparable&lt;</text:span><text:a xlink:type="simple" xlink:href="#r61"><text:span text:style-name="T44">ConfigurationPolicy</text:span></text:a><text:span text:style-name="Default_20_Paragraph_20_Font"><text:span text:style-name="T24">&gt;, Serializable</text:span></text:span></text:p>
        <text:p text:style-name="P99"/>
        <text:p text:style-name="P131"><text:span text:style-name="Code2">public enum </text:span><text:span text:style-name="Code2"><text:span text:style-name="T57">ConfigurationPolicy</text:span></text:span></text:p>
        <text:p text:style-name="P78"><text:span text:style-name="Code2">extends Enum&lt;</text:span><text:a xlink:type="simple" xlink:href="#r61"><text:span text:style-name="Code2"><text:span text:style-name="T47">ConfigurationPolicy</text:span></text:span></text:a><text:span text:style-name="Code2">&gt;</text:span></text:p>
        <text:p text:style-name="P110"><text:span text:style-name="T24">Configuration Policy for the </text:span><text:a xlink:type="simple" xlink:href="#r54"><text:span text:style-name="Code2"><text:span text:style-name="T47">Component</text:span></text:span></text:a><text:span text:style-name="Default_20_Paragraph_20_Font"><text:span text:style-name="T24"> annotation.</text:span></text:span></text:p>
        <text:p text:style-name="P80">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12">Since:</text:p>
        <text:p text:style-name="P106">1.1</text:p>
        <text:p text:style-name="P115"/>
        <table:table table:name="Table23" table:style-name="Table23">
          <table:table-column table:style-name="Table23.A"/>
          <table:table-column table:style-name="Table23.B"/>
          <table:table-row table:style-name="Table23.1">
            <table:table-cell table:style-name="Table23.A1" office:value-type="string">
              <text:p text:style-name="P116"><text:span text:style-name="Summary_20_Heading_20_Font2"><text:span text:style-name="T7">Enum Constant Summary</text:span></text:span></text:p>
            </table:table-cell>
            <table:table-cell table:style-name="Table23.A1" office:value-type="string">
              <text:p text:style-name="P117"><text:span text:style-name="Page_20_Reference_20_Font"><text:span text:style-name="T21">Page</text:span></text:span></text:p>
            </table:table-cell>
          </table:table-row>
          <table:table-row table:style-name="Table23.1">
            <table:table-cell table:style-name="Table23.A2" office:value-type="string">
              <text:p text:style-name="P123"><text:a xlink:type="simple" xlink:href="#r57"><text:span text:style-name="Code2"><text:span text:style-name="T48">IGNORE</text:span></text:span></text:a></text:p>
              <text:p text:style-name="P125">Always allow the component configuration to be satisfied and do not use the corresponding Configuration object even if it is present.</text:p>
            </table:table-cell>
            <table:table-cell table:style-name="Table23.B2" office:value-type="string">
              <text:p text:style-name="P119"><text:span text:style-name="Page_20_Reference_20_Font"><text:span text:style-name="T7"><text:bookmark-ref text:reference-format="page" text:ref-name="r57">38</text:bookmark-ref></text:span></text:span></text:p>
            </table:table-cell>
          </table:table-row>
          <table:table-row table:style-name="Table23.1">
            <table:table-cell table:style-name="Table23.A3" office:value-type="string">
              <text:p text:style-name="P123"><text:a xlink:type="simple" xlink:href="#r55"><text:span text:style-name="Code2"><text:span text:style-name="T48">OPTIONAL</text:span></text:span></text:a></text:p>
              <text:p text:style-name="P125">Use the corresponding Configuration object if present but allow the component to be satisfied even if the corresponding Configuration object is not present.</text:p>
            </table:table-cell>
            <table:table-cell table:style-name="Table23.B3" office:value-type="string">
              <text:p text:style-name="P119"><text:span text:style-name="Page_20_Reference_20_Font"><text:span text:style-name="T7"><text:bookmark-ref text:reference-format="page" text:ref-name="r55">37</text:bookmark-ref></text:span></text:span></text:p>
            </table:table-cell>
          </table:table-row>
          <table:table-row table:style-name="Table23.1">
            <table:table-cell table:style-name="Table23.A3" office:value-type="string">
              <text:p text:style-name="P123"><text:a xlink:type="simple" xlink:href="#r56"><text:span text:style-name="Code2"><text:span text:style-name="T48">REQUIRE</text:span></text:span></text:a></text:p>
              <text:p text:style-name="P125">There must be a corresponding Configuration object for the component configuration to become satisfied.</text:p>
            </table:table-cell>
            <table:table-cell table:style-name="Table23.B3" office:value-type="string">
              <text:p text:style-name="P119"><text:span text:style-name="Page_20_Reference_20_Font"><text:span text:style-name="T7"><text:bookmark-ref text:reference-format="page" text:ref-name="r56">38</text:bookmark-ref></text:span></text:span></text:p>
            </table:table-cell>
          </table:table-row>
        </table:table>
        <text:p text:style-name="P7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6"><text:span text:style-name="Summary_20_Heading_20_Font2"><text:span text:style-name="T7">Method Summary</text:span></text:span></text:p>
            </table:table-cell>
            <table:covered-table-cell/>
            <table:table-cell table:style-name="Table24.A1" office:value-type="string">
              <text:p text:style-name="P117"><text:span text:style-name="Page_20_Reference_20_Font"><text:span text:style-name="T21">Page</text:span></text:span></text:p>
            </table:table-cell>
          </table:table-row>
          <table:table-row table:style-name="Table24.1">
            <table:table-cell table:style-name="Table24.A2" office:value-type="string">
              <text:p text:style-name="P118"><text:span text:style-name="Code_20_Small1"><text:span text:style-name="T7">String</text:span></text:span></text:p>
            </table:table-cell>
            <table:table-cell table:style-name="Table24.A2" office:value-type="string">
              <text:p text:style-name="P122"><text:a xlink:type="simple" xlink:href="#r60"><text:span text:style-name="Code2"><text:span text:style-name="T48">toString</text:span></text:span></text:a><text:span text:style-name="Code2"><text:span text:style-name="T7">()</text:span></text:span></text:p>
            </table:table-cell>
            <table:table-cell table:style-name="Table24.C2" office:value-type="string">
              <text:p text:style-name="P119"><text:span text:style-name="Page_20_Reference_20_Font"><text:span text:style-name="T7"><text:bookmark-ref text:reference-format="page" text:ref-name="r60">38</text:bookmark-ref></text:span></text:span></text:p>
            </table:table-cell>
          </table:table-row>
          <table:table-row table:style-name="Table24.1">
            <table:table-cell table:style-name="Table24.A3" office:value-type="string">
              <text:p text:style-name="P120"><text:span text:style-name="Code_20_Small1"><text:span text:style-name="T7">static </text:span></text:span><text:a xlink:type="simple" xlink:href="#r61"><text:span text:style-name="Code_20_Small1"><text:span text:style-name="T47">ConfigurationPolicy</text:span></text:span></text:a></text:p>
            </table:table-cell>
            <table:table-cell table:style-name="Table24.A3" office:value-type="string">
              <text:p text:style-name="P122"><text:a xlink:type="simple" xlink:href="#r59"><text:span text:style-name="Code2"><text:span text:style-name="T48">valueOf</text:span></text:span></text:a><text:span text:style-name="Code2"><text:span text:style-name="T7">(String name)</text:span></text:span></text:p>
            </table:table-cell>
            <table:table-cell table:style-name="Table24.C3" office:value-type="string">
              <text:p text:style-name="P119"><text:span text:style-name="Page_20_Reference_20_Font"><text:span text:style-name="T7"><text:bookmark-ref text:reference-format="page" text:ref-name="r59">38</text:bookmark-ref></text:span></text:span></text:p>
            </table:table-cell>
          </table:table-row>
          <table:table-row table:style-name="Table24.1">
            <table:table-cell table:style-name="Table24.A3" office:value-type="string">
              <text:p text:style-name="P120"><text:span text:style-name="Code_20_Small1"><text:span text:style-name="T7">static </text:span></text:span><text:a xlink:type="simple" xlink:href="#r61"><text:span text:style-name="Code_20_Small1"><text:span text:style-name="T47">ConfigurationPolicy</text:span></text:span></text:a><text:span text:style-name="Code_20_Small1"><text:span text:style-name="T7">[]</text:span></text:span></text:p>
            </table:table-cell>
            <table:table-cell table:style-name="Table24.A3" office:value-type="string">
              <text:p text:style-name="P122"><text:a xlink:type="simple" xlink:href="#r58"><text:span text:style-name="Code2"><text:span text:style-name="T48">values</text:span></text:span></text:a><text:span text:style-name="Code2"><text:span text:style-name="T7">()</text:span></text:span></text:p>
            </table:table-cell>
            <table:table-cell table:style-name="Table24.C3" office:value-type="string">
              <text:p text:style-name="P119"><text:span text:style-name="Page_20_Reference_20_Font"><text:span text:style-name="T7"><text:bookmark-ref text:reference-format="page" text:ref-name="r58">38</text:bookmark-ref></text:span></text:span></text:p>
            </table:table-cell>
          </table:table-row>
        </table:table>
        <text:p text:style-name="P39">Enum Constant Detail</text:p>
        <text:p text:style-name="P42"><text:bookmark text:name="r55"/>OPTIONAL</text:p>
        <text:p text:style-name="P78"><text:span text:style-name="Code2">public static final </text:span><text:a xlink:type="simple" xlink:href="#r61"><text:span text:style-name="Code2"><text:span text:style-name="T47">ConfigurationPolicy</text:span></text:span></text:a><text:span text:style-name="Code2"> </text:span><text:span text:style-name="Code2"><text:span text:style-name="T57">OPTIONAL</text:span></text:span></text:p>
        <text:p text:style-name="P102">Use the corresponding Configuration object if present but allow the component to be satisfied even if the corresponding Configuration object is not present.</text:p>
        <text:p text:style-name="P127"/>
        <text:p text:style-name="P41"><text:bookmark text:name="r56"/><text:soft-page-break/>REQUIRE</text:p>
        <text:p text:style-name="P78"><text:span text:style-name="Code2">public static final </text:span><text:a xlink:type="simple" xlink:href="#r61"><text:span text:style-name="Code2"><text:span text:style-name="T47">ConfigurationPolicy</text:span></text:span></text:a><text:span text:style-name="Code2"> </text:span><text:span text:style-name="Code2"><text:span text:style-name="T57">REQUIRE</text:span></text:span></text:p>
        <text:p text:style-name="P102">There must be a corresponding Configuration object for the component configuration to become satisfied.</text:p>
        <text:p text:style-name="P127"/>
        <text:p text:style-name="P41"><text:bookmark text:name="r57"/>IGNORE</text:p>
        <text:p text:style-name="P78"><text:span text:style-name="Code2">public static final </text:span><text:a xlink:type="simple" xlink:href="#r61"><text:span text:style-name="Code2"><text:span text:style-name="T47">ConfigurationPolicy</text:span></text:span></text:a><text:span text:style-name="Code2"> </text:span><text:span text:style-name="Code2"><text:span text:style-name="T57">IGNORE</text:span></text:span></text:p>
        <text:p text:style-name="P102">Always allow the component configuration to be satisfied and do not use the corresponding Configuration object even if it is present.</text:p>
        <text:p text:style-name="P40">Method Detail</text:p>
        <text:p text:style-name="P42"><text:bookmark text:name="r58"/>values</text:p>
        <text:p text:style-name="P78"><text:span text:style-name="Code2">public static </text:span><text:a xlink:type="simple" xlink:href="#r61"><text:span text:style-name="Code2"><text:span text:style-name="T47">ConfigurationPolicy</text:span></text:span></text:a><text:span text:style-name="Code2">[] </text:span><text:span text:style-name="Code2"><text:span text:style-name="T57">values</text:span></text:span><text:span text:style-name="Code2">()</text:span></text:p>
        <text:p text:style-name="P127"/>
        <text:p text:style-name="P41"><text:bookmark text:name="r59"/>valueOf</text:p>
        <text:p text:style-name="P78"><text:span text:style-name="Code2">public static </text:span><text:a xlink:type="simple" xlink:href="#r61"><text:span text:style-name="Code2"><text:span text:style-name="T47">ConfigurationPolicy</text:span></text:span></text:a><text:span text:style-name="Code2"> </text:span><text:span text:style-name="Code2"><text:span text:style-name="T57">valueOf</text:span></text:span><text:span text:style-name="Code2">(String name)</text:span></text:p>
        <text:p text:style-name="P127"/>
        <text:p text:style-name="P41"><text:bookmark text:name="r60"/>toString</text:p>
        <text:p text:style-name="P78"><text:span text:style-name="Code2">public String </text:span><text:span text:style-name="Code2"><text:span text:style-name="T57">toString</text:span></text:span><text:span text:style-name="Code2">()</text:span></text:p>
        <text:p text:style-name="P105">Overrides:</text:p>
        <text:p text:style-name="P129"><text:span text:style-name="Code2">toString</text:span><text:span text:style-name="Default_20_Paragraph_20_Font"><text:span text:style-name="T24"> in class </text:span></text:span><text:span text:style-name="Code2">Enum</text:span></text:p>
        <text:p text:style-name="P52"><text:bookmark text:name="r62"/>Annotation Type Deactivate</text:p>
        <text:p text:style-name="P111"><text:a xlink:type="simple" xlink:href="#r40"><text:span text:style-name="T46">org.osgi.service.component.annotations</text:span></text:a></text:p>
        <text:p text:style-name="P99"/>
        <text:p text:style-name="P114"><text:span text:style-name="Code_20_Small1">@Retention(value=RetentionPolicy.CLASS)<text:line-break/>@Target(value=ElementType.METHOD)<text:line-break/></text:span><text:span text:style-name="Code2">public @interface </text:span><text:span text:style-name="Code2"><text:span text:style-name="T57">Deactivate</text:span></text:span></text:p>
        <text:p text:style-name="P110"><text:span text:style-name="T24">Identify the annotated method as the </text:span><text:span text:style-name="Code2">deactivate</text:span><text:span text:style-name="Default_20_Paragraph_20_Font"><text:span text:style-name="T24"> method of a Service Component.</text:span></text:span></text:p>
        <text:p text:style-name="P109">The annotated method is the deactivate method of the Component.</text:p>
        <text:p text:style-name="P80">This annotation is not processed at runtime by a Service Component Runtime implementation. It must be processed by tools and used to add a Component Description to the bundle.</text:p>
        <text:p text:style-name="P112">Since:</text:p>
        <text:p text:style-name="P106">1.1</text:p>
        <text:p text:style-name="P112">See Also:</text:p>
        <text:p text:style-name="P106">"The deactivate attribute of the component element of a Component Description."</text:p>
        <text:p text:style-name="P53"><text:bookmark text:name="r63"/>Annotation Type Modified</text:p>
        <text:p text:style-name="P111"><text:a xlink:type="simple" xlink:href="#r40"><text:span text:style-name="T46">org.osgi.service.component.annotations</text:span></text:a></text:p>
        <text:p text:style-name="P99"/>
        <text:p text:style-name="P114"><text:span text:style-name="Code_20_Small1">@Retention(value=RetentionPolicy.CLASS)<text:line-break/>@Target(value=ElementType.METHOD)<text:line-break/></text:span><text:span text:style-name="Code2">public @interface </text:span><text:span text:style-name="Code2"><text:span text:style-name="T57">Modified</text:span></text:span></text:p>
        <text:p text:style-name="P110"><text:span text:style-name="T24">Identify the annotated method as the </text:span><text:span text:style-name="Code2">modified</text:span><text:span text:style-name="Default_20_Paragraph_20_Font"><text:span text:style-name="T24"> method of a Service Component.</text:span></text:span></text:p>
        <text:p text:style-name="P109">The annotated method is the modified method of the Component.</text:p>
        <text:p text:style-name="P80">This annotation is not processed at runtime by a Service Component Runtime implementation. It must be processed by tools and used to add a Component Description to the bundle.</text:p>
        <text:p text:style-name="P112">Since:</text:p>
        <text:p text:style-name="P106">1.1</text:p>
        <text:p text:style-name="P112">See Also:</text:p>
        <text:p text:style-name="P106">"The modified attribute of the component element of a Component Description."</text:p>
        <text:p text:style-name="P54"><text:bookmark text:name="r73"/>Annotation Type Reference</text:p>
        <text:p text:style-name="P111"><text:a xlink:type="simple" xlink:href="#r40"><text:span text:style-name="T46">org.osgi.service.component.annotations</text:span></text:a></text:p>
        <text:p text:style-name="P99"/>
        <text:p text:style-name="P114"><text:span text:style-name="Code_20_Small1">@Retention(value=RetentionPolicy.CLASS)<text:line-break/>@Target(value=ElementType.METHOD)<text:line-break/></text:span><text:span text:style-name="Code2">public @interface </text:span><text:span text:style-name="Code2"><text:span text:style-name="T57">Reference</text:span></text:span></text:p>
        <text:p text:style-name="P110"><text:span text:style-name="T24">Identify the annotated method as a </text:span><text:span text:style-name="Code2">bind</text:span><text:span text:style-name="Default_20_Paragraph_20_Font"><text:span text:style-name="T24"> method of a Service Component.</text:span></text:span></text:p>
        <text:p text:style-name="P109">The annotated method is a bind method of the Component.</text:p>
        <text:p text:style-name="P109">This annotation is not processed at runtime by a Service Component Runtime implementation. It must be processed by tools and used to add a Component Description to the bundle.</text:p>
        <text:p text:style-name="P79"><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64"><text:span text:style-name="Code2"><text:span text:style-name="T47">name</text:span></text:span></text:a><text:span text:style-name="Default_20_Paragraph_20_Font"><text:span text:style-name="T24">s.</text:span></text:span></text:p>
        <text:p text:style-name="P112">See Also:</text:p>
        <text:p text:style-name="P106">"The reference element of a Component Description."</text:p>
        <text:p text:style-name="P115"/>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6"><text:span text:style-name="Summary_20_Heading_20_Font2"><text:span text:style-name="T7">Required Element Summary</text:span></text:span></text:p>
            </table:table-cell>
            <table:covered-table-cell/>
            <table:table-cell table:style-name="Table28.A1" office:value-type="string">
              <text:p text:style-name="P117"><text:span text:style-name="Page_20_Reference_20_Font"><text:span text:style-name="T21">Page</text:span></text:span></text:p>
            </table:table-cell>
          </table:table-row>
          <table:table-row table:style-name="Table28.1">
            <table:table-cell table:style-name="Table28.A2" office:value-type="string">
              <text:p text:style-name="P120"><text:a xlink:type="simple" xlink:href="#r81"><text:span text:style-name="Code_20_Small1"><text:span text:style-name="T47">ReferenceCardinality</text:span></text:span></text:a></text:p>
            </table:table-cell>
            <table:table-cell table:style-name="Table28.A2" office:value-type="string">
              <text:p text:style-name="P123"><text:a xlink:type="simple" xlink:href="#r66"><text:span text:style-name="Code2"><text:span text:style-name="T48">cardinality</text:span></text:span></text:a></text:p>
              <text:p text:style-name="P125">The cardinality of the reference.</text:p>
            </table:table-cell>
            <table:table-cell table:style-name="Table28.C2" office:value-type="string">
              <text:p text:style-name="P119"><text:span text:style-name="Page_20_Reference_20_Font"><text:span text:style-name="T7"><text:bookmark-ref text:reference-format="page" text:ref-name="r66">42</text:bookmark-ref></text:span></text:span></text:p>
            </table:table-cell>
          </table:table-row>
          <table:table-row table:style-name="Table28.1">
            <table:table-cell table:style-name="Table28.A3" office:value-type="string">
              <text:p text:style-name="P118"><text:span text:style-name="Code_20_Small1"><text:span text:style-name="T7">String</text:span></text:span></text:p>
            </table:table-cell>
            <table:table-cell table:style-name="Table28.A3" office:value-type="string">
              <text:p text:style-name="P123"><text:a xlink:type="simple" xlink:href="#r64"><text:span text:style-name="Code2"><text:span text:style-name="T48">name</text:span></text:span></text:a></text:p>
              <text:p text:style-name="P125">The name of this reference.</text:p>
            </table:table-cell>
            <table:table-cell table:style-name="Table28.C3" office:value-type="string">
              <text:p text:style-name="P119"><text:span text:style-name="Page_20_Reference_20_Font"><text:span text:style-name="T7"><text:bookmark-ref text:reference-format="page" text:ref-name="r64">41</text:bookmark-ref></text:span></text:span></text:p>
            </table:table-cell>
          </table:table-row>
          <table:table-row table:style-name="Table28.1">
            <table:table-cell table:style-name="Table28.A3" office:value-type="string">
              <text:p text:style-name="P120"><text:a xlink:type="simple" xlink:href="#r87"><text:span text:style-name="Code_20_Small1"><text:span text:style-name="T47">ReferencePolicy</text:span></text:span></text:a></text:p>
            </table:table-cell>
            <table:table-cell table:style-name="Table28.A3" office:value-type="string">
              <text:p text:style-name="P123"><text:a xlink:type="simple" xlink:href="#r67"><text:span text:style-name="Code2"><text:span text:style-name="T48">policy</text:span></text:span></text:a></text:p>
              <text:p text:style-name="P125">The policy for the reference.</text:p>
            </table:table-cell>
            <table:table-cell table:style-name="Table28.C3" office:value-type="string">
              <text:p text:style-name="P119"><text:span text:style-name="Page_20_Reference_20_Font"><text:span text:style-name="T7"><text:bookmark-ref text:reference-format="page" text:ref-name="r67">42</text:bookmark-ref></text:span></text:span></text:p>
            </table:table-cell>
          </table:table-row>
          <table:table-row table:style-name="Table28.1">
            <table:table-cell table:style-name="Table28.A3" office:value-type="string">
              <text:p text:style-name="P120"><text:a xlink:type="simple" xlink:href="#r93"><text:span text:style-name="Code_20_Small1"><text:span text:style-name="T47">ReferencePolicyOption</text:span></text:span></text:a></text:p>
            </table:table-cell>
            <table:table-cell table:style-name="Table28.A3" office:value-type="string">
              <text:p text:style-name="P123"><text:a xlink:type="simple" xlink:href="#r70"><text:span text:style-name="Code2"><text:span text:style-name="T48">policyOption</text:span></text:span></text:a></text:p>
              <text:p text:style-name="P125">The policy option for the reference.</text:p>
            </table:table-cell>
            <table:table-cell table:style-name="Table28.C3" office:value-type="string">
              <text:p text:style-name="P119"><text:span text:style-name="Page_20_Reference_20_Font"><text:span text:style-name="T7"><text:bookmark-ref text:reference-format="page" text:ref-name="r70">43</text:bookmark-ref></text:span></text:span></text:p>
            </table:table-cell>
          </table:table-row>
          <table:table-row table:style-name="Table28.1">
            <table:table-cell table:style-name="Table28.A3" office:value-type="string">
              <text:p text:style-name="P120"><text:a xlink:type="simple" xlink:href="#r99"><text:span text:style-name="Code_20_Small1"><text:span text:style-name="T47">ReferenceScope</text:span></text:span></text:a></text:p>
            </table:table-cell>
            <table:table-cell table:style-name="Table28.A3" office:value-type="string">
              <text:p text:style-name="P123"><text:a xlink:type="simple" xlink:href="#r72"><text:span text:style-name="Code2"><text:span text:style-name="T48">scope</text:span></text:span></text:a></text:p>
              <text:p text:style-name="P125">The requested service scope for this Reference.</text:p>
            </table:table-cell>
            <table:table-cell table:style-name="Table28.C3" office:value-type="string">
              <text:p text:style-name="P119"><text:span text:style-name="Page_20_Reference_20_Font"><text:span text:style-name="T7"><text:bookmark-ref text:reference-format="page" text:ref-name="r72">43</text:bookmark-ref></text:span></text:span></text:p>
            </table:table-cell>
          </table:table-row>
          <table:table-row table:style-name="Table28.1">
            <table:table-cell table:style-name="Table28.A3" office:value-type="string">
              <text:p text:style-name="P118"><text:span text:style-name="Code_20_Small1"><text:span text:style-name="T7">Class&lt;?&gt;</text:span></text:span></text:p>
            </table:table-cell>
            <table:table-cell table:style-name="Table28.A3" office:value-type="string">
              <text:p text:style-name="P123"><text:a xlink:type="simple" xlink:href="#r65"><text:span text:style-name="Code2"><text:span text:style-name="T48">service</text:span></text:span></text:a></text:p>
              <text:p text:style-name="P125">The type of the service to bind to this reference.</text:p>
            </table:table-cell>
            <table:table-cell table:style-name="Table28.C3" office:value-type="string">
              <text:p text:style-name="P119"><text:span text:style-name="Page_20_Reference_20_Font"><text:span text:style-name="T7"><text:bookmark-ref text:reference-format="page" text:ref-name="r65">42</text:bookmark-ref></text:span></text:span></text:p>
            </table:table-cell>
          </table:table-row>
          <table:table-row table:style-name="Table28.1">
            <table:table-cell table:style-name="Table28.A3" office:value-type="string">
              <text:p text:style-name="P118"><text:span text:style-name="Code_20_Small1"><text:span text:style-name="T7">String</text:span></text:span></text:p>
            </table:table-cell>
            <table:table-cell table:style-name="Table28.A3" office:value-type="string">
              <text:p text:style-name="P123"><text:a xlink:type="simple" xlink:href="#r68"><text:span text:style-name="Code2"><text:span text:style-name="T48">target</text:span></text:span></text:a></text:p>
              <text:p text:style-name="P125">The target filter for the reference.</text:p>
            </table:table-cell>
            <table:table-cell table:style-name="Table28.C3" office:value-type="string">
              <text:p text:style-name="P119"><text:span text:style-name="Page_20_Reference_20_Font"><text:span text:style-name="T7"><text:bookmark-ref text:reference-format="page" text:ref-name="r68">42</text:bookmark-ref></text:span></text:span></text:p>
            </table:table-cell>
          </table:table-row>
          <table:table-row table:style-name="Table28.1">
            <table:table-cell table:style-name="Table28.A3" office:value-type="string">
              <text:p text:style-name="P118"><text:span text:style-name="Code_20_Small1"><text:span text:style-name="T7">String</text:span></text:span></text:p>
            </table:table-cell>
            <table:table-cell table:style-name="Table28.A3" office:value-type="string">
              <text:p text:style-name="P123"><text:a xlink:type="simple" xlink:href="#r69"><text:span text:style-name="Code2"><text:span text:style-name="T48">unbind</text:span></text:span></text:a></text:p>
              <text:p text:style-name="P125">The name of the unbind method which is associated with the annotated bind method.</text:p>
            </table:table-cell>
            <table:table-cell table:style-name="Table28.C3" office:value-type="string">
              <text:p text:style-name="P119"><text:span text:style-name="Page_20_Reference_20_Font"><text:span text:style-name="T7"><text:bookmark-ref text:reference-format="page" text:ref-name="r69">42</text:bookmark-ref></text:span></text:span></text:p>
            </table:table-cell>
          </table:table-row>
          <table:table-row table:style-name="Table28.1">
            <table:table-cell table:style-name="Table28.A3" office:value-type="string">
              <text:p text:style-name="P118"><text:span text:style-name="Code_20_Small1"><text:span text:style-name="T7">String</text:span></text:span></text:p>
            </table:table-cell>
            <table:table-cell table:style-name="Table28.A3" office:value-type="string">
              <text:p text:style-name="P123"><text:a xlink:type="simple" xlink:href="#r71"><text:span text:style-name="Code2"><text:span text:style-name="T48">updated</text:span></text:span></text:a></text:p>
              <text:p text:style-name="P125">The name of the updated method which is associated with the annotated bind method.</text:p>
            </table:table-cell>
            <table:table-cell table:style-name="Table28.C3" office:value-type="string">
              <text:p text:style-name="P119"><text:span text:style-name="Page_20_Reference_20_Font"><text:span text:style-name="T7"><text:bookmark-ref text:reference-format="page" text:ref-name="r71">43</text:bookmark-ref></text:span></text:span></text:p>
            </table:table-cell>
          </table:table-row>
        </table:table>
        <text:p text:style-name="P39">Element Detail</text:p>
        <text:p text:style-name="P42"><text:bookmark text:name="r64"/>name</text:p>
        <text:p text:style-name="P78"><text:span text:style-name="Code2">public abstract String </text:span><text:span text:style-name="Code2"><text:span text:style-name="T57">name</text:span></text:span></text:p>
        <text:p text:style-name="P103">The name of this reference.</text:p>
        <text:p text:style-name="P101"><text:span text:style-name="T24">If not specified, the name of this reference is based upon the name of the method being annotated. If the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moved.</text:span></text:span></text:p>
        <text:p text:style-name="P105">Default:</text:p>
        <text:p text:style-name="P128">""</text:p>
        <text:p text:style-name="P105">See Also:</text:p>
        <text:p text:style-name="P128">"The name attribute of the reference element of a Component Description."</text:p>
        <text:p text:style-name="P130"><text:soft-page-break/></text:p>
        <text:p text:style-name="P41"><text:bookmark text:name="r65"/>service</text:p>
        <text:p text:style-name="P78"><text:span text:style-name="Code2">public abstract Class&lt;?&gt; </text:span><text:span text:style-name="Code2"><text:span text:style-name="T57">service</text:span></text:span></text:p>
        <text:p text:style-name="P103">The type of the service to bind to this reference.</text:p>
        <text:p text:style-name="P102">If not specified, the type of the service to bind is based upon the type of the first argument of the method being annotated.</text:p>
        <text:p text:style-name="P105">Default:</text:p>
        <text:p text:style-name="P128">Object.class</text:p>
        <text:p text:style-name="P105">See Also:</text:p>
        <text:p text:style-name="P128">"The interface attribute of the reference element of a Component Description."</text:p>
        <text:p text:style-name="P130"/>
        <text:p text:style-name="P41"><text:bookmark text:name="r66"/>cardinality</text:p>
        <text:p text:style-name="P78"><text:span text:style-name="Code2">public abstract </text:span><text:a xlink:type="simple" xlink:href="#r81"><text:span text:style-name="Code2"><text:span text:style-name="T47">ReferenceCardinality</text:span></text:span></text:a><text:span text:style-name="Code2"> </text:span><text:span text:style-name="Code2"><text:span text:style-name="T57">cardinality</text:span></text:span></text:p>
        <text:p text:style-name="P103">The cardinality of the reference.</text:p>
        <text:p text:style-name="P101"><text:span text:style-name="T24">If not specified, the reference has a </text:span><text:a xlink:type="simple" xlink:href="#r75"><text:span text:style-name="Code2"><text:span text:style-name="T47">1..1</text:span></text:span></text:a><text:span text:style-name="Default_20_Paragraph_20_Font"><text:span text:style-name="T24"> cardinality.</text:span></text:span></text:p>
        <text:p text:style-name="P105">Default:</text:p>
        <text:p text:style-name="P129"><text:a xlink:type="simple" xlink:href="#r75"><text:span text:style-name="T44">ReferenceCardinality.MANDATORY</text:span></text:a></text:p>
        <text:p text:style-name="P105">See Also:</text:p>
        <text:p text:style-name="P128">"The cardinality attribute of the reference element of a Component Description."</text:p>
        <text:p text:style-name="P130"/>
        <text:p text:style-name="P41"><text:bookmark text:name="r67"/>policy</text:p>
        <text:p text:style-name="P78"><text:span text:style-name="Code2">public abstract </text:span><text:a xlink:type="simple" xlink:href="#r87"><text:span text:style-name="Code2"><text:span text:style-name="T47">ReferencePolicy</text:span></text:span></text:a><text:span text:style-name="Code2"> </text:span><text:span text:style-name="Code2"><text:span text:style-name="T57">policy</text:span></text:span></text:p>
        <text:p text:style-name="P103">The policy for the reference.</text:p>
        <text:p text:style-name="P101"><text:span text:style-name="T24">If not specified, the </text:span><text:a xlink:type="simple" xlink:href="#r82"><text:span text:style-name="Code2"><text:span text:style-name="T47">STATIC</text:span></text:span></text:a><text:span text:style-name="Default_20_Paragraph_20_Font"><text:span text:style-name="T24"> reference policy is used.</text:span></text:span></text:p>
        <text:p text:style-name="P105">Default:</text:p>
        <text:p text:style-name="P129"><text:a xlink:type="simple" xlink:href="#r82"><text:span text:style-name="T44">ReferencePolicy.STATIC</text:span></text:a></text:p>
        <text:p text:style-name="P105">See Also:</text:p>
        <text:p text:style-name="P128">"The policy attribute of the reference element of a Component Description."</text:p>
        <text:p text:style-name="P130"/>
        <text:p text:style-name="P41"><text:bookmark text:name="r68"/>target</text:p>
        <text:p text:style-name="P78"><text:span text:style-name="Code2">public abstract String </text:span><text:span text:style-name="Code2"><text:span text:style-name="T57">target</text:span></text:span></text:p>
        <text:p text:style-name="P102">The target filter for the reference.</text:p>
        <text:p text:style-name="P105">Default:</text:p>
        <text:p text:style-name="P128">""</text:p>
        <text:p text:style-name="P105">See Also:</text:p>
        <text:p text:style-name="P128">"The target attribute of the reference element of a Component Description."</text:p>
        <text:p text:style-name="P130"/>
        <text:p text:style-name="P41"><text:bookmark text:name="r69"/>unbind</text:p>
        <text:p text:style-name="P78"><text:span text:style-name="Code2">public abstract String </text:span><text:span text:style-name="Code2"><text:span text:style-name="T57">unbind</text:span></text:span></text:p>
        <text:p text:style-name="P103"><text:soft-page-break/>The name of the unbind method which is associated with the annotated bind method.</text:p>
        <text:p text:style-name="P104"><text:span text:style-name="T24">To declare no unbind method, the value </text:span><text:span text:style-name="Code2">"-"</text:span><text:span text:style-name="Default_20_Paragraph_20_Font"><text:span text:style-name="T24"> must be used.</text:span></text:span></text:p>
        <text:p text:style-name="P101"><text:span text:style-name="T24">If not specified, the name of the unbin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nbind</text:span><text:span text:style-name="Default_20_Paragraph_20_Font"><text:span text:style-name="T24">, </text:span></text:span><text:span text:style-name="Code2">unset</text:span><text:span text:style-name="Default_20_Paragraph_20_Font"><text:span text:style-name="T24"> or </text:span></text:span><text:span text:style-name="Code2">remove</text:span><text:span text:style-name="Default_20_Paragraph_20_Font"><text:span text:style-name="T24">, respectively, to derive the unbind method name. Otherwise, </text:span></text:span><text:span text:style-name="Code2">un</text:span><text:span text:style-name="Default_20_Paragraph_20_Font"><text:span text:style-name="T24"> is prefixed to the annotated method name to derive the unbind method name. The unbind method is only set if the component type contains a method with the derived name.</text:span></text:span></text:p>
        <text:p text:style-name="P105">Default:</text:p>
        <text:p text:style-name="P128">""</text:p>
        <text:p text:style-name="P105">See Also:</text:p>
        <text:p text:style-name="P128">"The unbind attribute of the reference element of a Component Description."</text:p>
        <text:p text:style-name="P130"/>
        <text:p text:style-name="P41"><text:bookmark text:name="r70"/>policyOption</text:p>
        <text:p text:style-name="P78"><text:span text:style-name="Code2">public abstract </text:span><text:a xlink:type="simple" xlink:href="#r93"><text:span text:style-name="Code2"><text:span text:style-name="T47">ReferencePolicyOption</text:span></text:span></text:a><text:span text:style-name="Code2"> </text:span><text:span text:style-name="Code2"><text:span text:style-name="T57">policyOption</text:span></text:span></text:p>
        <text:p text:style-name="P103">The policy option for the reference.</text:p>
        <text:p text:style-name="P101"><text:span text:style-name="T24">If not specified, the </text:span><text:a xlink:type="simple" xlink:href="#r88"><text:span text:style-name="Code2"><text:span text:style-name="T47">RELUCTANT</text:span></text:span></text:a><text:span text:style-name="Default_20_Paragraph_20_Font"><text:span text:style-name="T24"> reference policy option is used.</text:span></text:span></text:p>
        <text:p text:style-name="P105">Default:</text:p>
        <text:p text:style-name="P129"><text:a xlink:type="simple" xlink:href="#r88"><text:span text:style-name="T44">ReferencePolicyOption.RELUCTANT</text:span></text:a></text:p>
        <text:p text:style-name="P105">Since:</text:p>
        <text:p text:style-name="P128">1.2</text:p>
        <text:p text:style-name="P105">See Also:</text:p>
        <text:p text:style-name="P128">"The policy-option attribute of the reference element of a Component Description."</text:p>
        <text:p text:style-name="P130"/>
        <text:p text:style-name="P41"><text:bookmark text:name="r71"/>updated</text:p>
        <text:p text:style-name="P78"><text:span text:style-name="Code2">public abstract String </text:span><text:span text:style-name="Code2"><text:span text:style-name="T57">updated</text:span></text:span></text:p>
        <text:p text:style-name="P103">The name of the updated method which is associated with the annotated bind method.</text:p>
        <text:p text:style-name="P104"><text:span text:style-name="T24">To declare no updated method, the value </text:span><text:span text:style-name="Code2">"-"</text:span><text:span text:style-name="Default_20_Paragraph_20_Font"><text:span text:style-name="T24"> must be used.</text:span></text:span></text:p>
        <text:p text:style-name="P101"><text:span text:style-name="T24">If not specified, the name of the update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pdated</text:span><text:span text:style-name="Default_20_Paragraph_20_Font"><text:span text:style-name="T24"> to derive the updated method name. Otherwise, </text:span></text:span><text:span text:style-name="Code2">updated</text:span><text:span text:style-name="Default_20_Paragraph_20_Font"><text:span text:style-name="T24"> is prefixed to the annotated method name to derive the updated method name. The updated method is only set if the component type contains a method with the derived name.</text:span></text:span></text:p>
        <text:p text:style-name="P105">Default:</text:p>
        <text:p text:style-name="P128">""</text:p>
        <text:p text:style-name="P105">Since:</text:p>
        <text:p text:style-name="P128">1.2</text:p>
        <text:p text:style-name="P105">See Also:</text:p>
        <text:p text:style-name="P128">"The updated attribute of the reference element of a Component Description."</text:p>
        <text:p text:style-name="P130"/>
        <text:p text:style-name="P41"><text:bookmark text:name="r72"/>scope</text:p>
        <text:p text:style-name="P78"><text:span text:style-name="Code2">public abstract </text:span><text:a xlink:type="simple" xlink:href="#r99"><text:span text:style-name="Code2"><text:span text:style-name="T47">ReferenceScope</text:span></text:span></text:a><text:span text:style-name="Code2"> </text:span><text:span text:style-name="Code2"><text:span text:style-name="T57">scope</text:span></text:span></text:p>
        <text:p text:style-name="P103">The requested service scope for this Reference.</text:p>
        <text:p text:style-name="P101"><text:span text:style-name="T24">If not specified, the </text:span><text:a xlink:type="simple" xlink:href="#r94"><text:span text:style-name="Code2"><text:span text:style-name="T47">bundle</text:span></text:span></text:a><text:span text:style-name="Default_20_Paragraph_20_Font"><text:span text:style-name="T24"> service scope is requested.</text:span></text:span></text:p>
        <text:p text:style-name="P105"><text:soft-page-break/>Default:</text:p>
        <text:p text:style-name="P129"><text:a xlink:type="simple" xlink:href="#r94"><text:span text:style-name="T44">ReferenceScope.BUNDLE</text:span></text:a></text:p>
        <text:p text:style-name="P105">Since:</text:p>
        <text:p text:style-name="P128">1.3</text:p>
        <text:p text:style-name="P105">See Also:</text:p>
        <text:p text:style-name="P128">"The scope attribute of the reference element of a Component Description."</text:p>
        <text:p text:style-name="P55"><text:bookmark text:name="r81"/>Enum ReferenceCardinality</text:p>
        <text:p text:style-name="P111"><text:a xlink:type="simple" xlink:href="#r40"><text:span text:style-name="T46">org.osgi.service.component.annotations</text:span></text:a></text:p>
        <text:p text:style-name="P100"><text:span text:style-name="Code2">java.lang.Object</text:span></text:p>
        <text:p text:style-name="P113"><text:span text:style-name="Code2">  </text:span><text:span text:style-name="Code2"><draw:frame draw:style-name="fr3" draw:name="graphics8" text:anchor-type="as-char" svg:width="0.1563in" svg:height="0.1457in" draw:z-index="23"><draw:image xlink:href="Pictures/100002000000000F0000000E443DCD33.png" xlink:type="simple" xlink:show="embed" xlink:actuate="onLoad"/></draw:frame></text:span><text:span text:style-name="Code2">java.lang.Enum&lt;</text:span><text:a xlink:type="simple" xlink:href="#r81"><text:span text:style-name="Code2"><text:span text:style-name="T47">ReferenceCardinality</text:span></text:span></text:a><text:span text:style-name="Code2">&gt;</text:span></text:p>
        <text:p text:style-name="P73"><text:span text:style-name="Code2">      </text:span><text:span text:style-name="Code2"><draw:frame draw:style-name="fr3" draw:name="graphics9" text:anchor-type="as-char" svg:width="0.1563in" svg:height="0.1457in" draw:z-index="24"><draw:image xlink:href="Pictures/100002000000000F0000000E443DCD33.png" xlink:type="simple" xlink:show="embed" xlink:actuate="onLoad"/></draw:frame></text:span><text:span text:style-name="Code2"><text:span text:style-name="T57">org.osgi.service.component.annotations.ReferenceCardinality</text:span></text:span></text:p>
        <text:p text:style-name="P43">All Implemented Interfaces:</text:p>
        <text:p text:style-name="P107"><text:span text:style-name="T24">Comparable&lt;</text:span><text:a xlink:type="simple" xlink:href="#r81"><text:span text:style-name="T44">ReferenceCardinality</text:span></text:a><text:span text:style-name="Default_20_Paragraph_20_Font"><text:span text:style-name="T24">&gt;, Serializable</text:span></text:span></text:p>
        <text:p text:style-name="P99"/>
        <text:p text:style-name="P131"><text:span text:style-name="Code2">public enum </text:span><text:span text:style-name="Code2"><text:span text:style-name="T57">ReferenceCardinality</text:span></text:span></text:p>
        <text:p text:style-name="P78"><text:span text:style-name="Code2">extends Enum&lt;</text:span><text:a xlink:type="simple" xlink:href="#r81"><text:span text:style-name="Code2"><text:span text:style-name="T47">ReferenceCardinality</text:span></text:span></text:a><text:span text:style-name="Code2">&gt;</text:span></text:p>
        <text:p text:style-name="P110"><text:span text:style-name="T24">Cardinality for the </text:span><text:a xlink:type="simple" xlink:href="#r73"><text:span text:style-name="Code2"><text:span text:style-name="T47">Reference</text:span></text:span></text:a><text:span text:style-name="Default_20_Paragraph_20_Font"><text:span text:style-name="T24"> annotation.</text:span></text:span></text:p>
        <text:p text:style-name="P72">Specifies if the reference is optional and if the component implementation support a single bound service or multiple bound services.</text:p>
        <text:p text:style-name="P115"/>
        <table:table table:name="Table30" table:style-name="Table30">
          <table:table-column table:style-name="Table30.A"/>
          <table:table-column table:style-name="Table30.B"/>
          <table:table-row table:style-name="Table30.1">
            <table:table-cell table:style-name="Table30.A1" office:value-type="string">
              <text:p text:style-name="P116"><text:span text:style-name="Summary_20_Heading_20_Font2"><text:span text:style-name="T7">Enum Constant Summary</text:span></text:span></text:p>
            </table:table-cell>
            <table:table-cell table:style-name="Table30.A1" office:value-type="string">
              <text:p text:style-name="P117"><text:span text:style-name="Page_20_Reference_20_Font"><text:span text:style-name="T21">Page</text:span></text:span></text:p>
            </table:table-cell>
          </table:table-row>
          <table:table-row table:style-name="Table30.1">
            <table:table-cell table:style-name="Table30.A2" office:value-type="string">
              <text:p text:style-name="P123"><text:a xlink:type="simple" xlink:href="#r77"><text:span text:style-name="Code2"><text:span text:style-name="T48">AT_LEAST_ONE</text:span></text:span></text:a></text:p>
              <text:p text:style-name="P125">The reference is mandatory and multiple.</text:p>
            </table:table-cell>
            <table:table-cell table:style-name="Table30.B2" office:value-type="string">
              <text:p text:style-name="P119"><text:span text:style-name="Page_20_Reference_20_Font"><text:span text:style-name="T7"><text:bookmark-ref text:reference-format="page" text:ref-name="r77">46</text:bookmark-ref></text:span></text:span></text:p>
            </table:table-cell>
          </table:table-row>
          <table:table-row table:style-name="Table30.1">
            <table:table-cell table:style-name="Table30.A3" office:value-type="string">
              <text:p text:style-name="P123"><text:a xlink:type="simple" xlink:href="#r75"><text:span text:style-name="Code2"><text:span text:style-name="T48">MANDATORY</text:span></text:span></text:a></text:p>
              <text:p text:style-name="P125">The reference is mandatory and unary.</text:p>
            </table:table-cell>
            <table:table-cell table:style-name="Table30.B3" office:value-type="string">
              <text:p text:style-name="P119"><text:span text:style-name="Page_20_Reference_20_Font"><text:span text:style-name="T7"><text:bookmark-ref text:reference-format="page" text:ref-name="r75">45</text:bookmark-ref></text:span></text:span></text:p>
            </table:table-cell>
          </table:table-row>
          <table:table-row table:style-name="Table30.1">
            <table:table-cell table:style-name="Table30.A3" office:value-type="string">
              <text:p text:style-name="P123"><text:a xlink:type="simple" xlink:href="#r76"><text:span text:style-name="Code2"><text:span text:style-name="T48">MULTIPLE</text:span></text:span></text:a></text:p>
              <text:p text:style-name="P125">The reference is optional and multiple.</text:p>
            </table:table-cell>
            <table:table-cell table:style-name="Table30.B3" office:value-type="string">
              <text:p text:style-name="P119"><text:span text:style-name="Page_20_Reference_20_Font"><text:span text:style-name="T7"><text:bookmark-ref text:reference-format="page" text:ref-name="r76">46</text:bookmark-ref></text:span></text:span></text:p>
            </table:table-cell>
          </table:table-row>
          <table:table-row table:style-name="Table30.1">
            <table:table-cell table:style-name="Table30.A3" office:value-type="string">
              <text:p text:style-name="P123"><text:a xlink:type="simple" xlink:href="#r74"><text:span text:style-name="Code2"><text:span text:style-name="T48">OPTIONAL</text:span></text:span></text:a></text:p>
              <text:p text:style-name="P125">The reference is optional and unary.</text:p>
            </table:table-cell>
            <table:table-cell table:style-name="Table30.B3" office:value-type="string">
              <text:p text:style-name="P119"><text:span text:style-name="Page_20_Reference_20_Font"><text:span text:style-name="T7"><text:bookmark-ref text:reference-format="page" text:ref-name="r74">45</text:bookmark-ref></text:span></text:span></text:p>
            </table:table-cell>
          </table:table-row>
        </table:table>
        <text:p text:style-name="P7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6"><text:span text:style-name="Summary_20_Heading_20_Font2"><text:span text:style-name="T7">Method Summary</text:span></text:span></text:p>
            </table:table-cell>
            <table:covered-table-cell/>
            <table:table-cell table:style-name="Table31.A1" office:value-type="string">
              <text:p text:style-name="P117"><text:span text:style-name="Page_20_Reference_20_Font"><text:span text:style-name="T21">Page</text:span></text:span></text:p>
            </table:table-cell>
          </table:table-row>
          <table:table-row table:style-name="Table31.1">
            <table:table-cell table:style-name="Table31.A2" office:value-type="string">
              <text:p text:style-name="P118"><text:span text:style-name="Code_20_Small1"><text:span text:style-name="T7">String</text:span></text:span></text:p>
            </table:table-cell>
            <table:table-cell table:style-name="Table31.A2" office:value-type="string">
              <text:p text:style-name="P122"><text:a xlink:type="simple" xlink:href="#r80"><text:span text:style-name="Code2"><text:span text:style-name="T48">toString</text:span></text:span></text:a><text:span text:style-name="Code2"><text:span text:style-name="T7">()</text:span></text:span></text:p>
            </table:table-cell>
            <table:table-cell table:style-name="Table31.C2" office:value-type="string">
              <text:p text:style-name="P119"><text:span text:style-name="Page_20_Reference_20_Font"><text:span text:style-name="T7"><text:bookmark-ref text:reference-format="page" text:ref-name="r80">46</text:bookmark-ref></text:span></text:span></text:p>
            </table:table-cell>
          </table:table-row>
          <table:table-row table:style-name="Table31.1">
            <table:table-cell table:style-name="Table31.A3" office:value-type="string">
              <text:p text:style-name="P120"><text:span text:style-name="Code_20_Small1"><text:span text:style-name="T7">static </text:span></text:span><text:a xlink:type="simple" xlink:href="#r81"><text:span text:style-name="Code_20_Small1"><text:span text:style-name="T47">ReferenceCardinality</text:span></text:span></text:a></text:p>
            </table:table-cell>
            <table:table-cell table:style-name="Table31.A3" office:value-type="string">
              <text:p text:style-name="P122"><text:a xlink:type="simple" xlink:href="#r79"><text:span text:style-name="Code2"><text:span text:style-name="T48">valueOf</text:span></text:span></text:a><text:span text:style-name="Code2"><text:span text:style-name="T7">(String name)</text:span></text:span></text:p>
            </table:table-cell>
            <table:table-cell table:style-name="Table31.C3" office:value-type="string">
              <text:p text:style-name="P119"><text:span text:style-name="Page_20_Reference_20_Font"><text:span text:style-name="T7"><text:bookmark-ref text:reference-format="page" text:ref-name="r79">46</text:bookmark-ref></text:span></text:span></text:p>
            </table:table-cell>
          </table:table-row>
          <table:table-row table:style-name="Table31.1">
            <table:table-cell table:style-name="Table31.A3" office:value-type="string">
              <text:p text:style-name="P120"><text:span text:style-name="Code_20_Small1"><text:span text:style-name="T7">static </text:span></text:span><text:a xlink:type="simple" xlink:href="#r81"><text:span text:style-name="Code_20_Small1"><text:span text:style-name="T47">ReferenceCardinality</text:span></text:span></text:a><text:span text:style-name="Code_20_Small1"><text:span text:style-name="T7">[]</text:span></text:span></text:p>
            </table:table-cell>
            <table:table-cell table:style-name="Table31.A3" office:value-type="string">
              <text:p text:style-name="P122"><text:a xlink:type="simple" xlink:href="#r78"><text:span text:style-name="Code2"><text:span text:style-name="T48">values</text:span></text:span></text:a><text:span text:style-name="Code2"><text:span text:style-name="T7">()</text:span></text:span></text:p>
            </table:table-cell>
            <table:table-cell table:style-name="Table31.C3" office:value-type="string">
              <text:p text:style-name="P119"><text:span text:style-name="Page_20_Reference_20_Font"><text:span text:style-name="T7"><text:bookmark-ref text:reference-format="page" text:ref-name="r78">46</text:bookmark-ref></text:span></text:span></text:p>
            </table:table-cell>
          </table:table-row>
        </table:table>
        <text:p text:style-name="P39">Enum Constant Detail</text:p>
        <text:p text:style-name="P42"><text:bookmark text:name="r74"/>OPTIONAL</text:p>
        <text:p text:style-name="P78"><text:span text:style-name="Code2">public static final </text:span><text:a xlink:type="simple" xlink:href="#r81"><text:span text:style-name="Code2"><text:span text:style-name="T47">ReferenceCardinality</text:span></text:span></text:a><text:span text:style-name="Code2"> </text:span><text:span text:style-name="Code2"><text:span text:style-name="T57">OPTIONAL</text:span></text:span></text:p>
        <text:p text:style-name="P101"><text:span text:style-name="T24">The reference is optional and unary. That is, the reference has a cardinality of </text:span><text:span text:style-name="Code2">0..1</text:span><text:span text:style-name="Default_20_Paragraph_20_Font"><text:span text:style-name="T24">.</text:span></text:span></text:p>
        <text:p text:style-name="P127"/>
        <text:p text:style-name="P41"><text:bookmark text:name="r75"/>MANDATORY</text:p>
        <text:p text:style-name="P78"><text:span text:style-name="Code2">public static final </text:span><text:a xlink:type="simple" xlink:href="#r81"><text:span text:style-name="Code2"><text:span text:style-name="T47">ReferenceCardinality</text:span></text:span></text:a><text:span text:style-name="Code2"> </text:span><text:span text:style-name="Code2"><text:span text:style-name="T57">MANDATORY</text:span></text:span></text:p>
        <text:p text:style-name="P101"><text:span text:style-name="T24">The reference is mandatory and unary. That is, the reference has a cardinality of </text:span><text:span text:style-name="Code2">1..1</text:span><text:span text:style-name="Default_20_Paragraph_20_Font"><text:span text:style-name="T24">.</text:span></text:span></text:p>
        <text:p text:style-name="P127"/>
        <text:p text:style-name="P41"><text:bookmark text:name="r76"/><text:soft-page-break/>MULTIPLE</text:p>
        <text:p text:style-name="P78"><text:span text:style-name="Code2">public static final </text:span><text:a xlink:type="simple" xlink:href="#r81"><text:span text:style-name="Code2"><text:span text:style-name="T47">ReferenceCardinality</text:span></text:span></text:a><text:span text:style-name="Code2"> </text:span><text:span text:style-name="Code2"><text:span text:style-name="T57">MULTIPLE</text:span></text:span></text:p>
        <text:p text:style-name="P101"><text:span text:style-name="T24">The reference is optional and multiple. That is, the reference has a cardinality of </text:span><text:span text:style-name="Code2">0..n</text:span><text:span text:style-name="Default_20_Paragraph_20_Font"><text:span text:style-name="T24">.</text:span></text:span></text:p>
        <text:p text:style-name="P127"/>
        <text:p text:style-name="P41"><text:bookmark text:name="r77"/>AT_LEAST_ONE</text:p>
        <text:p text:style-name="P78"><text:span text:style-name="Code2">public static final </text:span><text:a xlink:type="simple" xlink:href="#r81"><text:span text:style-name="Code2"><text:span text:style-name="T47">ReferenceCardinality</text:span></text:span></text:a><text:span text:style-name="Code2"> </text:span><text:span text:style-name="Code2"><text:span text:style-name="T57">AT_LEAST_ONE</text:span></text:span></text:p>
        <text:p text:style-name="P101"><text:span text:style-name="T24">The reference is mandatory and multiple. That is, the reference has a cardinality of </text:span><text:span text:style-name="Code2">1..n</text:span><text:span text:style-name="Default_20_Paragraph_20_Font"><text:span text:style-name="T24">.</text:span></text:span></text:p>
        <text:p text:style-name="P40">Method Detail</text:p>
        <text:p text:style-name="P42"><text:bookmark text:name="r78"/>values</text:p>
        <text:p text:style-name="P78"><text:span text:style-name="Code2">public static </text:span><text:a xlink:type="simple" xlink:href="#r81"><text:span text:style-name="Code2"><text:span text:style-name="T47">ReferenceCardinality</text:span></text:span></text:a><text:span text:style-name="Code2">[] </text:span><text:span text:style-name="Code2"><text:span text:style-name="T57">values</text:span></text:span><text:span text:style-name="Code2">()</text:span></text:p>
        <text:p text:style-name="P127"/>
        <text:p text:style-name="P41"><text:bookmark text:name="r79"/>valueOf</text:p>
        <text:p text:style-name="P78"><text:span text:style-name="Code2">public static </text:span><text:a xlink:type="simple" xlink:href="#r81"><text:span text:style-name="Code2"><text:span text:style-name="T47">ReferenceCardinality</text:span></text:span></text:a><text:span text:style-name="Code2"> </text:span><text:span text:style-name="Code2"><text:span text:style-name="T57">valueOf</text:span></text:span><text:span text:style-name="Code2">(String name)</text:span></text:p>
        <text:p text:style-name="P127"/>
        <text:p text:style-name="P41"><text:bookmark text:name="r80"/>toString</text:p>
        <text:p text:style-name="P78"><text:span text:style-name="Code2">public String </text:span><text:span text:style-name="Code2"><text:span text:style-name="T57">toString</text:span></text:span><text:span text:style-name="Code2">()</text:span></text:p>
        <text:p text:style-name="P105">Overrides:</text:p>
        <text:p text:style-name="P129"><text:span text:style-name="Code2">toString</text:span><text:span text:style-name="Default_20_Paragraph_20_Font"><text:span text:style-name="T24"> in class </text:span></text:span><text:span text:style-name="Code2">Enum</text:span></text:p>
        <text:p text:style-name="P56"><text:bookmark text:name="r87"/>Enum ReferencePolicy</text:p>
        <text:p text:style-name="P111"><text:a xlink:type="simple" xlink:href="#r40"><text:span text:style-name="T46">org.osgi.service.component.annotations</text:span></text:a></text:p>
        <text:p text:style-name="P100"><text:span text:style-name="Code2">java.lang.Object</text:span></text:p>
        <text:p text:style-name="P113"><text:span text:style-name="Code2">  </text:span><text:span text:style-name="Code2"><draw:frame draw:style-name="fr3" draw:name="graphics10" text:anchor-type="as-char" svg:width="0.1563in" svg:height="0.1457in" draw:z-index="25"><draw:image xlink:href="Pictures/100002000000000F0000000E443DCD33.png" xlink:type="simple" xlink:show="embed" xlink:actuate="onLoad"/></draw:frame></text:span><text:span text:style-name="Code2">java.lang.Enum&lt;</text:span><text:a xlink:type="simple" xlink:href="#r87"><text:span text:style-name="Code2"><text:span text:style-name="T47">ReferencePolicy</text:span></text:span></text:a><text:span text:style-name="Code2">&gt;</text:span></text:p>
        <text:p text:style-name="P73"><text:span text:style-name="Code2">      </text:span><text:span text:style-name="Code2"><draw:frame draw:style-name="fr3" draw:name="graphics11" text:anchor-type="as-char" svg:width="0.1563in" svg:height="0.1457in" draw:z-index="26"><draw:image xlink:href="Pictures/100002000000000F0000000E443DCD33.png" xlink:type="simple" xlink:show="embed" xlink:actuate="onLoad"/></draw:frame></text:span><text:span text:style-name="Code2"><text:span text:style-name="T57">org.osgi.service.component.annotations.ReferencePolicy</text:span></text:span></text:p>
        <text:p text:style-name="P43">All Implemented Interfaces:</text:p>
        <text:p text:style-name="P107"><text:span text:style-name="T24">Comparable&lt;</text:span><text:a xlink:type="simple" xlink:href="#r87"><text:span text:style-name="T44">ReferencePolicy</text:span></text:a><text:span text:style-name="Default_20_Paragraph_20_Font"><text:span text:style-name="T24">&gt;, Serializable</text:span></text:span></text:p>
        <text:p text:style-name="P99"/>
        <text:p text:style-name="P131"><text:span text:style-name="Code2">public enum </text:span><text:span text:style-name="Code2"><text:span text:style-name="T57">ReferencePolicy</text:span></text:span></text:p>
        <text:p text:style-name="P78"><text:span text:style-name="Code2">extends Enum&lt;</text:span><text:a xlink:type="simple" xlink:href="#r87"><text:span text:style-name="Code2"><text:span text:style-name="T47">ReferencePolicy</text:span></text:span></text:a><text:span text:style-name="Code2">&gt;</text:span></text:p>
        <text:p text:style-name="P71"><text:span text:style-name="T24">Policy for the </text:span><text:a xlink:type="simple" xlink:href="#r73"><text:span text:style-name="Code2"><text:span text:style-name="T47">Reference</text:span></text:span></text:a><text:span text:style-name="Default_20_Paragraph_20_Font"><text:span text:style-name="T24"> annotation.</text:span></text:span></text:p>
        <text:p text:style-name="P115"/>
        <table:table table:name="Table33" table:style-name="Table33">
          <table:table-column table:style-name="Table33.A"/>
          <table:table-column table:style-name="Table33.B"/>
          <table:table-row table:style-name="Table33.1">
            <table:table-cell table:style-name="Table33.A1" office:value-type="string">
              <text:p text:style-name="P116"><text:span text:style-name="Summary_20_Heading_20_Font2"><text:span text:style-name="T7">Enum Constant Summary</text:span></text:span></text:p>
            </table:table-cell>
            <table:table-cell table:style-name="Table33.A1" office:value-type="string">
              <text:p text:style-name="P117"><text:span text:style-name="Page_20_Reference_20_Font"><text:span text:style-name="T21">Page</text:span></text:span></text:p>
            </table:table-cell>
          </table:table-row>
          <table:table-row table:style-name="Table33.1">
            <table:table-cell table:style-name="Table33.A2" office:value-type="string">
              <text:p text:style-name="P123"><text:a xlink:type="simple" xlink:href="#r83"><text:span text:style-name="Code2"><text:span text:style-name="T48">DYNAMIC</text:span></text:span></text:a></text:p>
              <text:p text:style-name="P125">The dynamic policy is slightly more complex since the component implementation must properly handle changes in the set of bound services.</text:p>
            </table:table-cell>
            <table:table-cell table:style-name="Table33.B2" office:value-type="string">
              <text:p text:style-name="P119"><text:span text:style-name="Page_20_Reference_20_Font"><text:span text:style-name="T7"><text:bookmark-ref text:reference-format="page" text:ref-name="r83">47</text:bookmark-ref></text:span></text:span></text:p>
            </table:table-cell>
          </table:table-row>
          <table:table-row table:style-name="Table33.1">
            <table:table-cell table:style-name="Table33.A3" office:value-type="string">
              <text:p text:style-name="P123"><text:a xlink:type="simple" xlink:href="#r82"><text:span text:style-name="Code2"><text:span text:style-name="T48">STATIC</text:span></text:span></text:a></text:p>
              <text:p text:style-name="P125">The static policy is the most simple policy and is the default policy.</text:p>
            </table:table-cell>
            <table:table-cell table:style-name="Table33.B3" office:value-type="string">
              <text:p text:style-name="P119"><text:span text:style-name="Page_20_Reference_20_Font"><text:span text:style-name="T7"><text:bookmark-ref text:reference-format="page" text:ref-name="r82">47</text:bookmark-ref></text:span></text:span></text:p>
            </table:table-cell>
          </table:table-row>
        </table:table>
        <text:p text:style-name="P70"/>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16"><text:span text:style-name="Summary_20_Heading_20_Font2"><text:span text:style-name="T7">Method Summary</text:span></text:span></text:p>
            </table:table-cell>
            <table:covered-table-cell/>
            <table:table-cell table:style-name="Table34.A1" office:value-type="string">
              <text:p text:style-name="P117"><text:span text:style-name="Page_20_Reference_20_Font"><text:span text:style-name="T21">Page</text:span></text:span></text:p>
            </table:table-cell>
          </table:table-row>
          <table:table-row table:style-name="Table34.1">
            <table:table-cell table:style-name="Table34.A2" office:value-type="string">
              <text:p text:style-name="P118"><text:span text:style-name="Code_20_Small1"><text:span text:style-name="T7">String</text:span></text:span></text:p>
            </table:table-cell>
            <table:table-cell table:style-name="Table34.A2" office:value-type="string">
              <text:p text:style-name="P122"><text:a xlink:type="simple" xlink:href="#r86"><text:span text:style-name="Code2"><text:span text:style-name="T48">toString</text:span></text:span></text:a><text:span text:style-name="Code2"><text:span text:style-name="T7">()</text:span></text:span></text:p>
            </table:table-cell>
            <table:table-cell table:style-name="Table34.C2" office:value-type="string">
              <text:p text:style-name="P119"><text:span text:style-name="Page_20_Reference_20_Font"><text:span text:style-name="T7"><text:bookmark-ref text:reference-format="page" text:ref-name="r86">48</text:bookmark-ref></text:span></text:span></text:p>
            </table:table-cell>
          </table:table-row>
          <table:table-row table:style-name="Table34.1">
            <table:table-cell table:style-name="Table34.A3" office:value-type="string">
              <text:p text:style-name="P120"><text:span text:style-name="Code_20_Small1"><text:span text:style-name="T7">static </text:span></text:span><text:a xlink:type="simple" xlink:href="#r87"><text:span text:style-name="Code_20_Small1"><text:span text:style-name="T47">ReferencePolicy</text:span></text:span></text:a></text:p>
            </table:table-cell>
            <table:table-cell table:style-name="Table34.A3" office:value-type="string">
              <text:p text:style-name="P122"><text:a xlink:type="simple" xlink:href="#r85"><text:span text:style-name="Code2"><text:span text:style-name="T48">valueOf</text:span></text:span></text:a><text:span text:style-name="Code2"><text:span text:style-name="T7">(String name)</text:span></text:span></text:p>
            </table:table-cell>
            <table:table-cell table:style-name="Table34.C3" office:value-type="string">
              <text:p text:style-name="P119"><text:span text:style-name="Page_20_Reference_20_Font"><text:span text:style-name="T7"><text:bookmark-ref text:reference-format="page" text:ref-name="r85">48</text:bookmark-ref></text:span></text:span></text:p>
            </table:table-cell>
          </table:table-row>
          <table:table-row table:style-name="Table34.1">
            <table:table-cell table:style-name="Table34.A3" office:value-type="string">
              <text:p text:style-name="P120"><text:span text:style-name="Code_20_Small1"><text:span text:style-name="T7">static </text:span></text:span><text:a xlink:type="simple" xlink:href="#r87"><text:span text:style-name="Code_20_Small1"><text:span text:style-name="T47">ReferencePolicy</text:span></text:span></text:a><text:span text:style-name="Code_20_Small1"><text:span text:style-name="T7">[]</text:span></text:span></text:p>
            </table:table-cell>
            <table:table-cell table:style-name="Table34.A3" office:value-type="string">
              <text:p text:style-name="P122"><text:a xlink:type="simple" xlink:href="#r84"><text:span text:style-name="Code2"><text:span text:style-name="T48">values</text:span></text:span></text:a><text:span text:style-name="Code2"><text:span text:style-name="T7">()</text:span></text:span></text:p>
            </table:table-cell>
            <table:table-cell table:style-name="Table34.C3" office:value-type="string">
              <text:p text:style-name="P119"><text:span text:style-name="Page_20_Reference_20_Font"><text:span text:style-name="T7"><text:bookmark-ref text:reference-format="page" text:ref-name="r84">48</text:bookmark-ref></text:span></text:span></text:p>
            </table:table-cell>
          </table:table-row>
        </table:table>
        <text:p text:style-name="P39">Enum Constant Detail</text:p>
        <text:p text:style-name="P42"><text:bookmark text:name="r82"/>STATIC</text:p>
        <text:p text:style-name="P78"><text:span text:style-name="Code2">public static final </text:span><text:a xlink:type="simple" xlink:href="#r87"><text:span text:style-name="Code2"><text:span text:style-name="T47">ReferencePolicy</text:span></text:span></text:a><text:span text:style-name="Code2"> </text:span><text:span text:style-name="Code2"><text:span text:style-name="T57">STATIC</text:span></text:span></text:p>
        <text:p text:style-name="P102">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27"/>
        <text:p text:style-name="P41"><text:bookmark text:name="r83"/>DYNAMIC</text:p>
        <text:p text:style-name="P78"><text:span text:style-name="Code2">public static final </text:span><text:a xlink:type="simple" xlink:href="#r87"><text:span text:style-name="Code2"><text:span text:style-name="T47">ReferencePolicy</text:span></text:span></text:a><text:span text:style-name="Code2"> </text:span><text:span text:style-name="Code2"><text:span text:style-name="T57">DYNAMIC</text:span></text:span></text:p>
        <text:p text:style-name="P102">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40"><text:soft-page-break/>Method Detail</text:p>
        <text:p text:style-name="P42"><text:bookmark text:name="r84"/>values</text:p>
        <text:p text:style-name="P78"><text:span text:style-name="Code2">public static </text:span><text:a xlink:type="simple" xlink:href="#r87"><text:span text:style-name="Code2"><text:span text:style-name="T47">ReferencePolicy</text:span></text:span></text:a><text:span text:style-name="Code2">[] </text:span><text:span text:style-name="Code2"><text:span text:style-name="T57">values</text:span></text:span><text:span text:style-name="Code2">()</text:span></text:p>
        <text:p text:style-name="P127"/>
        <text:p text:style-name="P41"><text:bookmark text:name="r85"/>valueOf</text:p>
        <text:p text:style-name="P78"><text:span text:style-name="Code2">public static </text:span><text:a xlink:type="simple" xlink:href="#r87"><text:span text:style-name="Code2"><text:span text:style-name="T47">ReferencePolicy</text:span></text:span></text:a><text:span text:style-name="Code2"> </text:span><text:span text:style-name="Code2"><text:span text:style-name="T57">valueOf</text:span></text:span><text:span text:style-name="Code2">(String name)</text:span></text:p>
        <text:p text:style-name="P127"/>
        <text:p text:style-name="P41"><text:bookmark text:name="r86"/>toString</text:p>
        <text:p text:style-name="P78"><text:span text:style-name="Code2">public String </text:span><text:span text:style-name="Code2"><text:span text:style-name="T57">toString</text:span></text:span><text:span text:style-name="Code2">()</text:span></text:p>
        <text:p text:style-name="P105">Overrides:</text:p>
        <text:p text:style-name="P129"><text:span text:style-name="Code2">toString</text:span><text:span text:style-name="Default_20_Paragraph_20_Font"><text:span text:style-name="T24"> in class </text:span></text:span><text:span text:style-name="Code2">Enum</text:span></text:p>
        <text:p text:style-name="P57"><text:bookmark text:name="r93"/>Enum ReferencePolicyOption</text:p>
        <text:p text:style-name="P111"><text:a xlink:type="simple" xlink:href="#r40"><text:span text:style-name="T46">org.osgi.service.component.annotations</text:span></text:a></text:p>
        <text:p text:style-name="P100"><text:span text:style-name="Code2">java.lang.Object</text:span></text:p>
        <text:p text:style-name="P113"><text:span text:style-name="Code2">  </text:span><text:span text:style-name="Code2"><draw:frame draw:style-name="fr3" draw:name="graphics12" text:anchor-type="as-char" svg:width="0.1563in" svg:height="0.1457in" draw:z-index="27"><draw:image xlink:href="Pictures/100002000000000F0000000E443DCD33.png" xlink:type="simple" xlink:show="embed" xlink:actuate="onLoad"/></draw:frame></text:span><text:span text:style-name="Code2">java.lang.Enum&lt;</text:span><text:a xlink:type="simple" xlink:href="#r93"><text:span text:style-name="Code2"><text:span text:style-name="T47">ReferencePolicyOption</text:span></text:span></text:a><text:span text:style-name="Code2">&gt;</text:span></text:p>
        <text:p text:style-name="P73"><text:span text:style-name="Code2">      </text:span><text:span text:style-name="Code2"><draw:frame draw:style-name="fr3" draw:name="graphics13" text:anchor-type="as-char" svg:width="0.1563in" svg:height="0.1457in" draw:z-index="28"><draw:image xlink:href="Pictures/100002000000000F0000000E443DCD33.png" xlink:type="simple" xlink:show="embed" xlink:actuate="onLoad"/></draw:frame></text:span><text:span text:style-name="Code2"><text:span text:style-name="T57">org.osgi.service.component.annotations.ReferencePolicyOption</text:span></text:span></text:p>
        <text:p text:style-name="P43">All Implemented Interfaces:</text:p>
        <text:p text:style-name="P107"><text:span text:style-name="T24">Comparable&lt;</text:span><text:a xlink:type="simple" xlink:href="#r93"><text:span text:style-name="T44">ReferencePolicyOption</text:span></text:a><text:span text:style-name="Default_20_Paragraph_20_Font"><text:span text:style-name="T24">&gt;, Serializable</text:span></text:span></text:p>
        <text:p text:style-name="P99"/>
        <text:p text:style-name="P131"><text:span text:style-name="Code2">public enum </text:span><text:span text:style-name="Code2"><text:span text:style-name="T57">ReferencePolicyOption</text:span></text:span></text:p>
        <text:p text:style-name="P78"><text:span text:style-name="Code2">extends Enum&lt;</text:span><text:a xlink:type="simple" xlink:href="#r93"><text:span text:style-name="Code2"><text:span text:style-name="T47">ReferencePolicyOption</text:span></text:span></text:a><text:span text:style-name="Code2">&gt;</text:span></text:p>
        <text:p text:style-name="P79"><text:span text:style-name="T24">Policy option for the </text:span><text:a xlink:type="simple" xlink:href="#r73"><text:span text:style-name="Code2"><text:span text:style-name="T47">Reference</text:span></text:span></text:a><text:span text:style-name="Default_20_Paragraph_20_Font"><text:span text:style-name="T24"> annotation.</text:span></text:span></text:p>
        <text:p text:style-name="P112">Since:</text:p>
        <text:p text:style-name="P106">1.2</text:p>
        <text:p text:style-name="P115"/>
        <table:table table:name="Table36" table:style-name="Table36">
          <table:table-column table:style-name="Table36.A"/>
          <table:table-column table:style-name="Table36.B"/>
          <table:table-row table:style-name="Table36.1">
            <table:table-cell table:style-name="Table36.A1" office:value-type="string">
              <text:p text:style-name="P116"><text:span text:style-name="Summary_20_Heading_20_Font2"><text:span text:style-name="T7">Enum Constant Summary</text:span></text:span></text:p>
            </table:table-cell>
            <table:table-cell table:style-name="Table36.A1" office:value-type="string">
              <text:p text:style-name="P117"><text:span text:style-name="Page_20_Reference_20_Font"><text:span text:style-name="T21">Page</text:span></text:span></text:p>
            </table:table-cell>
          </table:table-row>
          <table:table-row table:style-name="Table36.1">
            <table:table-cell table:style-name="Table36.A2" office:value-type="string">
              <text:p text:style-name="P123"><text:a xlink:type="simple" xlink:href="#r89"><text:span text:style-name="Code2"><text:span text:style-name="T48">GREEDY</text:span></text:span></text:a></text:p>
              <text:p text:style-name="P126"><text:span text:style-name="T17">The greedy policy option is a valid policy option for both </text:span><text:a xlink:type="simple" xlink:href="#r82"><text:span text:style-name="Code2"><text:span text:style-name="T47">static</text:span></text:span></text:a><text:span text:style-name="Default_20_Paragraph_20_Font"><text:span text:style-name="T17"> and </text:span></text:span><text:a xlink:type="simple" xlink:href="#r83"><text:span text:style-name="Code2"><text:span text:style-name="T47">dynamic</text:span></text:span></text:a><text:span text:style-name="Default_20_Paragraph_20_Font"><text:span text:style-name="T17"> reference policies.</text:span></text:span></text:p>
            </table:table-cell>
            <table:table-cell table:style-name="Table36.B2" office:value-type="string">
              <text:p text:style-name="P119"><text:span text:style-name="Page_20_Reference_20_Font"><text:span text:style-name="T7"><text:bookmark-ref text:reference-format="page" text:ref-name="r89">49</text:bookmark-ref></text:span></text:span></text:p>
            </table:table-cell>
          </table:table-row>
          <table:table-row table:style-name="Table36.1">
            <table:table-cell table:style-name="Table36.A3" office:value-type="string">
              <text:p text:style-name="P123"><text:a xlink:type="simple" xlink:href="#r88"><text:span text:style-name="Code2"><text:span text:style-name="T48">RELUCTANT</text:span></text:span></text:a></text:p>
              <text:p text:style-name="P126"><text:span text:style-name="T17">The reluctant policy option is the default policy option for both </text:span><text:a xlink:type="simple" xlink:href="#r82"><text:span text:style-name="Code2"><text:span text:style-name="T47">static</text:span></text:span></text:a><text:span text:style-name="Default_20_Paragraph_20_Font"><text:span text:style-name="T17"> and </text:span></text:span><text:a xlink:type="simple" xlink:href="#r83"><text:span text:style-name="Code2"><text:span text:style-name="T47">dynamic</text:span></text:span></text:a><text:span text:style-name="Default_20_Paragraph_20_Font"><text:span text:style-name="T17"> reference policies.</text:span></text:span></text:p>
            </table:table-cell>
            <table:table-cell table:style-name="Table36.B3" office:value-type="string">
              <text:p text:style-name="P119"><text:span text:style-name="Page_20_Reference_20_Font"><text:span text:style-name="T7"><text:bookmark-ref text:reference-format="page" text:ref-name="r88">49</text:bookmark-ref></text:span></text:span></text:p>
            </table:table-cell>
          </table:table-row>
        </table:table>
        <text:p text:style-name="P70"/>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16"><text:span text:style-name="Summary_20_Heading_20_Font2"><text:span text:style-name="T7">Method Summary</text:span></text:span></text:p>
            </table:table-cell>
            <table:covered-table-cell/>
            <table:table-cell table:style-name="Table37.A1" office:value-type="string">
              <text:p text:style-name="P117"><text:span text:style-name="Page_20_Reference_20_Font"><text:span text:style-name="T21">Page</text:span></text:span></text:p>
            </table:table-cell>
          </table:table-row>
          <table:table-row table:style-name="Table37.1">
            <table:table-cell table:style-name="Table37.A2" office:value-type="string">
              <text:p text:style-name="P118"><text:span text:style-name="Code_20_Small1"><text:span text:style-name="T7">String</text:span></text:span></text:p>
            </table:table-cell>
            <table:table-cell table:style-name="Table37.A2" office:value-type="string">
              <text:p text:style-name="P122"><text:a xlink:type="simple" xlink:href="#r92"><text:span text:style-name="Code2"><text:span text:style-name="T48">toString</text:span></text:span></text:a><text:span text:style-name="Code2"><text:span text:style-name="T7">()</text:span></text:span></text:p>
            </table:table-cell>
            <table:table-cell table:style-name="Table37.C2" office:value-type="string">
              <text:p text:style-name="P119"><text:span text:style-name="Page_20_Reference_20_Font"><text:span text:style-name="T7"><text:bookmark-ref text:reference-format="page" text:ref-name="r92">50</text:bookmark-ref></text:span></text:span></text:p>
            </table:table-cell>
          </table:table-row>
          <table:table-row table:style-name="Table37.1">
            <table:table-cell table:style-name="Table37.A3" office:value-type="string">
              <text:p text:style-name="P120"><text:span text:style-name="Code_20_Small1"><text:span text:style-name="T7">static </text:span></text:span><text:a xlink:type="simple" xlink:href="#r93"><text:span text:style-name="Code_20_Small1"><text:span text:style-name="T47">ReferencePolicyOption</text:span></text:span></text:a></text:p>
            </table:table-cell>
            <table:table-cell table:style-name="Table37.A3" office:value-type="string">
              <text:p text:style-name="P122"><text:a xlink:type="simple" xlink:href="#r91"><text:span text:style-name="Code2"><text:span text:style-name="T48">valueOf</text:span></text:span></text:a><text:span text:style-name="Code2"><text:span text:style-name="T7">(String name)</text:span></text:span></text:p>
            </table:table-cell>
            <table:table-cell table:style-name="Table37.C3" office:value-type="string">
              <text:p text:style-name="P119"><text:span text:style-name="Page_20_Reference_20_Font"><text:span text:style-name="T7"><text:bookmark-ref text:reference-format="page" text:ref-name="r91">50</text:bookmark-ref></text:span></text:span></text:p>
            </table:table-cell>
          </table:table-row>
          <table:table-row table:style-name="Table37.1">
            <table:table-cell table:style-name="Table37.A3" office:value-type="string">
              <text:p text:style-name="P120"><text:span text:style-name="Code_20_Small1"><text:span text:style-name="T7">static </text:span></text:span><text:a xlink:type="simple" xlink:href="#r93"><text:span text:style-name="Code_20_Small1"><text:span text:style-name="T47">ReferencePolicyOption</text:span></text:span></text:a><text:span text:style-name="Code_20_Small1"><text:span text:style-name="T7">[]</text:span></text:span></text:p>
            </table:table-cell>
            <table:table-cell table:style-name="Table37.A3" office:value-type="string">
              <text:p text:style-name="P122"><text:a xlink:type="simple" xlink:href="#r90"><text:span text:style-name="Code2"><text:span text:style-name="T48">values</text:span></text:span></text:a><text:span text:style-name="Code2"><text:span text:style-name="T7">()</text:span></text:span></text:p>
            </table:table-cell>
            <table:table-cell table:style-name="Table37.C3" office:value-type="string">
              <text:p text:style-name="P119"><text:span text:style-name="Page_20_Reference_20_Font"><text:span text:style-name="T7"><text:bookmark-ref text:reference-format="page" text:ref-name="r90">50</text:bookmark-ref></text:span></text:span></text:p>
            </table:table-cell>
          </table:table-row>
        </table:table>
        <text:p text:style-name="P39">Enum Constant Detail</text:p>
        <text:p text:style-name="P42"><text:bookmark text:name="r88"/>RELUCTANT</text:p>
        <text:p text:style-name="P78"><text:span text:style-name="Code2">public static final </text:span><text:a xlink:type="simple" xlink:href="#r93"><text:span text:style-name="Code2"><text:span text:style-name="T47">ReferencePolicyOption</text:span></text:span></text:a><text:span text:style-name="Code2"> </text:span><text:span text:style-name="Code2"><text:span text:style-name="T57">RELUCTANT</text:span></text:span></text:p>
        <text:p text:style-name="P101"><text:span text:style-name="T24">The reluctant policy option is the default policy option for both </text:span><text:a xlink:type="simple" xlink:href="#r82"><text:span text:style-name="Code2"><text:span text:style-name="T47">static</text:span></text:span></text:a><text:span text:style-name="Default_20_Paragraph_20_Font"><text:span text:style-name="T24"> and </text:span></text:span><text:a xlink:type="simple" xlink:href="#r83"><text:span text:style-name="Code2"><text:span text:style-name="T47">dynamic</text:span></text:span></text:a><text:span text:style-name="Default_20_Paragraph_20_Font"><text:span text:style-name="T24">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27"/>
        <text:p text:style-name="P41"><text:bookmark text:name="r89"/>GREEDY</text:p>
        <text:p text:style-name="P78"><text:span text:style-name="Code2">public static final </text:span><text:a xlink:type="simple" xlink:href="#r93"><text:span text:style-name="Code2"><text:span text:style-name="T47">ReferencePolicyOption</text:span></text:span></text:a><text:span text:style-name="Code2"> </text:span><text:span text:style-name="Code2"><text:span text:style-name="T57">GREEDY</text:span></text:span></text:p>
        <text:p text:style-name="P101"><text:span text:style-name="T24">The greedy policy option is a valid policy option for both </text:span><text:a xlink:type="simple" xlink:href="#r82"><text:span text:style-name="Code2"><text:span text:style-name="T47">static</text:span></text:span></text:a><text:span text:style-name="Default_20_Paragraph_20_Font"><text:span text:style-name="T24"> and </text:span></text:span><text:a xlink:type="simple" xlink:href="#r83"><text:span text:style-name="Code2"><text:span text:style-name="T47">dynamic</text:span></text:span></text:a><text:span text:style-name="Default_20_Paragraph_20_Font"><text:span text:style-name="T24"> reference policies. When a new target service for a reference becomes available, references having the greedy policy option will bind the new target service.</text:span></text:span></text:p>
        <text:p text:style-name="P40"><text:soft-page-break/>Method Detail</text:p>
        <text:p text:style-name="P42"><text:bookmark text:name="r90"/>values</text:p>
        <text:p text:style-name="P78"><text:span text:style-name="Code2">public static </text:span><text:a xlink:type="simple" xlink:href="#r93"><text:span text:style-name="Code2"><text:span text:style-name="T47">ReferencePolicyOption</text:span></text:span></text:a><text:span text:style-name="Code2">[] </text:span><text:span text:style-name="Code2"><text:span text:style-name="T57">values</text:span></text:span><text:span text:style-name="Code2">()</text:span></text:p>
        <text:p text:style-name="P127"/>
        <text:p text:style-name="P41"><text:bookmark text:name="r91"/>valueOf</text:p>
        <text:p text:style-name="P78"><text:span text:style-name="Code2">public static </text:span><text:a xlink:type="simple" xlink:href="#r93"><text:span text:style-name="Code2"><text:span text:style-name="T47">ReferencePolicyOption</text:span></text:span></text:a><text:span text:style-name="Code2"> </text:span><text:span text:style-name="Code2"><text:span text:style-name="T57">valueOf</text:span></text:span><text:span text:style-name="Code2">(String name)</text:span></text:p>
        <text:p text:style-name="P127"/>
        <text:p text:style-name="P41"><text:bookmark text:name="r92"/>toString</text:p>
        <text:p text:style-name="P78"><text:span text:style-name="Code2">public String </text:span><text:span text:style-name="Code2"><text:span text:style-name="T57">toString</text:span></text:span><text:span text:style-name="Code2">()</text:span></text:p>
        <text:p text:style-name="P105">Overrides:</text:p>
        <text:p text:style-name="P129"><text:span text:style-name="Code2">toString</text:span><text:span text:style-name="Default_20_Paragraph_20_Font"><text:span text:style-name="T24"> in class </text:span></text:span><text:span text:style-name="Code2">Enum</text:span></text:p>
        <text:p text:style-name="P58"><text:bookmark text:name="r99"/>Enum ReferenceScope</text:p>
        <text:p text:style-name="P111"><text:a xlink:type="simple" xlink:href="#r40"><text:span text:style-name="T46">org.osgi.service.component.annotations</text:span></text:a></text:p>
        <text:p text:style-name="P100"><text:span text:style-name="Code2">java.lang.Object</text:span></text:p>
        <text:p text:style-name="P113"><text:span text:style-name="Code2">  </text:span><text:span text:style-name="Code2"><draw:frame draw:style-name="fr3" draw:name="graphics14" text:anchor-type="as-char" svg:width="0.1563in" svg:height="0.1457in" draw:z-index="29"><draw:image xlink:href="Pictures/100002000000000F0000000E443DCD33.png" xlink:type="simple" xlink:show="embed" xlink:actuate="onLoad"/></draw:frame></text:span><text:span text:style-name="Code2">java.lang.Enum&lt;</text:span><text:a xlink:type="simple" xlink:href="#r99"><text:span text:style-name="Code2"><text:span text:style-name="T47">ReferenceScope</text:span></text:span></text:a><text:span text:style-name="Code2">&gt;</text:span></text:p>
        <text:p text:style-name="P73"><text:span text:style-name="Code2">      </text:span><text:span text:style-name="Code2"><draw:frame draw:style-name="fr3" draw:name="graphics15" text:anchor-type="as-char" svg:width="0.1563in" svg:height="0.1457in" draw:z-index="30"><draw:image xlink:href="Pictures/100002000000000F0000000E443DCD33.png" xlink:type="simple" xlink:show="embed" xlink:actuate="onLoad"/></draw:frame></text:span><text:span text:style-name="Code2"><text:span text:style-name="T57">org.osgi.service.component.annotations.ReferenceScope</text:span></text:span></text:p>
        <text:p text:style-name="P43">All Implemented Interfaces:</text:p>
        <text:p text:style-name="P107"><text:span text:style-name="T24">Comparable&lt;</text:span><text:a xlink:type="simple" xlink:href="#r99"><text:span text:style-name="T44">ReferenceScope</text:span></text:a><text:span text:style-name="Default_20_Paragraph_20_Font"><text:span text:style-name="T24">&gt;, Serializable</text:span></text:span></text:p>
        <text:p text:style-name="P99"/>
        <text:p text:style-name="P131"><text:span text:style-name="Code2">public enum </text:span><text:span text:style-name="Code2"><text:span text:style-name="T57">ReferenceScope</text:span></text:span></text:p>
        <text:p text:style-name="P78"><text:span text:style-name="Code2">extends Enum&lt;</text:span><text:a xlink:type="simple" xlink:href="#r99"><text:span text:style-name="Code2"><text:span text:style-name="T47">ReferenceScope</text:span></text:span></text:a><text:span text:style-name="Code2">&gt;</text:span></text:p>
        <text:p text:style-name="P79"><text:span text:style-name="T24">Reference scope for the </text:span><text:a xlink:type="simple" xlink:href="#r73"><text:span text:style-name="Code2"><text:span text:style-name="T47">Reference</text:span></text:span></text:a><text:span text:style-name="Default_20_Paragraph_20_Font"><text:span text:style-name="T24"> annotation.</text:span></text:span></text:p>
        <text:p text:style-name="P112">Since:</text:p>
        <text:p text:style-name="P106">1.3</text:p>
        <text:p text:style-name="P115"/>
        <table:table table:name="Table39" table:style-name="Table39">
          <table:table-column table:style-name="Table39.A"/>
          <table:table-column table:style-name="Table39.B"/>
          <table:table-row table:style-name="Table39.1">
            <table:table-cell table:style-name="Table39.A1" office:value-type="string">
              <text:p text:style-name="P116"><text:span text:style-name="Summary_20_Heading_20_Font2"><text:span text:style-name="T7">Enum Constant Summary</text:span></text:span></text:p>
            </table:table-cell>
            <table:table-cell table:style-name="Table39.A1" office:value-type="string">
              <text:p text:style-name="P117"><text:span text:style-name="Page_20_Reference_20_Font"><text:span text:style-name="T21">Page</text:span></text:span></text:p>
            </table:table-cell>
          </table:table-row>
          <table:table-row table:style-name="Table39.1">
            <table:table-cell table:style-name="Table39.A2" office:value-type="string">
              <text:p text:style-name="P123"><text:a xlink:type="simple" xlink:href="#r94"><text:span text:style-name="Code2"><text:span text:style-name="T48">BUNDLE</text:span></text:span></text:a></text:p>
              <text:p text:style-name="P125">A single service object is used for all references to the service in this bundle.</text:p>
            </table:table-cell>
            <table:table-cell table:style-name="Table39.B2" office:value-type="string">
              <text:p text:style-name="P119"><text:span text:style-name="Page_20_Reference_20_Font"><text:span text:style-name="T7"><text:bookmark-ref text:reference-format="page" text:ref-name="r94">51</text:bookmark-ref></text:span></text:span></text:p>
            </table:table-cell>
          </table:table-row>
          <table:table-row table:style-name="Table39.1">
            <table:table-cell table:style-name="Table39.A3" office:value-type="string">
              <text:p text:style-name="P123"><text:a xlink:type="simple" xlink:href="#r95"><text:span text:style-name="Code2"><text:span text:style-name="T48">PROTOTYPE</text:span></text:span></text:a></text:p>
              <text:p text:style-name="P125">If the referenced service has prototype service scope, then each instance of the component with this reference can receive a unique instance of the service.</text:p>
            </table:table-cell>
            <table:table-cell table:style-name="Table39.B3" office:value-type="string">
              <text:p text:style-name="P119"><text:span text:style-name="Page_20_Reference_20_Font"><text:span text:style-name="T7"><text:bookmark-ref text:reference-format="page" text:ref-name="r95">51</text:bookmark-ref></text:span></text:span></text:p>
            </table:table-cell>
          </table:table-row>
        </table:table>
        <text:p text:style-name="P70"/>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16"><text:span text:style-name="Summary_20_Heading_20_Font2"><text:span text:style-name="T7">Method Summary</text:span></text:span></text:p>
            </table:table-cell>
            <table:covered-table-cell/>
            <table:table-cell table:style-name="Table40.A1" office:value-type="string">
              <text:p text:style-name="P117"><text:span text:style-name="Page_20_Reference_20_Font"><text:span text:style-name="T21">Page</text:span></text:span></text:p>
            </table:table-cell>
          </table:table-row>
          <table:table-row table:style-name="Table40.1">
            <table:table-cell table:style-name="Table40.A2" office:value-type="string">
              <text:p text:style-name="P118"><text:span text:style-name="Code_20_Small1"><text:span text:style-name="T7">String</text:span></text:span></text:p>
            </table:table-cell>
            <table:table-cell table:style-name="Table40.A2" office:value-type="string">
              <text:p text:style-name="P122"><text:a xlink:type="simple" xlink:href="#r98"><text:span text:style-name="Code2"><text:span text:style-name="T48">toString</text:span></text:span></text:a><text:span text:style-name="Code2"><text:span text:style-name="T7">()</text:span></text:span></text:p>
            </table:table-cell>
            <table:table-cell table:style-name="Table40.C2" office:value-type="string">
              <text:p text:style-name="P119"><text:span text:style-name="Page_20_Reference_20_Font"><text:span text:style-name="T7"><text:bookmark-ref text:reference-format="page" text:ref-name="r98">52</text:bookmark-ref></text:span></text:span></text:p>
            </table:table-cell>
          </table:table-row>
          <table:table-row table:style-name="Table40.1">
            <table:table-cell table:style-name="Table40.A3" office:value-type="string">
              <text:p text:style-name="P120"><text:span text:style-name="Code_20_Small1"><text:span text:style-name="T7">static </text:span></text:span><text:a xlink:type="simple" xlink:href="#r99"><text:span text:style-name="Code_20_Small1"><text:span text:style-name="T47">ReferenceScope</text:span></text:span></text:a></text:p>
            </table:table-cell>
            <table:table-cell table:style-name="Table40.A3" office:value-type="string">
              <text:p text:style-name="P122"><text:a xlink:type="simple" xlink:href="#r97"><text:span text:style-name="Code2"><text:span text:style-name="T48">valueOf</text:span></text:span></text:a><text:span text:style-name="Code2"><text:span text:style-name="T7">(String name)</text:span></text:span></text:p>
            </table:table-cell>
            <table:table-cell table:style-name="Table40.C3" office:value-type="string">
              <text:p text:style-name="P119"><text:span text:style-name="Page_20_Reference_20_Font"><text:span text:style-name="T7"><text:bookmark-ref text:reference-format="page" text:ref-name="r97">52</text:bookmark-ref></text:span></text:span></text:p>
            </table:table-cell>
          </table:table-row>
          <table:table-row table:style-name="Table40.1">
            <table:table-cell table:style-name="Table40.A3" office:value-type="string">
              <text:p text:style-name="P120"><text:span text:style-name="Code_20_Small1"><text:span text:style-name="T7">static </text:span></text:span><text:a xlink:type="simple" xlink:href="#r99"><text:span text:style-name="Code_20_Small1"><text:span text:style-name="T47">ReferenceScope</text:span></text:span></text:a><text:span text:style-name="Code_20_Small1"><text:span text:style-name="T7">[]</text:span></text:span></text:p>
            </table:table-cell>
            <table:table-cell table:style-name="Table40.A3" office:value-type="string">
              <text:p text:style-name="P122"><text:a xlink:type="simple" xlink:href="#r96"><text:span text:style-name="Code2"><text:span text:style-name="T48">values</text:span></text:span></text:a><text:span text:style-name="Code2"><text:span text:style-name="T7">()</text:span></text:span></text:p>
            </table:table-cell>
            <table:table-cell table:style-name="Table40.C3" office:value-type="string">
              <text:p text:style-name="P119"><text:span text:style-name="Page_20_Reference_20_Font"><text:span text:style-name="T7"><text:bookmark-ref text:reference-format="page" text:ref-name="r96">52</text:bookmark-ref></text:span></text:span></text:p>
            </table:table-cell>
          </table:table-row>
        </table:table>
        <text:p text:style-name="P39">Enum Constant Detail</text:p>
        <text:p text:style-name="P42"><text:bookmark text:name="r94"/>BUNDLE</text:p>
        <text:p text:style-name="P78"><text:span text:style-name="Code2">public static final </text:span><text:a xlink:type="simple" xlink:href="#r99"><text:span text:style-name="Code2"><text:span text:style-name="T47">ReferenceScope</text:span></text:span></text:a><text:span text:style-name="Code2"> </text:span><text:span text:style-name="Code2"><text:span text:style-name="T57">BUNDLE</text:span></text:span></text:p>
        <text:p text:style-name="P102">A single service object is used for all references to the service in this bundle.</text:p>
        <text:p text:style-name="P127"/>
        <text:p text:style-name="P41"><text:bookmark text:name="r95"/>PROTOTYPE</text:p>
        <text:p text:style-name="P78"><text:span text:style-name="Code2">public static final </text:span><text:a xlink:type="simple" xlink:href="#r99"><text:span text:style-name="Code2"><text:span text:style-name="T47">ReferenceScope</text:span></text:span></text:a><text:span text:style-name="Code2"> </text:span><text:span text:style-name="Code2"><text:span text:style-name="T57">PROTOTYPE</text:span></text:span></text:p>
        <text:p text:style-name="P102">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40"><text:soft-page-break/>Method Detail</text:p>
        <text:p text:style-name="P42"><text:bookmark text:name="r96"/>values</text:p>
        <text:p text:style-name="P78"><text:span text:style-name="Code2">public static </text:span><text:a xlink:type="simple" xlink:href="#r99"><text:span text:style-name="Code2"><text:span text:style-name="T47">ReferenceScope</text:span></text:span></text:a><text:span text:style-name="Code2">[] </text:span><text:span text:style-name="Code2"><text:span text:style-name="T57">values</text:span></text:span><text:span text:style-name="Code2">()</text:span></text:p>
        <text:p text:style-name="P127"/>
        <text:p text:style-name="P41"><text:bookmark text:name="r97"/>valueOf</text:p>
        <text:p text:style-name="P78"><text:span text:style-name="Code2">public static </text:span><text:a xlink:type="simple" xlink:href="#r99"><text:span text:style-name="Code2"><text:span text:style-name="T47">ReferenceScope</text:span></text:span></text:a><text:span text:style-name="Code2"> </text:span><text:span text:style-name="Code2"><text:span text:style-name="T57">valueOf</text:span></text:span><text:span text:style-name="Code2">(String name)</text:span></text:p>
        <text:p text:style-name="P127"/>
        <text:p text:style-name="P41"><text:bookmark text:name="r98"/>toString</text:p>
        <text:p text:style-name="P78"><text:span text:style-name="Code2">public String </text:span><text:span text:style-name="Code2"><text:span text:style-name="T57">toString</text:span></text:span><text:span text:style-name="Code2">()</text:span></text:p>
        <text:p text:style-name="P105">Overrides:</text:p>
        <text:p text:style-name="P129"><text:span text:style-name="Code2">toString</text:span><text:span text:style-name="Default_20_Paragraph_20_Font"><text:span text:style-name="T24"> in class </text:span></text:span><text:span text:style-name="Code2">Enum</text:span></text:p>
        <text:p text:style-name="P59"><text:bookmark text:name="r107"/>Enum ServiceScope</text:p>
        <text:p text:style-name="P111"><text:a xlink:type="simple" xlink:href="#r40"><text:span text:style-name="T46">org.osgi.service.component.annotations</text:span></text:a></text:p>
        <text:p text:style-name="P100"><text:span text:style-name="Code2">java.lang.Object</text:span></text:p>
        <text:p text:style-name="P113"><text:span text:style-name="Code2">  </text:span><text:span text:style-name="Code2"><draw:frame draw:style-name="fr3" draw:name="graphics16" text:anchor-type="as-char" svg:width="0.1563in" svg:height="0.1457in" draw:z-index="31"><draw:image xlink:href="Pictures/100002000000000F0000000E443DCD33.png" xlink:type="simple" xlink:show="embed" xlink:actuate="onLoad"/></draw:frame></text:span><text:span text:style-name="Code2">java.lang.Enum&lt;</text:span><text:a xlink:type="simple" xlink:href="#r107"><text:span text:style-name="Code2"><text:span text:style-name="T47">ServiceScope</text:span></text:span></text:a><text:span text:style-name="Code2">&gt;</text:span></text:p>
        <text:p text:style-name="P73"><text:span text:style-name="Code2">      </text:span><text:span text:style-name="Code2"><draw:frame draw:style-name="fr3" draw:name="graphics17" text:anchor-type="as-char" svg:width="0.1563in" svg:height="0.1457in" draw:z-index="32"><draw:image xlink:href="Pictures/100002000000000F0000000E443DCD33.png" xlink:type="simple" xlink:show="embed" xlink:actuate="onLoad"/></draw:frame></text:span><text:span text:style-name="Code2"><text:span text:style-name="T57">org.osgi.service.component.annotations.ServiceScope</text:span></text:span></text:p>
        <text:p text:style-name="P43">All Implemented Interfaces:</text:p>
        <text:p text:style-name="P107"><text:span text:style-name="T24">Comparable&lt;</text:span><text:a xlink:type="simple" xlink:href="#r107"><text:span text:style-name="T44">ServiceScope</text:span></text:a><text:span text:style-name="Default_20_Paragraph_20_Font"><text:span text:style-name="T24">&gt;, Serializable</text:span></text:span></text:p>
        <text:p text:style-name="P99"/>
        <text:p text:style-name="P131"><text:span text:style-name="Code2">public enum </text:span><text:span text:style-name="Code2"><text:span text:style-name="T57">ServiceScope</text:span></text:span></text:p>
        <text:p text:style-name="P78"><text:span text:style-name="Code2">extends Enum&lt;</text:span><text:a xlink:type="simple" xlink:href="#r107"><text:span text:style-name="Code2"><text:span text:style-name="T47">ServiceScope</text:span></text:span></text:a><text:span text:style-name="Code2">&gt;</text:span></text:p>
        <text:p text:style-name="P79"><text:span text:style-name="T24">Service scope for the </text:span><text:a xlink:type="simple" xlink:href="#r54"><text:span text:style-name="Code2"><text:span text:style-name="T47">Component</text:span></text:span></text:a><text:span text:style-name="Default_20_Paragraph_20_Font"><text:span text:style-name="T24"> annotation.</text:span></text:span></text:p>
        <text:p text:style-name="P112">Since:</text:p>
        <text:p text:style-name="P106">1.3</text:p>
        <text:p text:style-name="P115"/>
        <table:table table:name="Table42" table:style-name="Table42">
          <table:table-column table:style-name="Table42.A"/>
          <table:table-column table:style-name="Table42.B"/>
          <table:table-row table:style-name="Table42.1">
            <table:table-cell table:style-name="Table42.A1" office:value-type="string">
              <text:p text:style-name="P116"><text:span text:style-name="Summary_20_Heading_20_Font2"><text:span text:style-name="T7">Enum Constant Summary</text:span></text:span></text:p>
            </table:table-cell>
            <table:table-cell table:style-name="Table42.A1" office:value-type="string">
              <text:p text:style-name="P117"><text:span text:style-name="Page_20_Reference_20_Font"><text:span text:style-name="T21">Page</text:span></text:span></text:p>
            </table:table-cell>
          </table:table-row>
          <table:table-row table:style-name="Table42.1">
            <table:table-cell table:style-name="Table42.A2" office:value-type="string">
              <text:p text:style-name="P123"><text:a xlink:type="simple" xlink:href="#r103"><text:span text:style-name="Code2"><text:span text:style-name="T48">$DEFAULT$</text:span></text:span></text:a></text:p>
              <text:p text:style-name="P125">Default element value for annotation.</text:p>
            </table:table-cell>
            <table:table-cell table:style-name="Table42.B2" office:value-type="string">
              <text:p text:style-name="P119"><text:span text:style-name="Page_20_Reference_20_Font"><text:span text:style-name="T7"><text:bookmark-ref text:reference-format="page" text:ref-name="r103">54</text:bookmark-ref></text:span></text:span></text:p>
            </table:table-cell>
          </table:table-row>
          <table:table-row table:style-name="Table42.1">
            <table:table-cell table:style-name="Table42.A3" office:value-type="string">
              <text:p text:style-name="P123"><text:a xlink:type="simple" xlink:href="#r101"><text:span text:style-name="Code2"><text:span text:style-name="T48">BUNDLE</text:span></text:span></text:a></text:p>
              <text:p text:style-name="P125">When the component is registered as a service, it will be registered as a bundle scope service and an instance of the component will be created for each bundle using the service.</text:p>
            </table:table-cell>
            <table:table-cell table:style-name="Table42.B3" office:value-type="string">
              <text:p text:style-name="P119"><text:span text:style-name="Page_20_Reference_20_Font"><text:span text:style-name="T7"><text:bookmark-ref text:reference-format="page" text:ref-name="r101">53</text:bookmark-ref></text:span></text:span></text:p>
            </table:table-cell>
          </table:table-row>
          <table:table-row table:style-name="Table42.1">
            <table:table-cell table:style-name="Table42.A3" office:value-type="string">
              <text:p text:style-name="P123"><text:a xlink:type="simple" xlink:href="#r102"><text:span text:style-name="Code2"><text:span text:style-name="T48">PROTOTYPE</text:span></text:span></text:a></text:p>
              <text:p text:style-name="P125">When the component is registered as a service, it will be registered as a prototype scope service.</text:p>
            </table:table-cell>
            <table:table-cell table:style-name="Table42.B3" office:value-type="string">
              <text:p text:style-name="P119"><text:span text:style-name="Page_20_Reference_20_Font"><text:span text:style-name="T7"><text:bookmark-ref text:reference-format="page" text:ref-name="r102">54</text:bookmark-ref></text:span></text:span></text:p>
            </table:table-cell>
          </table:table-row>
          <table:table-row table:style-name="Table42.1">
            <table:table-cell table:style-name="Table42.A3" office:value-type="string">
              <text:p text:style-name="P123"><text:a xlink:type="simple" xlink:href="#r100"><text:span text:style-name="Code2"><text:span text:style-name="T48">SINGLETON</text:span></text:span></text:a></text:p>
              <text:p text:style-name="P125">When the component is registered as a service, it will be registered as a bundle scope service but only a single instance of the component will be used for all bundles using the service.</text:p>
            </table:table-cell>
            <table:table-cell table:style-name="Table42.B3" office:value-type="string">
              <text:p text:style-name="P119"><text:span text:style-name="Page_20_Reference_20_Font"><text:span text:style-name="T7"><text:bookmark-ref text:reference-format="page" text:ref-name="r100">53</text:bookmark-ref></text:span></text:span></text:p>
            </table:table-cell>
          </table:table-row>
        </table:table>
        <text:p text:style-name="P70"/>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16"><text:span text:style-name="Summary_20_Heading_20_Font2"><text:span text:style-name="T7">Method Summary</text:span></text:span></text:p>
            </table:table-cell>
            <table:covered-table-cell/>
            <table:table-cell table:style-name="Table43.A1" office:value-type="string">
              <text:p text:style-name="P117"><text:span text:style-name="Page_20_Reference_20_Font"><text:span text:style-name="T21">Page</text:span></text:span></text:p>
            </table:table-cell>
          </table:table-row>
          <table:table-row table:style-name="Table43.1">
            <table:table-cell table:style-name="Table43.A2" office:value-type="string">
              <text:p text:style-name="P118"><text:span text:style-name="Code_20_Small1"><text:span text:style-name="T7">String</text:span></text:span></text:p>
            </table:table-cell>
            <table:table-cell table:style-name="Table43.A2" office:value-type="string">
              <text:p text:style-name="P122"><text:a xlink:type="simple" xlink:href="#r106"><text:span text:style-name="Code2"><text:span text:style-name="T48">toString</text:span></text:span></text:a><text:span text:style-name="Code2"><text:span text:style-name="T7">()</text:span></text:span></text:p>
            </table:table-cell>
            <table:table-cell table:style-name="Table43.C2" office:value-type="string">
              <text:p text:style-name="P119"><text:span text:style-name="Page_20_Reference_20_Font"><text:span text:style-name="T7"><text:bookmark-ref text:reference-format="page" text:ref-name="r106">54</text:bookmark-ref></text:span></text:span></text:p>
            </table:table-cell>
          </table:table-row>
          <table:table-row table:style-name="Table43.1">
            <table:table-cell table:style-name="Table43.A3" office:value-type="string">
              <text:p text:style-name="P120"><text:span text:style-name="Code_20_Small1"><text:span text:style-name="T7">static </text:span></text:span><text:a xlink:type="simple" xlink:href="#r107"><text:span text:style-name="Code_20_Small1"><text:span text:style-name="T47">ServiceScope</text:span></text:span></text:a></text:p>
            </table:table-cell>
            <table:table-cell table:style-name="Table43.A3" office:value-type="string">
              <text:p text:style-name="P122"><text:a xlink:type="simple" xlink:href="#r105"><text:span text:style-name="Code2"><text:span text:style-name="T48">valueOf</text:span></text:span></text:a><text:span text:style-name="Code2"><text:span text:style-name="T7">(String name)</text:span></text:span></text:p>
            </table:table-cell>
            <table:table-cell table:style-name="Table43.C3" office:value-type="string">
              <text:p text:style-name="P119"><text:span text:style-name="Page_20_Reference_20_Font"><text:span text:style-name="T7"><text:bookmark-ref text:reference-format="page" text:ref-name="r105">54</text:bookmark-ref></text:span></text:span></text:p>
            </table:table-cell>
          </table:table-row>
          <table:table-row table:style-name="Table43.1">
            <table:table-cell table:style-name="Table43.A3" office:value-type="string">
              <text:p text:style-name="P120"><text:span text:style-name="Code_20_Small1"><text:span text:style-name="T7">static </text:span></text:span><text:a xlink:type="simple" xlink:href="#r107"><text:span text:style-name="Code_20_Small1"><text:span text:style-name="T47">ServiceScope</text:span></text:span></text:a><text:span text:style-name="Code_20_Small1"><text:span text:style-name="T7">[]</text:span></text:span></text:p>
            </table:table-cell>
            <table:table-cell table:style-name="Table43.A3" office:value-type="string">
              <text:p text:style-name="P122"><text:a xlink:type="simple" xlink:href="#r104"><text:span text:style-name="Code2"><text:span text:style-name="T48">values</text:span></text:span></text:a><text:span text:style-name="Code2"><text:span text:style-name="T7">()</text:span></text:span></text:p>
            </table:table-cell>
            <table:table-cell table:style-name="Table43.C3" office:value-type="string">
              <text:p text:style-name="P119"><text:span text:style-name="Page_20_Reference_20_Font"><text:span text:style-name="T7"><text:bookmark-ref text:reference-format="page" text:ref-name="r104">54</text:bookmark-ref></text:span></text:span></text:p>
            </table:table-cell>
          </table:table-row>
        </table:table>
        <text:p text:style-name="P39">Enum Constant Detail</text:p>
        <text:p text:style-name="P42"><text:bookmark text:name="r100"/>SINGLETON</text:p>
        <text:p text:style-name="P78"><text:span text:style-name="Code2">public static final </text:span><text:a xlink:type="simple" xlink:href="#r107"><text:span text:style-name="Code2"><text:span text:style-name="T47">ServiceScope</text:span></text:span></text:a><text:span text:style-name="Code2"> </text:span><text:span text:style-name="Code2"><text:span text:style-name="T57">SINGLETON</text:span></text:span></text:p>
        <text:p text:style-name="P102">When the component is registered as a service, it will be registered as a bundle scope service but only a single instance of the component will be used for all bundles using the service.</text:p>
        <text:p text:style-name="P127"/>
        <text:p text:style-name="P41"><text:bookmark text:name="r101"/>BUNDLE</text:p>
        <text:p text:style-name="P78"><text:span text:style-name="Code2">public static final </text:span><text:a xlink:type="simple" xlink:href="#r107"><text:span text:style-name="Code2"><text:span text:style-name="T47">ServiceScope</text:span></text:span></text:a><text:span text:style-name="Code2"> </text:span><text:span text:style-name="Code2"><text:span text:style-name="T57">BUNDLE</text:span></text:span></text:p>
        <text:p text:style-name="P102"><text:soft-page-break/>When the component is registered as a service, it will be registered as a bundle scope service and an instance of the component will be created for each bundle using the service.</text:p>
        <text:p text:style-name="P127"/>
        <text:p text:style-name="P41"><text:bookmark text:name="r102"/>PROTOTYPE</text:p>
        <text:p text:style-name="P78"><text:span text:style-name="Code2">public static final </text:span><text:a xlink:type="simple" xlink:href="#r107"><text:span text:style-name="Code2"><text:span text:style-name="T47">ServiceScope</text:span></text:span></text:a><text:span text:style-name="Code2"> </text:span><text:span text:style-name="Code2"><text:span text:style-name="T57">PROTOTYPE</text:span></text:span></text:p>
        <text:p text:style-name="P102">When the component is registered as a service, it will be registered as a prototype scope service.</text:p>
        <text:p text:style-name="P127"/>
        <text:p text:style-name="P41"><text:bookmark text:name="r103"/>$DEFAULT$</text:p>
        <text:p text:style-name="P78"><text:span text:style-name="Code2">public static final </text:span><text:a xlink:type="simple" xlink:href="#r107"><text:span text:style-name="Code2"><text:span text:style-name="T47">ServiceScope</text:span></text:span></text:a><text:span text:style-name="Code2"> </text:span><text:span text:style-name="Code2"><text:span text:style-name="T57">$DEFAULT$</text:span></text:span></text:p>
        <text:p text:style-name="P102">Default element value for annotation. This is used to distinguish the default value for an element and should not otherwise be used.</text:p>
        <text:p text:style-name="P40">Method Detail</text:p>
        <text:p text:style-name="P42"><text:bookmark text:name="r104"/>values</text:p>
        <text:p text:style-name="P78"><text:span text:style-name="Code2">public static </text:span><text:a xlink:type="simple" xlink:href="#r107"><text:span text:style-name="Code2"><text:span text:style-name="T47">ServiceScope</text:span></text:span></text:a><text:span text:style-name="Code2">[] </text:span><text:span text:style-name="Code2"><text:span text:style-name="T57">values</text:span></text:span><text:span text:style-name="Code2">()</text:span></text:p>
        <text:p text:style-name="P127"/>
        <text:p text:style-name="P41"><text:bookmark text:name="r105"/>valueOf</text:p>
        <text:p text:style-name="P78"><text:span text:style-name="Code2">public static </text:span><text:a xlink:type="simple" xlink:href="#r107"><text:span text:style-name="Code2"><text:span text:style-name="T47">ServiceScope</text:span></text:span></text:a><text:span text:style-name="Code2"> </text:span><text:span text:style-name="Code2"><text:span text:style-name="T57">valueOf</text:span></text:span><text:span text:style-name="Code2">(String name)</text:span></text:p>
        <text:p text:style-name="P127"/>
        <text:p text:style-name="P41"><text:bookmark text:name="r106"/>toString</text:p>
        <text:p text:style-name="P78"><text:span text:style-name="Code2">public String </text:span><text:span text:style-name="Code2"><text:span text:style-name="T57">toString</text:span></text:span><text:span text:style-name="Code2">()</text:span></text:p>
        <text:p text:style-name="P105">Overrides:</text:p>
        <text:p text:style-name="P129"><text:span text:style-name="Code2">toString</text:span><text:span text:style-name="Default_20_Paragraph_20_Font"><text:span text:style-name="T24"> in class </text:span></text:span><text:span text:style-name="Code2">Enum</text:span></text:p>
        <text:p text:style-name="P67"><text:bookmark text:name="r109"/>Package org.osgi.service.component.runtime</text:p>
        <text:p text:style-name="P96"><text:span text:style-name="Code_20_Small">@org.osgi.annotation.versioning.Version(value="1.3")</text:span></text:p>
        <text:p text:style-name="P97">Service Component Runtime Package Version 1.3.</text:p>
        <text:p text:style-name="P98">See:</text:p>
        <text:p text:style-name="P101"><text:a xlink:type="simple" xlink:href="#r108"><text:span text:style-name="T43">Description</text:span></text:a></text:p>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91"><text:span text:style-name="Summary_20_Heading_20_Font1">Interface Summary</text:span></text:p>
            </table:table-cell>
            <table:covered-table-cell/>
            <table:table-cell table:style-name="Table45.A1" office:value-type="string">
              <text:p text:style-name="P92"><text:span text:style-name="Page_20_Reference_20_Font">Page</text:span></text:p>
            </table:table-cell>
          </table:table-row>
          <table:table-row table:style-name="Table45.1">
            <table:table-cell table:style-name="Table45.A2" office:value-type="string">
              <text:p text:style-name="P83"><text:a xlink:type="simple" xlink:href="#r160"><text:span text:style-name="T45">ServiceComponentRuntime</text:span></text:a></text:p>
            </table:table-cell>
            <table:table-cell table:style-name="Table45.A2" office:value-type="string">
              <text:p text:style-name="P87"><text:span text:style-name="T58">The </text:span><text:span text:style-name="Code1"><text:span text:style-name="T58">ServiceComponentRuntime</text:span></text:span><text:span text:style-name="Default_20_Paragraph_20_Font"><text:span text:style-name="T58"> service represents the Declarative Services main controller also known as the Service Component Runtime or SCR for short.</text:span></text:span></text:p>
            </table:table-cell>
            <table:table-cell table:style-name="Table45.A2" office:value-type="string">
              <text:p text:style-name="P86"><text:span text:style-name="Page_20_Reference_20_Font"><text:span text:style-name="T58"><text:bookmark-ref text:reference-format="page" text:ref-name="r160">68</text:bookmark-ref></text:span></text:span></text:p>
            </table:table-cell>
          </table:table-row>
        </table:table>
        <text:p text:style-name="P69"/>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3"><text:span text:style-name="Summary_20_Heading_20_Font1"><text:span text:style-name="T7">Class Summary</text:span></text:span></text:p>
            </table:table-cell>
            <table:covered-table-cell/>
            <table:table-cell table:style-name="Table46.A1" office:value-type="string">
              <text:p text:style-name="P94"><text:span text:style-name="Page_20_Reference_20_Font"><text:span text:style-name="T21">Page</text:span></text:span></text:p>
            </table:table-cell>
          </table:table-row>
          <table:table-row table:style-name="Table46.1">
            <table:table-cell table:style-name="Table46.A2" office:value-type="string">
              <text:p text:style-name="P83"><text:a xlink:type="simple" xlink:href="#r114"><text:span text:style-name="T43">BoundReferenceDTO</text:span></text:a></text:p>
            </table:table-cell>
            <table:table-cell table:style-name="Table46.A2" office:value-type="string">
              <text:p text:style-name="P88">A representation of a bound reference to a service.</text:p>
            </table:table-cell>
            <table:table-cell table:style-name="Table46.A2" office:value-type="string">
              <text:p text:style-name="P89"><text:span text:style-name="Page_20_Reference_20_Font"><text:span text:style-name="T7"><text:bookmark-ref text:reference-format="page" text:ref-name="r114">56</text:bookmark-ref></text:span></text:span></text:p>
            </table:table-cell>
          </table:table-row>
          <table:table-row table:style-name="Table46.1">
            <table:table-cell table:style-name="Table46.A3" office:value-type="string">
              <text:p text:style-name="P83"><text:a xlink:type="simple" xlink:href="#r123"><text:span text:style-name="T43">ComponentConfigurationDTO</text:span></text:a></text:p>
            </table:table-cell>
            <table:table-cell table:style-name="Table46.A3" office:value-type="string">
              <text:p text:style-name="P88">A representation of an actual instance of a declared component description parameterized by component properties.</text:p>
            </table:table-cell>
            <table:table-cell table:style-name="Table46.A3" office:value-type="string">
              <text:p text:style-name="P89"><text:span text:style-name="Page_20_Reference_20_Font"><text:span text:style-name="T7"><text:bookmark-ref text:reference-format="page" text:ref-name="r123">58</text:bookmark-ref></text:span></text:span></text:p>
            </table:table-cell>
          </table:table-row>
          <table:table-row table:style-name="Table46.1">
            <table:table-cell table:style-name="Table46.A3" office:value-type="string">
              <text:p text:style-name="P83"><text:a xlink:type="simple" xlink:href="#r141"><text:span text:style-name="T43">ComponentDescriptionDTO</text:span></text:a></text:p>
            </table:table-cell>
            <table:table-cell table:style-name="Table46.A3" office:value-type="string">
              <text:p text:style-name="P88">A representation of a declared component description.</text:p>
            </table:table-cell>
            <table:table-cell table:style-name="Table46.A3" office:value-type="string">
              <text:p text:style-name="P89"><text:span text:style-name="Page_20_Reference_20_Font"><text:span text:style-name="T7"><text:bookmark-ref text:reference-format="page" text:ref-name="r141">61</text:bookmark-ref></text:span></text:span></text:p>
            </table:table-cell>
          </table:table-row>
          <table:table-row table:style-name="Table46.1">
            <table:table-cell table:style-name="Table46.A3" office:value-type="string">
              <text:p text:style-name="P83"><text:a xlink:type="simple" xlink:href="#r153"><text:span text:style-name="T43">ReferenceDTO</text:span></text:a></text:p>
            </table:table-cell>
            <table:table-cell table:style-name="Table46.A3" office:value-type="string">
              <text:p text:style-name="P88">A representation of a declared reference to a service.</text:p>
            </table:table-cell>
            <table:table-cell table:style-name="Table46.A3" office:value-type="string">
              <text:p text:style-name="P89"><text:span text:style-name="Page_20_Reference_20_Font"><text:span text:style-name="T7"><text:bookmark-ref text:reference-format="page" text:ref-name="r153">65</text:bookmark-ref></text:span></text:span></text:p>
            </table:table-cell>
          </table:table-row>
        </table:table>
        <text:p text:style-name="P108"><text:bookmark text:name="r108"/>Package org.osgi.service.component.runtime Description</text:p>
        <text:p text:style-name="P109">Service Component Runtime Package Version 1.3.</text:p>
        <text:p text:style-name="P109">Bundles wishing to use this package must list the package in the Import-Package header of the bundle's manifest. This package has two types of users: the consumers that use the API in this package and the providers that implement the API in this package.</text:p>
        <text:p text:style-name="P109">Example import for consumers using the API in this package:</text:p>
        <text:p text:style-name="P110"><text:span text:style-name="Code1">Import-Package: org.osgi.service.component.runtime; version="[1.3,2.0)"</text:span></text:p>
        <text:p text:style-name="P109">Example import for providers implementing the API in this package:</text:p>
        <text:p text:style-name="P71"><text:span text:style-name="Code1">Import-Package: org.osgi.service.component.runtime; version="[1.3,1.4)"</text:span></text:p>
        <text:p text:style-name="P60"><text:bookmark text:name="r114"/>Class BoundReferenceDTO</text:p>
        <text:p text:style-name="P111"><text:a xlink:type="simple" xlink:href="#r109"><text:span text:style-name="T46">org.osgi.service.component.runtime</text:span></text:a></text:p>
        <text:p text:style-name="P100"><text:span text:style-name="Code2">java.lang.Object</text:span></text:p>
        <text:p text:style-name="P113"><text:span text:style-name="Code2">  </text:span><text:span text:style-name="Code2"><draw:frame draw:style-name="fr3" draw:name="graphics18" text:anchor-type="as-char" svg:width="0.1563in" svg:height="0.1457in" draw:z-index="33"><draw:image xlink:href="Pictures/100002000000000F0000000E443DCD33.png" xlink:type="simple" xlink:show="embed" xlink:actuate="onLoad"/></draw:frame></text:span><text:span text:style-name="Code2">org.osgi.dto.DTO</text:span></text:p>
        <text:p text:style-name="P73"><text:span text:style-name="Code2">      </text:span><text:span text:style-name="Code2"><draw:frame draw:style-name="fr3" draw:name="graphics19" text:anchor-type="as-char" svg:width="0.1563in" svg:height="0.1457in" draw:z-index="34"><draw:image xlink:href="Pictures/100002000000000F0000000E443DCD33.png" xlink:type="simple" xlink:show="embed" xlink:actuate="onLoad"/></draw:frame></text:span><text:span text:style-name="Code2"><text:span text:style-name="T57">org.osgi.service.component.runtime.BoundReferenceDTO</text:span></text:span></text:p>
        <text:p text:style-name="P99"/>
        <text:p text:style-name="P131"><text:span text:style-name="Code2">public class </text:span><text:span text:style-name="Code2"><text:span text:style-name="T57">BoundReferenceDTO</text:span></text:span></text:p>
        <text:p text:style-name="P78"><text:span text:style-name="Code2">extends org.osgi.dto.DTO</text:span></text:p>
        <text:p text:style-name="P80">A representation of a bound reference to a service.</text:p>
        <text:p text:style-name="P112">Since:</text:p>
        <text:p text:style-name="P106">1.3</text:p>
        <text:p text:style-name="P112">NotThreadSafe</text:p>
        <text:p text:style-name="P115"/>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16"><text:span text:style-name="Summary_20_Heading_20_Font2"><text:span text:style-name="T7">Field Summary</text:span></text:span></text:p>
            </table:table-cell>
            <table:covered-table-cell/>
            <table:table-cell table:style-name="Table48.A1" office:value-type="string">
              <text:p text:style-name="P117"><text:span text:style-name="Page_20_Reference_20_Font"><text:span text:style-name="T21">Page</text:span></text:span></text:p>
            </table:table-cell>
          </table:table-row>
          <table:table-row table:style-name="Table48.1">
            <table:table-cell table:style-name="Table48.A2" office:value-type="string">
              <text:p text:style-name="P120"><text:a xlink:type="simple" xlink:href="#r153"><text:span text:style-name="Code_20_Small1"><text:span text:style-name="T47">ReferenceDTO</text:span></text:span></text:a></text:p>
            </table:table-cell>
            <table:table-cell table:style-name="Table48.A2" office:value-type="string">
              <text:p text:style-name="P123"><text:a xlink:type="simple" xlink:href="#r110"><text:span text:style-name="Code2"><text:span text:style-name="T48">reference</text:span></text:span></text:a></text:p>
              <text:p text:style-name="P125">The declared reference.</text:p>
            </table:table-cell>
            <table:table-cell table:style-name="Table48.C2" office:value-type="string">
              <text:p text:style-name="P119"><text:span text:style-name="Page_20_Reference_20_Font"><text:span text:style-name="T7"><text:bookmark-ref text:reference-format="page" text:ref-name="r110">56</text:bookmark-ref></text:span></text:span></text:p>
            </table:table-cell>
          </table:table-row>
          <table:table-row table:style-name="Table48.1">
            <table:table-cell table:style-name="Table48.A3" office:value-type="string">
              <text:p text:style-name="P118"><text:span text:style-name="Code_20_Small1"><text:span text:style-name="T7">org.osgi.dto.framework.ServiceReferenceDTO[]</text:span></text:span></text:p>
            </table:table-cell>
            <table:table-cell table:style-name="Table48.A3" office:value-type="string">
              <text:p text:style-name="P123"><text:a xlink:type="simple" xlink:href="#r112"><text:span text:style-name="Code2"><text:span text:style-name="T48">serviceReferences</text:span></text:span></text:a></text:p>
              <text:p text:style-name="P125">The bound services.</text:p>
            </table:table-cell>
            <table:table-cell table:style-name="Table48.C3" office:value-type="string">
              <text:p text:style-name="P119"><text:span text:style-name="Page_20_Reference_20_Font"><text:span text:style-name="T7"><text:bookmark-ref text:reference-format="page" text:ref-name="r112">57</text:bookmark-ref></text:span></text:span></text:p>
            </table:table-cell>
          </table:table-row>
          <table:table-row table:style-name="Table48.1">
            <table:table-cell table:style-name="Table48.A3" office:value-type="string">
              <text:p text:style-name="P118"><text:span text:style-name="Code_20_Small1"><text:span text:style-name="T7">String</text:span></text:span></text:p>
            </table:table-cell>
            <table:table-cell table:style-name="Table48.A3" office:value-type="string">
              <text:p text:style-name="P123"><text:a xlink:type="simple" xlink:href="#r111"><text:span text:style-name="Code2"><text:span text:style-name="T48">target</text:span></text:span></text:a></text:p>
              <text:p text:style-name="P125">The target property of the bound reference.</text:p>
            </table:table-cell>
            <table:table-cell table:style-name="Table48.C3" office:value-type="string">
              <text:p text:style-name="P119"><text:span text:style-name="Page_20_Reference_20_Font"><text:span text:style-name="T7"><text:bookmark-ref text:reference-format="page" text:ref-name="r111">56</text:bookmark-ref></text:span></text:span></text:p>
            </table:table-cell>
          </table:table-row>
        </table:table>
        <text:p text:style-name="P70"/>
        <table:table table:name="Table49" table:style-name="Table49">
          <table:table-column table:style-name="Table49.A"/>
          <table:table-column table:style-name="Table49.B"/>
          <table:table-row table:style-name="Table49.1">
            <table:table-cell table:style-name="Table49.A1" office:value-type="string">
              <text:p text:style-name="P116"><text:span text:style-name="Summary_20_Heading_20_Font2"><text:span text:style-name="T7">Constructor Summary</text:span></text:span></text:p>
            </table:table-cell>
            <table:table-cell table:style-name="Table49.A1" office:value-type="string">
              <text:p text:style-name="P117"><text:span text:style-name="Page_20_Reference_20_Font"><text:span text:style-name="T21">Page</text:span></text:span></text:p>
            </table:table-cell>
          </table:table-row>
          <table:table-row table:style-name="Table49.1">
            <table:table-cell table:style-name="Table49.A2" office:value-type="string">
              <text:p text:style-name="P122"><text:a xlink:type="simple" xlink:href="#r113"><text:span text:style-name="Code2"><text:span text:style-name="T48">BoundReferenceDTO</text:span></text:span></text:a><text:span text:style-name="Code2"><text:span text:style-name="T7">()</text:span></text:span></text:p>
            </table:table-cell>
            <table:table-cell table:style-name="Table49.B2" office:value-type="string">
              <text:p text:style-name="P119"><text:span text:style-name="Page_20_Reference_20_Font"><text:span text:style-name="T7"><text:bookmark-ref text:reference-format="page" text:ref-name="r113">57</text:bookmark-ref></text:span></text:span></text:p>
            </table:table-cell>
          </table:table-row>
        </table:table>
        <text:p text:style-name="P70"/>
        <table:table table:name="Table50" table:style-name="Table50">
          <table:table-column table:style-name="Table50.A"/>
          <table:table-row table:style-name="Table50.1">
            <table:table-cell table:style-name="Table50.A1" office:value-type="string">
              <text:p text:style-name="P95">Methods inherited from class org.osgi.dto.DTO</text:p>
            </table:table-cell>
          </table:table-row>
          <table:table-row table:style-name="Table50.2">
            <table:table-cell table:style-name="Table50.A2" office:value-type="string">
              <text:p text:style-name="P90"><text:span text:style-name="Code2"><text:span text:style-name="T7">toString</text:span></text:span></text:p>
            </table:table-cell>
          </table:table-row>
        </table:table>
        <text:p text:style-name="P39">Field Detail</text:p>
        <text:p text:style-name="P42"><text:bookmark text:name="r110"/>reference</text:p>
        <text:p text:style-name="P78"><text:span text:style-name="Code2">public </text:span><text:a xlink:type="simple" xlink:href="#r153"><text:span text:style-name="Code2"><text:span text:style-name="T47">ReferenceDTO</text:span></text:span></text:a><text:span text:style-name="Code2"> </text:span><text:span text:style-name="Code2"><text:span text:style-name="T57">reference</text:span></text:span></text:p>
        <text:p text:style-name="P103">The declared reference.</text:p>
        <text:p text:style-name="P101"><text:span text:style-name="T24">This is the representation of the declaration of the reference from the </text:span><text:span text:style-name="Code2">reference</text:span><text:span text:style-name="Default_20_Paragraph_20_Font"><text:span text:style-name="T24"> element of the component description.</text:span></text:span></text:p>
        <text:p text:style-name="P127"/>
        <text:p text:style-name="P41"><text:bookmark text:name="r111"/>target</text:p>
        <text:p text:style-name="P78"><text:span text:style-name="Code2">public String </text:span><text:span text:style-name="Code2"><text:span text:style-name="T57">target</text:span></text:span></text:p>
        <text:p text:style-name="P103">The target property of the bound reference.</text:p>
        <text:p text:style-name="P101"><text:span text:style-name="T24">This is the value of the </text:span><text:a xlink:type="simple" xlink:href="#r120"><text:span text:style-name="Code2"><text:span text:style-name="T47">component property</text:span></text:span></text:a><text:span text:style-name="Default_20_Paragraph_20_Font"><text:span text:style-name="T24"> whose name is the concatenation of the </text:span></text:span><text:a xlink:type="simple" xlink:href="#r142"><text:span text:style-name="Code2"><text:span text:style-name="T47">declared reference name</text:span></text:span></text:a><text:span text:style-name="Default_20_Paragraph_20_Font"><text:span text:style-name="T24"> and ".target". This will be </text:span></text:span><text:span text:style-name="Code2">null</text:span><text:span text:style-name="Default_20_Paragraph_20_Font"><text:span text:style-name="T24"> if no target property is set for the reference.</text:span></text:span></text:p>
        <text:p text:style-name="P127"/>
        <text:p text:style-name="P41"><text:bookmark text:name="r112"/><text:soft-page-break/>serviceReferences</text:p>
        <text:p text:style-name="P78"><text:span text:style-name="Code2">public org.osgi.dto.framework.ServiceReferenceDTO[] </text:span><text:span text:style-name="Code2"><text:span text:style-name="T57">serviceReferences</text:span></text:span></text:p>
        <text:p text:style-name="P103">The bound services.</text:p>
        <text:p text:style-name="P101"><text:span text:style-name="T24">Each </text:span><text:span text:style-name="Code2">org.osgi.dto.framework.ServiceReferenceDTO</text:span><text:span text:style-name="Default_20_Paragraph_20_Font"><text:span text:style-name="T24"> in the array represents a service bound to the component configuration.</text:span></text:span></text:p>
        <text:p text:style-name="P40">Constructor Detail</text:p>
        <text:p text:style-name="P42"><text:bookmark text:name="r113"/>BoundReferenceDTO</text:p>
        <text:p text:style-name="P78"><text:span text:style-name="Code2">public </text:span><text:span text:style-name="Code2"><text:span text:style-name="T57">BoundReferenceDTO</text:span></text:span><text:span text:style-name="Code2">()</text:span></text:p>
        <text:p text:style-name="P61"><text:bookmark text:name="r123"/>Class ComponentConfigurationDTO</text:p>
        <text:p text:style-name="P111"><text:a xlink:type="simple" xlink:href="#r109"><text:span text:style-name="T46">org.osgi.service.component.runtime</text:span></text:a></text:p>
        <text:p text:style-name="P100"><text:span text:style-name="Code2">java.lang.Object</text:span></text:p>
        <text:p text:style-name="P113"><text:span text:style-name="Code2">  </text:span><text:span text:style-name="Code2"><draw:frame draw:style-name="fr3" draw:name="graphics20" text:anchor-type="as-char" svg:width="0.1563in" svg:height="0.1457in" draw:z-index="35"><draw:image xlink:href="Pictures/100002000000000F0000000E443DCD33.png" xlink:type="simple" xlink:show="embed" xlink:actuate="onLoad"/></draw:frame></text:span><text:span text:style-name="Code2">org.osgi.dto.DTO</text:span></text:p>
        <text:p text:style-name="P73"><text:span text:style-name="Code2">      </text:span><text:span text:style-name="Code2"><draw:frame draw:style-name="fr3" draw:name="graphics21" text:anchor-type="as-char" svg:width="0.1563in" svg:height="0.1457in" draw:z-index="36"><draw:image xlink:href="Pictures/100002000000000F0000000E443DCD33.png" xlink:type="simple" xlink:show="embed" xlink:actuate="onLoad"/></draw:frame></text:span><text:span text:style-name="Code2"><text:span text:style-name="T57">org.osgi.service.component.runtime.ComponentConfigurationDTO</text:span></text:span></text:p>
        <text:p text:style-name="P99"/>
        <text:p text:style-name="P131"><text:span text:style-name="Code2">public class </text:span><text:span text:style-name="Code2"><text:span text:style-name="T57">ComponentConfigurationDTO</text:span></text:span></text:p>
        <text:p text:style-name="P78"><text:span text:style-name="Code2">extends org.osgi.dto.DTO</text:span></text:p>
        <text:p text:style-name="P80">A representation of an actual instance of a declared component description parameterized by component properties.</text:p>
        <text:p text:style-name="P112">Since:</text:p>
        <text:p text:style-name="P106">1.3</text:p>
        <text:p text:style-name="P112">NotThreadSafe</text:p>
        <text:p text:style-name="P115"/>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16"><text:span text:style-name="Summary_20_Heading_20_Font2"><text:span text:style-name="T7">Field Summary</text:span></text:span></text:p>
            </table:table-cell>
            <table:covered-table-cell/>
            <table:table-cell table:style-name="Table52.A1" office:value-type="string">
              <text:p text:style-name="P117"><text:span text:style-name="Page_20_Reference_20_Font"><text:span text:style-name="T21">Page</text:span></text:span></text:p>
            </table:table-cell>
          </table:table-row>
          <table:table-row table:style-name="Table52.1">
            <table:table-cell table:style-name="Table52.A2" office:value-type="string">
              <text:p text:style-name="P118"><text:span text:style-name="Code_20_Small1"><text:span text:style-name="T7">static int</text:span></text:span></text:p>
            </table:table-cell>
            <table:table-cell table:style-name="Table52.A2" office:value-type="string">
              <text:p text:style-name="P123"><text:a xlink:type="simple" xlink:href="#r117"><text:span text:style-name="Code2"><text:span text:style-name="T48">ACTIVE</text:span></text:span></text:a></text:p>
              <text:p text:style-name="P125">The component configuration is active.</text:p>
            </table:table-cell>
            <table:table-cell table:style-name="Table52.C2" office:value-type="string">
              <text:p text:style-name="P119"><text:span text:style-name="Page_20_Reference_20_Font"><text:span text:style-name="T7"><text:bookmark-ref text:reference-format="page" text:ref-name="r117">59</text:bookmark-ref></text:span></text:span></text:p>
            </table:table-cell>
          </table:table-row>
          <table:table-row table:style-name="Table52.1">
            <table:table-cell table:style-name="Table52.A3" office:value-type="string">
              <text:p text:style-name="P120"><text:a xlink:type="simple" xlink:href="#r114"><text:span text:style-name="Code_20_Small1"><text:span text:style-name="T47">BoundReferenceDTO</text:span></text:span></text:a><text:span text:style-name="Code_20_Small1"><text:span text:style-name="T7">[]</text:span></text:span></text:p>
            </table:table-cell>
            <table:table-cell table:style-name="Table52.A3" office:value-type="string">
              <text:p text:style-name="P123"><text:a xlink:type="simple" xlink:href="#r121"><text:span text:style-name="Code2"><text:span text:style-name="T48">boundReferences</text:span></text:span></text:a></text:p>
              <text:p text:style-name="P125">The currently bound references.</text:p>
            </table:table-cell>
            <table:table-cell table:style-name="Table52.C3" office:value-type="string">
              <text:p text:style-name="P119"><text:span text:style-name="Page_20_Reference_20_Font"><text:span text:style-name="T7"><text:bookmark-ref text:reference-format="page" text:ref-name="r121">59</text:bookmark-ref></text:span></text:span></text:p>
            </table:table-cell>
          </table:table-row>
          <table:table-row table:style-name="Table52.1">
            <table:table-cell table:style-name="Table52.A3" office:value-type="string">
              <text:p text:style-name="P120"><text:a xlink:type="simple" xlink:href="#r141"><text:span text:style-name="Code_20_Small1"><text:span text:style-name="T47">ComponentDescriptionDTO</text:span></text:span></text:a></text:p>
            </table:table-cell>
            <table:table-cell table:style-name="Table52.A3" office:value-type="string">
              <text:p text:style-name="P123"><text:a xlink:type="simple" xlink:href="#r118"><text:span text:style-name="Code2"><text:span text:style-name="T48">description</text:span></text:span></text:a></text:p>
              <text:p text:style-name="P125">The representation of the component configuration's component description.</text:p>
            </table:table-cell>
            <table:table-cell table:style-name="Table52.C3" office:value-type="string">
              <text:p text:style-name="P119"><text:span text:style-name="Page_20_Reference_20_Font"><text:span text:style-name="T7"><text:bookmark-ref text:reference-format="page" text:ref-name="r118">59</text:bookmark-ref></text:span></text:span></text:p>
            </table:table-cell>
          </table:table-row>
          <table:table-row table:style-name="Table52.1">
            <table:table-cell table:style-name="Table52.A3" office:value-type="string">
              <text:p text:style-name="P118"><text:span text:style-name="Code_20_Small1"><text:span text:style-name="T7">Map&lt;String,Object&gt;</text:span></text:span></text:p>
            </table:table-cell>
            <table:table-cell table:style-name="Table52.A3" office:value-type="string">
              <text:p text:style-name="P123"><text:a xlink:type="simple" xlink:href="#r120"><text:span text:style-name="Code2"><text:span text:style-name="T48">properties</text:span></text:span></text:a></text:p>
              <text:p text:style-name="P125">The component properties for the component configuration.</text:p>
            </table:table-cell>
            <table:table-cell table:style-name="Table52.C3" office:value-type="string">
              <text:p text:style-name="P119"><text:span text:style-name="Page_20_Reference_20_Font"><text:span text:style-name="T7"><text:bookmark-ref text:reference-format="page" text:ref-name="r120">59</text:bookmark-ref></text:span></text:span></text:p>
            </table:table-cell>
          </table:table-row>
          <table:table-row table:style-name="Table52.1">
            <table:table-cell table:style-name="Table52.A3" office:value-type="string">
              <text:p text:style-name="P118"><text:span text:style-name="Code_20_Small1"><text:span text:style-name="T7">static int</text:span></text:span></text:p>
            </table:table-cell>
            <table:table-cell table:style-name="Table52.A3" office:value-type="string">
              <text:p text:style-name="P123"><text:a xlink:type="simple" xlink:href="#r116"><text:span text:style-name="Code2"><text:span text:style-name="T48">SATISFIED</text:span></text:span></text:a></text:p>
              <text:p text:style-name="P125">The component configuration is satisfied.</text:p>
            </table:table-cell>
            <table:table-cell table:style-name="Table52.C3" office:value-type="string">
              <text:p text:style-name="P119"><text:span text:style-name="Page_20_Reference_20_Font"><text:span text:style-name="T7"><text:bookmark-ref text:reference-format="page" text:ref-name="r116">59</text:bookmark-ref></text:span></text:span></text:p>
            </table:table-cell>
          </table:table-row>
          <table:table-row table:style-name="Table52.1">
            <table:table-cell table:style-name="Table52.A3" office:value-type="string">
              <text:p text:style-name="P118"><text:span text:style-name="Code_20_Small1"><text:span text:style-name="T7">int</text:span></text:span></text:p>
            </table:table-cell>
            <table:table-cell table:style-name="Table52.A3" office:value-type="string">
              <text:p text:style-name="P123"><text:a xlink:type="simple" xlink:href="#r119"><text:span text:style-name="Code2"><text:span text:style-name="T48">state</text:span></text:span></text:a></text:p>
              <text:p text:style-name="P125">The current state of the component configuration.</text:p>
            </table:table-cell>
            <table:table-cell table:style-name="Table52.C3" office:value-type="string">
              <text:p text:style-name="P119"><text:span text:style-name="Page_20_Reference_20_Font"><text:span text:style-name="T7"><text:bookmark-ref text:reference-format="page" text:ref-name="r119">59</text:bookmark-ref></text:span></text:span></text:p>
            </table:table-cell>
          </table:table-row>
          <table:table-row table:style-name="Table52.1">
            <table:table-cell table:style-name="Table52.A3" office:value-type="string">
              <text:p text:style-name="P118"><text:span text:style-name="Code_20_Small1"><text:span text:style-name="T7">static int</text:span></text:span></text:p>
            </table:table-cell>
            <table:table-cell table:style-name="Table52.A3" office:value-type="string">
              <text:p text:style-name="P123"><text:a xlink:type="simple" xlink:href="#r115"><text:span text:style-name="Code2"><text:span text:style-name="T48">UNSATISFIED</text:span></text:span></text:a></text:p>
              <text:p text:style-name="P125">The component configuration is unsatisfied.</text:p>
            </table:table-cell>
            <table:table-cell table:style-name="Table52.C3" office:value-type="string">
              <text:p text:style-name="P119"><text:span text:style-name="Page_20_Reference_20_Font"><text:span text:style-name="T7"><text:bookmark-ref text:reference-format="page" text:ref-name="r115">58</text:bookmark-ref></text:span></text:span></text:p>
            </table:table-cell>
          </table:table-row>
        </table:table>
        <text:p text:style-name="P70"/>
        <table:table table:name="Table53" table:style-name="Table53">
          <table:table-column table:style-name="Table53.A"/>
          <table:table-column table:style-name="Table53.B"/>
          <table:table-row table:style-name="Table53.1">
            <table:table-cell table:style-name="Table53.A1" office:value-type="string">
              <text:p text:style-name="P116"><text:span text:style-name="Summary_20_Heading_20_Font2"><text:span text:style-name="T7">Constructor Summary</text:span></text:span></text:p>
            </table:table-cell>
            <table:table-cell table:style-name="Table53.A1" office:value-type="string">
              <text:p text:style-name="P117"><text:span text:style-name="Page_20_Reference_20_Font"><text:span text:style-name="T21">Page</text:span></text:span></text:p>
            </table:table-cell>
          </table:table-row>
          <table:table-row table:style-name="Table53.1">
            <table:table-cell table:style-name="Table53.A2" office:value-type="string">
              <text:p text:style-name="P122"><text:a xlink:type="simple" xlink:href="#r122"><text:span text:style-name="Code2"><text:span text:style-name="T48">ComponentConfigurationDTO</text:span></text:span></text:a><text:span text:style-name="Code2"><text:span text:style-name="T7">()</text:span></text:span></text:p>
            </table:table-cell>
            <table:table-cell table:style-name="Table53.B2" office:value-type="string">
              <text:p text:style-name="P119"><text:span text:style-name="Page_20_Reference_20_Font"><text:span text:style-name="T7"><text:bookmark-ref text:reference-format="page" text:ref-name="r122">60</text:bookmark-ref></text:span></text:span></text:p>
            </table:table-cell>
          </table:table-row>
        </table:table>
        <text:p text:style-name="P70"/>
        <table:table table:name="Table54" table:style-name="Table54">
          <table:table-column table:style-name="Table54.A"/>
          <table:table-row table:style-name="Table54.1">
            <table:table-cell table:style-name="Table54.A1" office:value-type="string">
              <text:p text:style-name="P95">Methods inherited from class org.osgi.dto.DTO</text:p>
            </table:table-cell>
          </table:table-row>
          <table:table-row table:style-name="Table54.2">
            <table:table-cell table:style-name="Table54.A2" office:value-type="string">
              <text:p text:style-name="P90"><text:span text:style-name="Code2"><text:span text:style-name="T7">toString</text:span></text:span></text:p>
            </table:table-cell>
          </table:table-row>
        </table:table>
        <text:p text:style-name="P39">Field Detail</text:p>
        <text:p text:style-name="P42"><text:bookmark text:name="r115"/>UNSATISFIED</text:p>
        <text:p text:style-name="P78"><text:span text:style-name="Code2">public static final int </text:span><text:span text:style-name="Code2"><text:span text:style-name="T57">UNSATISFIED</text:span></text:span><text:span text:style-name="Code2"> = 1</text:span></text:p>
        <text:p text:style-name="P103">The component configuration is unsatisfied.</text:p>
        <text:p text:style-name="P101"><text:span text:style-name="T24">This is the initial state of a component configuration. When the component configuration becomes satisfied it enters the </text:span><text:a xlink:type="simple" xlink:href="#r116"><text:span text:style-name="Code2"><text:span text:style-name="T47">SATISFIED</text:span></text:span></text:a><text:span text:style-name="Default_20_Paragraph_20_Font"><text:span text:style-name="T24"> state.</text:span></text:span></text:p>
        <text:p text:style-name="P127"/>
        <text:p text:style-name="P41"><text:bookmark text:name="r116"/><text:soft-page-break/>SATISFIED</text:p>
        <text:p text:style-name="P78"><text:span text:style-name="Code2">public static final int </text:span><text:span text:style-name="Code2"><text:span text:style-name="T57">SATISFIED</text:span></text:span><text:span text:style-name="Code2"> = 2</text:span></text:p>
        <text:p text:style-name="P103">The component configuration is satisfied.</text:p>
        <text:p text:style-name="P101"><text:span text:style-name="T24">Any </text:span><text:a xlink:type="simple" xlink:href="#r131"><text:span text:style-name="Code2"><text:span text:style-name="T47">services</text:span></text:span></text:a><text:span text:style-name="Default_20_Paragraph_20_Font"><text:span text:style-name="T24"> declared by the component description are registered. If the component configuration becomes unsatisfied for any reason, any declared services must be unregistered and the component configuration returns to the </text:span></text:span><text:a xlink:type="simple" xlink:href="#r115"><text:span text:style-name="Code2"><text:span text:style-name="T47">UNSATISFIED</text:span></text:span></text:a><text:span text:style-name="Default_20_Paragraph_20_Font"><text:span text:style-name="T24"> state.</text:span></text:span></text:p>
        <text:p text:style-name="P127"/>
        <text:p text:style-name="P41"><text:bookmark text:name="r117"/>ACTIVE</text:p>
        <text:p text:style-name="P78"><text:span text:style-name="Code2">public static final int </text:span><text:span text:style-name="Code2"><text:span text:style-name="T57">ACTIVE</text:span></text:span><text:span text:style-name="Code2"> = 4</text:span></text:p>
        <text:p text:style-name="P103">The component configuration is active.</text:p>
        <text:p text:style-name="P101"><text:span text:style-name="T24">This is the normal operational state of a component configuration. The component configuration will move to the </text:span><text:a xlink:type="simple" xlink:href="#r116"><text:span text:style-name="Code2"><text:span text:style-name="T47">SATISFIED</text:span></text:span></text:a><text:span text:style-name="Default_20_Paragraph_20_Font"><text:span text:style-name="T24"> state when it is deactivated.</text:span></text:span></text:p>
        <text:p text:style-name="P127"/>
        <text:p text:style-name="P41"><text:bookmark text:name="r118"/>description</text:p>
        <text:p text:style-name="P78"><text:span text:style-name="Code2">public </text:span><text:a xlink:type="simple" xlink:href="#r141"><text:span text:style-name="Code2"><text:span text:style-name="T47">ComponentDescriptionDTO</text:span></text:span></text:a><text:span text:style-name="Code2"> </text:span><text:span text:style-name="Code2"><text:span text:style-name="T57">description</text:span></text:span></text:p>
        <text:p text:style-name="P102">The representation of the component configuration's component description.</text:p>
        <text:p text:style-name="P127"/>
        <text:p text:style-name="P41"><text:bookmark text:name="r119"/>state</text:p>
        <text:p text:style-name="P78"><text:span text:style-name="Code2">public int </text:span><text:span text:style-name="Code2"><text:span text:style-name="T57">state</text:span></text:span></text:p>
        <text:p text:style-name="P103">The current state of the component configuration.</text:p>
        <text:p text:style-name="P101"><text:span text:style-name="T24">This is one of </text:span><text:a xlink:type="simple" xlink:href="#r115"><text:span text:style-name="Code2"><text:span text:style-name="T47">UNSATISFIED</text:span></text:span></text:a><text:span text:style-name="Default_20_Paragraph_20_Font"><text:span text:style-name="T24">, </text:span></text:span><text:a xlink:type="simple" xlink:href="#r116"><text:span text:style-name="Code2"><text:span text:style-name="T47">SATISFIED</text:span></text:span></text:a><text:span text:style-name="Default_20_Paragraph_20_Font"><text:span text:style-name="T24"> or </text:span></text:span><text:a xlink:type="simple" xlink:href="#r117"><text:span text:style-name="Code2"><text:span text:style-name="T47">ACTIVE</text:span></text:span></text:a><text:span text:style-name="Default_20_Paragraph_20_Font"><text:span text:style-name="T24">.</text:span></text:span></text:p>
        <text:p text:style-name="P127"/>
        <text:p text:style-name="P41"><text:bookmark text:name="r120"/>properties</text:p>
        <text:p text:style-name="P78"><text:span text:style-name="Code2">public Map&lt;String,Object&gt; </text:span><text:span text:style-name="Code2"><text:span text:style-name="T57">properties</text:span></text:span></text:p>
        <text:p text:style-name="P102">The component properties for the component configuration.</text:p>
        <text:p text:style-name="P105">See Also:</text:p>
        <text:p text:style-name="P129"><text:a xlink:type="simple" xlink:href="#r17"><text:span text:style-name="Code2"><text:span text:style-name="T47">ComponentContext.getProperties()</text:span></text:span></text:a></text:p>
        <text:p text:style-name="P130"/>
        <text:p text:style-name="P41"><text:bookmark text:name="r121"/>boundReferences</text:p>
        <text:p text:style-name="P78"><text:span text:style-name="Code2">public </text:span><text:a xlink:type="simple" xlink:href="#r114"><text:span text:style-name="Code2"><text:span text:style-name="T47">BoundReferenceDTO</text:span></text:span></text:a><text:span text:style-name="Code2">[] </text:span><text:span text:style-name="Code2"><text:span text:style-name="T57">boundReferences</text:span></text:span></text:p>
        <text:p text:style-name="P103">The currently bound references.</text:p>
        <text:p text:style-name="P101"><text:span text:style-name="T24">Each </text:span><text:a xlink:type="simple" xlink:href="#r114"><text:span text:style-name="Code2"><text:span text:style-name="T47">BoundReferenceDTO</text:span></text:span></text:a><text:span text:style-name="Default_20_Paragraph_20_Font"><text:span text:style-name="T24"> in the array represents a service bound to a reference of the component configuration. The array will be empty if the component configuration has no bound references.</text:span></text:span></text:p>
        <text:p text:style-name="P40"><text:soft-page-break/>Constructor Detail</text:p>
        <text:p text:style-name="P42"><text:bookmark text:name="r122"/>ComponentConfigurationDTO</text:p>
        <text:p text:style-name="P78"><text:span text:style-name="Code2">public </text:span><text:span text:style-name="Code2"><text:span text:style-name="T57">ComponentConfigurationDTO</text:span></text:span><text:span text:style-name="Code2">()</text:span></text:p>
        <text:p text:style-name="P62"><text:bookmark text:name="r141"/>Class ComponentDescriptionDTO</text:p>
        <text:p text:style-name="P111"><text:a xlink:type="simple" xlink:href="#r109"><text:span text:style-name="T46">org.osgi.service.component.runtime</text:span></text:a></text:p>
        <text:p text:style-name="P100"><text:span text:style-name="Code2">java.lang.Object</text:span></text:p>
        <text:p text:style-name="P113"><text:span text:style-name="Code2">  </text:span><text:span text:style-name="Code2"><draw:frame draw:style-name="fr3" draw:name="graphics22" text:anchor-type="as-char" svg:width="0.1563in" svg:height="0.1457in" draw:z-index="37"><draw:image xlink:href="Pictures/100002000000000F0000000E443DCD33.png" xlink:type="simple" xlink:show="embed" xlink:actuate="onLoad"/></draw:frame></text:span><text:span text:style-name="Code2">org.osgi.dto.DTO</text:span></text:p>
        <text:p text:style-name="P73"><text:span text:style-name="Code2">      </text:span><text:span text:style-name="Code2"><draw:frame draw:style-name="fr3" draw:name="graphics23" text:anchor-type="as-char" svg:width="0.1563in" svg:height="0.1457in" draw:z-index="38"><draw:image xlink:href="Pictures/100002000000000F0000000E443DCD33.png" xlink:type="simple" xlink:show="embed" xlink:actuate="onLoad"/></draw:frame></text:span><text:span text:style-name="Code2"><text:span text:style-name="T57">org.osgi.service.component.runtime.ComponentDescriptionDTO</text:span></text:span></text:p>
        <text:p text:style-name="P99"/>
        <text:p text:style-name="P131"><text:span text:style-name="Code2">public class </text:span><text:span text:style-name="Code2"><text:span text:style-name="T57">ComponentDescriptionDTO</text:span></text:span></text:p>
        <text:p text:style-name="P78"><text:span text:style-name="Code2">extends org.osgi.dto.DTO</text:span></text:p>
        <text:p text:style-name="P80">A representation of a declared component description.</text:p>
        <text:p text:style-name="P112">Since:</text:p>
        <text:p text:style-name="P106">1.3</text:p>
        <text:p text:style-name="P112">NotThreadSafe</text:p>
        <text:p text:style-name="P115"/>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16"><text:span text:style-name="Summary_20_Heading_20_Font2"><text:span text:style-name="T7">Field Summary</text:span></text:span></text:p>
            </table:table-cell>
            <table:covered-table-cell/>
            <table:table-cell table:style-name="Table56.A1" office:value-type="string">
              <text:p text:style-name="P117"><text:span text:style-name="Page_20_Reference_20_Font"><text:span text:style-name="T21">Page</text:span></text:span></text:p>
            </table:table-cell>
          </table:table-row>
          <table:table-row table:style-name="Table56.1">
            <table:table-cell table:style-name="Table56.A2" office:value-type="string">
              <text:p text:style-name="P118"><text:span text:style-name="Code_20_Small1"><text:span text:style-name="T7">String</text:span></text:span></text:p>
            </table:table-cell>
            <table:table-cell table:style-name="Table56.A2" office:value-type="string">
              <text:p text:style-name="P123"><text:a xlink:type="simple" xlink:href="#r134"><text:span text:style-name="Code2"><text:span text:style-name="T48">activate</text:span></text:span></text:a></text:p>
              <text:p text:style-name="P125">The name of the activate method.</text:p>
            </table:table-cell>
            <table:table-cell table:style-name="Table56.C2" office:value-type="string">
              <text:p text:style-name="P119"><text:span text:style-name="Page_20_Reference_20_Font"><text:span text:style-name="T7"><text:bookmark-ref text:reference-format="page" text:ref-name="r134">63</text:bookmark-ref></text:span></text:span></text:p>
            </table:table-cell>
          </table:table-row>
          <table:table-row table:style-name="Table56.1">
            <table:table-cell table:style-name="Table56.A3" office:value-type="string">
              <text:p text:style-name="P118"><text:span text:style-name="Code_20_Small1"><text:span text:style-name="T7">org.osgi.dto.framework.BundleDTO</text:span></text:span></text:p>
            </table:table-cell>
            <table:table-cell table:style-name="Table56.A3" office:value-type="string">
              <text:p text:style-name="P123"><text:a xlink:type="simple" xlink:href="#r125"><text:span text:style-name="Code2"><text:span text:style-name="T48">bundle</text:span></text:span></text:a></text:p>
              <text:p text:style-name="P125">The bundle declaring the component description.</text:p>
            </table:table-cell>
            <table:table-cell table:style-name="Table56.C3" office:value-type="string">
              <text:p text:style-name="P119"><text:span text:style-name="Page_20_Reference_20_Font"><text:span text:style-name="T7"><text:bookmark-ref text:reference-format="page" text:ref-name="r125">62</text:bookmark-ref></text:span></text:span></text:p>
            </table:table-cell>
          </table:table-row>
          <table:table-row table:style-name="Table56.1">
            <table:table-cell table:style-name="Table56.A3" office:value-type="string">
              <text:p text:style-name="P118"><text:span text:style-name="Code_20_Small1"><text:span text:style-name="T7">String</text:span></text:span></text:p>
            </table:table-cell>
            <table:table-cell table:style-name="Table56.A3" office:value-type="string">
              <text:p text:style-name="P123"><text:a xlink:type="simple" xlink:href="#r138"><text:span text:style-name="Code2"><text:span text:style-name="T48">configurationPid</text:span></text:span></text:a></text:p>
              <text:p text:style-name="P125">The configuration pid.</text:p>
            </table:table-cell>
            <table:table-cell table:style-name="Table56.C3" office:value-type="string">
              <text:p text:style-name="P119"><text:span text:style-name="Page_20_Reference_20_Font"><text:span text:style-name="T7"><text:bookmark-ref text:reference-format="page" text:ref-name="r138">64</text:bookmark-ref></text:span></text:span></text:p>
            </table:table-cell>
          </table:table-row>
          <table:table-row table:style-name="Table56.1">
            <table:table-cell table:style-name="Table56.A3" office:value-type="string">
              <text:p text:style-name="P118"><text:span text:style-name="Code_20_Small1"><text:span text:style-name="T7">String</text:span></text:span></text:p>
            </table:table-cell>
            <table:table-cell table:style-name="Table56.A3" office:value-type="string">
              <text:p text:style-name="P123"><text:a xlink:type="simple" xlink:href="#r137"><text:span text:style-name="Code2"><text:span text:style-name="T48">configurationPolicy</text:span></text:span></text:a></text:p>
              <text:p text:style-name="P125">The configuration policy.</text:p>
            </table:table-cell>
            <table:table-cell table:style-name="Table56.C3" office:value-type="string">
              <text:p text:style-name="P119"><text:span text:style-name="Page_20_Reference_20_Font"><text:span text:style-name="T7"><text:bookmark-ref text:reference-format="page" text:ref-name="r137">64</text:bookmark-ref></text:span></text:span></text:p>
            </table:table-cell>
          </table:table-row>
          <table:table-row table:style-name="Table56.1">
            <table:table-cell table:style-name="Table56.A3" office:value-type="string">
              <text:p text:style-name="P118"><text:span text:style-name="Code_20_Small1"><text:span text:style-name="T7">String</text:span></text:span></text:p>
            </table:table-cell>
            <table:table-cell table:style-name="Table56.A3" office:value-type="string">
              <text:p text:style-name="P123"><text:a xlink:type="simple" xlink:href="#r135"><text:span text:style-name="Code2"><text:span text:style-name="T48">deactivate</text:span></text:span></text:a></text:p>
              <text:p text:style-name="P125">The name of the deactivate method.</text:p>
            </table:table-cell>
            <table:table-cell table:style-name="Table56.C3" office:value-type="string">
              <text:p text:style-name="P119"><text:span text:style-name="Page_20_Reference_20_Font"><text:span text:style-name="T7"><text:bookmark-ref text:reference-format="page" text:ref-name="r135">64</text:bookmark-ref></text:span></text:span></text:p>
            </table:table-cell>
          </table:table-row>
          <table:table-row table:style-name="Table56.1">
            <table:table-cell table:style-name="Table56.A3" office:value-type="string">
              <text:p text:style-name="P118"><text:span text:style-name="Code_20_Small1"><text:span text:style-name="T7">boolean</text:span></text:span></text:p>
            </table:table-cell>
            <table:table-cell table:style-name="Table56.A3" office:value-type="string">
              <text:p text:style-name="P123"><text:a xlink:type="simple" xlink:href="#r129"><text:span text:style-name="Code2"><text:span text:style-name="T48">defaultEnabled</text:span></text:span></text:a></text:p>
              <text:p text:style-name="P125">The initial enabled state.</text:p>
            </table:table-cell>
            <table:table-cell table:style-name="Table56.C3" office:value-type="string">
              <text:p text:style-name="P119"><text:span text:style-name="Page_20_Reference_20_Font"><text:span text:style-name="T7"><text:bookmark-ref text:reference-format="page" text:ref-name="r129">63</text:bookmark-ref></text:span></text:span></text:p>
            </table:table-cell>
          </table:table-row>
          <table:table-row table:style-name="Table56.1">
            <table:table-cell table:style-name="Table56.A3" office:value-type="string">
              <text:p text:style-name="P118"><text:span text:style-name="Code_20_Small1"><text:span text:style-name="T7">String</text:span></text:span></text:p>
            </table:table-cell>
            <table:table-cell table:style-name="Table56.A3" office:value-type="string">
              <text:p text:style-name="P123"><text:a xlink:type="simple" xlink:href="#r126"><text:span text:style-name="Code2"><text:span text:style-name="T48">factory</text:span></text:span></text:a></text:p>
              <text:p text:style-name="P125">The component factory name.</text:p>
            </table:table-cell>
            <table:table-cell table:style-name="Table56.C3" office:value-type="string">
              <text:p text:style-name="P119"><text:span text:style-name="Page_20_Reference_20_Font"><text:span text:style-name="T7"><text:bookmark-ref text:reference-format="page" text:ref-name="r126">62</text:bookmark-ref></text:span></text:span></text:p>
            </table:table-cell>
          </table:table-row>
          <table:table-row table:style-name="Table56.1">
            <table:table-cell table:style-name="Table56.A3" office:value-type="string">
              <text:p text:style-name="P118"><text:span text:style-name="Code_20_Small1"><text:span text:style-name="T7">long</text:span></text:span></text:p>
            </table:table-cell>
            <table:table-cell table:style-name="Table56.A3" office:value-type="string">
              <text:p text:style-name="P123"><text:a xlink:type="simple" xlink:href="#r139"><text:span text:style-name="Code2"><text:span text:style-name="T48">id</text:span></text:span></text:a></text:p>
              <text:p text:style-name="P125">The id of the component description.</text:p>
            </table:table-cell>
            <table:table-cell table:style-name="Table56.C3" office:value-type="string">
              <text:p text:style-name="P119"><text:span text:style-name="Page_20_Reference_20_Font"><text:span text:style-name="T7"><text:bookmark-ref text:reference-format="page" text:ref-name="r139">64</text:bookmark-ref></text:span></text:span></text:p>
            </table:table-cell>
          </table:table-row>
          <table:table-row table:style-name="Table56.1">
            <table:table-cell table:style-name="Table56.A3" office:value-type="string">
              <text:p text:style-name="P118"><text:span text:style-name="Code_20_Small1"><text:span text:style-name="T7">boolean</text:span></text:span></text:p>
            </table:table-cell>
            <table:table-cell table:style-name="Table56.A3" office:value-type="string">
              <text:p text:style-name="P123"><text:a xlink:type="simple" xlink:href="#r130"><text:span text:style-name="Code2"><text:span text:style-name="T48">immediate</text:span></text:span></text:a></text:p>
              <text:p text:style-name="P125">The immediate state.</text:p>
            </table:table-cell>
            <table:table-cell table:style-name="Table56.C3" office:value-type="string">
              <text:p text:style-name="P119"><text:span text:style-name="Page_20_Reference_20_Font"><text:span text:style-name="T7"><text:bookmark-ref text:reference-format="page" text:ref-name="r130">63</text:bookmark-ref></text:span></text:span></text:p>
            </table:table-cell>
          </table:table-row>
          <table:table-row table:style-name="Table56.1">
            <table:table-cell table:style-name="Table56.A3" office:value-type="string">
              <text:p text:style-name="P118"><text:span text:style-name="Code_20_Small1"><text:span text:style-name="T7">String</text:span></text:span></text:p>
            </table:table-cell>
            <table:table-cell table:style-name="Table56.A3" office:value-type="string">
              <text:p text:style-name="P123"><text:a xlink:type="simple" xlink:href="#r128"><text:span text:style-name="Code2"><text:span text:style-name="T48">implementationClass</text:span></text:span></text:a></text:p>
              <text:p text:style-name="P125">The fully qualified name of the implementation class.</text:p>
            </table:table-cell>
            <table:table-cell table:style-name="Table56.C3" office:value-type="string">
              <text:p text:style-name="P119"><text:span text:style-name="Page_20_Reference_20_Font"><text:span text:style-name="T7"><text:bookmark-ref text:reference-format="page" text:ref-name="r128">62</text:bookmark-ref></text:span></text:span></text:p>
            </table:table-cell>
          </table:table-row>
          <table:table-row table:style-name="Table56.1">
            <table:table-cell table:style-name="Table56.A3" office:value-type="string">
              <text:p text:style-name="P118"><text:span text:style-name="Code_20_Small1"><text:span text:style-name="T7">String</text:span></text:span></text:p>
            </table:table-cell>
            <table:table-cell table:style-name="Table56.A3" office:value-type="string">
              <text:p text:style-name="P123"><text:a xlink:type="simple" xlink:href="#r136"><text:span text:style-name="Code2"><text:span text:style-name="T48">modified</text:span></text:span></text:a></text:p>
              <text:p text:style-name="P125">The name of the modified method.</text:p>
            </table:table-cell>
            <table:table-cell table:style-name="Table56.C3" office:value-type="string">
              <text:p text:style-name="P119"><text:span text:style-name="Page_20_Reference_20_Font"><text:span text:style-name="T7"><text:bookmark-ref text:reference-format="page" text:ref-name="r136">64</text:bookmark-ref></text:span></text:span></text:p>
            </table:table-cell>
          </table:table-row>
          <table:table-row table:style-name="Table56.1">
            <table:table-cell table:style-name="Table56.A3" office:value-type="string">
              <text:p text:style-name="P118"><text:span text:style-name="Code_20_Small1"><text:span text:style-name="T7">String</text:span></text:span></text:p>
            </table:table-cell>
            <table:table-cell table:style-name="Table56.A3" office:value-type="string">
              <text:p text:style-name="P123"><text:a xlink:type="simple" xlink:href="#r124"><text:span text:style-name="Code2"><text:span text:style-name="T48">name</text:span></text:span></text:a></text:p>
              <text:p text:style-name="P125">The name of the component.</text:p>
            </table:table-cell>
            <table:table-cell table:style-name="Table56.C3" office:value-type="string">
              <text:p text:style-name="P119"><text:span text:style-name="Page_20_Reference_20_Font"><text:span text:style-name="T7"><text:bookmark-ref text:reference-format="page" text:ref-name="r124">62</text:bookmark-ref></text:span></text:span></text:p>
            </table:table-cell>
          </table:table-row>
          <table:table-row table:style-name="Table56.1">
            <table:table-cell table:style-name="Table56.A3" office:value-type="string">
              <text:p text:style-name="P118"><text:span text:style-name="Code_20_Small1"><text:span text:style-name="T7">Map&lt;String,Object&gt;</text:span></text:span></text:p>
            </table:table-cell>
            <table:table-cell table:style-name="Table56.A3" office:value-type="string">
              <text:p text:style-name="P123"><text:a xlink:type="simple" xlink:href="#r132"><text:span text:style-name="Code2"><text:span text:style-name="T48">properties</text:span></text:span></text:a></text:p>
              <text:p text:style-name="P125">The declared component properties.</text:p>
            </table:table-cell>
            <table:table-cell table:style-name="Table56.C3" office:value-type="string">
              <text:p text:style-name="P119"><text:span text:style-name="Page_20_Reference_20_Font"><text:span text:style-name="T7"><text:bookmark-ref text:reference-format="page" text:ref-name="r132">63</text:bookmark-ref></text:span></text:span></text:p>
            </table:table-cell>
          </table:table-row>
          <table:table-row table:style-name="Table56.1">
            <table:table-cell table:style-name="Table56.A3" office:value-type="string">
              <text:p text:style-name="P120"><text:a xlink:type="simple" xlink:href="#r153"><text:span text:style-name="Code_20_Small1"><text:span text:style-name="T47">ReferenceDTO</text:span></text:span></text:a><text:span text:style-name="Code_20_Small1"><text:span text:style-name="T7">[]</text:span></text:span></text:p>
            </table:table-cell>
            <table:table-cell table:style-name="Table56.A3" office:value-type="string">
              <text:p text:style-name="P123"><text:a xlink:type="simple" xlink:href="#r133"><text:span text:style-name="Code2"><text:span text:style-name="T48">references</text:span></text:span></text:a></text:p>
              <text:p text:style-name="P125">The referenced services.</text:p>
            </table:table-cell>
            <table:table-cell table:style-name="Table56.C3" office:value-type="string">
              <text:p text:style-name="P119"><text:span text:style-name="Page_20_Reference_20_Font"><text:span text:style-name="T7"><text:bookmark-ref text:reference-format="page" text:ref-name="r133">63</text:bookmark-ref></text:span></text:span></text:p>
            </table:table-cell>
          </table:table-row>
          <table:table-row table:style-name="Table56.1">
            <table:table-cell table:style-name="Table56.A3" office:value-type="string">
              <text:p text:style-name="P118"><text:span text:style-name="Code_20_Small1"><text:span text:style-name="T7">String</text:span></text:span></text:p>
            </table:table-cell>
            <table:table-cell table:style-name="Table56.A3" office:value-type="string">
              <text:p text:style-name="P123"><text:a xlink:type="simple" xlink:href="#r127"><text:span text:style-name="Code2"><text:span text:style-name="T48">scope</text:span></text:span></text:a></text:p>
              <text:p text:style-name="P125">The service scope.</text:p>
            </table:table-cell>
            <table:table-cell table:style-name="Table56.C3" office:value-type="string">
              <text:p text:style-name="P119"><text:span text:style-name="Page_20_Reference_20_Font"><text:span text:style-name="T7"><text:bookmark-ref text:reference-format="page" text:ref-name="r127">62</text:bookmark-ref></text:span></text:span></text:p>
            </table:table-cell>
          </table:table-row>
          <table:table-row table:style-name="Table56.1">
            <table:table-cell table:style-name="Table56.A3" office:value-type="string">
              <text:p text:style-name="P118"><text:span text:style-name="Code_20_Small1"><text:span text:style-name="T7">String[]</text:span></text:span></text:p>
            </table:table-cell>
            <table:table-cell table:style-name="Table56.A3" office:value-type="string">
              <text:p text:style-name="P123"><text:a xlink:type="simple" xlink:href="#r131"><text:span text:style-name="Code2"><text:span text:style-name="T48">serviceInterfaces</text:span></text:span></text:a></text:p>
              <text:p text:style-name="P125">The fully qualified names of the service interfaces.</text:p>
            </table:table-cell>
            <table:table-cell table:style-name="Table56.C3" office:value-type="string">
              <text:p text:style-name="P119"><text:span text:style-name="Page_20_Reference_20_Font"><text:span text:style-name="T7"><text:bookmark-ref text:reference-format="page" text:ref-name="r131">63</text:bookmark-ref></text:span></text:span></text:p>
            </table:table-cell>
          </table:table-row>
        </table:table>
        <text:p text:style-name="P70"/>
        <table:table table:name="Table57" table:style-name="Table57">
          <table:table-column table:style-name="Table57.A"/>
          <table:table-column table:style-name="Table57.B"/>
          <text:soft-page-break/>
          <table:table-row table:style-name="Table57.1">
            <table:table-cell table:style-name="Table57.A1" office:value-type="string">
              <text:p text:style-name="P116"><text:span text:style-name="Summary_20_Heading_20_Font2"><text:span text:style-name="T7">Constructor Summary</text:span></text:span></text:p>
            </table:table-cell>
            <table:table-cell table:style-name="Table57.A1" office:value-type="string">
              <text:p text:style-name="P117"><text:span text:style-name="Page_20_Reference_20_Font"><text:span text:style-name="T21">Page</text:span></text:span></text:p>
            </table:table-cell>
          </table:table-row>
          <table:table-row table:style-name="Table57.1">
            <table:table-cell table:style-name="Table57.A2" office:value-type="string">
              <text:p text:style-name="P122"><text:a xlink:type="simple" xlink:href="#r140"><text:span text:style-name="Code2"><text:span text:style-name="T48">ComponentDescriptionDTO</text:span></text:span></text:a><text:span text:style-name="Code2"><text:span text:style-name="T7">()</text:span></text:span></text:p>
            </table:table-cell>
            <table:table-cell table:style-name="Table57.B2" office:value-type="string">
              <text:p text:style-name="P119"><text:span text:style-name="Page_20_Reference_20_Font"><text:span text:style-name="T7"><text:bookmark-ref text:reference-format="page" text:ref-name="r140">64</text:bookmark-ref></text:span></text:span></text:p>
            </table:table-cell>
          </table:table-row>
        </table:table>
        <text:p text:style-name="P70"/>
        <table:table table:name="Table58" table:style-name="Table58">
          <table:table-column table:style-name="Table58.A"/>
          <table:table-row table:style-name="Table58.1">
            <table:table-cell table:style-name="Table58.A1" office:value-type="string">
              <text:p text:style-name="P95">Methods inherited from class org.osgi.dto.DTO</text:p>
            </table:table-cell>
          </table:table-row>
          <table:table-row table:style-name="Table58.2">
            <table:table-cell table:style-name="Table58.A2" office:value-type="string">
              <text:p text:style-name="P90"><text:span text:style-name="Code2"><text:span text:style-name="T7">toString</text:span></text:span></text:p>
            </table:table-cell>
          </table:table-row>
        </table:table>
        <text:p text:style-name="P39">Field Detail</text:p>
        <text:p text:style-name="P42"><text:bookmark text:name="r124"/>name</text:p>
        <text:p text:style-name="P78"><text:span text:style-name="Code2">public String </text:span><text:span text:style-name="Code2"><text:span text:style-name="T57">name</text:span></text:span></text:p>
        <text:p text:style-name="P103">The name of the component.</text:p>
        <text:p text:style-name="P101"><text:span text:style-name="T24">This is declar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is will be the default name if the component description does not declare a name.</text:span></text:span></text:p>
        <text:p text:style-name="P127"/>
        <text:p text:style-name="P41"><text:bookmark text:name="r125"/>bundle</text:p>
        <text:p text:style-name="P78"><text:span text:style-name="Code2">public org.osgi.dto.framework.BundleDTO </text:span><text:span text:style-name="Code2"><text:span text:style-name="T57">bundle</text:span></text:span></text:p>
        <text:p text:style-name="P102">The bundle declaring the component description.</text:p>
        <text:p text:style-name="P127"/>
        <text:p text:style-name="P41"><text:bookmark text:name="r126"/>factory</text:p>
        <text:p text:style-name="P78"><text:span text:style-name="Code2">public String </text:span><text:span text:style-name="Code2"><text:span text:style-name="T57">factory</text:span></text:span></text:p>
        <text:p text:style-name="P103">The component factory name.</text:p>
        <text:p text:style-name="P101"><text:span text:style-name="T24">This is declared in the </text:span><text:span text:style-name="Code2">factory</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is not declared as a component factory.</text:span></text:span></text:p>
        <text:p text:style-name="P127"/>
        <text:p text:style-name="P41"><text:bookmark text:name="r127"/>scope</text:p>
        <text:p text:style-name="P78"><text:span text:style-name="Code2">public String </text:span><text:span text:style-name="Code2"><text:span text:style-name="T57">scope</text:span></text:span></text:p>
        <text:p text:style-name="P103">The service scope.</text:p>
        <text:p text:style-name="P101"><text:span text:style-name="T24">This is declared in the </text:span><text:span text:style-name="Code2">scope</text:span><text:span text:style-name="Default_20_Paragraph_20_Font"><text:span text:style-name="T24"> attribute of the </text:span></text:span><text:span text:style-name="Code2">service</text:span><text:span text:style-name="Default_20_Paragraph_20_Font"><text:span text:style-name="T24"> element.</text:span></text:span></text:p>
        <text:p text:style-name="P127"/>
        <text:p text:style-name="P41"><text:bookmark text:name="r128"/>implementationClass</text:p>
        <text:p text:style-name="P78"><text:span text:style-name="Code2">public String </text:span><text:span text:style-name="Code2"><text:span text:style-name="T57">implementationClass</text:span></text:span></text:p>
        <text:p text:style-name="P103">The fully qualified name of the implementation class.</text:p>
        <text:p text:style-name="P101"><text:span text:style-name="T24">This is declared in the </text:span><text:span text:style-name="Code2">class</text:span><text:span text:style-name="Default_20_Paragraph_20_Font"><text:span text:style-name="T24"> attribute of the </text:span></text:span><text:span text:style-name="Code2">implementation</text:span><text:span text:style-name="Default_20_Paragraph_20_Font"><text:span text:style-name="T24"> element.</text:span></text:span></text:p>
        <text:p text:style-name="P127"/>
        <text:p text:style-name="P41"><text:bookmark text:name="r129"/><text:soft-page-break/>defaultEnabled</text:p>
        <text:p text:style-name="P78"><text:span text:style-name="Code2">public boolean </text:span><text:span text:style-name="Code2"><text:span text:style-name="T57">defaultEnabled</text:span></text:span></text:p>
        <text:p text:style-name="P103">The initial enabled state.</text:p>
        <text:p text:style-name="P101"><text:span text:style-name="T24">This is declared in the </text:span><text:span text:style-name="Code2">enabled</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27"/>
        <text:p text:style-name="P41"><text:bookmark text:name="r130"/>immediate</text:p>
        <text:p text:style-name="P78"><text:span text:style-name="Code2">public boolean </text:span><text:span text:style-name="Code2"><text:span text:style-name="T57">immediate</text:span></text:span></text:p>
        <text:p text:style-name="P103">The immediate state.</text:p>
        <text:p text:style-name="P101"><text:span text:style-name="T24">This is declared in the </text:span><text:span text:style-name="Code2">immediate</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27"/>
        <text:p text:style-name="P41"><text:bookmark text:name="r131"/>serviceInterfaces</text:p>
        <text:p text:style-name="P78"><text:span text:style-name="Code2">public String[] </text:span><text:span text:style-name="Code2"><text:span text:style-name="T57">serviceInterfaces</text:span></text:span></text:p>
        <text:p text:style-name="P103">The fully qualified names of the service interfaces.</text:p>
        <text:p text:style-name="P101"><text:span text:style-name="T24">These are declared in the </text:span><text:span text:style-name="Code2">interface</text:span><text:span text:style-name="Default_20_Paragraph_20_Font"><text:span text:style-name="T24"> attribute of the </text:span></text:span><text:span text:style-name="Code2">provide</text:span><text:span text:style-name="Default_20_Paragraph_20_Font"><text:span text:style-name="T24"> elements. The array will be empty if the component description does not declare any service interfaces.</text:span></text:span></text:p>
        <text:p text:style-name="P127"/>
        <text:p text:style-name="P41"><text:bookmark text:name="r132"/>properties</text:p>
        <text:p text:style-name="P78"><text:span text:style-name="Code2">public Map&lt;String,Object&gt; </text:span><text:span text:style-name="Code2"><text:span text:style-name="T57">properties</text:span></text:span></text:p>
        <text:p text:style-name="P103">The declared component properties.</text:p>
        <text:p text:style-name="P101"><text:span text:style-name="T24">These are declared in the </text:span><text:span text:style-name="Code2">property</text:span><text:span text:style-name="Default_20_Paragraph_20_Font"><text:span text:style-name="T24"> and </text:span></text:span><text:span text:style-name="Code2">properties</text:span><text:span text:style-name="Default_20_Paragraph_20_Font"><text:span text:style-name="T24"> elements.</text:span></text:span></text:p>
        <text:p text:style-name="P127"/>
        <text:p text:style-name="P41"><text:bookmark text:name="r133"/>references</text:p>
        <text:p text:style-name="P78"><text:span text:style-name="Code2">public </text:span><text:a xlink:type="simple" xlink:href="#r153"><text:span text:style-name="Code2"><text:span text:style-name="T47">ReferenceDTO</text:span></text:span></text:a><text:span text:style-name="Code2">[] </text:span><text:span text:style-name="Code2"><text:span text:style-name="T57">references</text:span></text:span></text:p>
        <text:p text:style-name="P103">The referenced services.</text:p>
        <text:p text:style-name="P101"><text:span text:style-name="T24">These are declared in the </text:span><text:span text:style-name="Code2">reference</text:span><text:span text:style-name="Default_20_Paragraph_20_Font"><text:span text:style-name="T24"> elements. The array will be empty if the component description does not declare references to any services.</text:span></text:span></text:p>
        <text:p text:style-name="P127"/>
        <text:p text:style-name="P41"><text:bookmark text:name="r134"/>activate</text:p>
        <text:p text:style-name="P78"><text:span text:style-name="Code2">public String </text:span><text:span text:style-name="Code2"><text:span text:style-name="T57">activate</text:span></text:span></text:p>
        <text:p text:style-name="P103">The name of the activate method.</text:p>
        <text:p text:style-name="P101"><text:span text:style-name="T24">This is declared in the </text:span><text:span text:style-name="Code2">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activate method name.</text:span></text:span></text:p>
        <text:p text:style-name="P127"/>
        <text:p text:style-name="P41"><text:bookmark text:name="r135"/><text:soft-page-break/>deactivate</text:p>
        <text:p text:style-name="P78"><text:span text:style-name="Code2">public String </text:span><text:span text:style-name="Code2"><text:span text:style-name="T57">deactivate</text:span></text:span></text:p>
        <text:p text:style-name="P103">The name of the deactivate method.</text:p>
        <text:p text:style-name="P101"><text:span text:style-name="T24">This is declared in the </text:span><text:span text:style-name="Code2">de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deactivate method name.</text:span></text:span></text:p>
        <text:p text:style-name="P127"/>
        <text:p text:style-name="P41"><text:bookmark text:name="r136"/>modified</text:p>
        <text:p text:style-name="P78"><text:span text:style-name="Code2">public String </text:span><text:span text:style-name="Code2"><text:span text:style-name="T57">modified</text:span></text:span></text:p>
        <text:p text:style-name="P103">The name of the modified method.</text:p>
        <text:p text:style-name="P101"><text:span text:style-name="T24">This is declared in the </text:span><text:span text:style-name="Code2">modified</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modified method name.</text:span></text:span></text:p>
        <text:p text:style-name="P127"/>
        <text:p text:style-name="P41"><text:bookmark text:name="r137"/>configurationPolicy</text:p>
        <text:p text:style-name="P78"><text:span text:style-name="Code2">public String </text:span><text:span text:style-name="Code2"><text:span text:style-name="T57">configurationPolicy</text:span></text:span></text:p>
        <text:p text:style-name="P103">The configuration policy.</text:p>
        <text:p text:style-name="P101"><text:span text:style-name="T24">This is declared in the </text:span><text:span text:style-name="Code2">configuration-policy</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olicy if the component description does not declare a configuration policy.</text:span></text:span></text:p>
        <text:p text:style-name="P127"/>
        <text:p text:style-name="P41"><text:bookmark text:name="r138"/>configurationPid</text:p>
        <text:p text:style-name="P78"><text:span text:style-name="Code2">public String </text:span><text:span text:style-name="Code2"><text:span text:style-name="T57">configurationPid</text:span></text:span></text:p>
        <text:p text:style-name="P103">The configuration pid.</text:p>
        <text:p text:style-name="P101"><text:span text:style-name="T24">This is declared in the </text:span><text:span text:style-name="Code2">configuration-pid</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id if the component description does not declare a configuration pid.</text:span></text:span></text:p>
        <text:p text:style-name="P127"/>
        <text:p text:style-name="P41"><text:bookmark text:name="r139"/>id</text:p>
        <text:p text:style-name="P78"><text:span text:style-name="Code2">public long </text:span><text:span text:style-name="Code2"><text:span text:style-name="T57">id</text:span></text:span></text:p>
        <text:p text:style-name="P103">The id of the component description.</text:p>
        <text:p text:style-name="P101"><text:span text:style-name="T24">The id is a non-persistent, unique value assigned at runtime. The id is also available as the </text:span><text:span text:style-name="Code2">component.id</text:span><text:span text:style-name="Default_20_Paragraph_20_Font"><text:span text:style-name="T24"> component property.</text:span></text:span></text:p>
        <text:p text:style-name="P40">Constructor Detail</text:p>
        <text:p text:style-name="P42"><text:bookmark text:name="r140"/>ComponentDescriptionDTO</text:p>
        <text:p text:style-name="P78"><text:span text:style-name="Code2">public </text:span><text:span text:style-name="Code2"><text:span text:style-name="T57">ComponentDescriptionDTO</text:span></text:span><text:span text:style-name="Code2">()</text:span></text:p>
        <text:p text:style-name="P63"><text:bookmark text:name="r153"/>Class ReferenceDTO</text:p>
        <text:p text:style-name="P111"><text:a xlink:type="simple" xlink:href="#r109"><text:span text:style-name="T46">org.osgi.service.component.runtime</text:span></text:a></text:p>
        <text:p text:style-name="P100"><text:span text:style-name="Code2">java.lang.Object</text:span></text:p>
        <text:p text:style-name="P113"><text:span text:style-name="Code2">  </text:span><text:span text:style-name="Code2"><draw:frame draw:style-name="fr3" draw:name="graphics24" text:anchor-type="as-char" svg:width="0.1563in" svg:height="0.1457in" draw:z-index="39"><draw:image xlink:href="Pictures/100002000000000F0000000E443DCD33.png" xlink:type="simple" xlink:show="embed" xlink:actuate="onLoad"/></draw:frame></text:span><text:span text:style-name="Code2">org.osgi.dto.DTO</text:span></text:p>
        <text:p text:style-name="P73"><text:span text:style-name="Code2">      </text:span><text:span text:style-name="Code2"><draw:frame draw:style-name="fr3" draw:name="graphics25" text:anchor-type="as-char" svg:width="0.1563in" svg:height="0.1457in" draw:z-index="40"><draw:image xlink:href="Pictures/100002000000000F0000000E443DCD33.png" xlink:type="simple" xlink:show="embed" xlink:actuate="onLoad"/></draw:frame></text:span><text:span text:style-name="Code2"><text:span text:style-name="T57">org.osgi.service.component.runtime.ReferenceDTO</text:span></text:span></text:p>
        <text:p text:style-name="P99"/>
        <text:p text:style-name="P131"><text:span text:style-name="Code2">public class </text:span><text:span text:style-name="Code2"><text:span text:style-name="T57">ReferenceDTO</text:span></text:span></text:p>
        <text:p text:style-name="P78"><text:span text:style-name="Code2">extends org.osgi.dto.DTO</text:span></text:p>
        <text:p text:style-name="P80">A representation of a declared reference to a service.</text:p>
        <text:p text:style-name="P112">Since:</text:p>
        <text:p text:style-name="P106">1.3</text:p>
        <text:p text:style-name="P112">NotThreadSafe</text:p>
        <text:p text:style-name="P115"/>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16"><text:span text:style-name="Summary_20_Heading_20_Font2"><text:span text:style-name="T7">Field Summary</text:span></text:span></text:p>
            </table:table-cell>
            <table:covered-table-cell/>
            <table:table-cell table:style-name="Table60.A1" office:value-type="string">
              <text:p text:style-name="P117"><text:span text:style-name="Page_20_Reference_20_Font"><text:span text:style-name="T21">Page</text:span></text:span></text:p>
            </table:table-cell>
          </table:table-row>
          <table:table-row table:style-name="Table60.1">
            <table:table-cell table:style-name="Table60.A2" office:value-type="string">
              <text:p text:style-name="P118"><text:span text:style-name="Code_20_Small1"><text:span text:style-name="T7">String</text:span></text:span></text:p>
            </table:table-cell>
            <table:table-cell table:style-name="Table60.A2" office:value-type="string">
              <text:p text:style-name="P123"><text:a xlink:type="simple" xlink:href="#r148"><text:span text:style-name="Code2"><text:span text:style-name="T48">bind</text:span></text:span></text:a></text:p>
              <text:p text:style-name="P125">The name of the bind method of the reference.</text:p>
            </table:table-cell>
            <table:table-cell table:style-name="Table60.C2" office:value-type="string">
              <text:p text:style-name="P119"><text:span text:style-name="Page_20_Reference_20_Font"><text:span text:style-name="T7"><text:bookmark-ref text:reference-format="page" text:ref-name="r148">66</text:bookmark-ref></text:span></text:span></text:p>
            </table:table-cell>
          </table:table-row>
          <table:table-row table:style-name="Table60.1">
            <table:table-cell table:style-name="Table60.A3" office:value-type="string">
              <text:p text:style-name="P118"><text:span text:style-name="Code_20_Small1"><text:span text:style-name="T7">String</text:span></text:span></text:p>
            </table:table-cell>
            <table:table-cell table:style-name="Table60.A3" office:value-type="string">
              <text:p text:style-name="P123"><text:a xlink:type="simple" xlink:href="#r144"><text:span text:style-name="Code2"><text:span text:style-name="T48">cardinality</text:span></text:span></text:a></text:p>
              <text:p text:style-name="P125">The cardinality of the reference.</text:p>
            </table:table-cell>
            <table:table-cell table:style-name="Table60.C3" office:value-type="string">
              <text:p text:style-name="P119"><text:span text:style-name="Page_20_Reference_20_Font"><text:span text:style-name="T7"><text:bookmark-ref text:reference-format="page" text:ref-name="r144">66</text:bookmark-ref></text:span></text:span></text:p>
            </table:table-cell>
          </table:table-row>
          <table:table-row table:style-name="Table60.1">
            <table:table-cell table:style-name="Table60.A3" office:value-type="string">
              <text:p text:style-name="P118"><text:span text:style-name="Code_20_Small1"><text:span text:style-name="T7">String</text:span></text:span></text:p>
            </table:table-cell>
            <table:table-cell table:style-name="Table60.A3" office:value-type="string">
              <text:p text:style-name="P123"><text:a xlink:type="simple" xlink:href="#r143"><text:span text:style-name="Code2"><text:span text:style-name="T48">interfaceName</text:span></text:span></text:a></text:p>
              <text:p text:style-name="P125">The service interface of the reference.</text:p>
            </table:table-cell>
            <table:table-cell table:style-name="Table60.C3" office:value-type="string">
              <text:p text:style-name="P119"><text:span text:style-name="Page_20_Reference_20_Font"><text:span text:style-name="T7"><text:bookmark-ref text:reference-format="page" text:ref-name="r143">66</text:bookmark-ref></text:span></text:span></text:p>
            </table:table-cell>
          </table:table-row>
          <table:table-row table:style-name="Table60.1">
            <table:table-cell table:style-name="Table60.A3" office:value-type="string">
              <text:p text:style-name="P118"><text:span text:style-name="Code_20_Small1"><text:span text:style-name="T7">String</text:span></text:span></text:p>
            </table:table-cell>
            <table:table-cell table:style-name="Table60.A3" office:value-type="string">
              <text:p text:style-name="P123"><text:a xlink:type="simple" xlink:href="#r142"><text:span text:style-name="Code2"><text:span text:style-name="T48">name</text:span></text:span></text:a></text:p>
              <text:p text:style-name="P125">The name of the reference.</text:p>
            </table:table-cell>
            <table:table-cell table:style-name="Table60.C3" office:value-type="string">
              <text:p text:style-name="P119"><text:span text:style-name="Page_20_Reference_20_Font"><text:span text:style-name="T7"><text:bookmark-ref text:reference-format="page" text:ref-name="r142">65</text:bookmark-ref></text:span></text:span></text:p>
            </table:table-cell>
          </table:table-row>
          <table:table-row table:style-name="Table60.1">
            <table:table-cell table:style-name="Table60.A3" office:value-type="string">
              <text:p text:style-name="P118"><text:span text:style-name="Code_20_Small1"><text:span text:style-name="T7">String</text:span></text:span></text:p>
            </table:table-cell>
            <table:table-cell table:style-name="Table60.A3" office:value-type="string">
              <text:p text:style-name="P123"><text:a xlink:type="simple" xlink:href="#r145"><text:span text:style-name="Code2"><text:span text:style-name="T48">policy</text:span></text:span></text:a></text:p>
              <text:p text:style-name="P125">The policy of the reference.</text:p>
            </table:table-cell>
            <table:table-cell table:style-name="Table60.C3" office:value-type="string">
              <text:p text:style-name="P119"><text:span text:style-name="Page_20_Reference_20_Font"><text:span text:style-name="T7"><text:bookmark-ref text:reference-format="page" text:ref-name="r145">66</text:bookmark-ref></text:span></text:span></text:p>
            </table:table-cell>
          </table:table-row>
          <table:table-row table:style-name="Table60.1">
            <table:table-cell table:style-name="Table60.A3" office:value-type="string">
              <text:p text:style-name="P118"><text:span text:style-name="Code_20_Small1"><text:span text:style-name="T7">String</text:span></text:span></text:p>
            </table:table-cell>
            <table:table-cell table:style-name="Table60.A3" office:value-type="string">
              <text:p text:style-name="P123"><text:a xlink:type="simple" xlink:href="#r146"><text:span text:style-name="Code2"><text:span text:style-name="T48">policyOption</text:span></text:span></text:a></text:p>
              <text:p text:style-name="P125">The policy option of the reference.</text:p>
            </table:table-cell>
            <table:table-cell table:style-name="Table60.C3" office:value-type="string">
              <text:p text:style-name="P119"><text:span text:style-name="Page_20_Reference_20_Font"><text:span text:style-name="T7"><text:bookmark-ref text:reference-format="page" text:ref-name="r146">66</text:bookmark-ref></text:span></text:span></text:p>
            </table:table-cell>
          </table:table-row>
          <table:table-row table:style-name="Table60.1">
            <table:table-cell table:style-name="Table60.A3" office:value-type="string">
              <text:p text:style-name="P118"><text:span text:style-name="Code_20_Small1"><text:span text:style-name="T7">String</text:span></text:span></text:p>
            </table:table-cell>
            <table:table-cell table:style-name="Table60.A3" office:value-type="string">
              <text:p text:style-name="P123"><text:a xlink:type="simple" xlink:href="#r151"><text:span text:style-name="Code2"><text:span text:style-name="T48">scope</text:span></text:span></text:a></text:p>
              <text:p text:style-name="P125">The scope of the reference.</text:p>
            </table:table-cell>
            <table:table-cell table:style-name="Table60.C3" office:value-type="string">
              <text:p text:style-name="P119"><text:span text:style-name="Page_20_Reference_20_Font"><text:span text:style-name="T7"><text:bookmark-ref text:reference-format="page" text:ref-name="r151">67</text:bookmark-ref></text:span></text:span></text:p>
            </table:table-cell>
          </table:table-row>
          <table:table-row table:style-name="Table60.1">
            <table:table-cell table:style-name="Table60.A3" office:value-type="string">
              <text:p text:style-name="P118"><text:span text:style-name="Code_20_Small1"><text:span text:style-name="T7">String</text:span></text:span></text:p>
            </table:table-cell>
            <table:table-cell table:style-name="Table60.A3" office:value-type="string">
              <text:p text:style-name="P123"><text:a xlink:type="simple" xlink:href="#r147"><text:span text:style-name="Code2"><text:span text:style-name="T48">target</text:span></text:span></text:a></text:p>
              <text:p text:style-name="P125">The target of the reference.</text:p>
            </table:table-cell>
            <table:table-cell table:style-name="Table60.C3" office:value-type="string">
              <text:p text:style-name="P119"><text:span text:style-name="Page_20_Reference_20_Font"><text:span text:style-name="T7"><text:bookmark-ref text:reference-format="page" text:ref-name="r147">66</text:bookmark-ref></text:span></text:span></text:p>
            </table:table-cell>
          </table:table-row>
          <table:table-row table:style-name="Table60.1">
            <table:table-cell table:style-name="Table60.A3" office:value-type="string">
              <text:p text:style-name="P118"><text:span text:style-name="Code_20_Small1"><text:span text:style-name="T7">String</text:span></text:span></text:p>
            </table:table-cell>
            <table:table-cell table:style-name="Table60.A3" office:value-type="string">
              <text:p text:style-name="P123"><text:a xlink:type="simple" xlink:href="#r149"><text:span text:style-name="Code2"><text:span text:style-name="T48">unbind</text:span></text:span></text:a></text:p>
              <text:p text:style-name="P125">The name of the unbind method of the reference.</text:p>
            </table:table-cell>
            <table:table-cell table:style-name="Table60.C3" office:value-type="string">
              <text:p text:style-name="P119"><text:span text:style-name="Page_20_Reference_20_Font"><text:span text:style-name="T7"><text:bookmark-ref text:reference-format="page" text:ref-name="r149">67</text:bookmark-ref></text:span></text:span></text:p>
            </table:table-cell>
          </table:table-row>
          <table:table-row table:style-name="Table60.1">
            <table:table-cell table:style-name="Table60.A3" office:value-type="string">
              <text:p text:style-name="P118"><text:span text:style-name="Code_20_Small1"><text:span text:style-name="T7">String</text:span></text:span></text:p>
            </table:table-cell>
            <table:table-cell table:style-name="Table60.A3" office:value-type="string">
              <text:p text:style-name="P123"><text:a xlink:type="simple" xlink:href="#r150"><text:span text:style-name="Code2"><text:span text:style-name="T48">updated</text:span></text:span></text:a></text:p>
              <text:p text:style-name="P125">The name of the updated method of the reference.</text:p>
            </table:table-cell>
            <table:table-cell table:style-name="Table60.C3" office:value-type="string">
              <text:p text:style-name="P119"><text:span text:style-name="Page_20_Reference_20_Font"><text:span text:style-name="T7"><text:bookmark-ref text:reference-format="page" text:ref-name="r150">67</text:bookmark-ref></text:span></text:span></text:p>
            </table:table-cell>
          </table:table-row>
        </table:table>
        <text:p text:style-name="P70"/>
        <table:table table:name="Table61" table:style-name="Table61">
          <table:table-column table:style-name="Table61.A"/>
          <table:table-column table:style-name="Table61.B"/>
          <table:table-row table:style-name="Table61.1">
            <table:table-cell table:style-name="Table61.A1" office:value-type="string">
              <text:p text:style-name="P116"><text:span text:style-name="Summary_20_Heading_20_Font2"><text:span text:style-name="T7">Constructor Summary</text:span></text:span></text:p>
            </table:table-cell>
            <table:table-cell table:style-name="Table61.A1" office:value-type="string">
              <text:p text:style-name="P117"><text:span text:style-name="Page_20_Reference_20_Font"><text:span text:style-name="T21">Page</text:span></text:span></text:p>
            </table:table-cell>
          </table:table-row>
          <table:table-row table:style-name="Table61.1">
            <table:table-cell table:style-name="Table61.A2" office:value-type="string">
              <text:p text:style-name="P122"><text:a xlink:type="simple" xlink:href="#r152"><text:span text:style-name="Code2"><text:span text:style-name="T48">ReferenceDTO</text:span></text:span></text:a><text:span text:style-name="Code2"><text:span text:style-name="T7">()</text:span></text:span></text:p>
            </table:table-cell>
            <table:table-cell table:style-name="Table61.B2" office:value-type="string">
              <text:p text:style-name="P119"><text:span text:style-name="Page_20_Reference_20_Font"><text:span text:style-name="T7"><text:bookmark-ref text:reference-format="page" text:ref-name="r152">67</text:bookmark-ref></text:span></text:span></text:p>
            </table:table-cell>
          </table:table-row>
        </table:table>
        <text:p text:style-name="P70"/>
        <table:table table:name="Table62" table:style-name="Table62">
          <table:table-column table:style-name="Table62.A"/>
          <table:table-row table:style-name="Table62.1">
            <table:table-cell table:style-name="Table62.A1" office:value-type="string">
              <text:p text:style-name="P95">Methods inherited from class org.osgi.dto.DTO</text:p>
            </table:table-cell>
          </table:table-row>
          <table:table-row table:style-name="Table62.2">
            <table:table-cell table:style-name="Table62.A2" office:value-type="string">
              <text:p text:style-name="P90"><text:span text:style-name="Code2"><text:span text:style-name="T7">toString</text:span></text:span></text:p>
            </table:table-cell>
          </table:table-row>
        </table:table>
        <text:p text:style-name="P39">Field Detail</text:p>
        <text:p text:style-name="P42"><text:bookmark text:name="r142"/>name</text:p>
        <text:p text:style-name="P78"><text:span text:style-name="Code2">public String </text:span><text:span text:style-name="Code2"><text:span text:style-name="T57">name</text:span></text:span></text:p>
        <text:p text:style-name="P103">The name of the reference.</text:p>
        <text:p text:style-name="P101"><text:soft-page-break/><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This will be the default name if the component description does not declare a name for the reference.</text:span></text:span></text:p>
        <text:p text:style-name="P127"/>
        <text:p text:style-name="P41"><text:bookmark text:name="r143"/>interfaceName</text:p>
        <text:p text:style-name="P78"><text:span text:style-name="Code2">public String </text:span><text:span text:style-name="Code2"><text:span text:style-name="T57">interfaceName</text:span></text:span></text:p>
        <text:p text:style-name="P103">The service interface of the reference.</text:p>
        <text:p text:style-name="P101"><text:span text:style-name="T24">This is declared in the </text:span><text:span text:style-name="Code2">interface</text:span><text:span text:style-name="Default_20_Paragraph_20_Font"><text:span text:style-name="T24"> attribute of the </text:span></text:span><text:span text:style-name="Code2">reference</text:span><text:span text:style-name="Default_20_Paragraph_20_Font"><text:span text:style-name="T24"> element.</text:span></text:span></text:p>
        <text:p text:style-name="P127"/>
        <text:p text:style-name="P41"><text:bookmark text:name="r144"/>cardinality</text:p>
        <text:p text:style-name="P78"><text:span text:style-name="Code2">public String </text:span><text:span text:style-name="Code2"><text:span text:style-name="T57">cardinality</text:span></text:span></text:p>
        <text:p text:style-name="P103">The cardinality of the reference.</text:p>
        <text:p text:style-name="P101"><text:span text:style-name="T24">This is declared in the </text:span><text:span text:style-name="Code2">cardinality</text:span><text:span text:style-name="Default_20_Paragraph_20_Font"><text:span text:style-name="T24"> attribute of the </text:span></text:span><text:span text:style-name="Code2">reference</text:span><text:span text:style-name="Default_20_Paragraph_20_Font"><text:span text:style-name="T24"> element. This will be the default cardinality if the component description does not declare a cardinality for the reference.</text:span></text:span></text:p>
        <text:p text:style-name="P127"/>
        <text:p text:style-name="P41"><text:bookmark text:name="r145"/>policy</text:p>
        <text:p text:style-name="P78"><text:span text:style-name="Code2">public String </text:span><text:span text:style-name="Code2"><text:span text:style-name="T57">policy</text:span></text:span></text:p>
        <text:p text:style-name="P103">The policy of the reference.</text:p>
        <text:p text:style-name="P101"><text:span text:style-name="T24">This is declared in the </text:span><text:span text:style-name="Code2">policy</text:span><text:span text:style-name="Default_20_Paragraph_20_Font"><text:span text:style-name="T24"> attribute of the </text:span></text:span><text:span text:style-name="Code2">reference</text:span><text:span text:style-name="Default_20_Paragraph_20_Font"><text:span text:style-name="T24"> element. This will be the default policy if the component description does not declare a policy for the reference.</text:span></text:span></text:p>
        <text:p text:style-name="P127"/>
        <text:p text:style-name="P41"><text:bookmark text:name="r146"/>policyOption</text:p>
        <text:p text:style-name="P78"><text:span text:style-name="Code2">public String </text:span><text:span text:style-name="Code2"><text:span text:style-name="T57">policyOption</text:span></text:span></text:p>
        <text:p text:style-name="P103">The policy option of the reference.</text:p>
        <text:p text:style-name="P101"><text:span text:style-name="T24">This is declared in the </text:span><text:span text:style-name="Code2">policy-option</text:span><text:span text:style-name="Default_20_Paragraph_20_Font"><text:span text:style-name="T24"> attribute of the </text:span></text:span><text:span text:style-name="Code2">reference</text:span><text:span text:style-name="Default_20_Paragraph_20_Font"><text:span text:style-name="T24"> element. This will be the default policy option if the component description does not declare a policy option for the reference.</text:span></text:span></text:p>
        <text:p text:style-name="P127"/>
        <text:p text:style-name="P41"><text:bookmark text:name="r147"/>target</text:p>
        <text:p text:style-name="P78"><text:span text:style-name="Code2">public String </text:span><text:span text:style-name="Code2"><text:span text:style-name="T57">target</text:span></text:span></text:p>
        <text:p text:style-name="P103">The target of the reference.</text:p>
        <text:p text:style-name="P101"><text:span text:style-name="T24">This is declared in the </text:span><text:span text:style-name="Code2">target</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target for the reference.</text:span></text:span></text:p>
        <text:p text:style-name="P127"/>
        <text:p text:style-name="P41"><text:bookmark text:name="r148"/>bind</text:p>
        <text:p text:style-name="P78"><text:span text:style-name="Code2">public String </text:span><text:span text:style-name="Code2"><text:span text:style-name="T57">bind</text:span></text:span></text:p>
        <text:p text:style-name="P103">The name of the bind method of the reference.</text:p>
        <text:p text:style-name="P101"><text:soft-page-break/><text:span text:style-name="T24">This is declared in the </text:span><text:span text:style-name="Code2">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bind method for the reference.</text:span></text:span></text:p>
        <text:p text:style-name="P127"/>
        <text:p text:style-name="P41"><text:bookmark text:name="r149"/>unbind</text:p>
        <text:p text:style-name="P78"><text:span text:style-name="Code2">public String </text:span><text:span text:style-name="Code2"><text:span text:style-name="T57">unbind</text:span></text:span></text:p>
        <text:p text:style-name="P103">The name of the unbind method of the reference.</text:p>
        <text:p text:style-name="P101"><text:span text:style-name="T24">This is declared in the </text:span><text:span text:style-name="Code2">un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nbind method for the reference.</text:span></text:span></text:p>
        <text:p text:style-name="P127"/>
        <text:p text:style-name="P41"><text:bookmark text:name="r150"/>updated</text:p>
        <text:p text:style-name="P78"><text:span text:style-name="Code2">public String </text:span><text:span text:style-name="Code2"><text:span text:style-name="T57">updated</text:span></text:span></text:p>
        <text:p text:style-name="P103">The name of the updated method of the reference.</text:p>
        <text:p text:style-name="P101"><text:span text:style-name="T24">This is declared in the </text:span><text:span text:style-name="Code2">update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pdated method for the reference.</text:span></text:span></text:p>
        <text:p text:style-name="P127"/>
        <text:p text:style-name="P41"><text:bookmark text:name="r151"/>scope</text:p>
        <text:p text:style-name="P78"><text:span text:style-name="Code2">public String </text:span><text:span text:style-name="Code2"><text:span text:style-name="T57">scope</text:span></text:span></text:p>
        <text:p text:style-name="P103">The scope of the reference.</text:p>
        <text:p text:style-name="P101"><text:span text:style-name="T24">This is declared in the </text:span><text:span text:style-name="Code2">scope</text:span><text:span text:style-name="Default_20_Paragraph_20_Font"><text:span text:style-name="T24"> attribute of the </text:span></text:span><text:span text:style-name="Code2">reference</text:span><text:span text:style-name="Default_20_Paragraph_20_Font"><text:span text:style-name="T24"> element. This will be the default scope if the component description does not declare a scope for the reference.</text:span></text:span></text:p>
        <text:p text:style-name="P40">Constructor Detail</text:p>
        <text:p text:style-name="P42"><text:bookmark text:name="r152"/>ReferenceDTO</text:p>
        <text:p text:style-name="P78"><text:span text:style-name="Code2">public </text:span><text:span text:style-name="Code2"><text:span text:style-name="T57">ReferenceDTO</text:span></text:span><text:span text:style-name="Code2">()</text:span></text:p>
        <text:p text:style-name="P64"><text:bookmark text:name="r160"/>Interface ServiceComponentRuntime</text:p>
        <text:p text:style-name="P111"><text:a xlink:type="simple" xlink:href="#r109"><text:span text:style-name="T46">org.osgi.service.component.runtime</text:span></text:a></text:p>
        <text:p text:style-name="P99"/>
        <text:p text:style-name="P114"><text:span text:style-name="Code_20_Small1">@org.osgi.annotation.versioning.ProviderType<text:line-break/></text:span><text:span text:style-name="Code2">public interface </text:span><text:span text:style-name="Code2"><text:span text:style-name="T57">ServiceComponentRuntime</text:span></text:span></text:p>
        <text:p text:style-name="P110"><text:span text:style-name="T24">The </text:span><text:span text:style-name="Code2">ServiceComponentRuntime</text:span><text:span text:style-name="Default_20_Paragraph_20_Font"><text:span text:style-name="T24"> service represents the Declarative Services main controller also known as the Service Component Runtime or SCR for short. It provides access to the components managed by the Service Component Runtime.</text:span></text:span></text:p>
        <text:p text:style-name="P110"><text:span text:style-name="T24">This service differentiates between a </text:span><text:a xlink:type="simple" xlink:href="#r141"><text:span text:style-name="Code2"><text:span text:style-name="T47">ComponentDescriptionDTO</text:span></text:span></text:a><text:span text:style-name="Default_20_Paragraph_20_Font"><text:span text:style-name="T24"> and a </text:span></text:span><text:a xlink:type="simple" xlink:href="#r123"><text:span text:style-name="Code2"><text:span text:style-name="T47">ComponentConfigurationDTO</text:span></text:span></text:a><text:span text:style-name="Default_20_Paragraph_20_Font"><text:span text:style-name="T24">. A </text:span></text:span><text:a xlink:type="simple" xlink:href="#r141"><text:span text:style-name="Code2"><text:span text:style-name="T47">ComponentDescriptionDTO</text:span></text:span></text:a><text:span text:style-name="Default_20_Paragraph_20_Font"><text:span text:style-name="T24"> is a representation of a declared component description. A </text:span></text:span><text:a xlink:type="simple" xlink:href="#r123"><text:span text:style-name="Code2"><text:span text:style-name="T47">ComponentConfigurationDTO</text:span></text:span></text:a><text:span text:style-name="Default_20_Paragraph_20_Font"><text:span text:style-name="T24"> is a representation of an actual instance of a declared component description parameterized by component properties.</text:span></text:span></text:p>
        <text:p text:style-name="P79"><text:span text:style-name="T24">Access to this service requires the </text:span><text:span text:style-name="Code2">ServicePermission[ServiceComponentRuntime, GET]</text:span><text:span text:style-name="Default_20_Paragraph_20_Font"><text:span text:style-name="T24"> permission. It is intended that only administrative bundles should be granted this permission to limit access to the potentially intrusive methods provided by this service.</text:span></text:span></text:p>
        <text:p text:style-name="P112">Since:</text:p>
        <text:p text:style-name="P106">1.3</text:p>
        <text:p text:style-name="P112">ThreadSafe</text:p>
        <text:p text:style-name="P115"/>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116"><text:span text:style-name="Summary_20_Heading_20_Font2"><text:span text:style-name="T7">Method Summary</text:span></text:span></text:p>
            </table:table-cell>
            <table:covered-table-cell/>
            <table:table-cell table:style-name="Table64.A1" office:value-type="string">
              <text:p text:style-name="P117"><text:span text:style-name="Page_20_Reference_20_Font"><text:span text:style-name="T21">Page</text:span></text:span></text:p>
            </table:table-cell>
          </table:table-row>
          <table:table-row table:style-name="Table64.1">
            <table:table-cell table:style-name="Table64.A2" office:value-type="string">
              <text:p text:style-name="P118"><text:span text:style-name="Code_20_Small1"><text:span text:style-name="T7">void</text:span></text:span></text:p>
            </table:table-cell>
            <table:table-cell table:style-name="Table64.A2" office:value-type="string">
              <text:p text:style-name="P123"><text:a xlink:type="simple" xlink:href="#r159"><text:span text:style-name="Code2"><text:span text:style-name="T48">disableComponent</text:span></text:span></text:a><text:span text:style-name="Code2"><text:span text:style-name="T7">(</text:span></text:span><text:a xlink:type="simple" xlink:href="#r141"><text:span text:style-name="Code2"><text:span text:style-name="T47">ComponentDescriptionDTO</text:span></text:span></text:a><text:span text:style-name="Code2"><text:span text:style-name="T7"> description)</text:span></text:span></text:p>
              <text:p text:style-name="P125">Disables the specified component description.</text:p>
            </table:table-cell>
            <table:table-cell table:style-name="Table64.C2" office:value-type="string">
              <text:p text:style-name="P119"><text:span text:style-name="Page_20_Reference_20_Font"><text:span text:style-name="T7"><text:bookmark-ref text:reference-format="page" text:ref-name="r159">70</text:bookmark-ref></text:span></text:span></text:p>
            </table:table-cell>
          </table:table-row>
          <table:table-row table:style-name="Table64.1">
            <table:table-cell table:style-name="Table64.A3" office:value-type="string">
              <text:p text:style-name="P118"><text:span text:style-name="Code_20_Small1"><text:span text:style-name="T7">void</text:span></text:span></text:p>
            </table:table-cell>
            <table:table-cell table:style-name="Table64.A3" office:value-type="string">
              <text:p text:style-name="P123"><text:a xlink:type="simple" xlink:href="#r158"><text:span text:style-name="Code2"><text:span text:style-name="T48">enableComponent</text:span></text:span></text:a><text:span text:style-name="Code2"><text:span text:style-name="T7">(</text:span></text:span><text:a xlink:type="simple" xlink:href="#r141"><text:span text:style-name="Code2"><text:span text:style-name="T47">ComponentDescriptionDTO</text:span></text:span></text:a><text:span text:style-name="Code2"><text:span text:style-name="T7"> description)</text:span></text:span></text:p>
              <text:p text:style-name="P125">Enables the specified component description.</text:p>
            </table:table-cell>
            <table:table-cell table:style-name="Table64.C3" office:value-type="string">
              <text:p text:style-name="P119"><text:span text:style-name="Page_20_Reference_20_Font"><text:span text:style-name="T7"><text:bookmark-ref text:reference-format="page" text:ref-name="r158">69</text:bookmark-ref></text:span></text:span></text:p>
            </table:table-cell>
          </table:table-row>
          <table:table-row table:style-name="Table64.1">
            <table:table-cell table:style-name="Table64.A3" office:value-type="string">
              <text:p text:style-name="P120"><text:span text:style-name="Code_20_Small1"><text:span text:style-name="T7">Collection&lt;</text:span></text:span><text:a xlink:type="simple" xlink:href="#r123"><text:span text:style-name="Code_20_Small1"><text:span text:style-name="T47">ComponentConfigurationDTO</text:span></text:span></text:a><text:span text:style-name="Code_20_Small1"><text:span text:style-name="T7">&gt;</text:span></text:span></text:p>
            </table:table-cell>
            <table:table-cell table:style-name="Table64.A3" office:value-type="string">
              <text:p text:style-name="P123"><text:a xlink:type="simple" xlink:href="#r156"><text:span text:style-name="Code2"><text:span text:style-name="T48">getComponentConfigurationDTOs</text:span></text:span></text:a><text:span text:style-name="Code2"><text:span text:style-name="T7">(</text:span></text:span><text:a xlink:type="simple" xlink:href="#r141"><text:span text:style-name="Code2"><text:span text:style-name="T47">ComponentDescriptionDTO</text:span></text:span></text:a><text:span text:style-name="Code2"><text:span text:style-name="T7"> description)</text:span></text:span></text:p>
              <text:p text:style-name="P125">Returns the component configurations for the specified component description.</text:p>
            </table:table-cell>
            <table:table-cell table:style-name="Table64.C3" office:value-type="string">
              <text:p text:style-name="P119"><text:span text:style-name="Page_20_Reference_20_Font"><text:span text:style-name="T7"><text:bookmark-ref text:reference-format="page" text:ref-name="r156">69</text:bookmark-ref></text:span></text:span></text:p>
            </table:table-cell>
          </table:table-row>
          <table:table-row table:style-name="Table64.1">
            <table:table-cell table:style-name="Table64.A3" office:value-type="string">
              <text:p text:style-name="P120"><text:a xlink:type="simple" xlink:href="#r141"><text:span text:style-name="Code_20_Small1"><text:span text:style-name="T47">ComponentDescriptionDTO</text:span></text:span></text:a></text:p>
            </table:table-cell>
            <table:table-cell table:style-name="Table64.A3" office:value-type="string">
              <text:p text:style-name="P123"><text:a xlink:type="simple" xlink:href="#r155"><text:span text:style-name="Code2"><text:span text:style-name="T48">getComponentDescriptionDTO</text:span></text:span></text:a><text:span text:style-name="Code2"><text:span text:style-name="T7">(org.osgi.framework.Bundle bundle, String name)</text:span></text:span></text:p>
              <text:p text:style-name="P126"><text:span text:style-name="T17">Returns the </text:span><text:a xlink:type="simple" xlink:href="#r141"><text:span text:style-name="Code2"><text:span text:style-name="T47">ComponentDescriptionDTO</text:span></text:span></text:a><text:span text:style-name="Default_20_Paragraph_20_Font"><text:span text:style-name="T17"> declared with the specified name by the specified bundle.</text:span></text:span></text:p>
            </table:table-cell>
            <table:table-cell table:style-name="Table64.C3" office:value-type="string">
              <text:p text:style-name="P119"><text:span text:style-name="Page_20_Reference_20_Font"><text:span text:style-name="T7"><text:bookmark-ref text:reference-format="page" text:ref-name="r155">69</text:bookmark-ref></text:span></text:span></text:p>
            </table:table-cell>
          </table:table-row>
          <table:table-row table:style-name="Table64.1">
            <table:table-cell table:style-name="Table64.A3" office:value-type="string">
              <text:p text:style-name="P120"><text:span text:style-name="Code_20_Small1"><text:span text:style-name="T7">Collection&lt;</text:span></text:span><text:a xlink:type="simple" xlink:href="#r141"><text:span text:style-name="Code_20_Small1"><text:span text:style-name="T47">ComponentDescriptionDTO</text:span></text:span></text:a><text:span text:style-name="Code_20_Small1"><text:span text:style-name="T7">&gt;</text:span></text:span></text:p>
            </table:table-cell>
            <table:table-cell table:style-name="Table64.A3" office:value-type="string">
              <text:p text:style-name="P123"><text:a xlink:type="simple" xlink:href="#r154"><text:span text:style-name="Code2"><text:span text:style-name="T48">getComponentDescriptionDTOs</text:span></text:span></text:a><text:span text:style-name="Code2"><text:span text:style-name="T7">(org.osgi.framework.Bundle... bundles)</text:span></text:span></text:p>
              <text:p text:style-name="P125">Returns the component descriptions declared by the specified active bundles.</text:p>
            </table:table-cell>
            <table:table-cell table:style-name="Table64.C3" office:value-type="string">
              <text:p text:style-name="P119"><text:span text:style-name="Page_20_Reference_20_Font"><text:span text:style-name="T7"><text:bookmark-ref text:reference-format="page" text:ref-name="r154">68</text:bookmark-ref></text:span></text:span></text:p>
            </table:table-cell>
          </table:table-row>
          <table:table-row table:style-name="Table64.1">
            <table:table-cell table:style-name="Table64.A3" office:value-type="string">
              <text:p text:style-name="P118"><text:span text:style-name="Code_20_Small1"><text:span text:style-name="T7">boolean</text:span></text:span></text:p>
            </table:table-cell>
            <table:table-cell table:style-name="Table64.A3" office:value-type="string">
              <text:p text:style-name="P123"><text:a xlink:type="simple" xlink:href="#r157"><text:span text:style-name="Code2"><text:span text:style-name="T48">isComponentEnabled</text:span></text:span></text:a><text:span text:style-name="Code2"><text:span text:style-name="T7">(</text:span></text:span><text:a xlink:type="simple" xlink:href="#r141"><text:span text:style-name="Code2"><text:span text:style-name="T47">ComponentDescriptionDTO</text:span></text:span></text:a><text:span text:style-name="Code2"><text:span text:style-name="T7"> description)</text:span></text:span></text:p>
              <text:p text:style-name="P125">Returns whether the specified component description is currently enabled.</text:p>
            </table:table-cell>
            <table:table-cell table:style-name="Table64.C3" office:value-type="string">
              <text:p text:style-name="P119"><text:span text:style-name="Page_20_Reference_20_Font"><text:span text:style-name="T7"><text:bookmark-ref text:reference-format="page" text:ref-name="r157">69</text:bookmark-ref></text:span></text:span></text:p>
            </table:table-cell>
          </table:table-row>
        </table:table>
        <text:p text:style-name="P39">Method Detail</text:p>
        <text:p text:style-name="P42"><text:bookmark text:name="r154"/>getComponentDescriptionDTOs</text:p>
        <text:p text:style-name="P78"><text:span text:style-name="Code2">Collection&lt;</text:span><text:a xlink:type="simple" xlink:href="#r141"><text:span text:style-name="Code2"><text:span text:style-name="T47">ComponentDescriptionDTO</text:span></text:span></text:a><text:span text:style-name="Code2">&gt; </text:span><text:span text:style-name="Code2"><text:span text:style-name="T57">getComponentDescriptionDTOs</text:span></text:span><text:span text:style-name="Code2">(org.osgi.framework.Bundle... bundles)</text:span></text:p>
        <text:p text:style-name="P103">Returns the component descriptions declared by the specified active bundles.</text:p>
        <text:p text:style-name="P102">Only component descriptions from active bundles are returned. If the specified bundles have no declared components or are not active, an empty collection is returned.</text:p>
        <text:p text:style-name="P105">Parameters:</text:p>
        <text:p text:style-name="P129"><text:span text:style-name="Code2">bundles</text:span><text:span text:style-name="Default_20_Paragraph_20_Font"><text:span text:style-name="T24"> - The bundles whose declared component descriptions are to be returned. Specifying no bundles, or the equivalent of an empty </text:span></text:span><text:span text:style-name="Code2">Bundle</text:span><text:span text:style-name="Default_20_Paragraph_20_Font"><text:span text:style-name="T24"> array, will return the declared component descriptions from all active bundles.</text:span></text:span></text:p>
        <text:p text:style-name="P105"><text:soft-page-break/>Returns:</text:p>
        <text:p text:style-name="P129"><text:span text:style-name="T24">The declared component descriptions of the specified active </text:span><text:span text:style-name="Code2">bundles</text:span><text:span text:style-name="Default_20_Paragraph_20_Font"><text:span text:style-name="T24">. An empty collection is returned if there are no component descriptions for the specified active bundles.</text:span></text:span></text:p>
        <text:p text:style-name="P130"/>
        <text:p text:style-name="P41"><text:bookmark text:name="r155"/>getComponentDescriptionDTO</text:p>
        <text:p text:style-name="P78"><text:a xlink:type="simple" xlink:href="#r141"><text:span text:style-name="Code2"><text:span text:style-name="T47">ComponentDescriptionDTO</text:span></text:span></text:a><text:span text:style-name="Code2"> </text:span><text:span text:style-name="Code2"><text:span text:style-name="T57">getComponentDescriptionDTO</text:span></text:span><text:span text:style-name="Code2">(org.osgi.framework.Bundle bundle,<text:line-break/>                                                   String name)</text:span></text:p>
        <text:p text:style-name="P104"><text:span text:style-name="T24">Returns the </text:span><text:a xlink:type="simple" xlink:href="#r141"><text:span text:style-name="Code2"><text:span text:style-name="T47">ComponentDescriptionDTO</text:span></text:span></text:a><text:span text:style-name="Default_20_Paragraph_20_Font"><text:span text:style-name="T24"> declared with the specified name by the specified bundle.</text:span></text:span></text:p>
        <text:p text:style-name="P101"><text:span text:style-name="T24">Only component descriptions from active bundles are returned. </text:span><text:span text:style-name="Code2">null</text:span><text:span text:style-name="Default_20_Paragraph_20_Font"><text:span text:style-name="T24"> if no such component is declared by the given </text:span></text:span><text:span text:style-name="Code2">bundle</text:span><text:span text:style-name="Default_20_Paragraph_20_Font"><text:span text:style-name="T24"> or the bundle is not active.</text:span></text:span></text:p>
        <text:p text:style-name="P105">Parameters:</text:p>
        <text:p text:style-name="P129"><text:span text:style-name="Code2">bundle</text:span><text:span text:style-name="Default_20_Paragraph_20_Font"><text:span text:style-name="T24"> - The bundle declaring the component description. Must not be </text:span></text:span><text:span text:style-name="Code2">null</text:span><text:span text:style-name="Default_20_Paragraph_20_Font"><text:span text:style-name="T24">.</text:span></text:span></text:p>
        <text:p text:style-name="P129"><text:span text:style-name="Code2">name</text:span><text:span text:style-name="Default_20_Paragraph_20_Font"><text:span text:style-name="T24"> - The name of the component description. Must not be </text:span></text:span><text:span text:style-name="Code2">null</text:span><text:span text:style-name="Default_20_Paragraph_20_Font"><text:span text:style-name="T24">.</text:span></text:span></text:p>
        <text:p text:style-name="P105">Returns:</text:p>
        <text:p text:style-name="P129"><text:span text:style-name="T24">The declared component description or </text:span><text:span text:style-name="Code2">null</text:span><text:span text:style-name="Default_20_Paragraph_20_Font"><text:span text:style-name="T24"> if the specified bundle is not active or does not declare a component description with the specified name.</text:span></text:span></text:p>
        <text:p text:style-name="P130"/>
        <text:p text:style-name="P41"><text:bookmark text:name="r156"/>getComponentConfigurationDTOs</text:p>
        <text:p text:style-name="P78"><text:span text:style-name="Code2">Collection&lt;</text:span><text:a xlink:type="simple" xlink:href="#r123"><text:span text:style-name="Code2"><text:span text:style-name="T47">ComponentConfigurationDTO</text:span></text:span></text:a><text:span text:style-name="Code2">&gt; </text:span><text:span text:style-name="Code2"><text:span text:style-name="T57">getComponentConfigurationDTOs</text:span></text:span><text:span text:style-name="Code2">(</text:span><text:a xlink:type="simple" xlink:href="#r141"><text:span text:style-name="Code2"><text:span text:style-name="T47">ComponentDescriptionDTO</text:span></text:span></text:a><text:span text:style-name="Code2"> description)</text:span></text:p>
        <text:p text:style-name="P102">Returns the component configurations for the specified component description.</text:p>
        <text:p text:style-name="P105">Parameters:</text:p>
        <text:p text:style-name="P129"><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105">Returns:</text:p>
        <text:p text:style-name="P128">A collection containing a snapshot of the current component configurations for the specified component description. An empty collection is returned if there are none.</text:p>
        <text:p text:style-name="P130"/>
        <text:p text:style-name="P41"><text:bookmark text:name="r157"/>isComponentEnabled</text:p>
        <text:p text:style-name="P78"><text:span text:style-name="Code2">boolean </text:span><text:span text:style-name="Code2"><text:span text:style-name="T57">isComponentEnabled</text:span></text:span><text:span text:style-name="Code2">(</text:span><text:a xlink:type="simple" xlink:href="#r141"><text:span text:style-name="Code2"><text:span text:style-name="T47">ComponentDescriptionDTO</text:span></text:span></text:a><text:span text:style-name="Code2"> description)</text:span></text:p>
        <text:p text:style-name="P103">Returns whether the specified component description is currently enabled.</text:p>
        <text:p text:style-name="P101"><text:span text:style-name="T24">The enabled state of a component description is initially set by the </text:span><text:a xlink:type="simple" xlink:href="#r129"><text:span text:style-name="Code2"><text:span text:style-name="T47">enabled</text:span></text:span></text:a><text:span text:style-name="Default_20_Paragraph_20_Font"><text:span text:style-name="T24"> attribute of the component description.</text:span></text:span></text:p>
        <text:p text:style-name="P105">Parameters:</text:p>
        <text:p text:style-name="P129"><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105">Returns:</text:p>
        <text:p text:style-name="P129"><text:span text:style-name="Code2">true</text:span><text:span text:style-name="Default_20_Paragraph_20_Font"><text:span text:style-name="T24"> if the specified component description is currently enabled. Otherwise, </text:span></text:span><text:span text:style-name="Code2">false</text:span><text:span text:style-name="Default_20_Paragraph_20_Font"><text:span text:style-name="T24">.</text:span></text:span></text:p>
        <text:p text:style-name="P105">See Also:</text:p>
        <text:p text:style-name="P129"><text:a xlink:type="simple" xlink:href="#r158"><text:span text:style-name="Code2"><text:span text:style-name="T47">enableComponent(ComponentDescriptionDTO)</text:span></text:span></text:a><text:span text:style-name="Default_20_Paragraph_20_Font"><text:span text:style-name="T24">, </text:span></text:span><text:a xlink:type="simple" xlink:href="#r159"><text:span text:style-name="Code2"><text:span text:style-name="T47">disableComponent(ComponentDescriptionDTO)</text:span></text:span></text:a><text:span text:style-name="Default_20_Paragraph_20_Font"><text:span text:style-name="T24">, </text:span></text:span><text:a xlink:type="simple" xlink:href="#r25"><text:span text:style-name="Code2"><text:span text:style-name="T47">ComponentContext.disableComponent(String)</text:span></text:span></text:a><text:span text:style-name="Default_20_Paragraph_20_Font"><text:span text:style-name="T24">, </text:span></text:span><text:a xlink:type="simple" xlink:href="#r24"><text:span text:style-name="Code2"><text:span text:style-name="T47">ComponentContext.enableComponent(String)</text:span></text:span></text:a></text:p>
        <text:p text:style-name="P130"/>
        <text:p text:style-name="P41"><text:bookmark text:name="r158"/>enableComponent</text:p>
        <text:p text:style-name="P78"><text:span text:style-name="Code2">void </text:span><text:span text:style-name="Code2"><text:span text:style-name="T57">enableComponent</text:span></text:span><text:span text:style-name="Code2">(</text:span><text:a xlink:type="simple" xlink:href="#r141"><text:span text:style-name="Code2"><text:span text:style-name="T47">ComponentDescriptionDTO</text:span></text:span></text:a><text:span text:style-name="Code2"> description)</text:span></text:p>
        <text:p text:style-name="P103">Enables the specified component description.</text:p>
        <text:p text:style-name="P102"><text:soft-page-break/>If the specified component description is currently enabled, this method has no effect.</text:p>
        <text:p text:style-name="P105">Parameters:</text:p>
        <text:p text:style-name="P129"><text:span text:style-name="Code2">description</text:span><text:span text:style-name="Default_20_Paragraph_20_Font"><text:span text:style-name="T24"> - The component description to enable. Must not be </text:span></text:span><text:span text:style-name="Code2">null</text:span><text:span text:style-name="Default_20_Paragraph_20_Font"><text:span text:style-name="T24">.</text:span></text:span></text:p>
        <text:p text:style-name="P105">See Also:</text:p>
        <text:p text:style-name="P129"><text:a xlink:type="simple" xlink:href="#r157"><text:span text:style-name="Code2"><text:span text:style-name="T47">isComponentEnabled(ComponentDescriptionDTO)</text:span></text:span></text:a></text:p>
        <text:p text:style-name="P130"/>
        <text:p text:style-name="P41"><text:bookmark text:name="r159"/>disableComponent</text:p>
        <text:p text:style-name="P78"><text:span text:style-name="Code2">void </text:span><text:span text:style-name="Code2"><text:span text:style-name="T57">disableComponent</text:span></text:span><text:span text:style-name="Code2">(</text:span><text:a xlink:type="simple" xlink:href="#r141"><text:span text:style-name="Code2"><text:span text:style-name="T47">ComponentDescriptionDTO</text:span></text:span></text:a><text:span text:style-name="Code2"> description)</text:span></text:p>
        <text:p text:style-name="P103">Disables the specified component description.</text:p>
        <text:p text:style-name="P102">If the specified component description is currently disabled, this method has no effect.</text:p>
        <text:p text:style-name="P105">Parameters:</text:p>
        <text:p text:style-name="P129"><text:span text:style-name="Code2">description</text:span><text:span text:style-name="Default_20_Paragraph_20_Font"><text:span text:style-name="T24"> - The component description to disable. Must not be </text:span></text:span><text:span text:style-name="Code2">null</text:span><text:span text:style-name="Default_20_Paragraph_20_Font"><text:span text:style-name="T24">.</text:span></text:span></text:p>
        <text:p text:style-name="P105">See Also:</text:p>
        <text:p text:style-name="P129"><text:a xlink:type="simple" xlink:href="#r157"><text:span text:style-name="Code2"><text:span text:style-name="T47">isComponentEnabled(ComponentDescriptionDTO)</text:span></text:span></text:a></text:p>
        <text:section text:style-name="Sect2" text:name="Section1">
          <text:p text:style-name="P132"><text:span text:style-name="T52">Java API documentation generated with </text:span><text:a xlink:type="simple" xlink:href="http://www.filigris.com/products/docflex_javadoc/#docflex-doclet"><text:span text:style-name="T51">DocFlex/Doclet</text:span></text:a><text:span text:style-name="Default_20_Paragraph_20_Font"><text:span text:style-name="T52"> v1.5.6</text:span></text:span></text:p>
          <text:p text:style-name="P71"><text:span text:style-name="T52">DocFlex/Doclet is both a multi-format Javadoc doclet and a free edition of </text:span><text:a xlink:type="simple" xlink:href="http://www.filigris.com/products/docflex_javadoc/"><text:span text:style-name="T51">DocFlex/Javadoc</text:span></text:a><text:span text:style-name="Default_20_Paragraph_20_Font"><text:span text:style-name="T5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1">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59439113194473894" text:style-name="L16">
        <text:list-item>
          <text:p text:style-name="P152">Lack of a security model: Except for the ServicePermission[GET] to access the ScrService service no security is defined at all</text:p>
        </text:list-item>
        <text:list-item>
          <text:p text:style-name="P152">The service is badly named “ScrService”</text:p>
        </text:list-item>
        <text:list-item>
          <text:p text:style-name="P152">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36" text:outline-level="2">Create separate Service annotation (Bug 2140)</text:h>
      <text:p text:style-name="P19">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13">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3">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679795701005561551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8">Name</text:p>
          </table:table-cell>
          <table:table-cell table:style-name="Tabelle21.B1" office:value-type="string">
            <text:p text:style-name="P28">Felix Meschberger</text:p>
          </table:table-cell>
        </table:table-row>
        <table:table-row table:style-name="Tabelle21.1">
          <table:table-cell table:style-name="Tabelle21.A1" office:value-type="string">
            <text:p text:style-name="P28">Company</text:p>
          </table:table-cell>
          <table:table-cell table:style-name="Tabelle21.B1" office:value-type="string">
            <text:p text:style-name="P28">Adobe Systems Incorporated</text:p>
          </table:table-cell>
        </table:table-row>
        <table:table-row table:style-name="Tabelle21.1">
          <table:table-cell table:style-name="Tabelle21.A1" office:value-type="string">
            <text:p text:style-name="P28">Address</text:p>
          </table:table-cell>
          <table:table-cell table:style-name="Tabelle21.B1" office:value-type="string">
            <text:p text:style-name="P28">Barfüsserplatz 6, 4055 Basel, Switzerland</text:p>
          </table:table-cell>
        </table:table-row>
        <table:table-row table:style-name="Tabelle21.1">
          <table:table-cell table:style-name="Tabelle21.A1" office:value-type="string">
            <text:p text:style-name="P28">Voice</text:p>
          </table:table-cell>
          <table:table-cell table:style-name="Tabelle21.B1" office:value-type="string">
            <text:p text:style-name="P28">+41 61 226 55 49</text:p>
          </table:table-cell>
        </table:table-row>
        <table:table-row table:style-name="Tabelle21.1">
          <table:table-cell table:style-name="Tabelle21.A1" office:value-type="string">
            <text:p text:style-name="P33">e-mail</text:p>
          </table:table-cell>
          <table:table-cell table:style-name="Tabelle21.B1" office:value-type="string">
            <text:p text:style-name="P33">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8">Name</text:p>
          </table:table-cell>
          <table:table-cell table:style-name="Tabelle72.B1" office:value-type="string">
            <text:p text:style-name="P28">Carsten Ziegeler</text:p>
          </table:table-cell>
        </table:table-row>
        <table:table-row table:style-name="Tabelle72.1">
          <table:table-cell table:style-name="Tabelle72.A1" office:value-type="string">
            <text:p text:style-name="P28">Company</text:p>
          </table:table-cell>
          <table:table-cell table:style-name="Tabelle72.B1" office:value-type="string">
            <text:p text:style-name="P28">Adobe Systems Incorporated</text:p>
          </table:table-cell>
        </table:table-row>
        <table:table-row table:style-name="Tabelle72.1">
          <table:table-cell table:style-name="Tabelle72.A1" office:value-type="string">
            <text:p text:style-name="P28">Address</text:p>
          </table:table-cell>
          <table:table-cell table:style-name="Tabelle72.B1" office:value-type="string">
            <text:p text:style-name="P28">Barfüsserplatz 6, 4055 Basel, Switzerland</text:p>
          </table:table-cell>
        </table:table-row>
        <table:table-row table:style-name="Tabelle72.1">
          <table:table-cell table:style-name="Tabelle72.A1" office:value-type="string">
            <text:p text:style-name="P28">Voice</text:p>
          </table:table-cell>
          <table:table-cell table:style-name="Tabelle72.B1" office:value-type="string">
            <text:p text:style-name="P28">+41 61 226 55 0</text:p>
          </table:table-cell>
        </table:table-row>
        <table:table-row table:style-name="Tabelle72.1">
          <table:table-cell table:style-name="Tabelle72.A1" office:value-type="string">
            <text:p text:style-name="P33">e-mail</text:p>
          </table:table-cell>
          <table:table-cell table:style-name="Tabelle72.B1" office:value-type="string">
            <text:p text:style-name="P33">cziegele@adobe.com</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8"><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73</text:page-count></text:p>
        <text:p text:style-name="Header"/>
        <text:p text:style-name="Header"><text:tab/>Draft<text:tab/> <text:modification-date style:data-style-name="N76">November 19,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73</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73</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3</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3</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73</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3</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3</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73</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73</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73</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73</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73</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73</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73</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73</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73</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73</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73</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73</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73</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73</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73</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73</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73</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73</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3</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3</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18</text:page-number> of <text:page-count style:num-format="1">73</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1</text:page-number> of <text:page-count style:num-format="1">73</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5</text:page-number> of <text:page-count style:num-format="1">73</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27</text:page-number> of <text:page-count style:num-format="1">73</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28</text:page-number> of <text:page-count style:num-format="1">73</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29</text:page-number> of <text:page-count style:num-format="1">73</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0</text:page-number> of <text:page-count style:num-format="1">73</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1</text:page-number> of <text:page-count style:num-format="1">73</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36</text:page-number> of <text:page-count style:num-format="1">73</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38</text:page-number> of <text:page-count style:num-format="1">73</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39</text:page-number> of <text:page-count style:num-format="1">73</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0</text:page-number> of <text:page-count style:num-format="1">73</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4</text:page-number> of <text:page-count style:num-format="1">73</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46</text:page-number> of <text:page-count style:num-format="1">73</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48</text:page-number> of <text:page-count style:num-format="1">73</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0</text:page-number> of <text:page-count style:num-format="1">73</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2</text:page-number> of <text:page-count style:num-format="1">73</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54</text:page-number> of <text:page-count style:num-format="1">73</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55</text:page-number> of <text:page-count style:num-format="1">73</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57</text:page-number> of <text:page-count style:num-format="1">73</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0</text:page-number> of <text:page-count style:num-format="1">73</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4</text:page-number> of <text:page-count style:num-format="1">73</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7</text:page-number> of <text:page-count style:num-format="1">73</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3</text:page-number> of <text:page-count style:num-format="1">7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07</meta:editing-cycles>
    <meta:editing-duration>P9DT8H6M49S</meta:editing-duration>
    <meta:initial-creator>Felix Meschberger</meta:initial-creator>
    <dc:date>2013-11-19T15:30:17</dc:date>
    <dc:creator>BJ Hargrave</dc:creator>
    <meta:document-statistic meta:table-count="95" meta:image-count="26" meta:object-count="0" meta:page-count="73" meta:paragraph-count="2124" meta:word-count="14481" meta:character-count="104180"/>
    <meta:user-defined meta:name="Company">Adobe Systems Incorporated</meta:user-defined>
    <meta:user-defined meta:name="Info 3"/>
    <meta:user-defined meta:name="Info 4"/>
    <meta:user-defined meta:name="RFC Title">RFC 190 - Declarative Services Enhancements</meta:user-defined>
  </office:meta>
</office:document-meta>
</file>